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-color="#00cc00" draw:textarea-vertical-align="middle"/>
    </style:style>
    <style:style style:name="gr5" style:family="graphic" style:parent-style-name="standard">
      <style:graphic-properties svg:stroke-width="0.03cm" svg:stroke-color="#00cc00" draw:marker-start-width="0.295cm" draw:marker-end-width="0.295cm" draw:fill-color="#00cc00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cfe7f5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width="0.03cm" svg:stroke-color="#000000" draw:marker-start-width="0.315cm" draw:marker-end-width="0.31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color="#000000" draw:fill-color="#ff3333" draw:textarea-vertical-align="middle"/>
    </style:style>
    <style:style style:name="gr10" style:family="graphic" style:parent-style-name="standard">
      <style:graphic-properties svg:stroke-width="0.03cm" svg:stroke-color="#ff3333" draw:marker-start-width="0.295cm" draw:marker-end-width="0.29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cm" svg:stroke-color="#808080" draw:marker-start-width="0.215cm" draw:marker-end-width="0.215cm" draw:fill-color="#00cc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width="0.03cm" svg:stroke-color="#00cc00" draw:marker-start-width="0.295cm" draw:marker-end-width="0.295cm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cm" svg:stroke-color="#808080" draw:marker-start-width="0.215cm" draw:marker-end-width="0.215cm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fill-color="#ff99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3cm" fo:min-width="0.121cm"/>
    </style:style>
    <style:style style:name="gr18" style:family="graphic" style:parent-style-name="standard">
      <style:graphic-properties draw:stroke="none" svg:stroke-color="#000000" draw:fill="solid" draw:fill-color="#66ff66" draw:textarea-horizontal-align="left" draw:auto-grow-height="true" draw:auto-grow-width="true" fo:min-height="0.713cm" fo:min-width="4.798cm"/>
    </style:style>
    <style:style style:name="gr19" style:family="graphic" style:parent-style-name="standard">
      <style:graphic-properties svg:stroke-width="0.05cm" svg:stroke-color="#ff3333" draw:marker-start-width="0.355cm" draw:marker-end-width="0.355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-color="#3333ff" draw:textarea-vertical-align="middle"/>
    </style:style>
    <style:style style:name="gr21" style:family="graphic" style:parent-style-name="standard">
      <style:graphic-properties svg:stroke-width="0.03cm" svg:stroke-color="#3333ff" draw:marker-start-width="0.295cm" draw:marker-end-width="0.295cm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stroke="solid" svg:stroke-width="0cm" svg:stroke-color="#808080" draw:marker-start-width="0cm" draw:marker-end-width="0cm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svg:stroke-color="#808080" draw:marker-start-width="0cm" draw:marker-end-width="0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="solid" draw:fill-color="#ff9900" draw:textarea-vertical-align="middle"/>
    </style:style>
    <style:style style:name="gr25" style:family="graphic" style:parent-style-name="standard">
      <style:graphic-properties draw:fill-color="#00ccff" draw:textarea-vertical-align="middle"/>
    </style:style>
    <style:style style:name="gr26" style:family="graphic" style:parent-style-name="standard">
      <style:graphic-properties draw:stroke="dash" draw:stroke-dash="Ultrafine_20_Dashed" svg:stroke-width="0.03cm" svg:stroke-color="#ff9900" draw:marker-start-width="0.295cm" draw:marker-end-width="0.295cm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solid" svg:stroke-width="0cm" svg:stroke-color="#808080" draw:marker-start-width="0cm" draw:marker-end-width="0cm" draw:fill-color="#3333ff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solid" draw:stroke-dash="Ultrafine_20_Dashed" svg:stroke-width="0cm" svg:stroke-color="#808080" draw:marker-start-width="0.015cm" draw:marker-end-width="0.015cm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none" draw:fill="none" fo:min-height="0.476cm"/>
    </style:style>
    <style:style style:name="gr30" style:family="graphic" style:parent-style-name="standard">
      <style:graphic-properties svg:stroke-width="0.05cm" svg:stroke-color="#ff3333" draw:marker-start-width="0.28cm" draw:marker-end-width="0.28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cm" svg:stroke-color="#808080" draw:textarea-vertical-align="middle"/>
    </style:style>
    <style:style style:name="gr32" style:family="graphic" style:parent-style-name="standard">
      <style:graphic-properties svg:stroke-width="0cm" svg:stroke-color="#808080" draw:marker-start-width="0.215cm" draw:marker-end-width="0.215cm" draw:fill-color="#cfe7f5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svg:stroke-width="0cm" svg:stroke-color="#808080" draw:marker-start-width="0.25cm" draw:marker-end-width="0.25cm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fill-color="#cfe7f5" draw:textarea-vertical-align="middle"/>
    </style:style>
    <style:style style:name="gr35" style:family="graphic" style:parent-style-name="standard">
      <style:graphic-properties draw:stroke="dash" draw:stroke-dash="Ultrafine_20_Dashed" svg:stroke-width="0.03cm" svg:stroke-color="#999999" draw:marker-start-width="0.295cm" draw:marker-end-width="0.295cm" draw:textarea-vertical-align="middle" fo:padding-top="0.14cm" fo:padding-bottom="0.14cm" fo:padding-left="0.265cm" fo:padding-right="0.265cm"/>
    </style:style>
    <style:style style:name="gr36" style:family="graphic" style:parent-style-name="standard">
      <style:graphic-properties svg:stroke-color="#000000" draw:fill-color="#ff9900" draw:textarea-vertical-align="middle"/>
    </style:style>
    <style:style style:name="gr37" style:family="graphic" style:parent-style-name="standard">
      <style:graphic-properties svg:stroke-width="0.03cm" svg:stroke-color="#ff9900" draw:marker-start-width="0.295cm" draw:marker-end-width="0.295cm" draw:fill-color="#ff9900" draw:textarea-vertical-align="middle" fo:padding-top="0.14cm" fo:padding-bottom="0.14cm" fo:padding-left="0.265cm" fo:padding-right="0.26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63cm"/>
    </style:style>
    <style:style style:name="gr39" style:family="graphic" style:parent-style-name="standard">
      <style:graphic-properties draw:fill-color="#660066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41" style:family="graphic" style:parent-style-name="standard">
      <style:graphic-properties draw:stroke="dash" draw:stroke-dash="Ultrafine_20_Dashed" svg:stroke-width="0.03cm" svg:stroke-color="#ff9900" draw:marker-start-width="0.095cm" draw:marker-end-width="0.095cm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dash" draw:stroke-dash="Ultrafine_20_Dashed" svg:stroke-width="0.03cm" svg:stroke-color="#ff9900" draw:marker-start-width="0.05cm" draw:marker-end-width="0.05cm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svg:stroke-width="0.03cm" svg:stroke-color="#3333ff" draw:marker-start-width="0.295cm" draw:marker-end-width="0.295cm" draw:fill-color="#3333ff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svg:stroke-width="0.03cm" svg:stroke-color="#ff9900" draw:marker-start-width="0.295cm" draw:marker-end-width="0.295cm" draw:textarea-vertical-align="middle" fo:padding-top="0.14cm" fo:padding-bottom="0.14cm" fo:padding-left="0.265cm" fo:padding-right="0.265cm"/>
    </style:style>
    <style:style style:name="gr45" style:family="graphic" style:parent-style-name="standard">
      <style:graphic-properties svg:stroke-width="0.03cm" svg:stroke-color="#000000" draw:marker-start-width="0.295cm" draw:marker-end-width="0.295cm" draw:textarea-vertical-align="middle" fo:padding-top="0.14cm" fo:padding-bottom="0.14cm" fo:padding-left="0.265cm" fo:padding-right="0.265cm"/>
    </style:style>
    <style:style style:name="gr46" style:family="graphic" style:parent-style-name="standard">
      <style:graphic-properties svg:stroke-width="0cm" svg:stroke-color="#808080" draw:marker-start-width="0.235cm" draw:marker-end-width="0.235cm" draw:textarea-vertical-align="middle" fo:padding-top="0.125cm" fo:padding-bottom="0.125cm" fo:padding-left="0.25cm" fo:padding-right="0.25cm"/>
    </style:style>
    <style:style style:name="gr47" style:family="graphic" style:parent-style-name="standard">
      <style:graphic-properties svg:stroke-width="0.03cm" svg:stroke-color="#999999" draw:marker-start-width="0.295cm" draw:marker-end-width="0.295cm" draw:textarea-vertical-align="middle" fo:padding-top="0.14cm" fo:padding-bottom="0.14cm" fo:padding-left="0.265cm" fo:padding-right="0.2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7cm" fo:min-width="0.1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24cm"/>
    </style:style>
    <style:style style:name="gr50" style:family="graphic" style:parent-style-name="standard">
      <style:graphic-properties draw:stroke="none" svg:stroke-color="#000000" draw:fill="solid" draw:fill-color="#ffff00" draw:textarea-horizontal-align="center" draw:textarea-vertical-align="middle" draw:auto-grow-height="true" draw:auto-grow-width="true" fo:min-height="0.713cm" fo:min-width="4.79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cc00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ff9900"/>
      <style:paragraph-properties fo:text-align="center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style:paragraph-properties fo:margin-top="0cm" fo:margin-bottom="0.1cm" fo:text-align="center"/>
    </style:style>
    <style:style style:name="P12" style:family="paragraph">
      <loext:graphic-properties draw:fill="none" draw:fill-color="#ffffff"/>
      <style:paragraph-properties fo:margin-top="0cm" fo:margin-bottom="0.1cm" fo:text-align="center"/>
      <style:text-properties fo:font-size="5pt" style:font-size-asian="6pt" style:font-size-complex="6pt"/>
    </style:style>
    <style:style style:name="P13" style:family="paragraph">
      <loext:graphic-properties draw:fill="solid" draw:fill-color="#66ff66"/>
    </style:style>
    <style:style style:name="P14" style:family="paragraph">
      <loext:graphic-properties draw:fill-color="#3333ff"/>
      <style:paragraph-properties fo:text-align="center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loext:graphic-properties draw:fill-color="#00ccff"/>
      <style:paragraph-properties fo:text-align="center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-color="#cfe7f5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-color="#660066"/>
      <style:paragraph-properties fo:text-align="center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-color="#ff99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text-properties fo:font-size="6pt" style:font-size-asian="6pt" style:font-size-complex="6pt"/>
    </style:style>
    <style:style style:name="P24" style:family="paragraph">
      <loext:graphic-properties draw:fill="solid" draw:fill-color="#ffff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5pt" style:font-size-asian="6pt" style:font-size-complex="6pt"/>
    </style:style>
    <style:style style:name="T3" style:family="text">
      <style:text-properties fo:color="#000000" fo:font-size="5pt" style:font-size-asian="6pt" style:font-size-complex="6pt"/>
    </style:style>
    <style:style style:name="T4" style:family="text">
      <style:text-properties fo:color="#ffffff" fo:font-size="5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7cm" svg:height="4.2cm" svg:x="1.9cm" svg:y="2.9cm">
          <text:p/>
        </draw:rect>
        <draw:rect draw:style-name="gr2" draw:text-style-name="P2" draw:layer="layout" svg:width="9.5cm" svg:height="4cm" svg:x="2cm" svg:y="3cm">
          <text:p/>
        </draw:rect>
        <draw:rect draw:style-name="gr3" draw:text-style-name="P3" draw:layer="layout" svg:width="0.6cm" svg:height="2.9cm" svg:x="2.501cm" svg:y="3.5cm">
          <text:p/>
        </draw:rect>
        <draw:rect draw:style-name="gr3" draw:text-style-name="P3" draw:layer="layout" svg:width="1.2cm" svg:height="2.9cm" svg:x="5.901cm" svg:y="3.5cm">
          <text:p/>
        </draw:rect>
        <draw:rect draw:style-name="gr3" draw:text-style-name="P3" draw:layer="layout" svg:width="1.2cm" svg:height="2.9cm" svg:x="7.901cm" svg:y="3.5cm">
          <text:p/>
        </draw:rect>
        <draw:rect draw:style-name="gr3" draw:text-style-name="P3" draw:layer="layout" svg:width="1.2cm" svg:height="2.9cm" svg:x="9.901cm" svg:y="3.5cm">
          <text:p/>
        </draw:rect>
        <draw:rect draw:style-name="gr3" draw:text-style-name="P3" draw:layer="layout" svg:width="1.2cm" svg:height="2.9cm" svg:x="3.901cm" svg:y="3.5cm">
          <text:p/>
        </draw:rect>
        <draw:circle draw:style-name="gr4" draw:text-style-name="P4" xml:id="id41" draw:id="id41" draw:layer="layout" svg:width="0.2cm" svg:height="0.2cm" svg:x="2.701cm" svg:y="4cm">
          <text:p/>
        </draw:circle>
        <draw:circle draw:style-name="gr4" draw:text-style-name="P5" xml:id="id33" draw:id="id33" draw:layer="layout" svg:width="0.2cm" svg:height="0.2cm" svg:x="4.001cm" svg:y="4cm">
          <text:p/>
        </draw:circle>
        <draw:circle draw:style-name="gr4" draw:text-style-name="P5" xml:id="id2" draw:id="id2" draw:layer="layout" svg:width="0.2cm" svg:height="0.2cm" svg:x="4.801cm" svg:y="4cm">
          <text:p/>
        </draw:circle>
        <draw:circle draw:style-name="gr4" draw:text-style-name="P5" xml:id="id42" draw:id="id42" draw:layer="layout" svg:width="0.2cm" svg:height="0.2cm" svg:x="2.701cm" svg:y="4.3cm">
          <text:p/>
        </draw:circle>
        <draw:circle draw:style-name="gr4" draw:text-style-name="P5" xml:id="id1" draw:id="id1" draw:layer="layout" svg:width="0.2cm" svg:height="0.2cm" svg:x="4.001cm" svg:y="4.3cm">
          <text:p/>
        </draw:circle>
        <draw:circle draw:style-name="gr4" draw:text-style-name="P5" xml:id="id4" draw:id="id4" draw:layer="layout" svg:width="0.2cm" svg:height="0.2cm" svg:x="4.801cm" svg:y="4.3cm">
          <text:p/>
        </draw:circle>
        <draw:connector draw:style-name="gr5" draw:text-style-name="P5" draw:layer="layout" draw:type="curve" svg:x1="4.201cm" svg:y1="4.4cm" svg:x2="4.801cm" svg:y2="4.1cm" draw:start-shape="id1" draw:start-glue-point="1" draw:end-shape="id2" draw:end-glue-point="3" svg:d="M4201 4400c450 0 150-300 600-300" svg:viewBox="0 0 601 301">
          <text:p/>
        </draw:connector>
        <draw:circle draw:style-name="gr4" draw:text-style-name="P5" xml:id="id43" draw:id="id43" draw:layer="layout" svg:width="0.2cm" svg:height="0.2cm" svg:x="2.701cm" svg:y="4.6cm">
          <text:p/>
        </draw:circle>
        <draw:circle draw:style-name="gr4" draw:text-style-name="P5" xml:id="id3" draw:id="id3" draw:layer="layout" svg:width="0.2cm" svg:height="0.2cm" svg:x="4.001cm" svg:y="4.6cm">
          <text:p/>
        </draw:circle>
        <draw:circle draw:style-name="gr4" draw:text-style-name="P5" xml:id="id6" draw:id="id6" draw:layer="layout" svg:width="0.2cm" svg:height="0.2cm" svg:x="4.801cm" svg:y="4.6cm">
          <text:p/>
        </draw:circle>
        <draw:connector draw:style-name="gr5" draw:text-style-name="P5" draw:layer="layout" draw:type="curve" svg:x1="4.201cm" svg:y1="4.7cm" svg:x2="4.801cm" svg:y2="4.4cm" draw:start-shape="id3" draw:start-glue-point="1" draw:end-shape="id4" draw:end-glue-point="3" svg:d="M4201 4700c450 0 150-300 600-300" svg:viewBox="0 0 601 301">
          <text:p/>
        </draw:connector>
        <draw:circle draw:style-name="gr4" draw:text-style-name="P5" xml:id="id44" draw:id="id44" draw:layer="layout" svg:width="0.2cm" svg:height="0.2cm" svg:x="2.701cm" svg:y="4.9cm">
          <text:p/>
        </draw:circle>
        <draw:circle draw:style-name="gr4" draw:text-style-name="P5" xml:id="id5" draw:id="id5" draw:layer="layout" svg:width="0.2cm" svg:height="0.2cm" svg:x="4.001cm" svg:y="4.9cm">
          <text:p/>
        </draw:circle>
        <draw:circle draw:style-name="gr6" draw:text-style-name="P6" xml:id="id47" draw:id="id47" draw:layer="layout" svg:width="0.2cm" svg:height="0.2cm" svg:x="4.801cm" svg:y="4.9cm">
          <text:p/>
        </draw:circle>
        <draw:connector draw:style-name="gr5" draw:text-style-name="P5" draw:layer="layout" draw:type="curve" svg:x1="4.201cm" svg:y1="5cm" svg:x2="4.801cm" svg:y2="4.7cm" draw:start-shape="id5" draw:start-glue-point="1" draw:end-shape="id6" draw:end-glue-point="3" svg:d="M4201 5000c450 0 150-300 600-300" svg:viewBox="0 0 601 301">
          <text:p/>
        </draw:connector>
        <draw:circle draw:style-name="gr7" draw:text-style-name="P7" xml:id="id45" draw:id="id45" draw:layer="layout" svg:width="0.2cm" svg:height="0.2cm" svg:x="2.701cm" svg:y="6.1cm">
          <text:p/>
        </draw:circle>
        <draw:circle draw:style-name="gr7" draw:text-style-name="P7" draw:layer="layout" svg:width="0.2cm" svg:height="0.2cm" svg:x="4.001cm" svg:y="6.1cm">
          <text:p/>
        </draw:circle>
        <draw:circle draw:style-name="gr7" draw:text-style-name="P7" draw:layer="layout" svg:width="0.2cm" svg:height="0.2cm" svg:x="4.801cm" svg:y="6.1cm">
          <text:p/>
        </draw:circle>
        <draw:connector draw:style-name="gr8" draw:text-style-name="P3" draw:layer="layout" svg:x1="4.201cm" svg:y1="6.2cm" svg:x2="4.801cm" svg:y2="6.2cm" svg:d="M4201 6200h600" svg:viewBox="0 0 601 1">
          <text:p/>
        </draw:connector>
        <draw:circle draw:style-name="gr9" draw:text-style-name="P8" xml:id="id46" draw:id="id46" draw:layer="layout" svg:width="0.2cm" svg:height="0.2cm" svg:x="2.701cm" svg:y="5.5cm">
          <text:p/>
        </draw:circle>
        <draw:circle draw:style-name="gr9" draw:text-style-name="P8" xml:id="id7" draw:id="id7" draw:layer="layout" svg:width="0.2cm" svg:height="0.2cm" svg:x="4.001cm" svg:y="5.5cm">
          <text:p/>
        </draw:circle>
        <draw:circle draw:style-name="gr9" draw:text-style-name="P8" xml:id="id8" draw:id="id8" draw:layer="layout" svg:width="0.2cm" svg:height="0.2cm" svg:x="4.801cm" svg:y="5.5cm">
          <text:p/>
        </draw:circle>
        <draw:connector draw:style-name="gr10" draw:text-style-name="P3" draw:layer="layout" svg:x1="4.201cm" svg:y1="5.6cm" svg:x2="4.801cm" svg:y2="5.6cm" draw:start-shape="id7" draw:start-glue-point="1" draw:end-shape="id8" draw:end-glue-point="3" svg:d="M4201 5600h600" svg:viewBox="0 0 601 1">
          <text:p/>
        </draw:connector>
        <draw:circle draw:style-name="gr4" draw:text-style-name="P5" xml:id="id35" draw:id="id35" draw:layer="layout" svg:width="0.2cm" svg:height="0.2cm" svg:x="6.001cm" svg:y="4cm">
          <text:p/>
        </draw:circle>
        <draw:circle draw:style-name="gr4" draw:text-style-name="P5" xml:id="id10" draw:id="id10" draw:layer="layout" svg:width="0.2cm" svg:height="0.2cm" svg:x="6.801cm" svg:y="4cm">
          <text:p/>
        </draw:circle>
        <draw:circle draw:style-name="gr4" draw:text-style-name="P5" xml:id="id9" draw:id="id9" draw:layer="layout" svg:width="0.2cm" svg:height="0.2cm" svg:x="6.001cm" svg:y="4.3cm">
          <text:p/>
        </draw:circle>
        <draw:circle draw:style-name="gr4" draw:text-style-name="P5" xml:id="id12" draw:id="id12" draw:layer="layout" svg:width="0.2cm" svg:height="0.2cm" svg:x="6.801cm" svg:y="4.3cm">
          <text:p/>
        </draw:circle>
        <draw:connector draw:style-name="gr5" draw:text-style-name="P5" draw:layer="layout" draw:type="curve" svg:x1="6.201cm" svg:y1="4.4cm" svg:x2="6.801cm" svg:y2="4.1cm" draw:start-shape="id9" draw:start-glue-point="1" draw:end-shape="id10" draw:end-glue-point="3" svg:d="M6201 4400c450 0 150-300 600-300" svg:viewBox="0 0 601 301">
          <text:p/>
        </draw:connector>
        <draw:circle draw:style-name="gr4" draw:text-style-name="P5" xml:id="id11" draw:id="id11" draw:layer="layout" svg:width="0.2cm" svg:height="0.2cm" svg:x="6.001cm" svg:y="4.6cm">
          <text:p/>
        </draw:circle>
        <draw:circle draw:style-name="gr6" draw:text-style-name="P6" xml:id="id14" draw:id="id14" draw:layer="layout" svg:width="0.2cm" svg:height="0.2cm" svg:x="6.801cm" svg:y="4.6cm">
          <text:p/>
        </draw:circle>
        <draw:connector draw:style-name="gr5" draw:text-style-name="P5" draw:layer="layout" draw:type="curve" svg:x1="6.201cm" svg:y1="4.7cm" svg:x2="6.801cm" svg:y2="4.4cm" draw:start-shape="id11" draw:start-glue-point="1" draw:end-shape="id12" draw:end-glue-point="3" svg:d="M6201 4700c450 0 150-300 600-300" svg:viewBox="0 0 601 301">
          <text:p/>
        </draw:connector>
        <draw:circle draw:style-name="gr6" draw:text-style-name="P6" xml:id="id13" draw:id="id13" draw:layer="layout" svg:width="0.2cm" svg:height="0.2cm" svg:x="6.001cm" svg:y="4.9cm">
          <text:p/>
        </draw:circle>
        <draw:circle draw:style-name="gr6" draw:text-style-name="P6" xml:id="id48" draw:id="id48" draw:layer="layout" svg:width="0.2cm" svg:height="0.2cm" svg:x="6.801cm" svg:y="4.9cm">
          <text:p/>
        </draw:circle>
        <draw:connector draw:style-name="gr11" draw:text-style-name="P5" draw:layer="layout" draw:type="curve" svg:x1="6.201cm" svg:y1="5cm" svg:x2="6.801cm" svg:y2="4.7cm" draw:start-shape="id13" draw:start-glue-point="1" draw:end-shape="id14" draw:end-glue-point="3" svg:d="M6201 5000c450 0 150-300 600-300" svg:viewBox="0 0 601 301">
          <text:p/>
        </draw:connector>
        <draw:circle draw:style-name="gr7" draw:text-style-name="P7" draw:layer="layout" svg:width="0.2cm" svg:height="0.2cm" svg:x="6.001cm" svg:y="6.1cm">
          <text:p/>
        </draw:circle>
        <draw:circle draw:style-name="gr7" draw:text-style-name="P7" draw:layer="layout" svg:width="0.2cm" svg:height="0.2cm" svg:x="6.801cm" svg:y="6.1cm">
          <text:p/>
        </draw:circle>
        <draw:connector draw:style-name="gr8" draw:text-style-name="P3" draw:layer="layout" svg:x1="6.201cm" svg:y1="6.2cm" svg:x2="6.801cm" svg:y2="6.2cm" svg:d="M6201 6200h600" svg:viewBox="0 0 601 1">
          <text:p/>
        </draw:connector>
        <draw:circle draw:style-name="gr9" draw:text-style-name="P8" xml:id="id15" draw:id="id15" draw:layer="layout" svg:width="0.2cm" svg:height="0.2cm" svg:x="6.001cm" svg:y="5.5cm">
          <text:p/>
        </draw:circle>
        <draw:circle draw:style-name="gr9" draw:text-style-name="P8" xml:id="id16" draw:id="id16" draw:layer="layout" svg:width="0.2cm" svg:height="0.2cm" svg:x="6.801cm" svg:y="5.5cm">
          <text:p/>
        </draw:circle>
        <draw:connector draw:style-name="gr10" draw:text-style-name="P3" draw:layer="layout" svg:x1="6.201cm" svg:y1="5.6cm" svg:x2="6.801cm" svg:y2="5.6cm" draw:start-shape="id15" draw:start-glue-point="1" draw:end-shape="id16" draw:end-glue-point="3" svg:d="M6201 5600h600" svg:viewBox="0 0 601 1">
          <text:p/>
        </draw:connector>
        <draw:circle draw:style-name="gr4" draw:text-style-name="P5" xml:id="id37" draw:id="id37" draw:layer="layout" svg:width="0.2cm" svg:height="0.2cm" svg:x="8.001cm" svg:y="4cm">
          <text:p/>
        </draw:circle>
        <draw:circle draw:style-name="gr4" draw:text-style-name="P5" xml:id="id18" draw:id="id18" draw:layer="layout" svg:width="0.2cm" svg:height="0.2cm" svg:x="8.801cm" svg:y="4cm">
          <text:p/>
        </draw:circle>
        <draw:circle draw:style-name="gr4" draw:text-style-name="P5" xml:id="id17" draw:id="id17" draw:layer="layout" svg:width="0.2cm" svg:height="0.2cm" svg:x="8.001cm" svg:y="4.3cm">
          <text:p/>
        </draw:circle>
        <draw:circle draw:style-name="gr6" draw:text-style-name="P6" xml:id="id20" draw:id="id20" draw:layer="layout" svg:width="0.2cm" svg:height="0.2cm" svg:x="8.801cm" svg:y="4.3cm">
          <text:p/>
        </draw:circle>
        <draw:connector draw:style-name="gr12" draw:text-style-name="P3" draw:layer="layout" draw:type="curve" svg:x1="8.201cm" svg:y1="4.4cm" svg:x2="8.801cm" svg:y2="4.1cm" draw:start-shape="id17" draw:start-glue-point="1" draw:end-shape="id18" draw:end-glue-point="3" svg:d="M8201 4400c450 0 150-300 600-300" svg:viewBox="0 0 601 301">
          <text:p/>
        </draw:connector>
        <draw:circle draw:style-name="gr6" draw:text-style-name="P6" xml:id="id19" draw:id="id19" draw:layer="layout" svg:width="0.2cm" svg:height="0.2cm" svg:x="8.001cm" svg:y="4.6cm">
          <text:p/>
        </draw:circle>
        <draw:circle draw:style-name="gr6" draw:text-style-name="P6" xml:id="id22" draw:id="id22" draw:layer="layout" svg:width="0.2cm" svg:height="0.2cm" svg:x="8.801cm" svg:y="4.6cm">
          <text:p/>
        </draw:circle>
        <draw:connector draw:style-name="gr13" draw:text-style-name="P3" draw:layer="layout" draw:type="curve" svg:x1="8.201cm" svg:y1="4.7cm" svg:x2="8.801cm" svg:y2="4.4cm" draw:start-shape="id19" draw:start-glue-point="1" draw:end-shape="id20" draw:end-glue-point="3" svg:d="M8201 4700c450 0 150-300 600-300" svg:viewBox="0 0 601 301">
          <text:p/>
        </draw:connector>
        <draw:circle draw:style-name="gr6" draw:text-style-name="P6" xml:id="id21" draw:id="id21" draw:layer="layout" svg:width="0.2cm" svg:height="0.2cm" svg:x="8.001cm" svg:y="4.9cm">
          <text:p/>
        </draw:circle>
        <draw:circle draw:style-name="gr14" draw:text-style-name="P3" xml:id="id49" draw:id="id49" draw:layer="layout" svg:width="0.2cm" svg:height="0.2cm" svg:x="8.801cm" svg:y="4.9cm">
          <text:p/>
        </draw:circle>
        <draw:connector draw:style-name="gr13" draw:text-style-name="P3" draw:layer="layout" draw:type="curve" svg:x1="8.201cm" svg:y1="5cm" svg:x2="8.801cm" svg:y2="4.7cm" draw:start-shape="id21" draw:start-glue-point="1" draw:end-shape="id22" draw:end-glue-point="3" svg:d="M8201 5000c450 0 150-300 600-300" svg:viewBox="0 0 601 301">
          <text:p/>
        </draw:connector>
        <draw:circle draw:style-name="gr7" draw:text-style-name="P7" draw:layer="layout" svg:width="0.2cm" svg:height="0.2cm" svg:x="8.001cm" svg:y="6.1cm">
          <text:p/>
        </draw:circle>
        <draw:circle draw:style-name="gr7" draw:text-style-name="P7" draw:layer="layout" svg:width="0.2cm" svg:height="0.2cm" svg:x="8.801cm" svg:y="6.1cm">
          <text:p/>
        </draw:circle>
        <draw:connector draw:style-name="gr8" draw:text-style-name="P3" draw:layer="layout" svg:x1="8.201cm" svg:y1="6.2cm" svg:x2="8.801cm" svg:y2="6.2cm" svg:d="M8201 6200h600" svg:viewBox="0 0 601 1">
          <text:p/>
        </draw:connector>
        <draw:circle draw:style-name="gr9" draw:text-style-name="P8" xml:id="id23" draw:id="id23" draw:layer="layout" svg:width="0.2cm" svg:height="0.2cm" svg:x="8.001cm" svg:y="5.5cm">
          <text:p/>
        </draw:circle>
        <draw:circle draw:style-name="gr9" draw:text-style-name="P8" xml:id="id24" draw:id="id24" draw:layer="layout" svg:width="0.2cm" svg:height="0.2cm" svg:x="8.801cm" svg:y="5.5cm">
          <text:p/>
        </draw:circle>
        <draw:connector draw:style-name="gr10" draw:text-style-name="P3" draw:layer="layout" svg:x1="8.201cm" svg:y1="5.6cm" svg:x2="8.801cm" svg:y2="5.6cm" draw:start-shape="id23" draw:start-glue-point="1" draw:end-shape="id24" draw:end-glue-point="3" svg:d="M8201 5600h600" svg:viewBox="0 0 601 1">
          <text:p/>
        </draw:connector>
        <draw:circle draw:style-name="gr4" draw:text-style-name="P5" xml:id="id39" draw:id="id39" draw:layer="layout" svg:width="0.2cm" svg:height="0.2cm" svg:x="10.001cm" svg:y="4cm">
          <text:p/>
        </draw:circle>
        <draw:circle draw:style-name="gr6" draw:text-style-name="P6" xml:id="id26" draw:id="id26" draw:layer="layout" svg:width="0.2cm" svg:height="0.2cm" svg:x="10.801cm" svg:y="4cm">
          <text:p/>
        </draw:circle>
        <draw:circle draw:style-name="gr6" draw:text-style-name="P6" xml:id="id25" draw:id="id25" draw:layer="layout" svg:width="0.2cm" svg:height="0.2cm" svg:x="10.001cm" svg:y="4.3cm">
          <text:p/>
        </draw:circle>
        <draw:circle draw:style-name="gr6" draw:text-style-name="P6" xml:id="id28" draw:id="id28" draw:layer="layout" svg:width="0.2cm" svg:height="0.2cm" svg:x="10.801cm" svg:y="4.3cm">
          <text:p/>
        </draw:circle>
        <draw:connector draw:style-name="gr11" draw:text-style-name="P5" draw:layer="layout" draw:type="curve" svg:x1="10.201cm" svg:y1="4.4cm" svg:x2="10.801cm" svg:y2="4.1cm" draw:start-shape="id25" draw:start-glue-point="1" draw:end-shape="id26" draw:end-glue-point="3" svg:d="M10201 4400c450 0 150-300 600-300" svg:viewBox="0 0 601 301">
          <text:p/>
        </draw:connector>
        <draw:circle draw:style-name="gr6" draw:text-style-name="P6" xml:id="id27" draw:id="id27" draw:layer="layout" svg:width="0.2cm" svg:height="0.2cm" svg:x="10.001cm" svg:y="4.6cm">
          <text:p/>
        </draw:circle>
        <draw:circle draw:style-name="gr14" draw:text-style-name="P3" xml:id="id30" draw:id="id30" draw:layer="layout" svg:width="0.2cm" svg:height="0.2cm" svg:x="10.801cm" svg:y="4.6cm">
          <text:p/>
        </draw:circle>
        <draw:connector draw:style-name="gr13" draw:text-style-name="P3" draw:layer="layout" draw:type="curve" svg:x1="10.201cm" svg:y1="4.7cm" svg:x2="10.801cm" svg:y2="4.4cm" draw:start-shape="id27" draw:start-glue-point="1" draw:end-shape="id28" draw:end-glue-point="3" svg:d="M10201 4700c450 0 150-300 600-300" svg:viewBox="0 0 601 301">
          <text:p/>
        </draw:connector>
        <draw:circle draw:style-name="gr14" draw:text-style-name="P3" xml:id="id29" draw:id="id29" draw:layer="layout" svg:width="0.2cm" svg:height="0.2cm" svg:x="10.001cm" svg:y="4.9cm">
          <text:p/>
        </draw:circle>
        <draw:circle draw:style-name="gr14" draw:text-style-name="P3" draw:layer="layout" svg:width="0.2cm" svg:height="0.2cm" svg:x="10.801cm" svg:y="4.9cm">
          <text:p/>
        </draw:circle>
        <draw:connector draw:style-name="gr3" draw:text-style-name="P3" draw:layer="layout" draw:type="curve" svg:x1="10.201cm" svg:y1="5cm" svg:x2="10.801cm" svg:y2="4.7cm" draw:start-shape="id29" draw:start-glue-point="1" draw:end-shape="id30" draw:end-glue-point="3" svg:d="M10201 5000c450 0 150-300 600-300" svg:viewBox="0 0 601 301">
          <text:p/>
        </draw:connector>
        <draw:circle draw:style-name="gr7" draw:text-style-name="P7" draw:layer="layout" svg:width="0.2cm" svg:height="0.2cm" svg:x="10.001cm" svg:y="6.1cm">
          <text:p/>
        </draw:circle>
        <draw:circle draw:style-name="gr7" draw:text-style-name="P7" draw:layer="layout" svg:width="0.2cm" svg:height="0.2cm" svg:x="10.801cm" svg:y="6.1cm">
          <text:p/>
        </draw:circle>
        <draw:connector draw:style-name="gr8" draw:text-style-name="P3" draw:layer="layout" svg:x1="10.201cm" svg:y1="6.2cm" svg:x2="10.801cm" svg:y2="6.2cm" svg:d="M10201 6200h600" svg:viewBox="0 0 601 1">
          <text:p/>
        </draw:connector>
        <draw:circle draw:style-name="gr9" draw:text-style-name="P8" xml:id="id31" draw:id="id31" draw:layer="layout" svg:width="0.2cm" svg:height="0.2cm" svg:x="10.001cm" svg:y="5.5cm">
          <text:p/>
        </draw:circle>
        <draw:circle draw:style-name="gr9" draw:text-style-name="P8" xml:id="id32" draw:id="id32" draw:layer="layout" svg:width="0.2cm" svg:height="0.2cm" svg:x="10.801cm" svg:y="5.5cm">
          <text:p/>
        </draw:circle>
        <draw:connector draw:style-name="gr10" draw:text-style-name="P3" draw:layer="layout" svg:x1="10.201cm" svg:y1="5.6cm" svg:x2="10.801cm" svg:y2="5.6cm" draw:start-shape="id31" draw:start-glue-point="1" draw:end-shape="id32" draw:end-glue-point="3" svg:d="M10201 5600h600" svg:viewBox="0 0 601 1">
          <text:p/>
        </draw:connector>
        <draw:circle draw:style-name="gr15" draw:text-style-name="P9" xml:id="id34" draw:id="id34" draw:layer="layout" svg:width="0.2cm" svg:height="0.2cm" svg:x="4.4cm" svg:y="3.6cm">
          <text:p/>
        </draw:circle>
        <draw:connector draw:style-name="gr12" draw:text-style-name="P3" draw:layer="layout" draw:type="curve" svg:x1="4.201cm" svg:y1="4.1cm" svg:x2="4.4cm" svg:y2="3.7cm" draw:start-shape="id33" draw:start-glue-point="1" draw:end-shape="id34" draw:end-glue-point="3" svg:d="M4201 4100c150 0 51-400 199-400" svg:viewBox="0 0 200 401">
          <text:p/>
        </draw:connector>
        <draw:circle draw:style-name="gr15" draw:text-style-name="P9" xml:id="id36" draw:id="id36" draw:layer="layout" svg:width="0.2cm" svg:height="0.2cm" svg:x="6.4cm" svg:y="3.6cm">
          <text:p/>
        </draw:circle>
        <draw:circle draw:style-name="gr15" draw:text-style-name="P9" xml:id="id38" draw:id="id38" draw:layer="layout" svg:width="0.2cm" svg:height="0.2cm" svg:x="8.402cm" svg:y="3.6cm">
          <text:p/>
        </draw:circle>
        <draw:circle draw:style-name="gr15" draw:text-style-name="P9" xml:id="id40" draw:id="id40" draw:layer="layout" svg:width="0.2cm" svg:height="0.2cm" svg:x="10.402cm" svg:y="3.6cm">
          <text:p/>
        </draw:circle>
        <draw:connector draw:style-name="gr12" draw:text-style-name="P3" draw:layer="layout" draw:type="curve" svg:x1="6.201cm" svg:y1="4.1cm" svg:x2="6.4cm" svg:y2="3.7cm" draw:start-shape="id35" draw:start-glue-point="1" draw:end-shape="id36" draw:end-glue-point="3" svg:d="M6201 4100c150 0 51-400 199-400" svg:viewBox="0 0 200 401">
          <text:p/>
        </draw:connector>
        <draw:connector draw:style-name="gr12" draw:text-style-name="P3" draw:layer="layout" draw:type="curve" svg:x1="8.201cm" svg:y1="4.1cm" svg:x2="8.402cm" svg:y2="3.7cm" draw:start-shape="id37" draw:start-glue-point="1" draw:end-shape="id38" draw:end-glue-point="3" svg:d="M8201 4100c151 0 51-400 201-400" svg:viewBox="0 0 202 401">
          <text:p/>
        </draw:connector>
        <draw:connector draw:style-name="gr12" draw:text-style-name="P3" draw:layer="layout" draw:type="curve" svg:x1="10.201cm" svg:y1="4.1cm" svg:x2="10.402cm" svg:y2="3.7cm" draw:start-shape="id39" draw:start-glue-point="1" draw:end-shape="id40" draw:end-glue-point="3" svg:d="M10201 4100c151 0 51-400 201-400" svg:viewBox="0 0 202 401">
          <text:p/>
        </draw:connector>
        <draw:connector draw:style-name="gr12" draw:text-style-name="P3" draw:layer="layout" svg:x1="2.901cm" svg:y1="4.1cm" svg:x2="4.001cm" svg:y2="4.1cm" draw:start-shape="id41" draw:start-glue-point="1" draw:end-shape="id33" draw:end-glue-point="3" svg:d="M2901 4100h1100" svg:viewBox="0 0 1101 1">
          <text:p/>
        </draw:connector>
        <draw:connector draw:style-name="gr12" draw:text-style-name="P3" draw:layer="layout" svg:x1="2.901cm" svg:y1="4.4cm" svg:x2="4.001cm" svg:y2="4.4cm" draw:start-shape="id42" draw:start-glue-point="1" draw:end-shape="id1" draw:end-glue-point="3" svg:d="M2901 4400h1100" svg:viewBox="0 0 1101 1">
          <text:p/>
        </draw:connector>
        <draw:connector draw:style-name="gr12" draw:text-style-name="P3" draw:layer="layout" svg:x1="2.901cm" svg:y1="4.7cm" svg:x2="4.001cm" svg:y2="4.7cm" draw:start-shape="id43" draw:start-glue-point="1" draw:end-shape="id3" draw:end-glue-point="3" svg:d="M2901 4700h1100" svg:viewBox="0 0 1101 1">
          <text:p/>
        </draw:connector>
        <draw:connector draw:style-name="gr12" draw:text-style-name="P3" draw:layer="layout" svg:x1="2.901cm" svg:y1="5cm" svg:x2="4.001cm" svg:y2="5cm" draw:start-shape="id44" draw:start-glue-point="1" draw:end-shape="id5" draw:end-glue-point="3" svg:d="M2901 5000h1100" svg:viewBox="0 0 1101 1">
          <text:p/>
        </draw:connector>
        <draw:connector draw:style-name="gr8" draw:text-style-name="P3" draw:layer="layout" svg:x1="2.901cm" svg:y1="6.2cm" svg:x2="4.001cm" svg:y2="6.2cm" draw:start-shape="id45" draw:start-glue-point="1" svg:d="M2901 6200h1100" svg:viewBox="0 0 1101 1">
          <text:p/>
        </draw:connector>
        <draw:connector draw:style-name="gr10" draw:text-style-name="P3" draw:layer="layout" svg:x1="2.901cm" svg:y1="5.6cm" svg:x2="4.001cm" svg:y2="5.6cm" draw:start-shape="id46" draw:start-glue-point="1" draw:end-shape="id7" draw:end-glue-point="3" svg:d="M2901 5600h1100" svg:viewBox="0 0 1101 1">
          <text:p/>
        </draw:connector>
        <draw:connector draw:style-name="gr8" draw:text-style-name="P3" draw:layer="layout" svg:x1="5.001cm" svg:y1="6.2cm" svg:x2="6.001cm" svg:y2="6.2cm" svg:d="M5001 6200h1000" svg:viewBox="0 0 1001 1">
          <text:p/>
        </draw:connector>
        <draw:connector draw:style-name="gr10" draw:text-style-name="P3" draw:layer="layout" svg:x1="5.001cm" svg:y1="5.6cm" svg:x2="6.001cm" svg:y2="5.6cm" draw:start-shape="id8" draw:start-glue-point="1" draw:end-shape="id15" draw:end-glue-point="3" svg:d="M5001 5600h1000" svg:viewBox="0 0 1001 1">
          <text:p/>
        </draw:connector>
        <draw:connector draw:style-name="gr8" draw:text-style-name="P3" draw:layer="layout" svg:x1="7.001cm" svg:y1="6.2cm" svg:x2="8.001cm" svg:y2="6.2cm" svg:d="M7001 6200h1000" svg:viewBox="0 0 1001 1">
          <text:p/>
        </draw:connector>
        <draw:connector draw:style-name="gr10" draw:text-style-name="P3" draw:layer="layout" svg:x1="7.001cm" svg:y1="5.6cm" svg:x2="8.001cm" svg:y2="5.6cm" draw:start-shape="id16" draw:start-glue-point="1" draw:end-shape="id23" draw:end-glue-point="3" svg:d="M7001 5600h1000" svg:viewBox="0 0 1001 1">
          <text:p/>
        </draw:connector>
        <draw:connector draw:style-name="gr8" draw:text-style-name="P3" draw:layer="layout" svg:x1="9.001cm" svg:y1="6.2cm" svg:x2="10.001cm" svg:y2="6.2cm" svg:d="M9001 6200h1000" svg:viewBox="0 0 1001 1">
          <text:p/>
        </draw:connector>
        <draw:connector draw:style-name="gr10" draw:text-style-name="P3" draw:layer="layout" svg:x1="10.001cm" svg:y1="5.6cm" svg:x2="9.001cm" svg:y2="5.6cm" draw:start-shape="id31" draw:start-glue-point="3" draw:end-shape="id24" draw:end-glue-point="1" svg:d="M10001 5600h-1000" svg:viewBox="0 0 1001 1">
          <text:p/>
        </draw:connector>
        <draw:connector draw:style-name="gr12" draw:text-style-name="P3" draw:layer="layout" svg:x1="5.001cm" svg:y1="4.1cm" svg:x2="6.001cm" svg:y2="4.1cm" draw:start-shape="id2" draw:start-glue-point="1" draw:end-shape="id35" draw:end-glue-point="3" svg:d="M5001 4100h1000" svg:viewBox="0 0 1001 1">
          <text:p/>
        </draw:connector>
        <draw:connector draw:style-name="gr5" draw:text-style-name="P5" draw:layer="layout" svg:x1="10.001cm" svg:y1="4.1cm" svg:x2="9.001cm" svg:y2="4.1cm" draw:start-shape="id39" draw:start-glue-point="3" draw:end-shape="id18" draw:end-glue-point="1" svg:d="M10001 4100h-1000" svg:viewBox="0 0 1001 1">
          <text:p/>
        </draw:connector>
        <draw:connector draw:style-name="gr5" draw:text-style-name="P5" draw:layer="layout" svg:x1="8.001cm" svg:y1="4.1cm" svg:x2="7.001cm" svg:y2="4.1cm" draw:start-shape="id37" draw:start-glue-point="3" draw:end-shape="id10" draw:end-glue-point="1" svg:d="M8001 4100h-1000" svg:viewBox="0 0 1001 1">
          <text:p/>
        </draw:connector>
        <draw:connector draw:style-name="gr11" draw:text-style-name="P5" draw:layer="layout" svg:x1="10.001cm" svg:y1="4.4cm" svg:x2="9.001cm" svg:y2="4.4cm" draw:start-shape="id25" draw:start-glue-point="3" draw:end-shape="id20" draw:end-glue-point="1" svg:d="M10001 4400h-1000" svg:viewBox="0 0 1001 1">
          <text:p/>
        </draw:connector>
        <draw:connector draw:style-name="gr5" draw:text-style-name="P5" draw:layer="layout" svg:x1="8.001cm" svg:y1="4.4cm" svg:x2="7.001cm" svg:y2="4.4cm" draw:start-shape="id17" draw:start-glue-point="3" draw:end-shape="id12" draw:end-glue-point="1" svg:d="M8001 4400h-1000" svg:viewBox="0 0 1001 1">
          <text:p/>
        </draw:connector>
        <draw:connector draw:style-name="gr12" draw:text-style-name="P3" draw:layer="layout" svg:x1="6.001cm" svg:y1="4.4cm" svg:x2="5.001cm" svg:y2="4.4cm" draw:start-shape="id9" draw:start-glue-point="3" draw:end-shape="id4" draw:end-glue-point="1" svg:d="M6001 4400h-1000" svg:viewBox="0 0 1001 1">
          <text:p/>
        </draw:connector>
        <draw:connector draw:style-name="gr13" draw:text-style-name="P3" draw:layer="layout" svg:x1="10.001cm" svg:y1="4.7cm" svg:x2="9.001cm" svg:y2="4.7cm" draw:start-shape="id27" draw:start-glue-point="3" draw:end-shape="id22" draw:end-glue-point="1" svg:d="M10001 4700h-1000" svg:viewBox="0 0 1001 1">
          <text:p/>
        </draw:connector>
        <draw:connector draw:style-name="gr11" draw:text-style-name="P5" draw:layer="layout" svg:x1="8.001cm" svg:y1="4.7cm" svg:x2="7.001cm" svg:y2="4.7cm" draw:start-shape="id19" draw:start-glue-point="3" draw:end-shape="id14" draw:end-glue-point="1" svg:d="M8001 4700h-1000" svg:viewBox="0 0 1001 1">
          <text:p/>
        </draw:connector>
        <draw:connector draw:style-name="gr12" draw:text-style-name="P3" draw:layer="layout" svg:x1="6.001cm" svg:y1="4.7cm" svg:x2="5.001cm" svg:y2="4.7cm" draw:start-shape="id11" draw:start-glue-point="3" draw:end-shape="id6" draw:end-glue-point="1" svg:d="M6001 4700h-1000" svg:viewBox="0 0 1001 1">
          <text:p/>
        </draw:connector>
        <draw:connector draw:style-name="gr13" draw:text-style-name="P3" draw:layer="layout" svg:x1="5.001cm" svg:y1="5cm" svg:x2="6.001cm" svg:y2="5cm" draw:start-shape="id47" draw:start-glue-point="1" draw:end-shape="id13" draw:end-glue-point="3" svg:d="M5001 5000h1000" svg:viewBox="0 0 1001 1">
          <text:p/>
        </draw:connector>
        <draw:connector draw:style-name="gr11" draw:text-style-name="P5" draw:layer="layout" svg:x1="7.001cm" svg:y1="5cm" svg:x2="8.001cm" svg:y2="5cm" draw:start-shape="id48" draw:start-glue-point="1" draw:end-shape="id21" draw:end-glue-point="3" svg:d="M7001 5000h1000" svg:viewBox="0 0 1001 1">
          <text:p/>
        </draw:connector>
        <draw:connector draw:style-name="gr3" draw:text-style-name="P3" draw:layer="layout" svg:x1="9.001cm" svg:y1="5cm" svg:x2="10.001cm" svg:y2="5cm" draw:start-shape="id49" draw:start-glue-point="1" draw:end-shape="id29" draw:end-glue-point="3" svg:d="M9001 5000h1000" svg:viewBox="0 0 1001 1">
          <text:p/>
        </draw:connector>
        <draw:frame draw:style-name="gr16" draw:text-style-name="P10" draw:layer="layout" svg:width="1.48cm" svg:height="0.64cm" svg:x="3.801cm" svg:y="6.3cm">
          <draw:text-box>
            <text:p><text:span text:style-name="T1">Sensor 1</text:span></text:p>
          </draw:text-box>
        </draw:frame>
        <draw:circle draw:style-name="gr7" draw:text-style-name="P7" xml:id="id58" draw:id="id58" draw:layer="layout" svg:width="0.2cm" svg:height="0.2cm" svg:x="2.701cm" svg:y="5.8cm">
          <text:p/>
        </draw:circle>
        <draw:circle draw:style-name="gr7" draw:text-style-name="P7" xml:id="id50" draw:id="id50" draw:layer="layout" svg:width="0.2cm" svg:height="0.2cm" svg:x="4.008cm" svg:y="5.8cm">
          <text:p/>
        </draw:circle>
        <draw:circle draw:style-name="gr7" draw:text-style-name="P7" xml:id="id51" draw:id="id51" draw:layer="layout" svg:width="0.2cm" svg:height="0.2cm" svg:x="4.808cm" svg:y="5.8cm">
          <text:p/>
        </draw:circle>
        <draw:connector draw:style-name="gr8" draw:text-style-name="P3" draw:layer="layout" svg:x1="4.208cm" svg:y1="5.9cm" svg:x2="4.808cm" svg:y2="5.9cm" draw:start-shape="id50" draw:start-glue-point="1" draw:end-shape="id51" draw:end-glue-point="3" svg:d="M4208 5900h600" svg:viewBox="0 0 601 1">
          <text:p/>
        </draw:connector>
        <draw:circle draw:style-name="gr7" draw:text-style-name="P7" xml:id="id52" draw:id="id52" draw:layer="layout" svg:width="0.2cm" svg:height="0.2cm" svg:x="6.008cm" svg:y="5.8cm">
          <text:p/>
        </draw:circle>
        <draw:circle draw:style-name="gr7" draw:text-style-name="P7" xml:id="id53" draw:id="id53" draw:layer="layout" svg:width="0.2cm" svg:height="0.2cm" svg:x="6.808cm" svg:y="5.8cm">
          <text:p/>
        </draw:circle>
        <draw:connector draw:style-name="gr8" draw:text-style-name="P3" draw:layer="layout" svg:x1="6.208cm" svg:y1="5.9cm" svg:x2="6.808cm" svg:y2="5.9cm" draw:start-shape="id52" draw:start-glue-point="1" draw:end-shape="id53" draw:end-glue-point="3" svg:d="M6208 5900h600" svg:viewBox="0 0 601 1">
          <text:p/>
        </draw:connector>
        <draw:circle draw:style-name="gr7" draw:text-style-name="P7" xml:id="id54" draw:id="id54" draw:layer="layout" svg:width="0.2cm" svg:height="0.2cm" svg:x="8.008cm" svg:y="5.8cm">
          <text:p/>
        </draw:circle>
        <draw:circle draw:style-name="gr7" draw:text-style-name="P7" xml:id="id55" draw:id="id55" draw:layer="layout" svg:width="0.2cm" svg:height="0.2cm" svg:x="8.808cm" svg:y="5.8cm">
          <text:p/>
        </draw:circle>
        <draw:connector draw:style-name="gr8" draw:text-style-name="P3" draw:layer="layout" svg:x1="8.208cm" svg:y1="5.9cm" svg:x2="8.808cm" svg:y2="5.9cm" draw:start-shape="id54" draw:start-glue-point="1" draw:end-shape="id55" draw:end-glue-point="3" svg:d="M8208 5900h600" svg:viewBox="0 0 601 1">
          <text:p/>
        </draw:connector>
        <draw:circle draw:style-name="gr7" draw:text-style-name="P7" xml:id="id56" draw:id="id56" draw:layer="layout" svg:width="0.2cm" svg:height="0.2cm" svg:x="10.008cm" svg:y="5.8cm">
          <text:p/>
        </draw:circle>
        <draw:circle draw:style-name="gr7" draw:text-style-name="P7" xml:id="id57" draw:id="id57" draw:layer="layout" svg:width="0.2cm" svg:height="0.2cm" svg:x="10.808cm" svg:y="5.8cm">
          <text:p/>
        </draw:circle>
        <draw:connector draw:style-name="gr8" draw:text-style-name="P3" draw:layer="layout" svg:x1="10.208cm" svg:y1="5.9cm" svg:x2="10.808cm" svg:y2="5.9cm" draw:start-shape="id56" draw:start-glue-point="1" draw:end-shape="id57" draw:end-glue-point="3" svg:d="M10208 5900h600" svg:viewBox="0 0 601 1">
          <text:p/>
        </draw:connector>
        <draw:connector draw:style-name="gr8" draw:text-style-name="P3" draw:layer="layout" svg:x1="2.901cm" svg:y1="5.9cm" svg:x2="4.008cm" svg:y2="5.9cm" draw:start-shape="id58" draw:start-glue-point="1" draw:end-shape="id50" draw:end-glue-point="3" svg:d="M2901 5900h1107" svg:viewBox="0 0 1108 1">
          <text:p/>
        </draw:connector>
        <draw:connector draw:style-name="gr8" draw:text-style-name="P3" draw:layer="layout" svg:x1="5.008cm" svg:y1="5.9cm" svg:x2="6.008cm" svg:y2="5.9cm" draw:start-shape="id51" draw:start-glue-point="1" draw:end-shape="id52" draw:end-glue-point="3" svg:d="M5008 5900h1000" svg:viewBox="0 0 1001 1">
          <text:p/>
        </draw:connector>
        <draw:connector draw:style-name="gr8" draw:text-style-name="P3" draw:layer="layout" svg:x1="7.008cm" svg:y1="5.9cm" svg:x2="8.008cm" svg:y2="5.9cm" draw:start-shape="id53" draw:start-glue-point="1" draw:end-shape="id54" draw:end-glue-point="3" svg:d="M7008 5900h1000" svg:viewBox="0 0 1001 1">
          <text:p/>
        </draw:connector>
        <draw:connector draw:style-name="gr8" draw:text-style-name="P3" draw:layer="layout" svg:x1="9.008cm" svg:y1="5.9cm" svg:x2="10.008cm" svg:y2="5.9cm" draw:start-shape="id55" draw:start-glue-point="1" draw:end-shape="id56" draw:end-glue-point="3" svg:d="M9008 5900h1000" svg:viewBox="0 0 1001 1">
          <text:p/>
        </draw:connector>
        <draw:circle draw:style-name="gr9" draw:text-style-name="P8" xml:id="id67" draw:id="id67" draw:layer="layout" svg:width="0.2cm" svg:height="0.2cm" svg:x="2.701cm" svg:y="5.2cm">
          <text:p/>
        </draw:circle>
        <draw:circle draw:style-name="gr9" draw:text-style-name="P8" xml:id="id59" draw:id="id59" draw:layer="layout" svg:width="0.2cm" svg:height="0.2cm" svg:x="4.008cm" svg:y="5.2cm">
          <text:p/>
        </draw:circle>
        <draw:circle draw:style-name="gr9" draw:text-style-name="P8" xml:id="id60" draw:id="id60" draw:layer="layout" svg:width="0.2cm" svg:height="0.2cm" svg:x="4.808cm" svg:y="5.2cm">
          <text:p/>
        </draw:circle>
        <draw:connector draw:style-name="gr10" draw:text-style-name="P3" draw:layer="layout" svg:x1="4.208cm" svg:y1="5.3cm" svg:x2="4.808cm" svg:y2="5.3cm" draw:start-shape="id59" draw:start-glue-point="1" draw:end-shape="id60" draw:end-glue-point="3" svg:d="M4208 5300h600" svg:viewBox="0 0 601 1">
          <text:p/>
        </draw:connector>
        <draw:circle draw:style-name="gr9" draw:text-style-name="P8" xml:id="id61" draw:id="id61" draw:layer="layout" svg:width="0.2cm" svg:height="0.2cm" svg:x="6.008cm" svg:y="5.2cm">
          <text:p/>
        </draw:circle>
        <draw:circle draw:style-name="gr9" draw:text-style-name="P8" xml:id="id62" draw:id="id62" draw:layer="layout" svg:width="0.2cm" svg:height="0.2cm" svg:x="6.808cm" svg:y="5.2cm">
          <text:p/>
        </draw:circle>
        <draw:connector draw:style-name="gr10" draw:text-style-name="P3" draw:layer="layout" svg:x1="6.208cm" svg:y1="5.3cm" svg:x2="6.808cm" svg:y2="5.3cm" draw:start-shape="id61" draw:start-glue-point="1" draw:end-shape="id62" draw:end-glue-point="3" svg:d="M6208 5300h600" svg:viewBox="0 0 601 1">
          <text:p/>
        </draw:connector>
        <draw:circle draw:style-name="gr9" draw:text-style-name="P8" xml:id="id63" draw:id="id63" draw:layer="layout" svg:width="0.2cm" svg:height="0.2cm" svg:x="8.008cm" svg:y="5.2cm">
          <text:p/>
        </draw:circle>
        <draw:circle draw:style-name="gr9" draw:text-style-name="P8" xml:id="id64" draw:id="id64" draw:layer="layout" svg:width="0.2cm" svg:height="0.2cm" svg:x="8.808cm" svg:y="5.2cm">
          <text:p/>
        </draw:circle>
        <draw:connector draw:style-name="gr10" draw:text-style-name="P3" draw:layer="layout" svg:x1="8.208cm" svg:y1="5.3cm" svg:x2="8.808cm" svg:y2="5.3cm" draw:start-shape="id63" draw:start-glue-point="1" draw:end-shape="id64" draw:end-glue-point="3" svg:d="M8208 5300h600" svg:viewBox="0 0 601 1">
          <text:p/>
        </draw:connector>
        <draw:circle draw:style-name="gr9" draw:text-style-name="P8" xml:id="id65" draw:id="id65" draw:layer="layout" svg:width="0.2cm" svg:height="0.2cm" svg:x="10.008cm" svg:y="5.2cm">
          <text:p/>
        </draw:circle>
        <draw:circle draw:style-name="gr9" draw:text-style-name="P8" xml:id="id66" draw:id="id66" draw:layer="layout" svg:width="0.2cm" svg:height="0.2cm" svg:x="10.808cm" svg:y="5.2cm">
          <text:p/>
        </draw:circle>
        <draw:connector draw:style-name="gr10" draw:text-style-name="P3" draw:layer="layout" svg:x1="10.208cm" svg:y1="5.3cm" svg:x2="10.808cm" svg:y2="5.3cm" draw:start-shape="id65" draw:start-glue-point="1" draw:end-shape="id66" draw:end-glue-point="3" svg:d="M10208 5300h600" svg:viewBox="0 0 601 1">
          <text:p/>
        </draw:connector>
        <draw:connector draw:style-name="gr10" draw:text-style-name="P3" draw:layer="layout" svg:x1="2.901cm" svg:y1="5.3cm" svg:x2="4.008cm" svg:y2="5.3cm" draw:start-shape="id67" draw:start-glue-point="1" draw:end-shape="id59" draw:end-glue-point="3" svg:d="M2901 5300h1107" svg:viewBox="0 0 1108 1">
          <text:p/>
        </draw:connector>
        <draw:connector draw:style-name="gr10" draw:text-style-name="P3" draw:layer="layout" svg:x1="5.008cm" svg:y1="5.3cm" svg:x2="6.008cm" svg:y2="5.3cm" draw:start-shape="id60" draw:start-glue-point="1" draw:end-shape="id61" draw:end-glue-point="3" svg:d="M5008 5300h1000" svg:viewBox="0 0 1001 1">
          <text:p/>
        </draw:connector>
        <draw:connector draw:style-name="gr10" draw:text-style-name="P3" draw:layer="layout" svg:x1="7.008cm" svg:y1="5.3cm" svg:x2="8.008cm" svg:y2="5.3cm" draw:start-shape="id62" draw:start-glue-point="1" draw:end-shape="id63" draw:end-glue-point="3" svg:d="M7008 5300h1000" svg:viewBox="0 0 1001 1">
          <text:p/>
        </draw:connector>
        <draw:connector draw:style-name="gr10" draw:text-style-name="P3" draw:layer="layout" svg:x1="10.008cm" svg:y1="5.3cm" svg:x2="9.008cm" svg:y2="5.3cm" draw:start-shape="id65" draw:start-glue-point="3" draw:end-shape="id64" draw:end-glue-point="1" svg:d="M10008 5300h-1000" svg:viewBox="0 0 1001 1">
          <text:p/>
        </draw:connector>
        <draw:frame draw:style-name="gr17" draw:text-style-name="P12" draw:layer="layout" svg:width="0.621cm" svg:height="2.543cm" svg:x="2.503cm" svg:y="3.878cm">
          <draw:text-box>
            <text:p text:style-name="P11"><text:span text:style-name="T2">8</text:span></text:p>
            <text:p text:style-name="P11"><text:span text:style-name="T2">6</text:span></text:p>
            <text:p text:style-name="P11"><text:span text:style-name="T2">4</text:span></text:p>
            <text:p text:style-name="P11"><text:span text:style-name="T2">2</text:span></text:p>
            <text:p text:style-name="P11"><text:span text:style-name="T3">7</text:span></text:p>
            <text:p text:style-name="P11"><text:span text:style-name="T3">5</text:span></text:p>
            <text:p text:style-name="P11"><text:span text:style-name="T4">3</text:span></text:p>
            <text:p text:style-name="P11"><text:span text:style-name="T4">1</text:span></text:p>
          </draw:text-box>
        </draw:frame>
        <draw:frame draw:style-name="gr16" draw:text-style-name="P10" draw:layer="layout" svg:width="1.48cm" svg:height="0.64cm" svg:x="5.801cm" svg:y="6.3cm">
          <draw:text-box>
            <text:p><text:span text:style-name="T1">Sensor 2</text:span></text:p>
          </draw:text-box>
        </draw:frame>
        <draw:frame draw:style-name="gr16" draw:text-style-name="P10" draw:layer="layout" svg:width="1.48cm" svg:height="0.64cm" svg:x="7.801cm" svg:y="6.3cm">
          <draw:text-box>
            <text:p><text:span text:style-name="T1">Sensor 3</text:span></text:p>
          </draw:text-box>
        </draw:frame>
        <draw:frame draw:style-name="gr16" draw:text-style-name="P10" draw:layer="layout" svg:width="1.48cm" svg:height="0.64cm" svg:x="9.801cm" svg:y="6.3cm">
          <draw:text-box>
            <text:p><text:span text:style-name="T1">Sensor 4</text:span></text:p>
          </draw:text-box>
        </draw:frame>
        <draw:frame draw:style-name="gr16" draw:text-style-name="P10" draw:layer="layout" svg:width="1.48cm" svg:height="0.64cm" svg:x="2.101cm" svg:y="6.3cm">
          <draw:text-box>
            <text:p><text:span text:style-name="T1">Interface</text:span></text:p>
          </draw:text-box>
        </draw:frame>
        <draw:frame draw:style-name="gr18" draw:text-style-name="P13" draw:layer="layout" svg:width="5.298cm" svg:height="0.963cm" draw:transform="rotate (0.785398163397448) translate (13.505cm 6.319cm)">
          <draw:text-box>
            <text:p>OK FOR TYPE 2</text:p>
          </draw:text-box>
        </draw:frame>
      </draw:page>
      <draw:page draw:name="page2" draw:style-name="dp1" draw:master-page-name="Default">
        <draw:rect draw:style-name="gr1" draw:text-style-name="P1" draw:layer="layout" svg:width="9.7cm" svg:height="4.2cm" svg:x="1.9cm" svg:y="6.9cm">
          <text:p/>
        </draw:rect>
        <draw:rect draw:style-name="gr3" draw:text-style-name="P3" draw:layer="layout" svg:width="0.6cm" svg:height="2.9cm" svg:x="2.501cm" svg:y="7.5cm">
          <text:p/>
        </draw:rect>
        <draw:rect draw:style-name="gr19" draw:text-style-name="P3" draw:layer="layout" svg:width="1.2cm" svg:height="2.9cm" svg:x="5.902cm" svg:y="7.488cm">
          <text:p/>
        </draw:rect>
        <draw:rect draw:style-name="gr3" draw:text-style-name="P3" draw:layer="layout" svg:width="1.2cm" svg:height="2.9cm" svg:x="7.902cm" svg:y="7.488cm">
          <text:p/>
        </draw:rect>
        <draw:rect draw:style-name="gr3" draw:text-style-name="P3" draw:layer="layout" svg:width="1.2cm" svg:height="2.9cm" svg:x="3.902cm" svg:y="7.488cm">
          <text:p/>
        </draw:rect>
        <draw:circle draw:style-name="gr4" draw:text-style-name="P4" xml:id="id104" draw:id="id104" draw:layer="layout" svg:width="0.2cm" svg:height="0.2cm" svg:x="2.701cm" svg:y="7.988cm">
          <text:p/>
        </draw:circle>
        <draw:circle draw:style-name="gr4" draw:text-style-name="P5" xml:id="id98" draw:id="id98" draw:layer="layout" svg:width="0.2cm" svg:height="0.2cm" svg:x="4.002cm" svg:y="7.988cm">
          <text:p/>
        </draw:circle>
        <draw:circle draw:style-name="gr20" draw:text-style-name="P14" xml:id="id69" draw:id="id69" draw:layer="layout" svg:width="0.2cm" svg:height="0.2cm" svg:x="4.802cm" svg:y="7.988cm">
          <text:p/>
        </draw:circle>
        <draw:circle draw:style-name="gr20" draw:text-style-name="P14" xml:id="id105" draw:id="id105" draw:layer="layout" svg:width="0.2cm" svg:height="0.2cm" svg:x="2.701cm" svg:y="8.288cm">
          <text:p/>
        </draw:circle>
        <draw:circle draw:style-name="gr20" draw:text-style-name="P14" xml:id="id68" draw:id="id68" draw:layer="layout" svg:width="0.2cm" svg:height="0.2cm" svg:x="4.002cm" svg:y="8.288cm">
          <text:p/>
        </draw:circle>
        <draw:circle draw:style-name="gr6" draw:text-style-name="P6" xml:id="id71" draw:id="id71" draw:layer="layout" svg:width="0.2cm" svg:height="0.2cm" svg:x="4.802cm" svg:y="8.288cm">
          <text:p/>
        </draw:circle>
        <draw:connector draw:style-name="gr21" draw:text-style-name="P3" draw:layer="layout" draw:type="curve" svg:x1="4.202cm" svg:y1="8.388cm" svg:x2="4.802cm" svg:y2="8.088cm" draw:start-shape="id68" draw:start-glue-point="1" draw:end-shape="id69" draw:end-glue-point="3" svg:d="M4202 8388c450 0 150-300 600-300" svg:viewBox="0 0 601 301">
          <text:p/>
        </draw:connector>
        <draw:circle draw:style-name="gr6" draw:text-style-name="P6" xml:id="id106" draw:id="id106" draw:layer="layout" svg:width="0.2cm" svg:height="0.2cm" svg:x="2.701cm" svg:y="8.588cm">
          <text:p/>
        </draw:circle>
        <draw:circle draw:style-name="gr6" draw:text-style-name="P6" xml:id="id70" draw:id="id70" draw:layer="layout" svg:width="0.2cm" svg:height="0.2cm" svg:x="4.002cm" svg:y="8.588cm">
          <text:p/>
        </draw:circle>
        <draw:circle draw:style-name="gr6" draw:text-style-name="P6" xml:id="id73" draw:id="id73" draw:layer="layout" svg:width="0.2cm" svg:height="0.2cm" svg:x="4.802cm" svg:y="8.588cm">
          <text:p/>
        </draw:circle>
        <draw:connector draw:style-name="gr13" draw:text-style-name="P3" draw:layer="layout" draw:type="curve" svg:x1="4.202cm" svg:y1="8.688cm" svg:x2="4.802cm" svg:y2="8.388cm" draw:start-shape="id70" draw:start-glue-point="1" draw:end-shape="id71" draw:end-glue-point="3" svg:d="M4202 8688c450 0 150-300 600-300" svg:viewBox="0 0 601 301">
          <text:p/>
        </draw:connector>
        <draw:circle draw:style-name="gr6" draw:text-style-name="P6" xml:id="id107" draw:id="id107" draw:layer="layout" svg:width="0.2cm" svg:height="0.2cm" svg:x="2.701cm" svg:y="8.888cm">
          <text:p/>
        </draw:circle>
        <draw:circle draw:style-name="gr6" draw:text-style-name="P6" xml:id="id72" draw:id="id72" draw:layer="layout" svg:width="0.2cm" svg:height="0.2cm" svg:x="4.002cm" svg:y="8.888cm">
          <text:p/>
        </draw:circle>
        <draw:circle draw:style-name="gr14" draw:text-style-name="P3" xml:id="id110" draw:id="id110" draw:layer="layout" svg:width="0.2cm" svg:height="0.2cm" svg:x="4.802cm" svg:y="8.888cm">
          <text:p/>
        </draw:circle>
        <draw:connector draw:style-name="gr22" draw:text-style-name="P3" draw:layer="layout" draw:type="curve" svg:x1="4.202cm" svg:y1="8.988cm" svg:x2="4.802cm" svg:y2="8.688cm" draw:start-shape="id72" draw:start-glue-point="1" draw:end-shape="id73" draw:end-glue-point="3" svg:d="M4202 8988c450 0 150-300 600-300" svg:viewBox="0 0 601 301">
          <text:p/>
        </draw:connector>
        <draw:circle draw:style-name="gr7" draw:text-style-name="P7" xml:id="id108" draw:id="id108" draw:layer="layout" svg:width="0.2cm" svg:height="0.2cm" svg:x="2.701cm" svg:y="10.088cm">
          <text:p/>
        </draw:circle>
        <draw:circle draw:style-name="gr7" draw:text-style-name="P7" xml:id="id74" draw:id="id74" draw:layer="layout" svg:width="0.2cm" svg:height="0.2cm" svg:x="4.002cm" svg:y="10.088cm">
          <text:p/>
        </draw:circle>
        <draw:circle draw:style-name="gr7" draw:text-style-name="P7" xml:id="id75" draw:id="id75" draw:layer="layout" svg:width="0.2cm" svg:height="0.2cm" svg:x="4.802cm" svg:y="10.088cm">
          <text:p/>
        </draw:circle>
        <draw:connector draw:style-name="gr8" draw:text-style-name="P3" draw:layer="layout" svg:x1="4.202cm" svg:y1="10.188cm" svg:x2="4.802cm" svg:y2="10.188cm" draw:start-shape="id74" draw:start-glue-point="1" draw:end-shape="id75" draw:end-glue-point="3" svg:d="M4202 10188h600" svg:viewBox="0 0 601 1">
          <text:p/>
        </draw:connector>
        <draw:circle draw:style-name="gr9" draw:text-style-name="P8" xml:id="id109" draw:id="id109" draw:layer="layout" svg:width="0.2cm" svg:height="0.2cm" svg:x="2.701cm" svg:y="9.488cm">
          <text:p/>
        </draw:circle>
        <draw:circle draw:style-name="gr9" draw:text-style-name="P8" xml:id="id76" draw:id="id76" draw:layer="layout" svg:width="0.2cm" svg:height="0.2cm" svg:x="4.002cm" svg:y="9.488cm">
          <text:p/>
        </draw:circle>
        <draw:circle draw:style-name="gr9" draw:text-style-name="P8" xml:id="id77" draw:id="id77" draw:layer="layout" svg:width="0.2cm" svg:height="0.2cm" svg:x="4.802cm" svg:y="9.488cm">
          <text:p/>
        </draw:circle>
        <draw:connector draw:style-name="gr10" draw:text-style-name="P3" draw:layer="layout" svg:x1="4.202cm" svg:y1="9.588cm" svg:x2="4.802cm" svg:y2="9.588cm" draw:start-shape="id76" draw:start-glue-point="1" draw:end-shape="id77" draw:end-glue-point="3" svg:d="M4202 9588h600" svg:viewBox="0 0 601 1">
          <text:p/>
        </draw:connector>
        <draw:circle draw:style-name="gr20" draw:text-style-name="P14" xml:id="id78" draw:id="id78" draw:layer="layout" svg:width="0.2cm" svg:height="0.2cm" svg:x="6.002cm" svg:y="7.988cm">
          <text:p/>
        </draw:circle>
        <draw:circle draw:style-name="gr14" draw:text-style-name="P3" xml:id="id100" draw:id="id100" draw:layer="layout" svg:width="0.2cm" svg:height="0.2cm" svg:x="6.802cm" svg:y="7.988cm">
          <text:p/>
        </draw:circle>
        <draw:circle draw:style-name="gr6" draw:text-style-name="P6" xml:id="id80" draw:id="id80" draw:layer="layout" svg:width="0.2cm" svg:height="0.2cm" svg:x="6.002cm" svg:y="8.288cm">
          <text:p/>
        </draw:circle>
        <draw:circle draw:style-name="gr20" draw:text-style-name="P14" xml:id="id79" draw:id="id79" draw:layer="layout" svg:width="0.2cm" svg:height="0.2cm" svg:x="6.802cm" svg:y="8.288cm">
          <text:p/>
        </draw:circle>
        <draw:connector draw:style-name="gr21" draw:text-style-name="P3" draw:layer="layout" draw:type="curve" svg:x1="6.202cm" svg:y1="8.088cm" svg:x2="6.802cm" svg:y2="8.388cm" draw:start-shape="id78" draw:start-glue-point="1" draw:end-shape="id79" draw:end-glue-point="3" svg:d="M6202 8088c450 0 150 300 600 300" svg:viewBox="0 0 601 301">
          <text:p/>
        </draw:connector>
        <draw:circle draw:style-name="gr14" draw:text-style-name="P3" xml:id="id82" draw:id="id82" draw:layer="layout" svg:width="0.2cm" svg:height="0.2cm" svg:x="6.002cm" svg:y="8.588cm">
          <text:p/>
        </draw:circle>
        <draw:circle draw:style-name="gr6" draw:text-style-name="P6" xml:id="id81" draw:id="id81" draw:layer="layout" svg:width="0.2cm" svg:height="0.2cm" svg:x="6.802cm" svg:y="8.588cm">
          <text:p/>
        </draw:circle>
        <draw:connector draw:style-name="gr13" draw:text-style-name="P3" draw:layer="layout" draw:type="curve" svg:x1="6.202cm" svg:y1="8.388cm" svg:x2="6.802cm" svg:y2="8.688cm" draw:start-shape="id80" draw:start-glue-point="1" draw:end-shape="id81" draw:end-glue-point="3" svg:d="M6202 8388c450 0 150 300 600 300" svg:viewBox="0 0 601 301">
          <text:p/>
        </draw:connector>
        <draw:circle draw:style-name="gr14" draw:text-style-name="P3" draw:layer="layout" svg:width="0.2cm" svg:height="0.2cm" svg:x="6.002cm" svg:y="8.888cm">
          <text:p/>
        </draw:circle>
        <draw:circle draw:style-name="gr14" draw:text-style-name="P3" xml:id="id83" draw:id="id83" draw:layer="layout" svg:width="0.2cm" svg:height="0.2cm" svg:x="6.802cm" svg:y="8.888cm">
          <text:p/>
        </draw:circle>
        <draw:connector draw:style-name="gr23" draw:text-style-name="P3" draw:layer="layout" draw:type="curve" svg:x1="6.202cm" svg:y1="8.688cm" svg:x2="6.802cm" svg:y2="8.988cm" draw:start-shape="id82" draw:start-glue-point="1" draw:end-shape="id83" draw:end-glue-point="3" svg:d="M6202 8688c450 0 150 300 600 300" svg:viewBox="0 0 601 301">
          <text:p/>
        </draw:connector>
        <draw:circle draw:style-name="gr7" draw:text-style-name="P7" xml:id="id84" draw:id="id84" draw:layer="layout" svg:width="0.2cm" svg:height="0.2cm" svg:x="6.002cm" svg:y="10.088cm">
          <text:p/>
        </draw:circle>
        <draw:circle draw:style-name="gr7" draw:text-style-name="P7" xml:id="id85" draw:id="id85" draw:layer="layout" svg:width="0.2cm" svg:height="0.2cm" svg:x="6.802cm" svg:y="10.088cm">
          <text:p/>
        </draw:circle>
        <draw:connector draw:style-name="gr8" draw:text-style-name="P3" draw:layer="layout" svg:x1="6.202cm" svg:y1="10.188cm" svg:x2="6.802cm" svg:y2="10.188cm" draw:start-shape="id84" draw:start-glue-point="1" draw:end-shape="id85" draw:end-glue-point="3" svg:d="M6202 10188h600" svg:viewBox="0 0 601 1">
          <text:p/>
        </draw:connector>
        <draw:circle draw:style-name="gr9" draw:text-style-name="P8" xml:id="id86" draw:id="id86" draw:layer="layout" svg:width="0.2cm" svg:height="0.2cm" svg:x="6.002cm" svg:y="9.488cm">
          <text:p/>
        </draw:circle>
        <draw:circle draw:style-name="gr9" draw:text-style-name="P8" xml:id="id87" draw:id="id87" draw:layer="layout" svg:width="0.2cm" svg:height="0.2cm" svg:x="6.802cm" svg:y="9.488cm">
          <text:p/>
        </draw:circle>
        <draw:connector draw:style-name="gr10" draw:text-style-name="P3" draw:layer="layout" svg:x1="6.202cm" svg:y1="9.588cm" svg:x2="6.802cm" svg:y2="9.588cm" draw:start-shape="id86" draw:start-glue-point="1" draw:end-shape="id87" draw:end-glue-point="3" svg:d="M6202 9588h600" svg:viewBox="0 0 601 1">
          <text:p/>
        </draw:connector>
        <draw:circle draw:style-name="gr14" draw:text-style-name="P3" xml:id="id102" draw:id="id102" draw:layer="layout" svg:width="0.2cm" svg:height="0.2cm" svg:x="8.002cm" svg:y="7.988cm">
          <text:p/>
        </draw:circle>
        <draw:circle draw:style-name="gr20" draw:text-style-name="P14" xml:id="id89" draw:id="id89" draw:layer="layout" svg:width="0.2cm" svg:height="0.2cm" svg:x="8.802cm" svg:y="7.988cm">
          <text:p/>
        </draw:circle>
        <draw:circle draw:style-name="gr20" draw:text-style-name="P14" xml:id="id88" draw:id="id88" draw:layer="layout" svg:width="0.2cm" svg:height="0.2cm" svg:x="8.002cm" svg:y="8.288cm">
          <text:p/>
        </draw:circle>
        <draw:circle draw:style-name="gr6" draw:text-style-name="P6" xml:id="id91" draw:id="id91" draw:layer="layout" svg:width="0.2cm" svg:height="0.2cm" svg:x="8.802cm" svg:y="8.288cm">
          <text:p/>
        </draw:circle>
        <draw:connector draw:style-name="gr21" draw:text-style-name="P3" draw:layer="layout" draw:type="curve" svg:x1="8.202cm" svg:y1="8.388cm" svg:x2="8.802cm" svg:y2="8.088cm" draw:start-shape="id88" draw:start-glue-point="1" draw:end-shape="id89" draw:end-glue-point="3" svg:d="M8202 8388c450 0 150-300 600-300" svg:viewBox="0 0 601 301">
          <text:p/>
        </draw:connector>
        <draw:circle draw:style-name="gr6" draw:text-style-name="P6" xml:id="id90" draw:id="id90" draw:layer="layout" svg:width="0.2cm" svg:height="0.2cm" svg:x="8.002cm" svg:y="8.588cm">
          <text:p/>
        </draw:circle>
        <draw:circle draw:style-name="gr14" draw:text-style-name="P3" xml:id="id93" draw:id="id93" draw:layer="layout" svg:width="0.2cm" svg:height="0.2cm" svg:x="8.802cm" svg:y="8.588cm">
          <text:p/>
        </draw:circle>
        <draw:connector draw:style-name="gr13" draw:text-style-name="P3" draw:layer="layout" draw:type="curve" svg:x1="8.202cm" svg:y1="8.688cm" svg:x2="8.802cm" svg:y2="8.388cm" draw:start-shape="id90" draw:start-glue-point="1" draw:end-shape="id91" draw:end-glue-point="3" svg:d="M8202 8688c450 0 150-300 600-300" svg:viewBox="0 0 601 301">
          <text:p/>
        </draw:connector>
        <draw:circle draw:style-name="gr14" draw:text-style-name="P3" xml:id="id92" draw:id="id92" draw:layer="layout" svg:width="0.2cm" svg:height="0.2cm" svg:x="8.002cm" svg:y="8.888cm">
          <text:p/>
        </draw:circle>
        <draw:circle draw:style-name="gr14" draw:text-style-name="P3" draw:layer="layout" svg:width="0.2cm" svg:height="0.2cm" svg:x="8.802cm" svg:y="8.888cm">
          <text:p/>
        </draw:circle>
        <draw:connector draw:style-name="gr23" draw:text-style-name="P3" draw:layer="layout" draw:type="curve" svg:x1="8.202cm" svg:y1="8.988cm" svg:x2="8.802cm" svg:y2="8.688cm" draw:start-shape="id92" draw:start-glue-point="1" draw:end-shape="id93" draw:end-glue-point="3" svg:d="M8202 8988c450 0 150-300 600-300" svg:viewBox="0 0 601 301">
          <text:p/>
        </draw:connector>
        <draw:circle draw:style-name="gr7" draw:text-style-name="P7" xml:id="id94" draw:id="id94" draw:layer="layout" svg:width="0.2cm" svg:height="0.2cm" svg:x="8.002cm" svg:y="10.088cm">
          <text:p/>
        </draw:circle>
        <draw:circle draw:style-name="gr7" draw:text-style-name="P7" xml:id="id95" draw:id="id95" draw:layer="layout" svg:width="0.2cm" svg:height="0.2cm" svg:x="8.802cm" svg:y="10.088cm">
          <text:p/>
        </draw:circle>
        <draw:connector draw:style-name="gr8" draw:text-style-name="P3" draw:layer="layout" svg:x1="8.202cm" svg:y1="10.188cm" svg:x2="8.802cm" svg:y2="10.188cm" draw:start-shape="id94" draw:start-glue-point="1" draw:end-shape="id95" draw:end-glue-point="3" svg:d="M8202 10188h600" svg:viewBox="0 0 601 1">
          <text:p/>
        </draw:connector>
        <draw:circle draw:style-name="gr9" draw:text-style-name="P8" xml:id="id96" draw:id="id96" draw:layer="layout" svg:width="0.2cm" svg:height="0.2cm" svg:x="8.002cm" svg:y="9.488cm">
          <text:p/>
        </draw:circle>
        <draw:circle draw:style-name="gr9" draw:text-style-name="P8" xml:id="id97" draw:id="id97" draw:layer="layout" svg:width="0.2cm" svg:height="0.2cm" svg:x="8.802cm" svg:y="9.488cm">
          <text:p/>
        </draw:circle>
        <draw:connector draw:style-name="gr10" draw:text-style-name="P3" draw:layer="layout" svg:x1="8.202cm" svg:y1="9.588cm" svg:x2="8.802cm" svg:y2="9.588cm" draw:start-shape="id96" draw:start-glue-point="1" draw:end-shape="id97" draw:end-glue-point="3" svg:d="M8202 9588h600" svg:viewBox="0 0 601 1">
          <text:p/>
        </draw:connector>
        <draw:circle draw:style-name="gr24" draw:text-style-name="P15" xml:id="id99" draw:id="id99" draw:layer="layout" svg:width="0.2cm" svg:height="0.2cm" svg:x="4.403cm" svg:y="7.588cm">
          <text:p/>
        </draw:circle>
        <draw:connector draw:style-name="gr12" draw:text-style-name="P3" draw:layer="layout" draw:type="curve" svg:x1="4.202cm" svg:y1="8.088cm" svg:x2="4.403cm" svg:y2="7.688cm" draw:start-shape="id98" draw:start-glue-point="1" draw:end-shape="id99" draw:end-glue-point="3" svg:d="M4202 8088c151 0 51-400 201-400" svg:viewBox="0 0 202 401">
          <text:p/>
        </draw:connector>
        <draw:circle draw:style-name="gr25" draw:text-style-name="P16" xml:id="id101" draw:id="id101" draw:layer="layout" svg:width="0.2cm" svg:height="0.2cm" svg:x="6.403cm" svg:y="7.588cm">
          <text:p/>
        </draw:circle>
        <draw:circle draw:style-name="gr25" draw:text-style-name="P16" xml:id="id103" draw:id="id103" draw:layer="layout" svg:width="0.2cm" svg:height="0.2cm" svg:x="8.403cm" svg:y="7.588cm">
          <text:p/>
        </draw:circle>
        <draw:connector draw:style-name="gr26" draw:text-style-name="P3" draw:layer="layout" draw:type="curve" svg:x1="6.802cm" svg:y1="8.088cm" svg:x2="6.603cm" svg:y2="7.688cm" draw:start-shape="id100" draw:start-glue-point="3" draw:end-shape="id101" draw:end-glue-point="1" svg:d="M6802 8088c-148 0-49-400-199-400" svg:viewBox="0 0 200 401">
          <text:p/>
        </draw:connector>
        <draw:connector draw:style-name="gr26" draw:text-style-name="P3" draw:layer="layout" draw:type="curve" svg:x1="8.202cm" svg:y1="8.088cm" svg:x2="8.403cm" svg:y2="7.688cm" draw:start-shape="id102" draw:start-glue-point="1" draw:end-shape="id103" draw:end-glue-point="3" svg:d="M8202 8088c151 0 51-400 201-400" svg:viewBox="0 0 202 401">
          <text:p/>
        </draw:connector>
        <draw:connector draw:style-name="gr12" draw:text-style-name="P3" draw:layer="layout" svg:x1="2.901cm" svg:y1="8.088cm" svg:x2="4.002cm" svg:y2="8.088cm" draw:start-shape="id104" draw:start-glue-point="1" draw:end-shape="id98" draw:end-glue-point="3" svg:d="M2901 8088h1101" svg:viewBox="0 0 1102 1">
          <text:p/>
        </draw:connector>
        <draw:connector draw:style-name="gr21" draw:text-style-name="P3" draw:layer="layout" svg:x1="2.901cm" svg:y1="8.388cm" svg:x2="4.002cm" svg:y2="8.388cm" draw:start-shape="id105" draw:start-glue-point="1" draw:end-shape="id68" draw:end-glue-point="3" svg:d="M2901 8388h1101" svg:viewBox="0 0 1102 1">
          <text:p/>
        </draw:connector>
        <draw:connector draw:style-name="gr13" draw:text-style-name="P3" draw:layer="layout" svg:x1="2.901cm" svg:y1="8.688cm" svg:x2="4.002cm" svg:y2="8.688cm" draw:start-shape="id106" draw:start-glue-point="1" draw:end-shape="id70" draw:end-glue-point="3" svg:d="M2901 8688h1101" svg:viewBox="0 0 1102 1">
          <text:p/>
        </draw:connector>
        <draw:connector draw:style-name="gr27" draw:text-style-name="P14" draw:layer="layout" svg:x1="2.901cm" svg:y1="8.988cm" svg:x2="4.002cm" svg:y2="8.988cm" draw:start-shape="id107" draw:start-glue-point="1" draw:end-shape="id72" draw:end-glue-point="3" svg:d="M2901 8988h1101" svg:viewBox="0 0 1102 1">
          <text:p/>
        </draw:connector>
        <draw:connector draw:style-name="gr8" draw:text-style-name="P3" draw:layer="layout" svg:x1="2.901cm" svg:y1="10.188cm" svg:x2="4.002cm" svg:y2="10.188cm" draw:start-shape="id108" draw:start-glue-point="1" draw:end-shape="id74" draw:end-glue-point="3" svg:d="M2901 10188h1101" svg:viewBox="0 0 1102 1">
          <text:p/>
        </draw:connector>
        <draw:connector draw:style-name="gr10" draw:text-style-name="P3" draw:layer="layout" svg:x1="2.901cm" svg:y1="9.588cm" svg:x2="4.002cm" svg:y2="9.588cm" draw:start-shape="id109" draw:start-glue-point="1" draw:end-shape="id76" draw:end-glue-point="3" svg:d="M2901 9588h1101" svg:viewBox="0 0 1102 1">
          <text:p/>
        </draw:connector>
        <draw:connector draw:style-name="gr8" draw:text-style-name="P3" draw:layer="layout" svg:x1="5.002cm" svg:y1="10.188cm" svg:x2="6.002cm" svg:y2="10.188cm" draw:start-shape="id75" draw:start-glue-point="1" svg:d="M5002 10188h1000" svg:viewBox="0 0 1001 1">
          <text:p/>
        </draw:connector>
        <draw:connector draw:style-name="gr10" draw:text-style-name="P3" draw:layer="layout" svg:x1="5.002cm" svg:y1="9.588cm" svg:x2="6.002cm" svg:y2="9.588cm" draw:start-shape="id77" draw:start-glue-point="1" svg:d="M5002 9588h1000" svg:viewBox="0 0 1001 1">
          <text:p/>
        </draw:connector>
        <draw:connector draw:style-name="gr8" draw:text-style-name="P3" draw:layer="layout" svg:x1="7.002cm" svg:y1="10.188cm" svg:x2="8.002cm" svg:y2="10.188cm" draw:start-shape="id85" draw:start-glue-point="1" draw:end-shape="id94" draw:end-glue-point="3" svg:d="M7002 10188h1000" svg:viewBox="0 0 1001 1">
          <text:p/>
        </draw:connector>
        <draw:connector draw:style-name="gr10" draw:text-style-name="P3" draw:layer="layout" svg:x1="8.002cm" svg:y1="9.588cm" svg:x2="7.002cm" svg:y2="9.588cm" draw:start-shape="id96" draw:start-glue-point="3" draw:end-shape="id87" draw:end-glue-point="1" svg:d="M8002 9588h-1000" svg:viewBox="0 0 1001 1">
          <text:p/>
        </draw:connector>
        <draw:connector draw:style-name="gr21" draw:text-style-name="P3" draw:layer="layout" svg:x1="5.002cm" svg:y1="8.088cm" svg:x2="6.002cm" svg:y2="8.088cm" draw:start-shape="id69" draw:start-glue-point="1" svg:d="M5002 8088h1000" svg:viewBox="0 0 1001 1">
          <text:p/>
        </draw:connector>
        <draw:connector draw:style-name="gr26" draw:text-style-name="P3" draw:layer="layout" svg:x1="8.002cm" svg:y1="8.088cm" svg:x2="7.002cm" svg:y2="8.088cm" draw:start-shape="id102" draw:start-glue-point="3" draw:end-shape="id100" draw:end-glue-point="1" svg:d="M8002 8088h-1000" svg:viewBox="0 0 1001 1">
          <text:p/>
        </draw:connector>
        <draw:connector draw:style-name="gr21" draw:text-style-name="P3" draw:layer="layout" svg:x1="8.002cm" svg:y1="8.388cm" svg:x2="7.002cm" svg:y2="8.388cm" draw:start-shape="id88" draw:start-glue-point="3" draw:end-shape="id79" draw:end-glue-point="1" svg:d="M8002 8388h-1000" svg:viewBox="0 0 1001 1">
          <text:p/>
        </draw:connector>
        <draw:connector draw:style-name="gr13" draw:text-style-name="P3" draw:layer="layout" svg:x1="6.002cm" svg:y1="8.388cm" svg:x2="5.002cm" svg:y2="8.388cm" draw:end-shape="id71" draw:end-glue-point="1" svg:d="M6002 8388h-1000" svg:viewBox="0 0 1001 1">
          <text:p/>
        </draw:connector>
        <draw:connector draw:style-name="gr13" draw:text-style-name="P3" draw:layer="layout" svg:x1="8.002cm" svg:y1="8.688cm" svg:x2="7.002cm" svg:y2="8.688cm" draw:start-shape="id90" draw:start-glue-point="3" draw:end-shape="id81" draw:end-glue-point="1" svg:d="M8002 8688h-1000" svg:viewBox="0 0 1001 1">
          <text:p/>
        </draw:connector>
        <draw:connector draw:style-name="gr22" draw:text-style-name="P3" draw:layer="layout" svg:x1="6.002cm" svg:y1="8.688cm" svg:x2="5.002cm" svg:y2="8.688cm" draw:end-shape="id73" draw:end-glue-point="1" svg:d="M6002 8688h-1000" svg:viewBox="0 0 1001 1">
          <text:p/>
        </draw:connector>
        <draw:connector draw:style-name="gr28" draw:text-style-name="P3" draw:layer="layout" svg:x1="5.002cm" svg:y1="8.988cm" svg:x2="6.002cm" svg:y2="8.988cm" draw:start-shape="id110" draw:start-glue-point="1" svg:d="M5002 8988h1000" svg:viewBox="0 0 1001 1">
          <text:p/>
        </draw:connector>
        <draw:connector draw:style-name="gr23" draw:text-style-name="P3" draw:layer="layout" svg:x1="7.002cm" svg:y1="8.988cm" svg:x2="8.002cm" svg:y2="8.988cm" draw:start-shape="id83" draw:start-glue-point="1" draw:end-shape="id92" draw:end-glue-point="3" svg:d="M7002 8988h1000" svg:viewBox="0 0 1001 1">
          <text:p/>
        </draw:connector>
        <draw:frame draw:style-name="gr29" draw:text-style-name="P17" draw:layer="layout" svg:width="8.198cm" svg:height="0.726cm" svg:x="4.004cm" svg:y="12.162cm">
          <draw:text-box>
            <text:p><text:span text:style-name="T5">Connecting a sensor back to front</text:span></text:p>
          </draw:text-box>
        </draw:frame>
        <draw:circle draw:style-name="gr7" draw:text-style-name="P7" xml:id="id117" draw:id="id117" draw:layer="layout" svg:width="0.2cm" svg:height="0.2cm" svg:x="2.701cm" svg:y="9.788cm">
          <text:p/>
        </draw:circle>
        <draw:circle draw:style-name="gr7" draw:text-style-name="P7" xml:id="id111" draw:id="id111" draw:layer="layout" svg:width="0.2cm" svg:height="0.2cm" svg:x="4.002cm" svg:y="9.788cm">
          <text:p/>
        </draw:circle>
        <draw:circle draw:style-name="gr7" draw:text-style-name="P7" xml:id="id112" draw:id="id112" draw:layer="layout" svg:width="0.2cm" svg:height="0.2cm" svg:x="4.802cm" svg:y="9.788cm">
          <text:p/>
        </draw:circle>
        <draw:connector draw:style-name="gr8" draw:text-style-name="P3" draw:layer="layout" svg:x1="4.202cm" svg:y1="9.888cm" svg:x2="4.802cm" svg:y2="9.888cm" draw:start-shape="id111" draw:start-glue-point="1" draw:end-shape="id112" draw:end-glue-point="3" svg:d="M4202 9888h600" svg:viewBox="0 0 601 1">
          <text:p/>
        </draw:connector>
        <draw:circle draw:style-name="gr7" draw:text-style-name="P7" xml:id="id113" draw:id="id113" draw:layer="layout" svg:width="0.2cm" svg:height="0.2cm" svg:x="6.002cm" svg:y="9.788cm">
          <text:p/>
        </draw:circle>
        <draw:circle draw:style-name="gr7" draw:text-style-name="P7" xml:id="id114" draw:id="id114" draw:layer="layout" svg:width="0.2cm" svg:height="0.2cm" svg:x="6.802cm" svg:y="9.788cm">
          <text:p/>
        </draw:circle>
        <draw:connector draw:style-name="gr8" draw:text-style-name="P3" draw:layer="layout" svg:x1="6.202cm" svg:y1="9.888cm" svg:x2="6.802cm" svg:y2="9.888cm" draw:start-shape="id113" draw:start-glue-point="1" draw:end-shape="id114" draw:end-glue-point="3" svg:d="M6202 9888h600" svg:viewBox="0 0 601 1">
          <text:p/>
        </draw:connector>
        <draw:circle draw:style-name="gr7" draw:text-style-name="P7" xml:id="id115" draw:id="id115" draw:layer="layout" svg:width="0.2cm" svg:height="0.2cm" svg:x="8.002cm" svg:y="9.788cm">
          <text:p/>
        </draw:circle>
        <draw:circle draw:style-name="gr7" draw:text-style-name="P7" xml:id="id116" draw:id="id116" draw:layer="layout" svg:width="0.2cm" svg:height="0.2cm" svg:x="8.802cm" svg:y="9.788cm">
          <text:p/>
        </draw:circle>
        <draw:connector draw:style-name="gr8" draw:text-style-name="P3" draw:layer="layout" svg:x1="8.202cm" svg:y1="9.888cm" svg:x2="8.802cm" svg:y2="9.888cm" draw:start-shape="id115" draw:start-glue-point="1" draw:end-shape="id116" draw:end-glue-point="3" svg:d="M8202 9888h600" svg:viewBox="0 0 601 1">
          <text:p/>
        </draw:connector>
        <draw:connector draw:style-name="gr8" draw:text-style-name="P3" draw:layer="layout" svg:x1="2.901cm" svg:y1="9.888cm" svg:x2="4.002cm" svg:y2="9.888cm" draw:start-shape="id117" draw:start-glue-point="1" draw:end-shape="id111" draw:end-glue-point="3" svg:d="M2901 9888h1101" svg:viewBox="0 0 1102 1">
          <text:p/>
        </draw:connector>
        <draw:connector draw:style-name="gr8" draw:text-style-name="P3" draw:layer="layout" svg:x1="5.002cm" svg:y1="9.888cm" svg:x2="6.002cm" svg:y2="9.888cm" draw:start-shape="id112" draw:start-glue-point="1" svg:d="M5002 9888h1000" svg:viewBox="0 0 1001 1">
          <text:p/>
        </draw:connector>
        <draw:connector draw:style-name="gr8" draw:text-style-name="P3" draw:layer="layout" svg:x1="7.002cm" svg:y1="9.888cm" svg:x2="8.002cm" svg:y2="9.888cm" draw:start-shape="id114" draw:start-glue-point="1" draw:end-shape="id115" draw:end-glue-point="3" svg:d="M7002 9888h1000" svg:viewBox="0 0 1001 1">
          <text:p/>
        </draw:connector>
        <draw:circle draw:style-name="gr9" draw:text-style-name="P8" xml:id="id124" draw:id="id124" draw:layer="layout" svg:width="0.2cm" svg:height="0.2cm" svg:x="2.701cm" svg:y="9.188cm">
          <text:p/>
        </draw:circle>
        <draw:circle draw:style-name="gr9" draw:text-style-name="P8" xml:id="id118" draw:id="id118" draw:layer="layout" svg:width="0.2cm" svg:height="0.2cm" svg:x="4.002cm" svg:y="9.188cm">
          <text:p/>
        </draw:circle>
        <draw:circle draw:style-name="gr9" draw:text-style-name="P8" xml:id="id119" draw:id="id119" draw:layer="layout" svg:width="0.2cm" svg:height="0.2cm" svg:x="4.802cm" svg:y="9.188cm">
          <text:p/>
        </draw:circle>
        <draw:connector draw:style-name="gr10" draw:text-style-name="P3" draw:layer="layout" svg:x1="4.202cm" svg:y1="9.288cm" svg:x2="4.802cm" svg:y2="9.288cm" draw:start-shape="id118" draw:start-glue-point="1" draw:end-shape="id119" draw:end-glue-point="3" svg:d="M4202 9288h600" svg:viewBox="0 0 601 1">
          <text:p/>
        </draw:connector>
        <draw:circle draw:style-name="gr9" draw:text-style-name="P8" xml:id="id120" draw:id="id120" draw:layer="layout" svg:width="0.2cm" svg:height="0.2cm" svg:x="6.002cm" svg:y="9.188cm">
          <text:p/>
        </draw:circle>
        <draw:circle draw:style-name="gr9" draw:text-style-name="P8" xml:id="id121" draw:id="id121" draw:layer="layout" svg:width="0.2cm" svg:height="0.2cm" svg:x="6.802cm" svg:y="9.188cm">
          <text:p/>
        </draw:circle>
        <draw:connector draw:style-name="gr10" draw:text-style-name="P3" draw:layer="layout" svg:x1="6.202cm" svg:y1="9.288cm" svg:x2="6.802cm" svg:y2="9.288cm" draw:start-shape="id120" draw:start-glue-point="1" draw:end-shape="id121" draw:end-glue-point="3" svg:d="M6202 9288h600" svg:viewBox="0 0 601 1">
          <text:p/>
        </draw:connector>
        <draw:circle draw:style-name="gr9" draw:text-style-name="P8" xml:id="id122" draw:id="id122" draw:layer="layout" svg:width="0.2cm" svg:height="0.2cm" svg:x="8.002cm" svg:y="9.188cm">
          <text:p/>
        </draw:circle>
        <draw:circle draw:style-name="gr9" draw:text-style-name="P8" xml:id="id123" draw:id="id123" draw:layer="layout" svg:width="0.2cm" svg:height="0.2cm" svg:x="8.802cm" svg:y="9.188cm">
          <text:p/>
        </draw:circle>
        <draw:connector draw:style-name="gr10" draw:text-style-name="P3" draw:layer="layout" svg:x1="8.202cm" svg:y1="9.288cm" svg:x2="8.802cm" svg:y2="9.288cm" draw:start-shape="id122" draw:start-glue-point="1" draw:end-shape="id123" draw:end-glue-point="3" svg:d="M8202 9288h600" svg:viewBox="0 0 601 1">
          <text:p/>
        </draw:connector>
        <draw:connector draw:style-name="gr10" draw:text-style-name="P3" draw:layer="layout" svg:x1="2.901cm" svg:y1="9.288cm" svg:x2="4.002cm" svg:y2="9.288cm" draw:start-shape="id124" draw:start-glue-point="1" draw:end-shape="id118" draw:end-glue-point="3" svg:d="M2901 9288h1101" svg:viewBox="0 0 1102 1">
          <text:p/>
        </draw:connector>
        <draw:connector draw:style-name="gr10" draw:text-style-name="P3" draw:layer="layout" svg:x1="5.002cm" svg:y1="9.288cm" svg:x2="6.002cm" svg:y2="9.288cm" draw:start-shape="id119" draw:start-glue-point="1" svg:d="M5002 9288h1000" svg:viewBox="0 0 1001 1">
          <text:p/>
        </draw:connector>
        <draw:connector draw:style-name="gr10" draw:text-style-name="P3" draw:layer="layout" svg:x1="8.002cm" svg:y1="9.288cm" svg:x2="7.002cm" svg:y2="9.288cm" draw:start-shape="id122" draw:start-glue-point="3" draw:end-shape="id121" draw:end-glue-point="1" svg:d="M8002 9288h-1000" svg:viewBox="0 0 1001 1">
          <text:p/>
        </draw:connector>
        <draw:rect draw:style-name="gr3" draw:text-style-name="P3" draw:layer="layout" svg:width="1.2cm" svg:height="2.9cm" svg:x="9.902cm" svg:y="7.488cm">
          <text:p/>
        </draw:rect>
        <draw:circle draw:style-name="gr20" draw:text-style-name="P14" xml:id="id135" draw:id="id135" draw:layer="layout" svg:width="0.2cm" svg:height="0.2cm" svg:x="10.002cm" svg:y="7.988cm">
          <text:p/>
        </draw:circle>
        <draw:circle draw:style-name="gr6" draw:text-style-name="P6" xml:id="id126" draw:id="id126" draw:layer="layout" svg:width="0.2cm" svg:height="0.2cm" svg:x="10.802cm" svg:y="7.988cm">
          <text:p/>
        </draw:circle>
        <draw:circle draw:style-name="gr6" draw:text-style-name="P6" xml:id="id125" draw:id="id125" draw:layer="layout" svg:width="0.2cm" svg:height="0.2cm" svg:x="10.002cm" svg:y="8.288cm">
          <text:p/>
        </draw:circle>
        <draw:circle draw:style-name="gr6" draw:text-style-name="P6" xml:id="id128" draw:id="id128" draw:layer="layout" svg:width="0.2cm" svg:height="0.2cm" svg:x="10.802cm" svg:y="8.288cm">
          <text:p/>
        </draw:circle>
        <draw:connector draw:style-name="gr13" draw:text-style-name="P3" draw:layer="layout" draw:type="curve" svg:x1="10.202cm" svg:y1="8.388cm" svg:x2="10.802cm" svg:y2="8.088cm" draw:start-shape="id125" draw:start-glue-point="1" draw:end-shape="id126" draw:end-glue-point="3" svg:d="M10202 8388c450 0 150-300 600-300" svg:viewBox="0 0 601 301">
          <text:p/>
        </draw:connector>
        <draw:circle draw:style-name="gr6" draw:text-style-name="P6" xml:id="id127" draw:id="id127" draw:layer="layout" svg:width="0.2cm" svg:height="0.2cm" svg:x="10.002cm" svg:y="8.588cm">
          <text:p/>
        </draw:circle>
        <draw:circle draw:style-name="gr14" draw:text-style-name="P3" xml:id="id130" draw:id="id130" draw:layer="layout" svg:width="0.2cm" svg:height="0.2cm" svg:x="10.802cm" svg:y="8.588cm">
          <text:p/>
        </draw:circle>
        <draw:connector draw:style-name="gr22" draw:text-style-name="P3" draw:layer="layout" draw:type="curve" svg:x1="10.202cm" svg:y1="8.688cm" svg:x2="10.802cm" svg:y2="8.388cm" draw:start-shape="id127" draw:start-glue-point="1" draw:end-shape="id128" draw:end-glue-point="3" svg:d="M10202 8688c450 0 150-300 600-300" svg:viewBox="0 0 601 301">
          <text:p/>
        </draw:connector>
        <draw:circle draw:style-name="gr14" draw:text-style-name="P3" xml:id="id129" draw:id="id129" draw:layer="layout" svg:width="0.2cm" svg:height="0.2cm" svg:x="10.002cm" svg:y="8.888cm">
          <text:p/>
        </draw:circle>
        <draw:circle draw:style-name="gr14" draw:text-style-name="P3" draw:layer="layout" svg:width="0.2cm" svg:height="0.2cm" svg:x="10.802cm" svg:y="8.888cm">
          <text:p/>
        </draw:circle>
        <draw:connector draw:style-name="gr28" draw:text-style-name="P3" draw:layer="layout" draw:type="curve" svg:x1="10.202cm" svg:y1="8.988cm" svg:x2="10.802cm" svg:y2="8.688cm" draw:start-shape="id129" draw:start-glue-point="1" draw:end-shape="id130" draw:end-glue-point="3" svg:d="M10202 8988c450 0 150-300 600-300" svg:viewBox="0 0 601 301">
          <text:p/>
        </draw:connector>
        <draw:circle draw:style-name="gr7" draw:text-style-name="P7" xml:id="id131" draw:id="id131" draw:layer="layout" svg:width="0.2cm" svg:height="0.2cm" svg:x="10.002cm" svg:y="10.088cm">
          <text:p/>
        </draw:circle>
        <draw:circle draw:style-name="gr7" draw:text-style-name="P7" xml:id="id132" draw:id="id132" draw:layer="layout" svg:width="0.2cm" svg:height="0.2cm" svg:x="10.802cm" svg:y="10.088cm">
          <text:p/>
        </draw:circle>
        <draw:connector draw:style-name="gr8" draw:text-style-name="P3" draw:layer="layout" svg:x1="10.202cm" svg:y1="10.188cm" svg:x2="10.802cm" svg:y2="10.188cm" draw:start-shape="id131" draw:start-glue-point="1" draw:end-shape="id132" draw:end-glue-point="3" svg:d="M10202 10188h600" svg:viewBox="0 0 601 1">
          <text:p/>
        </draw:connector>
        <draw:circle draw:style-name="gr9" draw:text-style-name="P8" xml:id="id133" draw:id="id133" draw:layer="layout" svg:width="0.2cm" svg:height="0.2cm" svg:x="10.002cm" svg:y="9.488cm">
          <text:p/>
        </draw:circle>
        <draw:circle draw:style-name="gr9" draw:text-style-name="P8" xml:id="id134" draw:id="id134" draw:layer="layout" svg:width="0.2cm" svg:height="0.2cm" svg:x="10.802cm" svg:y="9.488cm">
          <text:p/>
        </draw:circle>
        <draw:connector draw:style-name="gr10" draw:text-style-name="P3" draw:layer="layout" svg:x1="10.202cm" svg:y1="9.588cm" svg:x2="10.802cm" svg:y2="9.588cm" draw:start-shape="id133" draw:start-glue-point="1" draw:end-shape="id134" draw:end-glue-point="3" svg:d="M10202 9588h600" svg:viewBox="0 0 601 1">
          <text:p/>
        </draw:connector>
        <draw:circle draw:style-name="gr25" draw:text-style-name="P16" xml:id="id136" draw:id="id136" draw:layer="layout" svg:width="0.2cm" svg:height="0.2cm" svg:x="10.403cm" svg:y="7.588cm">
          <text:p/>
        </draw:circle>
        <draw:connector draw:style-name="gr21" draw:text-style-name="P3" draw:layer="layout" draw:type="curve" svg:x1="10.202cm" svg:y1="8.088cm" svg:x2="10.403cm" svg:y2="7.688cm" draw:start-shape="id135" draw:start-glue-point="1" draw:end-shape="id136" draw:end-glue-point="3" svg:d="M10202 8088c151 0 51-400 201-400" svg:viewBox="0 0 202 401">
          <text:p/>
        </draw:connector>
        <draw:circle draw:style-name="gr7" draw:text-style-name="P7" xml:id="id137" draw:id="id137" draw:layer="layout" svg:width="0.2cm" svg:height="0.2cm" svg:x="10.002cm" svg:y="9.788cm">
          <text:p/>
        </draw:circle>
        <draw:circle draw:style-name="gr7" draw:text-style-name="P7" xml:id="id138" draw:id="id138" draw:layer="layout" svg:width="0.2cm" svg:height="0.2cm" svg:x="10.802cm" svg:y="9.788cm">
          <text:p/>
        </draw:circle>
        <draw:connector draw:style-name="gr8" draw:text-style-name="P3" draw:layer="layout" svg:x1="10.202cm" svg:y1="9.888cm" svg:x2="10.802cm" svg:y2="9.888cm" draw:start-shape="id137" draw:start-glue-point="1" draw:end-shape="id138" draw:end-glue-point="3" svg:d="M10202 9888h600" svg:viewBox="0 0 601 1">
          <text:p/>
        </draw:connector>
        <draw:circle draw:style-name="gr9" draw:text-style-name="P8" xml:id="id139" draw:id="id139" draw:layer="layout" svg:width="0.2cm" svg:height="0.2cm" svg:x="10.002cm" svg:y="9.188cm">
          <text:p/>
        </draw:circle>
        <draw:circle draw:style-name="gr9" draw:text-style-name="P8" xml:id="id140" draw:id="id140" draw:layer="layout" svg:width="0.2cm" svg:height="0.2cm" svg:x="10.802cm" svg:y="9.188cm">
          <text:p/>
        </draw:circle>
        <draw:connector draw:style-name="gr10" draw:text-style-name="P3" draw:layer="layout" svg:x1="10.202cm" svg:y1="9.288cm" svg:x2="10.802cm" svg:y2="9.288cm" draw:start-shape="id139" draw:start-glue-point="1" draw:end-shape="id140" draw:end-glue-point="3" svg:d="M10202 9288h600" svg:viewBox="0 0 601 1">
          <text:p/>
        </draw:connector>
        <draw:connector draw:style-name="gr8" draw:text-style-name="P3" draw:layer="layout" svg:x1="9.002cm" svg:y1="9.888cm" svg:x2="10.001cm" svg:y2="9.888cm" draw:start-shape="id116" draw:start-glue-point="1" svg:d="M9002 9888h999" svg:viewBox="0 0 1000 1">
          <text:p/>
        </draw:connector>
        <draw:connector draw:style-name="gr8" draw:text-style-name="P3" draw:layer="layout" svg:x1="9.003cm" svg:y1="10.188cm" svg:x2="10.002cm" svg:y2="10.188cm" svg:d="M9003 10188h999" svg:viewBox="0 0 1000 1">
          <text:p/>
        </draw:connector>
        <draw:connector draw:style-name="gr8" draw:text-style-name="P3" draw:layer="layout" svg:x1="9.003cm" svg:y1="9.888cm" svg:x2="10.002cm" svg:y2="9.888cm" svg:d="M9003 9888h999" svg:viewBox="0 0 1000 1">
          <text:p/>
        </draw:connector>
        <draw:connector draw:style-name="gr10" draw:text-style-name="P3" draw:layer="layout" svg:x1="10.002cm" svg:y1="9.288cm" svg:x2="9.002cm" svg:y2="9.288cm" svg:d="M10002 9288h-1000" svg:viewBox="0 0 1001 1">
          <text:p/>
        </draw:connector>
        <draw:connector draw:style-name="gr10" draw:text-style-name="P3" draw:layer="layout" svg:x1="10.002cm" svg:y1="9.588cm" svg:x2="9.002cm" svg:y2="9.588cm" svg:d="M10002 9588h-1000" svg:viewBox="0 0 1001 1">
          <text:p/>
        </draw:connector>
        <draw:connector draw:style-name="gr21" draw:text-style-name="P3" draw:layer="layout" svg:x1="10.001cm" svg:y1="8.088cm" svg:x2="9.001cm" svg:y2="8.088cm" svg:d="M10001 8088h-1000" svg:viewBox="0 0 1001 1">
          <text:p/>
        </draw:connector>
        <draw:connector draw:style-name="gr13" draw:text-style-name="P3" draw:layer="layout" svg:x1="10.001cm" svg:y1="8.388cm" svg:x2="9.001cm" svg:y2="8.388cm" svg:d="M10001 8388h-1000" svg:viewBox="0 0 1001 1">
          <text:p/>
        </draw:connector>
        <draw:connector draw:style-name="gr23" draw:text-style-name="P3" draw:layer="layout" svg:x1="9.001cm" svg:y1="8.688cm" svg:x2="10.001cm" svg:y2="8.688cm" svg:d="M9001 8688h1000" svg:viewBox="0 0 1001 1">
          <text:p/>
        </draw:connector>
        <draw:connector draw:style-name="gr28" draw:text-style-name="P3" draw:layer="layout" svg:x1="9.001cm" svg:y1="8.988cm" svg:x2="10.001cm" svg:y2="8.988cm" svg:d="M9001 8988h1000" svg:viewBox="0 0 1001 1">
          <text:p/>
        </draw:connector>
        <draw:rect draw:style-name="gr2" draw:text-style-name="P2" draw:layer="layout" svg:width="9.5cm" svg:height="4cm" svg:x="2cm" svg:y="7cm">
          <text:p/>
        </draw:rect>
        <draw:frame draw:style-name="gr16" draw:text-style-name="P10" draw:layer="layout" svg:width="1.48cm" svg:height="0.64cm" svg:x="3.801cm" svg:y="10.311cm">
          <draw:text-box>
            <text:p><text:span text:style-name="T1">Sensor 1</text:span></text:p>
          </draw:text-box>
        </draw:frame>
        <draw:frame draw:style-name="gr16" draw:text-style-name="P10" draw:layer="layout" svg:width="1.48cm" svg:height="0.64cm" svg:x="5.801cm" svg:y="10.311cm">
          <draw:text-box>
            <text:p><text:span text:style-name="T1">Sensor 2</text:span></text:p>
          </draw:text-box>
        </draw:frame>
        <draw:frame draw:style-name="gr16" draw:text-style-name="P10" draw:layer="layout" svg:width="1.48cm" svg:height="0.64cm" svg:x="7.801cm" svg:y="10.311cm">
          <draw:text-box>
            <text:p><text:span text:style-name="T1">Sensor 3</text:span></text:p>
          </draw:text-box>
        </draw:frame>
        <draw:frame draw:style-name="gr16" draw:text-style-name="P10" draw:layer="layout" svg:width="1.48cm" svg:height="0.64cm" svg:x="9.801cm" svg:y="10.311cm">
          <draw:text-box>
            <text:p><text:span text:style-name="T1">Sensor 4</text:span></text:p>
          </draw:text-box>
        </draw:frame>
        <draw:frame draw:style-name="gr16" draw:text-style-name="P10" draw:layer="layout" svg:width="1.48cm" svg:height="0.64cm" svg:x="2.101cm" svg:y="10.311cm">
          <draw:text-box>
            <text:p><text:span text:style-name="T1">Interface</text:span></text:p>
          </draw:text-box>
        </draw:frame>
        <draw:frame draw:style-name="gr18" draw:text-style-name="P13" draw:layer="layout" svg:width="5.298cm" svg:height="0.963cm" draw:transform="rotate (0.785398163397448) translate (13.506cm 10.619cm)">
          <draw:text-box>
            <text:p>OK FOR TYPE 2</text:p>
          </draw:text-box>
        </draw:frame>
        <draw:frame draw:style-name="gr17" draw:text-style-name="P12" draw:layer="layout" svg:width="0.621cm" svg:height="2.543cm" svg:x="2.508cm" svg:y="7.879cm">
          <draw:text-box>
            <text:p text:style-name="P11"><text:span text:style-name="T2">8</text:span></text:p>
            <text:p text:style-name="P11"><text:span text:style-name="T2">6</text:span></text:p>
            <text:p text:style-name="P11"><text:span text:style-name="T2">4</text:span></text:p>
            <text:p text:style-name="P11"><text:span text:style-name="T2">2</text:span></text:p>
            <text:p text:style-name="P11"><text:span text:style-name="T3">7</text:span></text:p>
            <text:p text:style-name="P11"><text:span text:style-name="T3">5</text:span></text:p>
            <text:p text:style-name="P11"><text:span text:style-name="T4">3</text:span></text:p>
            <text:p text:style-name="P11"><text:span text:style-name="T4">1</text:span></text:p>
          </draw:text-box>
        </draw:frame>
      </draw:page>
      <draw:page draw:name="page3" draw:style-name="dp1" draw:master-page-name="Default">
        <draw:rect draw:style-name="gr1" draw:text-style-name="P1" draw:layer="layout" svg:width="9.7cm" svg:height="4.2cm" svg:x="1.9cm" svg:y="10.9cm">
          <text:p/>
        </draw:rect>
        <draw:rect draw:style-name="gr30" draw:text-style-name="P3" draw:layer="layout" svg:width="0.6cm" svg:height="2.9cm" svg:x="2.498cm" svg:y="11.6cm">
          <text:p/>
        </draw:rect>
        <draw:rect draw:style-name="gr31" draw:text-style-name="P3" draw:layer="layout" svg:width="1.2cm" svg:height="2.9cm" svg:x="5.902cm" svg:y="11.6cm">
          <text:p/>
        </draw:rect>
        <draw:rect draw:style-name="gr3" draw:text-style-name="P3" draw:layer="layout" svg:width="1.2cm" svg:height="2.9cm" svg:x="7.902cm" svg:y="11.6cm">
          <text:p/>
        </draw:rect>
        <draw:rect draw:style-name="gr3" draw:text-style-name="P3" draw:layer="layout" svg:width="1.2cm" svg:height="2.9cm" svg:x="9.902cm" svg:y="11.6cm">
          <text:p/>
        </draw:rect>
        <draw:rect draw:style-name="gr31" draw:text-style-name="P3" draw:layer="layout" svg:width="1.2cm" svg:height="2.9cm" svg:x="3.902cm" svg:y="11.6cm">
          <text:p/>
        </draw:rect>
        <draw:circle draw:style-name="gr6" draw:text-style-name="P18" draw:layer="layout" svg:width="0.2cm" svg:height="0.2cm" svg:x="2.698cm" svg:y="12.1cm">
          <text:p/>
        </draw:circle>
        <draw:circle draw:style-name="gr6" draw:text-style-name="P6" xml:id="id165" draw:id="id165" draw:layer="layout" svg:width="0.2cm" svg:height="0.2cm" svg:x="4.002cm" svg:y="12.1cm">
          <text:p/>
        </draw:circle>
        <draw:circle draw:style-name="gr6" draw:text-style-name="P6" xml:id="id142" draw:id="id142" draw:layer="layout" svg:width="0.2cm" svg:height="0.2cm" svg:x="4.802cm" svg:y="12.1cm">
          <text:p/>
        </draw:circle>
        <draw:circle draw:style-name="gr6" draw:text-style-name="P6" draw:layer="layout" svg:width="0.2cm" svg:height="0.2cm" svg:x="2.698cm" svg:y="12.4cm">
          <text:p/>
        </draw:circle>
        <draw:circle draw:style-name="gr6" draw:text-style-name="P6" xml:id="id141" draw:id="id141" draw:layer="layout" svg:width="0.2cm" svg:height="0.2cm" svg:x="4.002cm" svg:y="12.4cm">
          <text:p/>
        </draw:circle>
        <draw:circle draw:style-name="gr14" draw:text-style-name="P3" xml:id="id144" draw:id="id144" draw:layer="layout" svg:width="0.2cm" svg:height="0.2cm" svg:x="4.802cm" svg:y="12.4cm">
          <text:p/>
        </draw:circle>
        <draw:connector draw:style-name="gr32" draw:text-style-name="P6" draw:layer="layout" draw:type="curve" svg:x1="4.202cm" svg:y1="12.5cm" svg:x2="4.802cm" svg:y2="12.2cm" draw:start-shape="id141" draw:start-glue-point="1" draw:end-shape="id142" draw:end-glue-point="3" svg:d="M4202 12500c450 0 150-300 600-300" svg:viewBox="0 0 601 301">
          <text:p/>
        </draw:connector>
        <draw:circle draw:style-name="gr14" draw:text-style-name="P3" xml:id="id176" draw:id="id176" draw:layer="layout" svg:width="0.2cm" svg:height="0.2cm" svg:x="2.698cm" svg:y="12.7cm">
          <text:p/>
        </draw:circle>
        <draw:circle draw:style-name="gr14" draw:text-style-name="P3" xml:id="id143" draw:id="id143" draw:layer="layout" svg:width="0.2cm" svg:height="0.2cm" svg:x="4.002cm" svg:y="12.7cm">
          <text:p/>
        </draw:circle>
        <draw:circle draw:style-name="gr14" draw:text-style-name="P3" xml:id="id146" draw:id="id146" draw:layer="layout" svg:width="0.2cm" svg:height="0.2cm" svg:x="4.802cm" svg:y="12.7cm">
          <text:p/>
        </draw:circle>
        <draw:connector draw:style-name="gr12" draw:text-style-name="P3" draw:layer="layout" draw:type="curve" svg:x1="4.202cm" svg:y1="12.8cm" svg:x2="4.802cm" svg:y2="12.5cm" draw:start-shape="id143" draw:start-glue-point="1" draw:end-shape="id144" draw:end-glue-point="3" svg:d="M4202 12800c450 0 150-300 600-300" svg:viewBox="0 0 601 301">
          <text:p/>
        </draw:connector>
        <draw:circle draw:style-name="gr14" draw:text-style-name="P3" xml:id="id177" draw:id="id177" draw:layer="layout" svg:width="0.2cm" svg:height="0.2cm" svg:x="2.698cm" svg:y="13cm">
          <text:p/>
        </draw:circle>
        <draw:circle draw:style-name="gr14" draw:text-style-name="P3" xml:id="id145" draw:id="id145" draw:layer="layout" svg:width="0.2cm" svg:height="0.2cm" svg:x="4.002cm" svg:y="13cm">
          <text:p/>
        </draw:circle>
        <draw:circle draw:style-name="gr6" draw:text-style-name="P6" xml:id="id173" draw:id="id173" draw:layer="layout" svg:width="0.2cm" svg:height="0.2cm" svg:x="4.802cm" svg:y="13cm">
          <text:p/>
        </draw:circle>
        <draw:connector draw:style-name="gr12" draw:text-style-name="P3" draw:layer="layout" draw:type="curve" svg:x1="4.202cm" svg:y1="13.1cm" svg:x2="4.802cm" svg:y2="12.8cm" draw:start-shape="id145" draw:start-glue-point="1" draw:end-shape="id146" draw:end-glue-point="3" svg:d="M4202 13100c450 0 150-300 600-300" svg:viewBox="0 0 601 301">
          <text:p/>
        </draw:connector>
        <draw:circle draw:style-name="gr6" draw:text-style-name="P6" xml:id="id167" draw:id="id167" draw:layer="layout" svg:width="0.2cm" svg:height="0.2cm" svg:x="6.002cm" svg:y="12.1cm">
          <text:p/>
        </draw:circle>
        <draw:circle draw:style-name="gr14" draw:text-style-name="P3" xml:id="id148" draw:id="id148" draw:layer="layout" svg:width="0.2cm" svg:height="0.2cm" svg:x="6.802cm" svg:y="12.1cm">
          <text:p/>
        </draw:circle>
        <draw:circle draw:style-name="gr14" draw:text-style-name="P3" xml:id="id147" draw:id="id147" draw:layer="layout" svg:width="0.2cm" svg:height="0.2cm" svg:x="6.002cm" svg:y="12.4cm">
          <text:p/>
        </draw:circle>
        <draw:circle draw:style-name="gr14" draw:text-style-name="P3" xml:id="id150" draw:id="id150" draw:layer="layout" svg:width="0.2cm" svg:height="0.2cm" svg:x="6.802cm" svg:y="12.4cm">
          <text:p/>
        </draw:circle>
        <draw:connector draw:style-name="gr12" draw:text-style-name="P3" draw:layer="layout" draw:type="curve" svg:x1="6.202cm" svg:y1="12.5cm" svg:x2="6.802cm" svg:y2="12.2cm" draw:start-shape="id147" draw:start-glue-point="1" draw:end-shape="id148" draw:end-glue-point="3" svg:d="M6202 12500c450 0 150-300 600-300" svg:viewBox="0 0 601 301">
          <text:p/>
        </draw:connector>
        <draw:circle draw:style-name="gr14" draw:text-style-name="P3" xml:id="id149" draw:id="id149" draw:layer="layout" svg:width="0.2cm" svg:height="0.2cm" svg:x="6.002cm" svg:y="12.7cm">
          <text:p/>
        </draw:circle>
        <draw:circle draw:style-name="gr6" draw:text-style-name="P6" xml:id="id152" draw:id="id152" draw:layer="layout" svg:width="0.2cm" svg:height="0.2cm" svg:x="6.802cm" svg:y="12.7cm">
          <text:p/>
        </draw:circle>
        <draw:connector draw:style-name="gr12" draw:text-style-name="P3" draw:layer="layout" draw:type="curve" svg:x1="6.202cm" svg:y1="12.8cm" svg:x2="6.802cm" svg:y2="12.5cm" draw:start-shape="id149" draw:start-glue-point="1" draw:end-shape="id150" draw:end-glue-point="3" svg:d="M6202 12800c450 0 150-300 600-300" svg:viewBox="0 0 601 301">
          <text:p/>
        </draw:connector>
        <draw:circle draw:style-name="gr6" draw:text-style-name="P6" xml:id="id151" draw:id="id151" draw:layer="layout" svg:width="0.2cm" svg:height="0.2cm" svg:x="6.002cm" svg:y="13cm">
          <text:p/>
        </draw:circle>
        <draw:circle draw:style-name="gr6" draw:text-style-name="P6" xml:id="id174" draw:id="id174" draw:layer="layout" svg:width="0.2cm" svg:height="0.2cm" svg:x="6.802cm" svg:y="13cm">
          <text:p/>
        </draw:circle>
        <draw:connector draw:style-name="gr13" draw:text-style-name="P3" draw:layer="layout" draw:type="curve" svg:x1="6.202cm" svg:y1="13.1cm" svg:x2="6.802cm" svg:y2="12.8cm" draw:start-shape="id151" draw:start-glue-point="1" draw:end-shape="id152" draw:end-glue-point="3" svg:d="M6202 13100c450 0 150-300 600-300" svg:viewBox="0 0 601 301">
          <text:p/>
        </draw:connector>
        <draw:circle draw:style-name="gr14" draw:text-style-name="P3" xml:id="id169" draw:id="id169" draw:layer="layout" svg:width="0.2cm" svg:height="0.2cm" svg:x="8.002cm" svg:y="12.1cm">
          <text:p/>
        </draw:circle>
        <draw:circle draw:style-name="gr14" draw:text-style-name="P3" xml:id="id154" draw:id="id154" draw:layer="layout" svg:width="0.2cm" svg:height="0.2cm" svg:x="8.802cm" svg:y="12.1cm">
          <text:p/>
        </draw:circle>
        <draw:circle draw:style-name="gr14" draw:text-style-name="P3" xml:id="id153" draw:id="id153" draw:layer="layout" svg:width="0.2cm" svg:height="0.2cm" svg:x="8.002cm" svg:y="12.4cm">
          <text:p/>
        </draw:circle>
        <draw:circle draw:style-name="gr6" draw:text-style-name="P6" xml:id="id156" draw:id="id156" draw:layer="layout" svg:width="0.2cm" svg:height="0.2cm" svg:x="8.802cm" svg:y="12.4cm">
          <text:p/>
        </draw:circle>
        <draw:connector draw:style-name="gr12" draw:text-style-name="P3" draw:layer="layout" draw:type="curve" svg:x1="8.202cm" svg:y1="12.5cm" svg:x2="8.802cm" svg:y2="12.2cm" draw:start-shape="id153" draw:start-glue-point="1" draw:end-shape="id154" draw:end-glue-point="3" svg:d="M8202 12500c450 0 150-300 600-300" svg:viewBox="0 0 601 301">
          <text:p/>
        </draw:connector>
        <draw:circle draw:style-name="gr6" draw:text-style-name="P6" xml:id="id155" draw:id="id155" draw:layer="layout" svg:width="0.2cm" svg:height="0.2cm" svg:x="8.002cm" svg:y="12.7cm">
          <text:p/>
        </draw:circle>
        <draw:circle draw:style-name="gr6" draw:text-style-name="P6" xml:id="id158" draw:id="id158" draw:layer="layout" svg:width="0.2cm" svg:height="0.2cm" svg:x="8.802cm" svg:y="12.7cm">
          <text:p/>
        </draw:circle>
        <draw:connector draw:style-name="gr33" draw:text-style-name="P3" draw:layer="layout" draw:type="curve" svg:x1="8.202cm" svg:y1="12.8cm" svg:x2="8.802cm" svg:y2="12.5cm" draw:start-shape="id155" draw:start-glue-point="1" draw:end-shape="id156" draw:end-glue-point="3" svg:d="M8202 12800c450 0 150-300 600-300" svg:viewBox="0 0 601 301">
          <text:p/>
        </draw:connector>
        <draw:circle draw:style-name="gr6" draw:text-style-name="P6" xml:id="id157" draw:id="id157" draw:layer="layout" svg:width="0.2cm" svg:height="0.2cm" svg:x="8.002cm" svg:y="13cm">
          <text:p/>
        </draw:circle>
        <draw:circle draw:style-name="gr14" draw:text-style-name="P3" xml:id="id175" draw:id="id175" draw:layer="layout" svg:width="0.2cm" svg:height="0.2cm" svg:x="8.802cm" svg:y="13cm">
          <text:p/>
        </draw:circle>
        <draw:connector draw:style-name="gr33" draw:text-style-name="P3" draw:layer="layout" draw:type="curve" svg:x1="8.202cm" svg:y1="13.1cm" svg:x2="8.802cm" svg:y2="12.8cm" draw:start-shape="id157" draw:start-glue-point="1" draw:end-shape="id158" draw:end-glue-point="3" svg:d="M8202 13100c450 0 150-300 600-300" svg:viewBox="0 0 601 301">
          <text:p/>
        </draw:connector>
        <draw:circle draw:style-name="gr14" draw:text-style-name="P3" xml:id="id171" draw:id="id171" draw:layer="layout" svg:width="0.2cm" svg:height="0.2cm" svg:x="10.002cm" svg:y="12.1cm">
          <text:p/>
        </draw:circle>
        <draw:circle draw:style-name="gr6" draw:text-style-name="P6" xml:id="id160" draw:id="id160" draw:layer="layout" svg:width="0.2cm" svg:height="0.2cm" svg:x="10.802cm" svg:y="12.1cm">
          <text:p/>
        </draw:circle>
        <draw:circle draw:style-name="gr6" draw:text-style-name="P6" xml:id="id159" draw:id="id159" draw:layer="layout" svg:width="0.2cm" svg:height="0.2cm" svg:x="10.002cm" svg:y="12.4cm">
          <text:p/>
        </draw:circle>
        <draw:circle draw:style-name="gr6" draw:text-style-name="P6" xml:id="id162" draw:id="id162" draw:layer="layout" svg:width="0.2cm" svg:height="0.2cm" svg:x="10.802cm" svg:y="12.4cm">
          <text:p/>
        </draw:circle>
        <draw:connector draw:style-name="gr33" draw:text-style-name="P3" draw:layer="layout" draw:type="curve" svg:x1="10.202cm" svg:y1="12.5cm" svg:x2="10.802cm" svg:y2="12.2cm" draw:start-shape="id159" draw:start-glue-point="1" draw:end-shape="id160" draw:end-glue-point="3" svg:d="M10202 12500c450 0 150-300 600-300" svg:viewBox="0 0 601 301">
          <text:p/>
        </draw:connector>
        <draw:circle draw:style-name="gr6" draw:text-style-name="P6" xml:id="id161" draw:id="id161" draw:layer="layout" svg:width="0.2cm" svg:height="0.2cm" svg:x="10.002cm" svg:y="12.7cm">
          <text:p/>
        </draw:circle>
        <draw:circle draw:style-name="gr14" draw:text-style-name="P3" xml:id="id164" draw:id="id164" draw:layer="layout" svg:width="0.2cm" svg:height="0.2cm" svg:x="10.802cm" svg:y="12.7cm">
          <text:p/>
        </draw:circle>
        <draw:connector draw:style-name="gr33" draw:text-style-name="P3" draw:layer="layout" draw:type="curve" svg:x1="10.202cm" svg:y1="12.8cm" svg:x2="10.802cm" svg:y2="12.5cm" draw:start-shape="id161" draw:start-glue-point="1" draw:end-shape="id162" draw:end-glue-point="3" svg:d="M10202 12800c450 0 150-300 600-300" svg:viewBox="0 0 601 301">
          <text:p/>
        </draw:connector>
        <draw:circle draw:style-name="gr14" draw:text-style-name="P3" xml:id="id163" draw:id="id163" draw:layer="layout" svg:width="0.2cm" svg:height="0.2cm" svg:x="10.002cm" svg:y="13cm">
          <text:p/>
        </draw:circle>
        <draw:circle draw:style-name="gr14" draw:text-style-name="P3" draw:layer="layout" svg:width="0.2cm" svg:height="0.2cm" svg:x="10.802cm" svg:y="13cm">
          <text:p/>
        </draw:circle>
        <draw:connector draw:style-name="gr3" draw:text-style-name="P3" draw:layer="layout" draw:type="curve" svg:x1="10.202cm" svg:y1="13.1cm" svg:x2="10.802cm" svg:y2="12.8cm" draw:start-shape="id163" draw:start-glue-point="1" draw:end-shape="id164" draw:end-glue-point="3" svg:d="M10202 13100c450 0 150-300 600-300" svg:viewBox="0 0 601 301">
          <text:p/>
        </draw:connector>
        <draw:circle draw:style-name="gr34" draw:text-style-name="P6" xml:id="id166" draw:id="id166" draw:layer="layout" svg:width="0.2cm" svg:height="0.2cm" svg:x="4.403cm" svg:y="11.7cm">
          <text:p/>
        </draw:circle>
        <draw:connector draw:style-name="gr33" draw:text-style-name="P3" draw:layer="layout" draw:type="curve" svg:x1="4.202cm" svg:y1="12.2cm" svg:x2="4.403cm" svg:y2="11.8cm" draw:start-shape="id165" draw:start-glue-point="1" draw:end-shape="id166" draw:end-glue-point="3" svg:d="M4202 12200c151 0 51-400 201-400" svg:viewBox="0 0 202 401">
          <text:p/>
        </draw:connector>
        <draw:circle draw:style-name="gr34" draw:text-style-name="P6" xml:id="id168" draw:id="id168" draw:layer="layout" svg:width="0.2cm" svg:height="0.2cm" svg:x="6.403cm" svg:y="11.7cm">
          <text:p/>
        </draw:circle>
        <draw:circle draw:style-name="gr25" draw:text-style-name="P16" xml:id="id170" draw:id="id170" draw:layer="layout" svg:width="0.2cm" svg:height="0.2cm" svg:x="8.403cm" svg:y="11.7cm">
          <text:p/>
        </draw:circle>
        <draw:circle draw:style-name="gr25" draw:text-style-name="P16" xml:id="id172" draw:id="id172" draw:layer="layout" svg:width="0.2cm" svg:height="0.2cm" svg:x="10.403cm" svg:y="11.7cm">
          <text:p/>
        </draw:circle>
        <draw:connector draw:style-name="gr33" draw:text-style-name="P3" draw:layer="layout" draw:type="curve" svg:x1="6.202cm" svg:y1="12.2cm" svg:x2="6.403cm" svg:y2="11.8cm" draw:start-shape="id167" draw:start-glue-point="1" draw:end-shape="id168" draw:end-glue-point="3" svg:d="M6202 12200c151 0 51-400 201-400" svg:viewBox="0 0 202 401">
          <text:p/>
        </draw:connector>
        <draw:connector draw:style-name="gr12" draw:text-style-name="P3" draw:layer="layout" draw:type="curve" svg:x1="8.202cm" svg:y1="12.2cm" svg:x2="8.403cm" svg:y2="11.8cm" draw:start-shape="id169" draw:start-glue-point="1" draw:end-shape="id170" draw:end-glue-point="3" svg:d="M8202 12200c151 0 51-400 201-400" svg:viewBox="0 0 202 401">
          <text:p/>
        </draw:connector>
        <draw:connector draw:style-name="gr12" draw:text-style-name="P3" draw:layer="layout" draw:type="curve" svg:x1="10.202cm" svg:y1="12.2cm" svg:x2="10.403cm" svg:y2="11.8cm" draw:start-shape="id171" draw:start-glue-point="1" draw:end-shape="id172" draw:end-glue-point="3" svg:d="M10202 12200c151 0 51-400 201-400" svg:viewBox="0 0 202 401">
          <text:p/>
        </draw:connector>
        <draw:connector draw:style-name="gr33" draw:text-style-name="P3" draw:layer="layout" svg:x1="5.002cm" svg:y1="12.2cm" svg:x2="6.002cm" svg:y2="12.2cm" draw:start-shape="id142" draw:start-glue-point="1" draw:end-shape="id167" draw:end-glue-point="3" svg:d="M5002 12200h1000" svg:viewBox="0 0 1001 1">
          <text:p/>
        </draw:connector>
        <draw:connector draw:style-name="gr12" draw:text-style-name="P3" draw:layer="layout" svg:x1="10.002cm" svg:y1="12.2cm" svg:x2="9.002cm" svg:y2="12.2cm" draw:start-shape="id171" draw:start-glue-point="3" draw:end-shape="id154" draw:end-glue-point="1" svg:d="M10002 12200h-1000" svg:viewBox="0 0 1001 1">
          <text:p/>
        </draw:connector>
        <draw:connector draw:style-name="gr12" draw:text-style-name="P3" draw:layer="layout" svg:x1="8.002cm" svg:y1="12.2cm" svg:x2="7.002cm" svg:y2="12.2cm" draw:start-shape="id169" draw:start-glue-point="3" draw:end-shape="id148" draw:end-glue-point="1" svg:d="M8002 12200h-1000" svg:viewBox="0 0 1001 1">
          <text:p/>
        </draw:connector>
        <draw:connector draw:style-name="gr33" draw:text-style-name="P3" draw:layer="layout" svg:x1="10.002cm" svg:y1="12.5cm" svg:x2="9.002cm" svg:y2="12.5cm" draw:start-shape="id159" draw:start-glue-point="3" draw:end-shape="id156" draw:end-glue-point="1" svg:d="M10002 12500h-1000" svg:viewBox="0 0 1001 1">
          <text:p/>
        </draw:connector>
        <draw:connector draw:style-name="gr12" draw:text-style-name="P3" draw:layer="layout" svg:x1="8.002cm" svg:y1="12.5cm" svg:x2="7.002cm" svg:y2="12.5cm" draw:start-shape="id153" draw:start-glue-point="3" draw:end-shape="id150" draw:end-glue-point="1" svg:d="M8002 12500h-1000" svg:viewBox="0 0 1001 1">
          <text:p/>
        </draw:connector>
        <draw:connector draw:style-name="gr12" draw:text-style-name="P3" draw:layer="layout" svg:x1="6.002cm" svg:y1="12.5cm" svg:x2="5.002cm" svg:y2="12.5cm" draw:start-shape="id147" draw:start-glue-point="3" draw:end-shape="id144" draw:end-glue-point="1" svg:d="M6002 12500h-1000" svg:viewBox="0 0 1001 1">
          <text:p/>
        </draw:connector>
        <draw:connector draw:style-name="gr33" draw:text-style-name="P3" draw:layer="layout" svg:x1="10.002cm" svg:y1="12.8cm" svg:x2="9.002cm" svg:y2="12.8cm" draw:start-shape="id161" draw:start-glue-point="3" draw:end-shape="id158" draw:end-glue-point="1" svg:d="M10002 12800h-1000" svg:viewBox="0 0 1001 1">
          <text:p/>
        </draw:connector>
        <draw:connector draw:style-name="gr33" draw:text-style-name="P3" draw:layer="layout" svg:x1="8.002cm" svg:y1="12.8cm" svg:x2="7.002cm" svg:y2="12.8cm" draw:start-shape="id155" draw:start-glue-point="3" draw:end-shape="id152" draw:end-glue-point="1" svg:d="M8002 12800h-1000" svg:viewBox="0 0 1001 1">
          <text:p/>
        </draw:connector>
        <draw:connector draw:style-name="gr12" draw:text-style-name="P3" draw:layer="layout" svg:x1="6.002cm" svg:y1="12.8cm" svg:x2="5.002cm" svg:y2="12.8cm" draw:start-shape="id149" draw:start-glue-point="3" draw:end-shape="id146" draw:end-glue-point="1" svg:d="M6002 12800h-1000" svg:viewBox="0 0 1001 1">
          <text:p/>
        </draw:connector>
        <draw:connector draw:style-name="gr33" draw:text-style-name="P3" draw:layer="layout" svg:x1="5.002cm" svg:y1="13.1cm" svg:x2="6.002cm" svg:y2="13.1cm" draw:start-shape="id173" draw:start-glue-point="1" draw:end-shape="id151" draw:end-glue-point="3" svg:d="M5002 13100h1000" svg:viewBox="0 0 1001 1">
          <text:p/>
        </draw:connector>
        <draw:connector draw:style-name="gr33" draw:text-style-name="P3" draw:layer="layout" svg:x1="7.002cm" svg:y1="13.1cm" svg:x2="8.002cm" svg:y2="13.1cm" draw:start-shape="id174" draw:start-glue-point="1" draw:end-shape="id157" draw:end-glue-point="3" svg:d="M7002 13100h1000" svg:viewBox="0 0 1001 1">
          <text:p/>
        </draw:connector>
        <draw:connector draw:style-name="gr3" draw:text-style-name="P3" draw:layer="layout" svg:x1="9.002cm" svg:y1="13.1cm" svg:x2="10.002cm" svg:y2="13.1cm" draw:start-shape="id175" draw:start-glue-point="1" draw:end-shape="id163" draw:end-glue-point="3" svg:d="M9002 13100h1000" svg:viewBox="0 0 1001 1">
          <text:p/>
        </draw:connector>
        <draw:connector draw:style-name="gr35" draw:text-style-name="P3" draw:layer="layout" svg:x1="2.898cm" svg:y1="12.8cm" svg:x2="4.002cm" svg:y2="12.8cm" draw:start-shape="id176" draw:start-glue-point="1" draw:end-shape="id143" draw:end-glue-point="3" svg:d="M2898 12800h1104" svg:viewBox="0 0 1105 1">
          <text:p/>
        </draw:connector>
        <draw:connector draw:style-name="gr35" draw:text-style-name="P3" draw:layer="layout" svg:x1="2.898cm" svg:y1="13.1cm" svg:x2="4.002cm" svg:y2="13.1cm" draw:start-shape="id177" draw:start-glue-point="1" draw:end-shape="id145" draw:end-glue-point="3" svg:d="M2898 13100h1104" svg:viewBox="0 0 1105 1">
          <text:p/>
        </draw:connector>
        <draw:circle draw:style-name="gr36" draw:text-style-name="P9" xml:id="id184" draw:id="id184" draw:layer="layout" svg:width="0.2cm" svg:height="0.2cm" svg:x="2.698cm" svg:y="13.6cm">
          <text:p/>
        </draw:circle>
        <draw:circle draw:style-name="gr9" draw:text-style-name="P8" xml:id="id178" draw:id="id178" draw:layer="layout" svg:width="0.2cm" svg:height="0.2cm" svg:x="4.002cm" svg:y="13.6cm">
          <text:p/>
        </draw:circle>
        <draw:circle draw:style-name="gr9" draw:text-style-name="P8" xml:id="id179" draw:id="id179" draw:layer="layout" svg:width="0.2cm" svg:height="0.2cm" svg:x="4.802cm" svg:y="13.6cm">
          <text:p/>
        </draw:circle>
        <draw:connector draw:style-name="gr10" draw:text-style-name="P3" draw:layer="layout" svg:x1="4.202cm" svg:y1="13.7cm" svg:x2="4.802cm" svg:y2="13.7cm" draw:start-shape="id178" draw:start-glue-point="1" draw:end-shape="id179" draw:end-glue-point="3" svg:d="M4202 13700h600" svg:viewBox="0 0 601 1">
          <text:p/>
        </draw:connector>
        <draw:circle draw:style-name="gr9" draw:text-style-name="P8" xml:id="id180" draw:id="id180" draw:layer="layout" svg:width="0.2cm" svg:height="0.2cm" svg:x="6.002cm" svg:y="13.6cm">
          <text:p/>
        </draw:circle>
        <draw:circle draw:style-name="gr9" draw:text-style-name="P8" xml:id="id181" draw:id="id181" draw:layer="layout" svg:width="0.2cm" svg:height="0.2cm" svg:x="6.802cm" svg:y="13.6cm">
          <text:p/>
        </draw:circle>
        <draw:connector draw:style-name="gr10" draw:text-style-name="P3" draw:layer="layout" svg:x1="6.202cm" svg:y1="13.7cm" svg:x2="6.802cm" svg:y2="13.7cm" draw:start-shape="id180" draw:start-glue-point="1" draw:end-shape="id181" draw:end-glue-point="3" svg:d="M6202 13700h600" svg:viewBox="0 0 601 1">
          <text:p/>
        </draw:connector>
        <draw:circle draw:style-name="gr9" draw:text-style-name="P8" xml:id="id182" draw:id="id182" draw:layer="layout" svg:width="0.2cm" svg:height="0.2cm" svg:x="8.002cm" svg:y="13.6cm">
          <text:p/>
        </draw:circle>
        <draw:circle draw:style-name="gr9" draw:text-style-name="P8" xml:id="id183" draw:id="id183" draw:layer="layout" svg:width="0.2cm" svg:height="0.2cm" svg:x="8.802cm" svg:y="13.6cm">
          <text:p/>
        </draw:circle>
        <draw:connector draw:style-name="gr10" draw:text-style-name="P3" draw:layer="layout" svg:x1="8.202cm" svg:y1="13.7cm" svg:x2="8.802cm" svg:y2="13.7cm" draw:start-shape="id182" draw:start-glue-point="1" draw:end-shape="id183" draw:end-glue-point="3" svg:d="M8202 13700h600" svg:viewBox="0 0 601 1">
          <text:p/>
        </draw:connector>
        <draw:connector draw:style-name="gr37" draw:text-style-name="P9" draw:layer="layout" svg:x1="2.898cm" svg:y1="13.7cm" svg:x2="4.002cm" svg:y2="13.7cm" draw:start-shape="id184" draw:start-glue-point="1" draw:end-shape="id178" draw:end-glue-point="3" svg:d="M2898 13700h1104" svg:viewBox="0 0 1105 1">
          <text:p/>
        </draw:connector>
        <draw:connector draw:style-name="gr10" draw:text-style-name="P3" draw:layer="layout" svg:x1="5.002cm" svg:y1="13.7cm" svg:x2="6.002cm" svg:y2="13.7cm" draw:start-shape="id179" draw:start-glue-point="1" svg:d="M5002 13700h1000" svg:viewBox="0 0 1001 1">
          <text:p/>
        </draw:connector>
        <draw:connector draw:style-name="gr10" draw:text-style-name="P3" draw:layer="layout" svg:x1="8.002cm" svg:y1="13.7cm" svg:x2="7.002cm" svg:y2="13.7cm" draw:start-shape="id182" draw:start-glue-point="3" draw:end-shape="id181" draw:end-glue-point="1" svg:d="M8002 13700h-1000" svg:viewBox="0 0 1001 1">
          <text:p/>
        </draw:connector>
        <draw:circle draw:style-name="gr36" draw:text-style-name="P9" xml:id="id191" draw:id="id191" draw:layer="layout" svg:width="0.2cm" svg:height="0.2cm" svg:x="2.698cm" svg:y="13.3cm">
          <text:p/>
        </draw:circle>
        <draw:circle draw:style-name="gr9" draw:text-style-name="P8" xml:id="id185" draw:id="id185" draw:layer="layout" svg:width="0.2cm" svg:height="0.2cm" svg:x="4.002cm" svg:y="13.3cm">
          <text:p/>
        </draw:circle>
        <draw:circle draw:style-name="gr9" draw:text-style-name="P8" xml:id="id186" draw:id="id186" draw:layer="layout" svg:width="0.2cm" svg:height="0.2cm" svg:x="4.802cm" svg:y="13.3cm">
          <text:p/>
        </draw:circle>
        <draw:connector draw:style-name="gr10" draw:text-style-name="P3" draw:layer="layout" svg:x1="4.202cm" svg:y1="13.4cm" svg:x2="4.802cm" svg:y2="13.4cm" draw:start-shape="id185" draw:start-glue-point="1" draw:end-shape="id186" draw:end-glue-point="3" svg:d="M4202 13400h600" svg:viewBox="0 0 601 1">
          <text:p/>
        </draw:connector>
        <draw:circle draw:style-name="gr9" draw:text-style-name="P8" xml:id="id187" draw:id="id187" draw:layer="layout" svg:width="0.2cm" svg:height="0.2cm" svg:x="6.002cm" svg:y="13.3cm">
          <text:p/>
        </draw:circle>
        <draw:circle draw:style-name="gr9" draw:text-style-name="P8" xml:id="id188" draw:id="id188" draw:layer="layout" svg:width="0.2cm" svg:height="0.2cm" svg:x="6.802cm" svg:y="13.3cm">
          <text:p/>
        </draw:circle>
        <draw:connector draw:style-name="gr10" draw:text-style-name="P3" draw:layer="layout" svg:x1="6.202cm" svg:y1="13.4cm" svg:x2="6.802cm" svg:y2="13.4cm" draw:start-shape="id187" draw:start-glue-point="1" draw:end-shape="id188" draw:end-glue-point="3" svg:d="M6202 13400h600" svg:viewBox="0 0 601 1">
          <text:p/>
        </draw:connector>
        <draw:circle draw:style-name="gr9" draw:text-style-name="P8" xml:id="id189" draw:id="id189" draw:layer="layout" svg:width="0.2cm" svg:height="0.2cm" svg:x="8.002cm" svg:y="13.3cm">
          <text:p/>
        </draw:circle>
        <draw:circle draw:style-name="gr9" draw:text-style-name="P8" xml:id="id190" draw:id="id190" draw:layer="layout" svg:width="0.2cm" svg:height="0.2cm" svg:x="8.802cm" svg:y="13.3cm">
          <text:p/>
        </draw:circle>
        <draw:connector draw:style-name="gr10" draw:text-style-name="P3" draw:layer="layout" svg:x1="8.202cm" svg:y1="13.4cm" svg:x2="8.802cm" svg:y2="13.4cm" draw:start-shape="id189" draw:start-glue-point="1" draw:end-shape="id190" draw:end-glue-point="3" svg:d="M8202 13400h600" svg:viewBox="0 0 601 1">
          <text:p/>
        </draw:connector>
        <draw:connector draw:style-name="gr37" draw:text-style-name="P9" draw:layer="layout" svg:x1="2.898cm" svg:y1="13.4cm" svg:x2="4.002cm" svg:y2="13.4cm" draw:start-shape="id191" draw:start-glue-point="1" draw:end-shape="id185" draw:end-glue-point="3" svg:d="M2898 13400h1104" svg:viewBox="0 0 1105 1">
          <text:p/>
        </draw:connector>
        <draw:connector draw:style-name="gr10" draw:text-style-name="P3" draw:layer="layout" svg:x1="5.002cm" svg:y1="13.4cm" svg:x2="6.002cm" svg:y2="13.4cm" draw:start-shape="id186" draw:start-glue-point="1" svg:d="M5002 13400h1000" svg:viewBox="0 0 1001 1">
          <text:p/>
        </draw:connector>
        <draw:connector draw:style-name="gr10" draw:text-style-name="P3" draw:layer="layout" svg:x1="8.002cm" svg:y1="13.4cm" svg:x2="7.002cm" svg:y2="13.4cm" draw:start-shape="id189" draw:start-glue-point="3" draw:end-shape="id188" draw:end-glue-point="1" svg:d="M8002 13400h-1000" svg:viewBox="0 0 1001 1">
          <text:p/>
        </draw:connector>
        <draw:circle draw:style-name="gr9" draw:text-style-name="P8" xml:id="id192" draw:id="id192" draw:layer="layout" svg:width="0.2cm" svg:height="0.2cm" svg:x="10.002cm" svg:y="13.6cm">
          <text:p/>
        </draw:circle>
        <draw:circle draw:style-name="gr9" draw:text-style-name="P8" xml:id="id193" draw:id="id193" draw:layer="layout" svg:width="0.2cm" svg:height="0.2cm" svg:x="10.802cm" svg:y="13.6cm">
          <text:p/>
        </draw:circle>
        <draw:connector draw:style-name="gr10" draw:text-style-name="P3" draw:layer="layout" svg:x1="10.202cm" svg:y1="13.7cm" svg:x2="10.802cm" svg:y2="13.7cm" draw:start-shape="id192" draw:start-glue-point="1" draw:end-shape="id193" draw:end-glue-point="3" svg:d="M10202 13700h600" svg:viewBox="0 0 601 1">
          <text:p/>
        </draw:connector>
        <draw:circle draw:style-name="gr9" draw:text-style-name="P8" xml:id="id194" draw:id="id194" draw:layer="layout" svg:width="0.2cm" svg:height="0.2cm" svg:x="10.002cm" svg:y="13.3cm">
          <text:p/>
        </draw:circle>
        <draw:circle draw:style-name="gr9" draw:text-style-name="P8" xml:id="id195" draw:id="id195" draw:layer="layout" svg:width="0.2cm" svg:height="0.2cm" svg:x="10.802cm" svg:y="13.3cm">
          <text:p/>
        </draw:circle>
        <draw:connector draw:style-name="gr10" draw:text-style-name="P3" draw:layer="layout" svg:x1="10.202cm" svg:y1="13.4cm" svg:x2="10.802cm" svg:y2="13.4cm" draw:start-shape="id194" draw:start-glue-point="1" draw:end-shape="id195" draw:end-glue-point="3" svg:d="M10202 13400h600" svg:viewBox="0 0 601 1">
          <text:p/>
        </draw:connector>
        <draw:connector draw:style-name="gr10" draw:text-style-name="P3" draw:layer="layout" svg:x1="10.002cm" svg:y1="13.4cm" svg:x2="9.002cm" svg:y2="13.4cm" svg:d="M10002 13400h-1000" svg:viewBox="0 0 1001 1">
          <text:p/>
        </draw:connector>
        <draw:connector draw:style-name="gr10" draw:text-style-name="P3" draw:layer="layout" svg:x1="10.002cm" svg:y1="13.7cm" svg:x2="9.002cm" svg:y2="13.7cm" svg:d="M10002 13700h-1000" svg:viewBox="0 0 1001 1">
          <text:p/>
        </draw:connector>
        <draw:circle draw:style-name="gr7" draw:text-style-name="P7" xml:id="id202" draw:id="id202" draw:layer="layout" svg:width="0.2cm" svg:height="0.2cm" svg:x="2.698cm" svg:y="14.2cm">
          <text:p/>
        </draw:circle>
        <draw:circle draw:style-name="gr7" draw:text-style-name="P7" xml:id="id196" draw:id="id196" draw:layer="layout" svg:width="0.2cm" svg:height="0.2cm" svg:x="4.002cm" svg:y="14.2cm">
          <text:p/>
        </draw:circle>
        <draw:circle draw:style-name="gr7" draw:text-style-name="P7" xml:id="id197" draw:id="id197" draw:layer="layout" svg:width="0.2cm" svg:height="0.2cm" svg:x="4.802cm" svg:y="14.2cm">
          <text:p/>
        </draw:circle>
        <draw:connector draw:style-name="gr8" draw:text-style-name="P3" draw:layer="layout" svg:x1="4.202cm" svg:y1="14.3cm" svg:x2="4.802cm" svg:y2="14.3cm" draw:start-shape="id196" draw:start-glue-point="1" draw:end-shape="id197" draw:end-glue-point="3" svg:d="M4202 14300h600" svg:viewBox="0 0 601 1">
          <text:p/>
        </draw:connector>
        <draw:circle draw:style-name="gr7" draw:text-style-name="P7" xml:id="id198" draw:id="id198" draw:layer="layout" svg:width="0.2cm" svg:height="0.2cm" svg:x="6.002cm" svg:y="14.2cm">
          <text:p/>
        </draw:circle>
        <draw:circle draw:style-name="gr7" draw:text-style-name="P7" xml:id="id199" draw:id="id199" draw:layer="layout" svg:width="0.2cm" svg:height="0.2cm" svg:x="6.802cm" svg:y="14.2cm">
          <text:p/>
        </draw:circle>
        <draw:connector draw:style-name="gr8" draw:text-style-name="P3" draw:layer="layout" svg:x1="6.202cm" svg:y1="14.3cm" svg:x2="6.802cm" svg:y2="14.3cm" draw:start-shape="id198" draw:start-glue-point="1" draw:end-shape="id199" draw:end-glue-point="3" svg:d="M6202 14300h600" svg:viewBox="0 0 601 1">
          <text:p/>
        </draw:connector>
        <draw:circle draw:style-name="gr7" draw:text-style-name="P7" xml:id="id200" draw:id="id200" draw:layer="layout" svg:width="0.2cm" svg:height="0.2cm" svg:x="8.002cm" svg:y="14.2cm">
          <text:p/>
        </draw:circle>
        <draw:circle draw:style-name="gr7" draw:text-style-name="P7" xml:id="id201" draw:id="id201" draw:layer="layout" svg:width="0.2cm" svg:height="0.2cm" svg:x="8.802cm" svg:y="14.2cm">
          <text:p/>
        </draw:circle>
        <draw:connector draw:style-name="gr8" draw:text-style-name="P3" draw:layer="layout" svg:x1="8.202cm" svg:y1="14.3cm" svg:x2="8.802cm" svg:y2="14.3cm" draw:start-shape="id200" draw:start-glue-point="1" draw:end-shape="id201" draw:end-glue-point="3" svg:d="M8202 14300h600" svg:viewBox="0 0 601 1">
          <text:p/>
        </draw:connector>
        <draw:connector draw:style-name="gr8" draw:text-style-name="P3" draw:layer="layout" svg:x1="2.898cm" svg:y1="14.3cm" svg:x2="4.002cm" svg:y2="14.3cm" draw:start-shape="id202" draw:start-glue-point="1" draw:end-shape="id196" draw:end-glue-point="3" svg:d="M2898 14300h1104" svg:viewBox="0 0 1105 1">
          <text:p/>
        </draw:connector>
        <draw:connector draw:style-name="gr8" draw:text-style-name="P3" draw:layer="layout" svg:x1="5.002cm" svg:y1="14.3cm" svg:x2="6.002cm" svg:y2="14.3cm" draw:start-shape="id197" draw:start-glue-point="1" svg:d="M5002 14300h1000" svg:viewBox="0 0 1001 1">
          <text:p/>
        </draw:connector>
        <draw:connector draw:style-name="gr8" draw:text-style-name="P3" draw:layer="layout" svg:x1="7.002cm" svg:y1="14.3cm" svg:x2="8.002cm" svg:y2="14.3cm" draw:start-shape="id199" draw:start-glue-point="1" draw:end-shape="id200" draw:end-glue-point="3" svg:d="M7002 14300h1000" svg:viewBox="0 0 1001 1">
          <text:p/>
        </draw:connector>
        <draw:circle draw:style-name="gr7" draw:text-style-name="P7" xml:id="id209" draw:id="id209" draw:layer="layout" svg:width="0.2cm" svg:height="0.2cm" svg:x="2.698cm" svg:y="13.9cm">
          <text:p/>
        </draw:circle>
        <draw:circle draw:style-name="gr7" draw:text-style-name="P7" xml:id="id203" draw:id="id203" draw:layer="layout" svg:width="0.2cm" svg:height="0.2cm" svg:x="4.002cm" svg:y="13.9cm">
          <text:p/>
        </draw:circle>
        <draw:circle draw:style-name="gr7" draw:text-style-name="P7" xml:id="id204" draw:id="id204" draw:layer="layout" svg:width="0.2cm" svg:height="0.2cm" svg:x="4.802cm" svg:y="13.9cm">
          <text:p/>
        </draw:circle>
        <draw:connector draw:style-name="gr8" draw:text-style-name="P3" draw:layer="layout" svg:x1="4.202cm" svg:y1="14cm" svg:x2="4.802cm" svg:y2="14cm" draw:start-shape="id203" draw:start-glue-point="1" draw:end-shape="id204" draw:end-glue-point="3" svg:d="M4202 14000h600" svg:viewBox="0 0 601 1">
          <text:p/>
        </draw:connector>
        <draw:circle draw:style-name="gr7" draw:text-style-name="P7" xml:id="id205" draw:id="id205" draw:layer="layout" svg:width="0.2cm" svg:height="0.2cm" svg:x="6.002cm" svg:y="13.9cm">
          <text:p/>
        </draw:circle>
        <draw:circle draw:style-name="gr7" draw:text-style-name="P7" xml:id="id206" draw:id="id206" draw:layer="layout" svg:width="0.2cm" svg:height="0.2cm" svg:x="6.802cm" svg:y="13.9cm">
          <text:p/>
        </draw:circle>
        <draw:connector draw:style-name="gr8" draw:text-style-name="P3" draw:layer="layout" svg:x1="6.202cm" svg:y1="14cm" svg:x2="6.802cm" svg:y2="14cm" draw:start-shape="id205" draw:start-glue-point="1" draw:end-shape="id206" draw:end-glue-point="3" svg:d="M6202 14000h600" svg:viewBox="0 0 601 1">
          <text:p/>
        </draw:connector>
        <draw:circle draw:style-name="gr7" draw:text-style-name="P7" xml:id="id207" draw:id="id207" draw:layer="layout" svg:width="0.2cm" svg:height="0.2cm" svg:x="8.002cm" svg:y="13.9cm">
          <text:p/>
        </draw:circle>
        <draw:circle draw:style-name="gr7" draw:text-style-name="P7" xml:id="id208" draw:id="id208" draw:layer="layout" svg:width="0.2cm" svg:height="0.2cm" svg:x="8.802cm" svg:y="13.9cm">
          <text:p/>
        </draw:circle>
        <draw:connector draw:style-name="gr8" draw:text-style-name="P3" draw:layer="layout" svg:x1="8.202cm" svg:y1="14cm" svg:x2="8.802cm" svg:y2="14cm" draw:start-shape="id207" draw:start-glue-point="1" draw:end-shape="id208" draw:end-glue-point="3" svg:d="M8202 14000h600" svg:viewBox="0 0 601 1">
          <text:p/>
        </draw:connector>
        <draw:connector draw:style-name="gr8" draw:text-style-name="P3" draw:layer="layout" svg:x1="2.898cm" svg:y1="14cm" svg:x2="4.002cm" svg:y2="14cm" draw:start-shape="id209" draw:start-glue-point="1" draw:end-shape="id203" draw:end-glue-point="3" svg:d="M2898 14000h1104" svg:viewBox="0 0 1105 1">
          <text:p/>
        </draw:connector>
        <draw:connector draw:style-name="gr8" draw:text-style-name="P3" draw:layer="layout" svg:x1="5.002cm" svg:y1="14cm" svg:x2="6.002cm" svg:y2="14cm" draw:start-shape="id204" draw:start-glue-point="1" svg:d="M5002 14000h1000" svg:viewBox="0 0 1001 1">
          <text:p/>
        </draw:connector>
        <draw:connector draw:style-name="gr8" draw:text-style-name="P3" draw:layer="layout" svg:x1="7.002cm" svg:y1="14cm" svg:x2="8.002cm" svg:y2="14cm" draw:start-shape="id206" draw:start-glue-point="1" draw:end-shape="id207" draw:end-glue-point="3" svg:d="M7002 14000h1000" svg:viewBox="0 0 1001 1">
          <text:p/>
        </draw:connector>
        <draw:circle draw:style-name="gr7" draw:text-style-name="P7" xml:id="id210" draw:id="id210" draw:layer="layout" svg:width="0.2cm" svg:height="0.2cm" svg:x="10.002cm" svg:y="14.2cm">
          <text:p/>
        </draw:circle>
        <draw:circle draw:style-name="gr7" draw:text-style-name="P7" xml:id="id211" draw:id="id211" draw:layer="layout" svg:width="0.2cm" svg:height="0.2cm" svg:x="10.802cm" svg:y="14.2cm">
          <text:p/>
        </draw:circle>
        <draw:connector draw:style-name="gr8" draw:text-style-name="P3" draw:layer="layout" svg:x1="10.202cm" svg:y1="14.3cm" svg:x2="10.802cm" svg:y2="14.3cm" draw:start-shape="id210" draw:start-glue-point="1" draw:end-shape="id211" draw:end-glue-point="3" svg:d="M10202 14300h600" svg:viewBox="0 0 601 1">
          <text:p/>
        </draw:connector>
        <draw:circle draw:style-name="gr7" draw:text-style-name="P7" xml:id="id212" draw:id="id212" draw:layer="layout" svg:width="0.2cm" svg:height="0.2cm" svg:x="10.002cm" svg:y="13.9cm">
          <text:p/>
        </draw:circle>
        <draw:circle draw:style-name="gr7" draw:text-style-name="P7" xml:id="id213" draw:id="id213" draw:layer="layout" svg:width="0.2cm" svg:height="0.2cm" svg:x="10.802cm" svg:y="13.9cm">
          <text:p/>
        </draw:circle>
        <draw:connector draw:style-name="gr8" draw:text-style-name="P3" draw:layer="layout" svg:x1="10.202cm" svg:y1="14cm" svg:x2="10.802cm" svg:y2="14cm" draw:start-shape="id212" draw:start-glue-point="1" draw:end-shape="id213" draw:end-glue-point="3" svg:d="M10202 14000h600" svg:viewBox="0 0 601 1">
          <text:p/>
        </draw:connector>
        <draw:connector draw:style-name="gr8" draw:text-style-name="P3" draw:layer="layout" svg:x1="9.002cm" svg:y1="14cm" svg:x2="10.001cm" svg:y2="14cm" draw:start-shape="id208" draw:start-glue-point="1" svg:d="M9002 14000h999" svg:viewBox="0 0 1000 1">
          <text:p/>
        </draw:connector>
        <draw:connector draw:style-name="gr8" draw:text-style-name="P3" draw:layer="layout" svg:x1="9.003cm" svg:y1="14.3cm" svg:x2="10.002cm" svg:y2="14.3cm" svg:d="M9003 14300h999" svg:viewBox="0 0 1000 1">
          <text:p/>
        </draw:connector>
        <draw:connector draw:style-name="gr8" draw:text-style-name="P3" draw:layer="layout" svg:x1="9.003cm" svg:y1="14cm" svg:x2="10.002cm" svg:y2="14cm" svg:d="M9003 14000h999" svg:viewBox="0 0 1000 1">
          <text:p/>
        </draw:connector>
        <draw:frame draw:style-name="gr38" draw:text-style-name="P19" draw:layer="layout" svg:width="10.472cm" svg:height="1.673cm" svg:x="3.201cm" svg:y="16.401cm">
          <draw:text-box>
            <text:p><text:span text:style-name="T5">Connecting a power cable to the sensors by mistake.</text:span></text:p>
          </draw:text-box>
        </draw:frame>
        <draw:frame draw:style-name="gr16" draw:text-style-name="P10" draw:layer="layout" svg:width="1.48cm" svg:height="0.64cm" svg:x="3.801cm" svg:y="14.4cm">
          <draw:text-box>
            <text:p><text:span text:style-name="T1">Sensor 1</text:span></text:p>
          </draw:text-box>
        </draw:frame>
        <draw:frame draw:style-name="gr16" draw:text-style-name="P10" draw:layer="layout" svg:width="1.48cm" svg:height="0.64cm" svg:x="5.801cm" svg:y="14.4cm">
          <draw:text-box>
            <text:p><text:span text:style-name="T1">Sensor 2</text:span></text:p>
          </draw:text-box>
        </draw:frame>
        <draw:frame draw:style-name="gr16" draw:text-style-name="P10" draw:layer="layout" svg:width="1.48cm" svg:height="0.64cm" svg:x="7.801cm" svg:y="14.4cm">
          <draw:text-box>
            <text:p><text:span text:style-name="T1">Sensor 3</text:span></text:p>
          </draw:text-box>
        </draw:frame>
        <draw:frame draw:style-name="gr16" draw:text-style-name="P10" draw:layer="layout" svg:width="1.48cm" svg:height="0.64cm" svg:x="9.801cm" svg:y="14.4cm">
          <draw:text-box>
            <text:p><text:span text:style-name="T1">Sensor 4</text:span></text:p>
          </draw:text-box>
        </draw:frame>
        <draw:frame draw:style-name="gr16" draw:text-style-name="P10" draw:layer="layout" svg:width="1.48cm" svg:height="0.64cm" svg:x="2.201cm" svg:y="14.4cm">
          <draw:text-box>
            <text:p><text:span text:style-name="T1">Power</text:span></text:p>
          </draw:text-box>
        </draw:frame>
        <draw:rect draw:style-name="gr2" draw:text-style-name="P2" draw:layer="layout" svg:width="9.5cm" svg:height="4cm" svg:x="2cm" svg:y="11cm">
          <text:p/>
        </draw:rect>
        <draw:frame draw:style-name="gr17" draw:text-style-name="P12" draw:layer="layout" svg:width="0.621cm" svg:height="2.543cm" svg:x="2.499cm" svg:y="11.98cm">
          <draw:text-box>
            <text:p text:style-name="P11"><text:span text:style-name="T2">8</text:span></text:p>
            <text:p text:style-name="P11"><text:span text:style-name="T2">6</text:span></text:p>
            <text:p text:style-name="P11"><text:span text:style-name="T2">4</text:span></text:p>
            <text:p text:style-name="P11"><text:span text:style-name="T2">2</text:span></text:p>
            <text:p text:style-name="P11"><text:span text:style-name="T3">7</text:span></text:p>
            <text:p text:style-name="P11"><text:span text:style-name="T3">5</text:span></text:p>
            <text:p text:style-name="P11"><text:span text:style-name="T4">3</text:span></text:p>
            <text:p text:style-name="P11"><text:span text:style-name="T4">1</text:span></text:p>
          </draw:text-box>
        </draw:frame>
        <draw:frame draw:style-name="gr18" draw:text-style-name="P13" draw:layer="layout" svg:width="5.298cm" svg:height="0.963cm" draw:transform="rotate (0.785398163397448) translate (13.507cm 14.219cm)">
          <draw:text-box>
            <text:p>OK FOR TYPE 2</text:p>
          </draw:text-box>
        </draw:frame>
        <draw:connector draw:style-name="gr35" draw:text-style-name="P3" draw:layer="layout" svg:x1="2.898cm" svg:y1="12.5cm" svg:x2="4.002cm" svg:y2="12.5cm" svg:d="M2898 12500h1104" svg:viewBox="0 0 1105 1">
          <text:p/>
        </draw:connector>
      </draw:page>
      <draw:page draw:name="page4" draw:style-name="dp1" draw:master-page-name="Default">
        <draw:rect draw:style-name="gr3" draw:text-style-name="P3" draw:layer="layout" svg:width="0.4cm" svg:height="2.5cm" svg:x="2.7cm" svg:y="3.9cm">
          <text:p/>
        </draw:rect>
        <draw:rect draw:style-name="gr3" draw:text-style-name="P3" draw:layer="layout" svg:width="1.2cm" svg:height="2.9cm" svg:x="5.9cm" svg:y="3.5cm">
          <text:p/>
        </draw:rect>
        <draw:rect draw:style-name="gr3" draw:text-style-name="P3" draw:layer="layout" svg:width="1.2cm" svg:height="2.9cm" svg:x="7.9cm" svg:y="3.5cm">
          <text:p/>
        </draw:rect>
        <draw:rect draw:style-name="gr3" draw:text-style-name="P3" draw:layer="layout" svg:width="1.2cm" svg:height="2.9cm" svg:x="9.9cm" svg:y="3.5cm">
          <text:p/>
        </draw:rect>
        <draw:rect draw:style-name="gr3" draw:text-style-name="P3" draw:layer="layout" svg:width="1.2cm" svg:height="2.9cm" svg:x="11.9cm" svg:y="3.5cm">
          <text:p/>
        </draw:rect>
        <draw:rect draw:style-name="gr3" draw:text-style-name="P3" draw:layer="layout" svg:width="1.2cm" svg:height="2.9cm" svg:x="13.9cm" svg:y="3.5cm">
          <text:p/>
        </draw:rect>
        <draw:rect draw:style-name="gr3" draw:text-style-name="P3" draw:layer="layout" svg:width="1.2cm" svg:height="2.9cm" svg:x="3.9cm" svg:y="3.5cm">
          <text:p/>
        </draw:rect>
        <draw:circle draw:style-name="gr4" draw:text-style-name="P4" xml:id="id310" draw:id="id310" draw:layer="layout" svg:width="0.2cm" svg:height="0.2cm" svg:x="2.8cm" svg:y="4cm">
          <text:p/>
        </draw:circle>
        <draw:circle draw:style-name="gr4" draw:text-style-name="P5" xml:id="id298" draw:id="id298" draw:layer="layout" svg:width="0.2cm" svg:height="0.2cm" svg:x="4cm" svg:y="4cm">
          <text:p/>
        </draw:circle>
        <draw:circle draw:style-name="gr4" draw:text-style-name="P5" xml:id="id215" draw:id="id215" draw:layer="layout" svg:width="0.2cm" svg:height="0.2cm" svg:x="4.8cm" svg:y="4cm">
          <text:p/>
        </draw:circle>
        <draw:circle draw:style-name="gr4" draw:text-style-name="P5" xml:id="id311" draw:id="id311" draw:layer="layout" svg:width="0.2cm" svg:height="0.2cm" svg:x="2.8cm" svg:y="4.3cm">
          <text:p/>
        </draw:circle>
        <draw:circle draw:style-name="gr4" draw:text-style-name="P5" xml:id="id214" draw:id="id214" draw:layer="layout" svg:width="0.2cm" svg:height="0.2cm" svg:x="4cm" svg:y="4.3cm">
          <text:p/>
        </draw:circle>
        <draw:circle draw:style-name="gr4" draw:text-style-name="P5" xml:id="id217" draw:id="id217" draw:layer="layout" svg:width="0.2cm" svg:height="0.2cm" svg:x="4.8cm" svg:y="4.3cm">
          <text:p/>
        </draw:circle>
        <draw:connector draw:style-name="gr5" draw:text-style-name="P5" draw:layer="layout" draw:type="curve" svg:x1="4.2cm" svg:y1="4.4cm" svg:x2="4.8cm" svg:y2="4.1cm" draw:start-shape="id214" draw:start-glue-point="1" draw:end-shape="id215" draw:end-glue-point="3" svg:d="M4200 4400c450 0 150-300 600-300" svg:viewBox="0 0 601 301">
          <text:p/>
        </draw:connector>
        <draw:circle draw:style-name="gr4" draw:text-style-name="P5" xml:id="id312" draw:id="id312" draw:layer="layout" svg:width="0.2cm" svg:height="0.2cm" svg:x="2.8cm" svg:y="4.6cm">
          <text:p/>
        </draw:circle>
        <draw:circle draw:style-name="gr4" draw:text-style-name="P5" xml:id="id216" draw:id="id216" draw:layer="layout" svg:width="0.2cm" svg:height="0.2cm" svg:x="4cm" svg:y="4.6cm">
          <text:p/>
        </draw:circle>
        <draw:circle draw:style-name="gr4" draw:text-style-name="P5" xml:id="id219" draw:id="id219" draw:layer="layout" svg:width="0.2cm" svg:height="0.2cm" svg:x="4.8cm" svg:y="4.6cm">
          <text:p/>
        </draw:circle>
        <draw:connector draw:style-name="gr5" draw:text-style-name="P5" draw:layer="layout" draw:type="curve" svg:x1="4.2cm" svg:y1="4.7cm" svg:x2="4.8cm" svg:y2="4.4cm" draw:start-shape="id216" draw:start-glue-point="1" draw:end-shape="id217" draw:end-glue-point="3" svg:d="M4200 4700c450 0 150-300 600-300" svg:viewBox="0 0 601 301">
          <text:p/>
        </draw:connector>
        <draw:circle draw:style-name="gr4" draw:text-style-name="P5" xml:id="id313" draw:id="id313" draw:layer="layout" svg:width="0.2cm" svg:height="0.2cm" svg:x="2.8cm" svg:y="4.9cm">
          <text:p/>
        </draw:circle>
        <draw:circle draw:style-name="gr4" draw:text-style-name="P5" xml:id="id218" draw:id="id218" draw:layer="layout" svg:width="0.2cm" svg:height="0.2cm" svg:x="4cm" svg:y="4.9cm">
          <text:p/>
        </draw:circle>
        <draw:circle draw:style-name="gr4" draw:text-style-name="P5" xml:id="id221" draw:id="id221" draw:layer="layout" svg:width="0.2cm" svg:height="0.2cm" svg:x="4.8cm" svg:y="4.9cm">
          <text:p/>
        </draw:circle>
        <draw:connector draw:style-name="gr5" draw:text-style-name="P5" draw:layer="layout" draw:type="curve" svg:x1="4.2cm" svg:y1="5cm" svg:x2="4.8cm" svg:y2="4.7cm" draw:start-shape="id218" draw:start-glue-point="1" draw:end-shape="id219" draw:end-glue-point="3" svg:d="M4200 5000c450 0 150-300 600-300" svg:viewBox="0 0 601 301">
          <text:p/>
        </draw:connector>
        <draw:circle draw:style-name="gr4" draw:text-style-name="P5" xml:id="id314" draw:id="id314" draw:layer="layout" svg:width="0.2cm" svg:height="0.2cm" svg:x="2.8cm" svg:y="5.2cm">
          <text:p/>
        </draw:circle>
        <draw:circle draw:style-name="gr4" draw:text-style-name="P5" xml:id="id220" draw:id="id220" draw:layer="layout" svg:width="0.2cm" svg:height="0.2cm" svg:x="4cm" svg:y="5.2cm">
          <text:p/>
        </draw:circle>
        <draw:circle draw:style-name="gr4" draw:text-style-name="P5" xml:id="id223" draw:id="id223" draw:layer="layout" svg:width="0.2cm" svg:height="0.2cm" svg:x="4.8cm" svg:y="5.2cm">
          <text:p/>
        </draw:circle>
        <draw:connector draw:style-name="gr5" draw:text-style-name="P5" draw:layer="layout" draw:type="curve" svg:x1="4.2cm" svg:y1="5.3cm" svg:x2="4.8cm" svg:y2="5cm" draw:start-shape="id220" draw:start-glue-point="1" draw:end-shape="id221" draw:end-glue-point="3" svg:d="M4200 5300c450 0 150-300 600-300" svg:viewBox="0 0 601 301">
          <text:p/>
        </draw:connector>
        <draw:circle draw:style-name="gr4" draw:text-style-name="P5" xml:id="id315" draw:id="id315" draw:layer="layout" svg:width="0.2cm" svg:height="0.2cm" svg:x="2.8cm" svg:y="5.5cm">
          <text:p/>
        </draw:circle>
        <draw:circle draw:style-name="gr4" draw:text-style-name="P5" xml:id="id222" draw:id="id222" draw:layer="layout" svg:width="0.2cm" svg:height="0.2cm" svg:x="4cm" svg:y="5.5cm">
          <text:p/>
        </draw:circle>
        <draw:circle draw:style-name="gr14" draw:text-style-name="P3" xml:id="id318" draw:id="id318" draw:layer="layout" svg:width="0.2cm" svg:height="0.2cm" svg:x="4.8cm" svg:y="5.5cm">
          <text:p/>
        </draw:circle>
        <draw:connector draw:style-name="gr5" draw:text-style-name="P5" draw:layer="layout" draw:type="curve" svg:x1="4.2cm" svg:y1="5.6cm" svg:x2="4.8cm" svg:y2="5.3cm" draw:start-shape="id222" draw:start-glue-point="1" draw:end-shape="id223" draw:end-glue-point="3" svg:d="M4200 5600c450 0 150-300 600-300" svg:viewBox="0 0 601 301">
          <text:p/>
        </draw:connector>
        <draw:circle draw:style-name="gr7" draw:text-style-name="P7" xml:id="id316" draw:id="id316" draw:layer="layout" svg:width="0.2cm" svg:height="0.2cm" svg:x="2.8cm" svg:y="5.8cm">
          <text:p/>
        </draw:circle>
        <draw:circle draw:style-name="gr7" draw:text-style-name="P7" xml:id="id224" draw:id="id224" draw:layer="layout" svg:width="0.2cm" svg:height="0.2cm" svg:x="4cm" svg:y="5.8cm">
          <text:p/>
        </draw:circle>
        <draw:circle draw:style-name="gr7" draw:text-style-name="P7" xml:id="id225" draw:id="id225" draw:layer="layout" svg:width="0.2cm" svg:height="0.2cm" svg:x="4.8cm" svg:y="5.8cm">
          <text:p/>
        </draw:circle>
        <draw:connector draw:style-name="gr8" draw:text-style-name="P3" draw:layer="layout" svg:x1="4.2cm" svg:y1="5.9cm" svg:x2="4.8cm" svg:y2="5.9cm" draw:start-shape="id224" draw:start-glue-point="1" draw:end-shape="id225" draw:end-glue-point="3" svg:d="M4200 5900h600" svg:viewBox="0 0 601 1">
          <text:p/>
        </draw:connector>
        <draw:circle draw:style-name="gr9" draw:text-style-name="P8" xml:id="id317" draw:id="id317" draw:layer="layout" svg:width="0.2cm" svg:height="0.2cm" svg:x="2.8cm" svg:y="6.1cm">
          <text:p/>
        </draw:circle>
        <draw:circle draw:style-name="gr9" draw:text-style-name="P8" xml:id="id226" draw:id="id226" draw:layer="layout" svg:width="0.2cm" svg:height="0.2cm" svg:x="4cm" svg:y="6.1cm">
          <text:p/>
        </draw:circle>
        <draw:circle draw:style-name="gr9" draw:text-style-name="P8" xml:id="id227" draw:id="id227" draw:layer="layout" svg:width="0.2cm" svg:height="0.2cm" svg:x="4.8cm" svg:y="6.1cm">
          <text:p/>
        </draw:circle>
        <draw:connector draw:style-name="gr10" draw:text-style-name="P3" draw:layer="layout" svg:x1="4.2cm" svg:y1="6.2cm" svg:x2="4.8cm" svg:y2="6.2cm" draw:start-shape="id226" draw:start-glue-point="1" draw:end-shape="id227" draw:end-glue-point="3" svg:d="M4200 6200h600" svg:viewBox="0 0 601 1">
          <text:p/>
        </draw:connector>
        <draw:circle draw:style-name="gr4" draw:text-style-name="P5" xml:id="id300" draw:id="id300" draw:layer="layout" svg:width="0.2cm" svg:height="0.2cm" svg:x="6cm" svg:y="4cm">
          <text:p/>
        </draw:circle>
        <draw:circle draw:style-name="gr4" draw:text-style-name="P5" xml:id="id229" draw:id="id229" draw:layer="layout" svg:width="0.2cm" svg:height="0.2cm" svg:x="6.8cm" svg:y="4cm">
          <text:p/>
        </draw:circle>
        <draw:circle draw:style-name="gr4" draw:text-style-name="P5" xml:id="id228" draw:id="id228" draw:layer="layout" svg:width="0.2cm" svg:height="0.2cm" svg:x="6cm" svg:y="4.3cm">
          <text:p/>
        </draw:circle>
        <draw:circle draw:style-name="gr4" draw:text-style-name="P5" xml:id="id231" draw:id="id231" draw:layer="layout" svg:width="0.2cm" svg:height="0.2cm" svg:x="6.8cm" svg:y="4.3cm">
          <text:p/>
        </draw:circle>
        <draw:connector draw:style-name="gr5" draw:text-style-name="P5" draw:layer="layout" draw:type="curve" svg:x1="6.2cm" svg:y1="4.4cm" svg:x2="6.8cm" svg:y2="4.1cm" draw:start-shape="id228" draw:start-glue-point="1" draw:end-shape="id229" draw:end-glue-point="3" svg:d="M6200 4400c450 0 150-300 600-300" svg:viewBox="0 0 601 301">
          <text:p/>
        </draw:connector>
        <draw:circle draw:style-name="gr4" draw:text-style-name="P5" xml:id="id230" draw:id="id230" draw:layer="layout" svg:width="0.2cm" svg:height="0.2cm" svg:x="6cm" svg:y="4.6cm">
          <text:p/>
        </draw:circle>
        <draw:circle draw:style-name="gr4" draw:text-style-name="P5" xml:id="id233" draw:id="id233" draw:layer="layout" svg:width="0.2cm" svg:height="0.2cm" svg:x="6.8cm" svg:y="4.6cm">
          <text:p/>
        </draw:circle>
        <draw:connector draw:style-name="gr5" draw:text-style-name="P5" draw:layer="layout" draw:type="curve" svg:x1="6.2cm" svg:y1="4.7cm" svg:x2="6.8cm" svg:y2="4.4cm" draw:start-shape="id230" draw:start-glue-point="1" draw:end-shape="id231" draw:end-glue-point="3" svg:d="M6200 4700c450 0 150-300 600-300" svg:viewBox="0 0 601 301">
          <text:p/>
        </draw:connector>
        <draw:circle draw:style-name="gr4" draw:text-style-name="P5" xml:id="id232" draw:id="id232" draw:layer="layout" svg:width="0.2cm" svg:height="0.2cm" svg:x="6cm" svg:y="4.9cm">
          <text:p/>
        </draw:circle>
        <draw:circle draw:style-name="gr4" draw:text-style-name="P5" xml:id="id235" draw:id="id235" draw:layer="layout" svg:width="0.2cm" svg:height="0.2cm" svg:x="6.8cm" svg:y="4.9cm">
          <text:p/>
        </draw:circle>
        <draw:connector draw:style-name="gr5" draw:text-style-name="P5" draw:layer="layout" draw:type="curve" svg:x1="6.2cm" svg:y1="5cm" svg:x2="6.8cm" svg:y2="4.7cm" draw:start-shape="id232" draw:start-glue-point="1" draw:end-shape="id233" draw:end-glue-point="3" svg:d="M6200 5000c450 0 150-300 600-300" svg:viewBox="0 0 601 301">
          <text:p/>
        </draw:connector>
        <draw:circle draw:style-name="gr4" draw:text-style-name="P5" xml:id="id234" draw:id="id234" draw:layer="layout" svg:width="0.2cm" svg:height="0.2cm" svg:x="6cm" svg:y="5.2cm">
          <text:p/>
        </draw:circle>
        <draw:circle draw:style-name="gr14" draw:text-style-name="P3" xml:id="id237" draw:id="id237" draw:layer="layout" svg:width="0.2cm" svg:height="0.2cm" svg:x="6.8cm" svg:y="5.2cm">
          <text:p/>
        </draw:circle>
        <draw:connector draw:style-name="gr12" draw:text-style-name="P3" draw:layer="layout" draw:type="curve" svg:x1="6.2cm" svg:y1="5.3cm" svg:x2="6.8cm" svg:y2="5cm" draw:start-shape="id234" draw:start-glue-point="1" draw:end-shape="id235" draw:end-glue-point="3" svg:d="M6200 5300c450 0 150-300 600-300" svg:viewBox="0 0 601 301">
          <text:p/>
        </draw:connector>
        <draw:circle draw:style-name="gr14" draw:text-style-name="P3" xml:id="id236" draw:id="id236" draw:layer="layout" svg:width="0.2cm" svg:height="0.2cm" svg:x="6cm" svg:y="5.5cm">
          <text:p/>
        </draw:circle>
        <draw:circle draw:style-name="gr14" draw:text-style-name="P3" xml:id="id322" draw:id="id322" draw:layer="layout" svg:width="0.2cm" svg:height="0.2cm" svg:x="6.8cm" svg:y="5.5cm">
          <text:p/>
        </draw:circle>
        <draw:connector draw:style-name="gr3" draw:text-style-name="P3" draw:layer="layout" draw:type="curve" svg:x1="6.2cm" svg:y1="5.6cm" svg:x2="6.8cm" svg:y2="5.3cm" draw:start-shape="id236" draw:start-glue-point="1" draw:end-shape="id237" draw:end-glue-point="3" svg:d="M6200 5600c450 0 150-300 600-300" svg:viewBox="0 0 601 301">
          <text:p/>
        </draw:connector>
        <draw:circle draw:style-name="gr7" draw:text-style-name="P7" xml:id="id238" draw:id="id238" draw:layer="layout" svg:width="0.2cm" svg:height="0.2cm" svg:x="6cm" svg:y="5.8cm">
          <text:p/>
        </draw:circle>
        <draw:circle draw:style-name="gr7" draw:text-style-name="P7" xml:id="id239" draw:id="id239" draw:layer="layout" svg:width="0.2cm" svg:height="0.2cm" svg:x="6.8cm" svg:y="5.8cm">
          <text:p/>
        </draw:circle>
        <draw:connector draw:style-name="gr8" draw:text-style-name="P3" draw:layer="layout" svg:x1="6.2cm" svg:y1="5.9cm" svg:x2="6.8cm" svg:y2="5.9cm" draw:start-shape="id238" draw:start-glue-point="1" draw:end-shape="id239" draw:end-glue-point="3" svg:d="M6200 5900h600" svg:viewBox="0 0 601 1">
          <text:p/>
        </draw:connector>
        <draw:circle draw:style-name="gr9" draw:text-style-name="P8" xml:id="id240" draw:id="id240" draw:layer="layout" svg:width="0.2cm" svg:height="0.2cm" svg:x="6cm" svg:y="6.1cm">
          <text:p/>
        </draw:circle>
        <draw:circle draw:style-name="gr9" draw:text-style-name="P8" xml:id="id241" draw:id="id241" draw:layer="layout" svg:width="0.2cm" svg:height="0.2cm" svg:x="6.8cm" svg:y="6.1cm">
          <text:p/>
        </draw:circle>
        <draw:connector draw:style-name="gr10" draw:text-style-name="P3" draw:layer="layout" svg:x1="6.2cm" svg:y1="6.2cm" svg:x2="6.8cm" svg:y2="6.2cm" draw:start-shape="id240" draw:start-glue-point="1" draw:end-shape="id241" draw:end-glue-point="3" svg:d="M6200 6200h600" svg:viewBox="0 0 601 1">
          <text:p/>
        </draw:connector>
        <draw:circle draw:style-name="gr4" draw:text-style-name="P5" xml:id="id302" draw:id="id302" draw:layer="layout" svg:width="0.2cm" svg:height="0.2cm" svg:x="8cm" svg:y="4cm">
          <text:p/>
        </draw:circle>
        <draw:circle draw:style-name="gr4" draw:text-style-name="P5" xml:id="id243" draw:id="id243" draw:layer="layout" svg:width="0.2cm" svg:height="0.2cm" svg:x="8.8cm" svg:y="4cm">
          <text:p/>
        </draw:circle>
        <draw:circle draw:style-name="gr4" draw:text-style-name="P5" xml:id="id242" draw:id="id242" draw:layer="layout" svg:width="0.2cm" svg:height="0.2cm" svg:x="8cm" svg:y="4.3cm">
          <text:p/>
        </draw:circle>
        <draw:circle draw:style-name="gr4" draw:text-style-name="P5" xml:id="id245" draw:id="id245" draw:layer="layout" svg:width="0.2cm" svg:height="0.2cm" svg:x="8.8cm" svg:y="4.3cm">
          <text:p/>
        </draw:circle>
        <draw:connector draw:style-name="gr12" draw:text-style-name="P3" draw:layer="layout" draw:type="curve" svg:x1="8.2cm" svg:y1="4.4cm" svg:x2="8.8cm" svg:y2="4.1cm" draw:start-shape="id242" draw:start-glue-point="1" draw:end-shape="id243" draw:end-glue-point="3" svg:d="M8200 4400c450 0 150-300 600-300" svg:viewBox="0 0 601 301">
          <text:p/>
        </draw:connector>
        <draw:circle draw:style-name="gr4" draw:text-style-name="P5" xml:id="id244" draw:id="id244" draw:layer="layout" svg:width="0.2cm" svg:height="0.2cm" svg:x="8cm" svg:y="4.6cm">
          <text:p/>
        </draw:circle>
        <draw:circle draw:style-name="gr4" draw:text-style-name="P5" xml:id="id247" draw:id="id247" draw:layer="layout" svg:width="0.2cm" svg:height="0.2cm" svg:x="8.8cm" svg:y="4.6cm">
          <text:p/>
        </draw:circle>
        <draw:connector draw:style-name="gr12" draw:text-style-name="P3" draw:layer="layout" draw:type="curve" svg:x1="8.2cm" svg:y1="4.7cm" svg:x2="8.8cm" svg:y2="4.4cm" draw:start-shape="id244" draw:start-glue-point="1" draw:end-shape="id245" draw:end-glue-point="3" svg:d="M8200 4700c450 0 150-300 600-300" svg:viewBox="0 0 601 301">
          <text:p/>
        </draw:connector>
        <draw:circle draw:style-name="gr4" draw:text-style-name="P5" xml:id="id246" draw:id="id246" draw:layer="layout" svg:width="0.2cm" svg:height="0.2cm" svg:x="8cm" svg:y="4.9cm">
          <text:p/>
        </draw:circle>
        <draw:circle draw:style-name="gr14" draw:text-style-name="P3" xml:id="id249" draw:id="id249" draw:layer="layout" svg:width="0.2cm" svg:height="0.2cm" svg:x="8.8cm" svg:y="4.9cm">
          <text:p/>
        </draw:circle>
        <draw:connector draw:style-name="gr12" draw:text-style-name="P3" draw:layer="layout" draw:type="curve" svg:x1="8.2cm" svg:y1="5cm" svg:x2="8.8cm" svg:y2="4.7cm" draw:start-shape="id246" draw:start-glue-point="1" draw:end-shape="id247" draw:end-glue-point="3" svg:d="M8200 5000c450 0 150-300 600-300" svg:viewBox="0 0 601 301">
          <text:p/>
        </draw:connector>
        <draw:circle draw:style-name="gr14" draw:text-style-name="P3" xml:id="id248" draw:id="id248" draw:layer="layout" svg:width="0.2cm" svg:height="0.2cm" svg:x="8cm" svg:y="5.2cm">
          <text:p/>
        </draw:circle>
        <draw:circle draw:style-name="gr14" draw:text-style-name="P3" xml:id="id251" draw:id="id251" draw:layer="layout" svg:width="0.2cm" svg:height="0.2cm" svg:x="8.8cm" svg:y="5.2cm">
          <text:p/>
        </draw:circle>
        <draw:connector draw:style-name="gr3" draw:text-style-name="P3" draw:layer="layout" draw:type="curve" svg:x1="8.2cm" svg:y1="5.3cm" svg:x2="8.8cm" svg:y2="5cm" draw:start-shape="id248" draw:start-glue-point="1" draw:end-shape="id249" draw:end-glue-point="3" svg:d="M8200 5300c450 0 150-300 600-300" svg:viewBox="0 0 601 301">
          <text:p/>
        </draw:connector>
        <draw:circle draw:style-name="gr14" draw:text-style-name="P3" xml:id="id250" draw:id="id250" draw:layer="layout" svg:width="0.2cm" svg:height="0.2cm" svg:x="8cm" svg:y="5.5cm">
          <text:p/>
        </draw:circle>
        <draw:circle draw:style-name="gr14" draw:text-style-name="P3" xml:id="id321" draw:id="id321" draw:layer="layout" svg:width="0.2cm" svg:height="0.2cm" svg:x="8.8cm" svg:y="5.5cm">
          <text:p/>
        </draw:circle>
        <draw:connector draw:style-name="gr3" draw:text-style-name="P3" draw:layer="layout" draw:type="curve" svg:x1="8.2cm" svg:y1="5.6cm" svg:x2="8.8cm" svg:y2="5.3cm" draw:start-shape="id250" draw:start-glue-point="1" draw:end-shape="id251" draw:end-glue-point="3" svg:d="M8200 5600c450 0 150-300 600-300" svg:viewBox="0 0 601 301">
          <text:p/>
        </draw:connector>
        <draw:circle draw:style-name="gr7" draw:text-style-name="P7" xml:id="id252" draw:id="id252" draw:layer="layout" svg:width="0.2cm" svg:height="0.2cm" svg:x="8cm" svg:y="5.8cm">
          <text:p/>
        </draw:circle>
        <draw:circle draw:style-name="gr7" draw:text-style-name="P7" xml:id="id253" draw:id="id253" draw:layer="layout" svg:width="0.2cm" svg:height="0.2cm" svg:x="8.8cm" svg:y="5.8cm">
          <text:p/>
        </draw:circle>
        <draw:connector draw:style-name="gr8" draw:text-style-name="P3" draw:layer="layout" svg:x1="8.2cm" svg:y1="5.9cm" svg:x2="8.8cm" svg:y2="5.9cm" draw:start-shape="id252" draw:start-glue-point="1" draw:end-shape="id253" draw:end-glue-point="3" svg:d="M8200 5900h600" svg:viewBox="0 0 601 1">
          <text:p/>
        </draw:connector>
        <draw:circle draw:style-name="gr9" draw:text-style-name="P8" xml:id="id254" draw:id="id254" draw:layer="layout" svg:width="0.2cm" svg:height="0.2cm" svg:x="8cm" svg:y="6.1cm">
          <text:p/>
        </draw:circle>
        <draw:circle draw:style-name="gr9" draw:text-style-name="P8" xml:id="id255" draw:id="id255" draw:layer="layout" svg:width="0.2cm" svg:height="0.2cm" svg:x="8.8cm" svg:y="6.1cm">
          <text:p/>
        </draw:circle>
        <draw:connector draw:style-name="gr10" draw:text-style-name="P3" draw:layer="layout" svg:x1="8.2cm" svg:y1="6.2cm" svg:x2="8.8cm" svg:y2="6.2cm" draw:start-shape="id254" draw:start-glue-point="1" draw:end-shape="id255" draw:end-glue-point="3" svg:d="M8200 6200h600" svg:viewBox="0 0 601 1">
          <text:p/>
        </draw:connector>
        <draw:circle draw:style-name="gr4" draw:text-style-name="P5" xml:id="id304" draw:id="id304" draw:layer="layout" svg:width="0.2cm" svg:height="0.2cm" svg:x="10cm" svg:y="4cm">
          <text:p/>
        </draw:circle>
        <draw:circle draw:style-name="gr4" draw:text-style-name="P5" xml:id="id257" draw:id="id257" draw:layer="layout" svg:width="0.2cm" svg:height="0.2cm" svg:x="10.8cm" svg:y="4cm">
          <text:p/>
        </draw:circle>
        <draw:circle draw:style-name="gr4" draw:text-style-name="P5" xml:id="id256" draw:id="id256" draw:layer="layout" svg:width="0.2cm" svg:height="0.2cm" svg:x="10cm" svg:y="4.3cm">
          <text:p/>
        </draw:circle>
        <draw:circle draw:style-name="gr4" draw:text-style-name="P5" xml:id="id259" draw:id="id259" draw:layer="layout" svg:width="0.2cm" svg:height="0.2cm" svg:x="10.8cm" svg:y="4.3cm">
          <text:p/>
        </draw:circle>
        <draw:connector draw:style-name="gr5" draw:text-style-name="P5" draw:layer="layout" draw:type="curve" svg:x1="10.2cm" svg:y1="4.4cm" svg:x2="10.8cm" svg:y2="4.1cm" draw:start-shape="id256" draw:start-glue-point="1" draw:end-shape="id257" draw:end-glue-point="3" svg:d="M10200 4400c450 0 150-300 600-300" svg:viewBox="0 0 601 301">
          <text:p/>
        </draw:connector>
        <draw:circle draw:style-name="gr4" draw:text-style-name="P5" xml:id="id258" draw:id="id258" draw:layer="layout" svg:width="0.2cm" svg:height="0.2cm" svg:x="10cm" svg:y="4.6cm">
          <text:p/>
        </draw:circle>
        <draw:circle draw:style-name="gr14" draw:text-style-name="P3" xml:id="id261" draw:id="id261" draw:layer="layout" svg:width="0.2cm" svg:height="0.2cm" svg:x="10.8cm" svg:y="4.6cm">
          <text:p/>
        </draw:circle>
        <draw:connector draw:style-name="gr12" draw:text-style-name="P3" draw:layer="layout" draw:type="curve" svg:x1="10.2cm" svg:y1="4.7cm" svg:x2="10.8cm" svg:y2="4.4cm" draw:start-shape="id258" draw:start-glue-point="1" draw:end-shape="id259" draw:end-glue-point="3" svg:d="M10200 4700c450 0 150-300 600-300" svg:viewBox="0 0 601 301">
          <text:p/>
        </draw:connector>
        <draw:circle draw:style-name="gr14" draw:text-style-name="P3" xml:id="id260" draw:id="id260" draw:layer="layout" svg:width="0.2cm" svg:height="0.2cm" svg:x="10cm" svg:y="4.9cm">
          <text:p/>
        </draw:circle>
        <draw:circle draw:style-name="gr14" draw:text-style-name="P3" xml:id="id263" draw:id="id263" draw:layer="layout" svg:width="0.2cm" svg:height="0.2cm" svg:x="10.8cm" svg:y="4.9cm">
          <text:p/>
        </draw:circle>
        <draw:connector draw:style-name="gr3" draw:text-style-name="P3" draw:layer="layout" draw:type="curve" svg:x1="10.2cm" svg:y1="5cm" svg:x2="10.8cm" svg:y2="4.7cm" draw:start-shape="id260" draw:start-glue-point="1" draw:end-shape="id261" draw:end-glue-point="3" svg:d="M10200 5000c450 0 150-300 600-300" svg:viewBox="0 0 601 301">
          <text:p/>
        </draw:connector>
        <draw:circle draw:style-name="gr14" draw:text-style-name="P3" xml:id="id262" draw:id="id262" draw:layer="layout" svg:width="0.2cm" svg:height="0.2cm" svg:x="10cm" svg:y="5.2cm">
          <text:p/>
        </draw:circle>
        <draw:circle draw:style-name="gr14" draw:text-style-name="P3" xml:id="id265" draw:id="id265" draw:layer="layout" svg:width="0.2cm" svg:height="0.2cm" svg:x="10.8cm" svg:y="5.2cm">
          <text:p/>
        </draw:circle>
        <draw:connector draw:style-name="gr3" draw:text-style-name="P3" draw:layer="layout" draw:type="curve" svg:x1="10.2cm" svg:y1="5.3cm" svg:x2="10.8cm" svg:y2="5cm" draw:start-shape="id262" draw:start-glue-point="1" draw:end-shape="id263" draw:end-glue-point="3" svg:d="M10200 5300c450 0 150-300 600-300" svg:viewBox="0 0 601 301">
          <text:p/>
        </draw:connector>
        <draw:circle draw:style-name="gr14" draw:text-style-name="P3" xml:id="id264" draw:id="id264" draw:layer="layout" svg:width="0.2cm" svg:height="0.2cm" svg:x="10cm" svg:y="5.5cm">
          <text:p/>
        </draw:circle>
        <draw:circle draw:style-name="gr14" draw:text-style-name="P3" xml:id="id320" draw:id="id320" draw:layer="layout" svg:width="0.2cm" svg:height="0.2cm" svg:x="10.8cm" svg:y="5.5cm">
          <text:p/>
        </draw:circle>
        <draw:connector draw:style-name="gr3" draw:text-style-name="P3" draw:layer="layout" draw:type="curve" svg:x1="10.2cm" svg:y1="5.6cm" svg:x2="10.8cm" svg:y2="5.3cm" draw:start-shape="id264" draw:start-glue-point="1" draw:end-shape="id265" draw:end-glue-point="3" svg:d="M10200 5600c450 0 150-300 600-300" svg:viewBox="0 0 601 301">
          <text:p/>
        </draw:connector>
        <draw:circle draw:style-name="gr7" draw:text-style-name="P7" xml:id="id266" draw:id="id266" draw:layer="layout" svg:width="0.2cm" svg:height="0.2cm" svg:x="10cm" svg:y="5.8cm">
          <text:p/>
        </draw:circle>
        <draw:circle draw:style-name="gr7" draw:text-style-name="P7" xml:id="id267" draw:id="id267" draw:layer="layout" svg:width="0.2cm" svg:height="0.2cm" svg:x="10.8cm" svg:y="5.8cm">
          <text:p/>
        </draw:circle>
        <draw:connector draw:style-name="gr8" draw:text-style-name="P3" draw:layer="layout" svg:x1="10.2cm" svg:y1="5.9cm" svg:x2="10.8cm" svg:y2="5.9cm" draw:start-shape="id266" draw:start-glue-point="1" draw:end-shape="id267" draw:end-glue-point="3" svg:d="M10200 5900h600" svg:viewBox="0 0 601 1">
          <text:p/>
        </draw:connector>
        <draw:circle draw:style-name="gr9" draw:text-style-name="P8" xml:id="id268" draw:id="id268" draw:layer="layout" svg:width="0.2cm" svg:height="0.2cm" svg:x="10cm" svg:y="6.1cm">
          <text:p/>
        </draw:circle>
        <draw:circle draw:style-name="gr9" draw:text-style-name="P8" xml:id="id269" draw:id="id269" draw:layer="layout" svg:width="0.2cm" svg:height="0.2cm" svg:x="10.8cm" svg:y="6.1cm">
          <text:p/>
        </draw:circle>
        <draw:connector draw:style-name="gr10" draw:text-style-name="P3" draw:layer="layout" svg:x1="10.2cm" svg:y1="6.2cm" svg:x2="10.8cm" svg:y2="6.2cm" draw:start-shape="id268" draw:start-glue-point="1" draw:end-shape="id269" draw:end-glue-point="3" svg:d="M10200 6200h600" svg:viewBox="0 0 601 1">
          <text:p/>
        </draw:connector>
        <draw:circle draw:style-name="gr4" draw:text-style-name="P5" xml:id="id306" draw:id="id306" draw:layer="layout" svg:width="0.2cm" svg:height="0.2cm" svg:x="12cm" svg:y="4cm">
          <text:p/>
        </draw:circle>
        <draw:circle draw:style-name="gr4" draw:text-style-name="P5" xml:id="id271" draw:id="id271" draw:layer="layout" svg:width="0.2cm" svg:height="0.2cm" svg:x="12.8cm" svg:y="4cm">
          <text:p/>
        </draw:circle>
        <draw:circle draw:style-name="gr4" draw:text-style-name="P5" xml:id="id270" draw:id="id270" draw:layer="layout" svg:width="0.2cm" svg:height="0.2cm" svg:x="12cm" svg:y="4.3cm">
          <text:p/>
        </draw:circle>
        <draw:circle draw:style-name="gr14" draw:text-style-name="P3" xml:id="id273" draw:id="id273" draw:layer="layout" svg:width="0.2cm" svg:height="0.2cm" svg:x="12.8cm" svg:y="4.3cm">
          <text:p/>
        </draw:circle>
        <draw:connector draw:style-name="gr12" draw:text-style-name="P3" draw:layer="layout" draw:type="curve" svg:x1="12.2cm" svg:y1="4.4cm" svg:x2="12.8cm" svg:y2="4.1cm" draw:start-shape="id270" draw:start-glue-point="1" draw:end-shape="id271" draw:end-glue-point="3" svg:d="M12200 4400c450 0 150-300 600-300" svg:viewBox="0 0 601 301">
          <text:p/>
        </draw:connector>
        <draw:circle draw:style-name="gr14" draw:text-style-name="P3" xml:id="id272" draw:id="id272" draw:layer="layout" svg:width="0.2cm" svg:height="0.2cm" svg:x="12cm" svg:y="4.6cm">
          <text:p/>
        </draw:circle>
        <draw:circle draw:style-name="gr14" draw:text-style-name="P3" xml:id="id275" draw:id="id275" draw:layer="layout" svg:width="0.2cm" svg:height="0.2cm" svg:x="12.8cm" svg:y="4.6cm">
          <text:p/>
        </draw:circle>
        <draw:connector draw:style-name="gr3" draw:text-style-name="P3" draw:layer="layout" draw:type="curve" svg:x1="12.2cm" svg:y1="4.7cm" svg:x2="12.8cm" svg:y2="4.4cm" draw:start-shape="id272" draw:start-glue-point="1" draw:end-shape="id273" draw:end-glue-point="3" svg:d="M12200 4700c450 0 150-300 600-300" svg:viewBox="0 0 601 301">
          <text:p/>
        </draw:connector>
        <draw:circle draw:style-name="gr14" draw:text-style-name="P3" xml:id="id274" draw:id="id274" draw:layer="layout" svg:width="0.2cm" svg:height="0.2cm" svg:x="12cm" svg:y="4.9cm">
          <text:p/>
        </draw:circle>
        <draw:circle draw:style-name="gr14" draw:text-style-name="P3" xml:id="id277" draw:id="id277" draw:layer="layout" svg:width="0.2cm" svg:height="0.2cm" svg:x="12.8cm" svg:y="4.9cm">
          <text:p/>
        </draw:circle>
        <draw:connector draw:style-name="gr3" draw:text-style-name="P3" draw:layer="layout" draw:type="curve" svg:x1="12.2cm" svg:y1="5cm" svg:x2="12.8cm" svg:y2="4.7cm" draw:start-shape="id274" draw:start-glue-point="1" draw:end-shape="id275" draw:end-glue-point="3" svg:d="M12200 5000c450 0 150-300 600-300" svg:viewBox="0 0 601 301">
          <text:p/>
        </draw:connector>
        <draw:circle draw:style-name="gr14" draw:text-style-name="P3" xml:id="id276" draw:id="id276" draw:layer="layout" svg:width="0.2cm" svg:height="0.2cm" svg:x="12cm" svg:y="5.2cm">
          <text:p/>
        </draw:circle>
        <draw:circle draw:style-name="gr14" draw:text-style-name="P3" xml:id="id279" draw:id="id279" draw:layer="layout" svg:width="0.2cm" svg:height="0.2cm" svg:x="12.8cm" svg:y="5.2cm">
          <text:p/>
        </draw:circle>
        <draw:connector draw:style-name="gr3" draw:text-style-name="P3" draw:layer="layout" draw:type="curve" svg:x1="12.2cm" svg:y1="5.3cm" svg:x2="12.8cm" svg:y2="5cm" draw:start-shape="id276" draw:start-glue-point="1" draw:end-shape="id277" draw:end-glue-point="3" svg:d="M12200 5300c450 0 150-300 600-300" svg:viewBox="0 0 601 301">
          <text:p/>
        </draw:connector>
        <draw:circle draw:style-name="gr14" draw:text-style-name="P3" xml:id="id278" draw:id="id278" draw:layer="layout" svg:width="0.2cm" svg:height="0.2cm" svg:x="12cm" svg:y="5.5cm">
          <text:p/>
        </draw:circle>
        <draw:circle draw:style-name="gr14" draw:text-style-name="P3" xml:id="id319" draw:id="id319" draw:layer="layout" svg:width="0.2cm" svg:height="0.2cm" svg:x="12.8cm" svg:y="5.5cm">
          <text:p/>
        </draw:circle>
        <draw:connector draw:style-name="gr3" draw:text-style-name="P3" draw:layer="layout" draw:type="curve" svg:x1="12.2cm" svg:y1="5.6cm" svg:x2="12.8cm" svg:y2="5.3cm" draw:start-shape="id278" draw:start-glue-point="1" draw:end-shape="id279" draw:end-glue-point="3" svg:d="M12200 5600c450 0 150-300 600-300" svg:viewBox="0 0 601 301">
          <text:p/>
        </draw:connector>
        <draw:circle draw:style-name="gr7" draw:text-style-name="P7" xml:id="id280" draw:id="id280" draw:layer="layout" svg:width="0.2cm" svg:height="0.2cm" svg:x="12cm" svg:y="5.8cm">
          <text:p/>
        </draw:circle>
        <draw:circle draw:style-name="gr7" draw:text-style-name="P7" xml:id="id281" draw:id="id281" draw:layer="layout" svg:width="0.2cm" svg:height="0.2cm" svg:x="12.8cm" svg:y="5.8cm">
          <text:p/>
        </draw:circle>
        <draw:connector draw:style-name="gr8" draw:text-style-name="P3" draw:layer="layout" svg:x1="12.2cm" svg:y1="5.9cm" svg:x2="12.8cm" svg:y2="5.9cm" draw:start-shape="id280" draw:start-glue-point="1" draw:end-shape="id281" draw:end-glue-point="3" svg:d="M12200 5900h600" svg:viewBox="0 0 601 1">
          <text:p/>
        </draw:connector>
        <draw:circle draw:style-name="gr9" draw:text-style-name="P8" xml:id="id282" draw:id="id282" draw:layer="layout" svg:width="0.2cm" svg:height="0.2cm" svg:x="12cm" svg:y="6.1cm">
          <text:p/>
        </draw:circle>
        <draw:circle draw:style-name="gr9" draw:text-style-name="P8" xml:id="id283" draw:id="id283" draw:layer="layout" svg:width="0.2cm" svg:height="0.2cm" svg:x="12.8cm" svg:y="6.1cm">
          <text:p/>
        </draw:circle>
        <draw:connector draw:style-name="gr10" draw:text-style-name="P3" draw:layer="layout" svg:x1="12.2cm" svg:y1="6.2cm" svg:x2="12.8cm" svg:y2="6.2cm" draw:start-shape="id282" draw:start-glue-point="1" draw:end-shape="id283" draw:end-glue-point="3" svg:d="M12200 6200h600" svg:viewBox="0 0 601 1">
          <text:p/>
        </draw:connector>
        <draw:circle draw:style-name="gr4" draw:text-style-name="P5" xml:id="id308" draw:id="id308" draw:layer="layout" svg:width="0.2cm" svg:height="0.2cm" svg:x="14cm" svg:y="4cm">
          <text:p/>
        </draw:circle>
        <draw:circle draw:style-name="gr14" draw:text-style-name="P3" xml:id="id285" draw:id="id285" draw:layer="layout" svg:width="0.2cm" svg:height="0.2cm" svg:x="14.8cm" svg:y="4cm">
          <text:p/>
        </draw:circle>
        <draw:circle draw:style-name="gr14" draw:text-style-name="P3" xml:id="id284" draw:id="id284" draw:layer="layout" svg:width="0.2cm" svg:height="0.2cm" svg:x="14cm" svg:y="4.3cm">
          <text:p/>
        </draw:circle>
        <draw:circle draw:style-name="gr14" draw:text-style-name="P3" xml:id="id287" draw:id="id287" draw:layer="layout" svg:width="0.2cm" svg:height="0.2cm" svg:x="14.8cm" svg:y="4.3cm">
          <text:p/>
        </draw:circle>
        <draw:connector draw:style-name="gr3" draw:text-style-name="P3" draw:layer="layout" draw:type="curve" svg:x1="14.2cm" svg:y1="4.4cm" svg:x2="14.8cm" svg:y2="4.1cm" draw:start-shape="id284" draw:start-glue-point="1" draw:end-shape="id285" draw:end-glue-point="3" svg:d="M14200 4400c450 0 150-300 600-300" svg:viewBox="0 0 601 301">
          <text:p/>
        </draw:connector>
        <draw:circle draw:style-name="gr14" draw:text-style-name="P3" xml:id="id286" draw:id="id286" draw:layer="layout" svg:width="0.2cm" svg:height="0.2cm" svg:x="14cm" svg:y="4.6cm">
          <text:p/>
        </draw:circle>
        <draw:circle draw:style-name="gr14" draw:text-style-name="P3" xml:id="id289" draw:id="id289" draw:layer="layout" svg:width="0.2cm" svg:height="0.2cm" svg:x="14.8cm" svg:y="4.6cm">
          <text:p/>
        </draw:circle>
        <draw:connector draw:style-name="gr3" draw:text-style-name="P3" draw:layer="layout" draw:type="curve" svg:x1="14.2cm" svg:y1="4.7cm" svg:x2="14.8cm" svg:y2="4.4cm" draw:start-shape="id286" draw:start-glue-point="1" draw:end-shape="id287" draw:end-glue-point="3" svg:d="M14200 4700c450 0 150-300 600-300" svg:viewBox="0 0 601 301">
          <text:p/>
        </draw:connector>
        <draw:circle draw:style-name="gr14" draw:text-style-name="P3" xml:id="id288" draw:id="id288" draw:layer="layout" svg:width="0.2cm" svg:height="0.2cm" svg:x="14cm" svg:y="4.9cm">
          <text:p/>
        </draw:circle>
        <draw:circle draw:style-name="gr14" draw:text-style-name="P3" xml:id="id291" draw:id="id291" draw:layer="layout" svg:width="0.2cm" svg:height="0.2cm" svg:x="14.8cm" svg:y="4.9cm">
          <text:p/>
        </draw:circle>
        <draw:connector draw:style-name="gr3" draw:text-style-name="P3" draw:layer="layout" draw:type="curve" svg:x1="14.2cm" svg:y1="5cm" svg:x2="14.8cm" svg:y2="4.7cm" draw:start-shape="id288" draw:start-glue-point="1" draw:end-shape="id289" draw:end-glue-point="3" svg:d="M14200 5000c450 0 150-300 600-300" svg:viewBox="0 0 601 301">
          <text:p/>
        </draw:connector>
        <draw:circle draw:style-name="gr14" draw:text-style-name="P3" xml:id="id290" draw:id="id290" draw:layer="layout" svg:width="0.2cm" svg:height="0.2cm" svg:x="14cm" svg:y="5.2cm">
          <text:p/>
        </draw:circle>
        <draw:circle draw:style-name="gr14" draw:text-style-name="P3" xml:id="id293" draw:id="id293" draw:layer="layout" svg:width="0.2cm" svg:height="0.2cm" svg:x="14.8cm" svg:y="5.2cm">
          <text:p/>
        </draw:circle>
        <draw:connector draw:style-name="gr3" draw:text-style-name="P3" draw:layer="layout" draw:type="curve" svg:x1="14.2cm" svg:y1="5.3cm" svg:x2="14.8cm" svg:y2="5cm" draw:start-shape="id290" draw:start-glue-point="1" draw:end-shape="id291" draw:end-glue-point="3" svg:d="M14200 5300c450 0 150-300 600-300" svg:viewBox="0 0 601 301">
          <text:p/>
        </draw:connector>
        <draw:circle draw:style-name="gr14" draw:text-style-name="P3" xml:id="id292" draw:id="id292" draw:layer="layout" svg:width="0.2cm" svg:height="0.2cm" svg:x="14cm" svg:y="5.5cm">
          <text:p/>
        </draw:circle>
        <draw:circle draw:style-name="gr14" draw:text-style-name="P3" draw:layer="layout" svg:width="0.2cm" svg:height="0.2cm" svg:x="14.8cm" svg:y="5.5cm">
          <text:p/>
        </draw:circle>
        <draw:connector draw:style-name="gr3" draw:text-style-name="P3" draw:layer="layout" draw:type="curve" svg:x1="14.2cm" svg:y1="5.6cm" svg:x2="14.8cm" svg:y2="5.3cm" draw:start-shape="id292" draw:start-glue-point="1" draw:end-shape="id293" draw:end-glue-point="3" svg:d="M14200 5600c450 0 150-300 600-300" svg:viewBox="0 0 601 301">
          <text:p/>
        </draw:connector>
        <draw:circle draw:style-name="gr7" draw:text-style-name="P7" xml:id="id294" draw:id="id294" draw:layer="layout" svg:width="0.2cm" svg:height="0.2cm" svg:x="14cm" svg:y="5.8cm">
          <text:p/>
        </draw:circle>
        <draw:circle draw:style-name="gr7" draw:text-style-name="P7" xml:id="id295" draw:id="id295" draw:layer="layout" svg:width="0.2cm" svg:height="0.2cm" svg:x="14.8cm" svg:y="5.8cm">
          <text:p/>
        </draw:circle>
        <draw:connector draw:style-name="gr8" draw:text-style-name="P3" draw:layer="layout" svg:x1="14.2cm" svg:y1="5.9cm" svg:x2="14.8cm" svg:y2="5.9cm" draw:start-shape="id294" draw:start-glue-point="1" draw:end-shape="id295" draw:end-glue-point="3" svg:d="M14200 5900h600" svg:viewBox="0 0 601 1">
          <text:p/>
        </draw:connector>
        <draw:circle draw:style-name="gr9" draw:text-style-name="P8" xml:id="id296" draw:id="id296" draw:layer="layout" svg:width="0.2cm" svg:height="0.2cm" svg:x="14cm" svg:y="6.1cm">
          <text:p/>
        </draw:circle>
        <draw:circle draw:style-name="gr9" draw:text-style-name="P8" xml:id="id297" draw:id="id297" draw:layer="layout" svg:width="0.2cm" svg:height="0.2cm" svg:x="14.8cm" svg:y="6.1cm">
          <text:p/>
        </draw:circle>
        <draw:connector draw:style-name="gr10" draw:text-style-name="P3" draw:layer="layout" svg:x1="14.2cm" svg:y1="6.2cm" svg:x2="14.8cm" svg:y2="6.2cm" draw:start-shape="id296" draw:start-glue-point="1" draw:end-shape="id297" draw:end-glue-point="3" svg:d="M14200 6200h600" svg:viewBox="0 0 601 1">
          <text:p/>
        </draw:connector>
        <draw:circle draw:style-name="gr39" draw:text-style-name="P20" xml:id="id299" draw:id="id299" draw:layer="layout" svg:width="0.2cm" svg:height="0.2cm" svg:x="4.401cm" svg:y="3.6cm">
          <text:p/>
        </draw:circle>
        <draw:connector draw:style-name="gr12" draw:text-style-name="P3" draw:layer="layout" draw:type="curve" svg:x1="4.2cm" svg:y1="4.1cm" svg:x2="4.401cm" svg:y2="3.7cm" draw:start-shape="id298" draw:start-glue-point="1" draw:end-shape="id299" draw:end-glue-point="3" svg:d="M4200 4100c151 0 51-400 201-400" svg:viewBox="0 0 202 401">
          <text:p/>
        </draw:connector>
        <draw:circle draw:style-name="gr39" draw:text-style-name="P20" xml:id="id301" draw:id="id301" draw:layer="layout" svg:width="0.2cm" svg:height="0.2cm" svg:x="6.401cm" svg:y="3.6cm">
          <text:p/>
        </draw:circle>
        <draw:circle draw:style-name="gr39" draw:text-style-name="P20" xml:id="id303" draw:id="id303" draw:layer="layout" svg:width="0.2cm" svg:height="0.2cm" svg:x="8.401cm" svg:y="3.6cm">
          <text:p/>
        </draw:circle>
        <draw:circle draw:style-name="gr39" draw:text-style-name="P20" xml:id="id305" draw:id="id305" draw:layer="layout" svg:width="0.2cm" svg:height="0.2cm" svg:x="10.401cm" svg:y="3.6cm">
          <text:p/>
        </draw:circle>
        <draw:circle draw:style-name="gr39" draw:text-style-name="P20" xml:id="id307" draw:id="id307" draw:layer="layout" svg:width="0.2cm" svg:height="0.2cm" svg:x="12.401cm" svg:y="3.6cm">
          <text:p/>
        </draw:circle>
        <draw:circle draw:style-name="gr39" draw:text-style-name="P20" xml:id="id309" draw:id="id309" draw:layer="layout" svg:width="0.2cm" svg:height="0.2cm" svg:x="14.401cm" svg:y="3.6cm">
          <text:p/>
        </draw:circle>
        <draw:connector draw:style-name="gr12" draw:text-style-name="P3" draw:layer="layout" draw:type="curve" svg:x1="6.2cm" svg:y1="4.1cm" svg:x2="6.401cm" svg:y2="3.7cm" draw:start-shape="id300" draw:start-glue-point="1" draw:end-shape="id301" draw:end-glue-point="3" svg:d="M6200 4100c151 0 51-400 201-400" svg:viewBox="0 0 202 401">
          <text:p/>
        </draw:connector>
        <draw:connector draw:style-name="gr12" draw:text-style-name="P3" draw:layer="layout" draw:type="curve" svg:x1="8.2cm" svg:y1="4.1cm" svg:x2="8.401cm" svg:y2="3.7cm" draw:start-shape="id302" draw:start-glue-point="1" draw:end-shape="id303" draw:end-glue-point="3" svg:d="M8200 4100c151 0 51-400 201-400" svg:viewBox="0 0 202 401">
          <text:p/>
        </draw:connector>
        <draw:connector draw:style-name="gr12" draw:text-style-name="P3" draw:layer="layout" draw:type="curve" svg:x1="10.2cm" svg:y1="4.1cm" svg:x2="10.401cm" svg:y2="3.7cm" draw:start-shape="id304" draw:start-glue-point="1" draw:end-shape="id305" draw:end-glue-point="3" svg:d="M10200 4100c151 0 51-400 201-400" svg:viewBox="0 0 202 401">
          <text:p/>
        </draw:connector>
        <draw:connector draw:style-name="gr12" draw:text-style-name="P3" draw:layer="layout" draw:type="curve" svg:x1="12.2cm" svg:y1="4.1cm" svg:x2="12.401cm" svg:y2="3.7cm" draw:start-shape="id306" draw:start-glue-point="1" draw:end-shape="id307" draw:end-glue-point="3" svg:d="M12200 4100c151 0 51-400 201-400" svg:viewBox="0 0 202 401">
          <text:p/>
        </draw:connector>
        <draw:connector draw:style-name="gr12" draw:text-style-name="P3" draw:layer="layout" draw:type="curve" svg:x1="14.2cm" svg:y1="4.1cm" svg:x2="14.401cm" svg:y2="3.7cm" draw:start-shape="id308" draw:start-glue-point="1" draw:end-shape="id309" draw:end-glue-point="3" svg:d="M14200 4100c151 0 51-400 201-400" svg:viewBox="0 0 202 401">
          <text:p/>
        </draw:connector>
        <draw:connector draw:style-name="gr12" draw:text-style-name="P3" draw:layer="layout" svg:x1="3cm" svg:y1="4.1cm" svg:x2="4cm" svg:y2="4.1cm" draw:start-shape="id310" draw:start-glue-point="1" draw:end-shape="id298" draw:end-glue-point="3" svg:d="M3000 4100h1000" svg:viewBox="0 0 1001 1">
          <text:p/>
        </draw:connector>
        <draw:connector draw:style-name="gr12" draw:text-style-name="P3" draw:layer="layout" svg:x1="3cm" svg:y1="4.4cm" svg:x2="4cm" svg:y2="4.4cm" draw:start-shape="id311" draw:start-glue-point="1" draw:end-shape="id214" draw:end-glue-point="3" svg:d="M3000 4400h1000" svg:viewBox="0 0 1001 1">
          <text:p/>
        </draw:connector>
        <draw:connector draw:style-name="gr12" draw:text-style-name="P3" draw:layer="layout" svg:x1="3cm" svg:y1="4.7cm" svg:x2="4cm" svg:y2="4.7cm" draw:start-shape="id312" draw:start-glue-point="1" draw:end-shape="id216" draw:end-glue-point="3" svg:d="M3000 4700h1000" svg:viewBox="0 0 1001 1">
          <text:p/>
        </draw:connector>
        <draw:connector draw:style-name="gr12" draw:text-style-name="P3" draw:layer="layout" svg:x1="3cm" svg:y1="5cm" svg:x2="4cm" svg:y2="5cm" draw:start-shape="id313" draw:start-glue-point="1" draw:end-shape="id218" draw:end-glue-point="3" svg:d="M3000 5000h1000" svg:viewBox="0 0 1001 1">
          <text:p/>
        </draw:connector>
        <draw:connector draw:style-name="gr12" draw:text-style-name="P3" draw:layer="layout" svg:x1="3cm" svg:y1="5.3cm" svg:x2="4cm" svg:y2="5.3cm" draw:start-shape="id314" draw:start-glue-point="1" draw:end-shape="id220" draw:end-glue-point="3" svg:d="M3000 5300h1000" svg:viewBox="0 0 1001 1">
          <text:p/>
        </draw:connector>
        <draw:connector draw:style-name="gr12" draw:text-style-name="P3" draw:layer="layout" svg:x1="3cm" svg:y1="5.6cm" svg:x2="4cm" svg:y2="5.6cm" draw:start-shape="id315" draw:start-glue-point="1" draw:end-shape="id222" draw:end-glue-point="3" svg:d="M3000 5600h1000" svg:viewBox="0 0 1001 1">
          <text:p/>
        </draw:connector>
        <draw:connector draw:style-name="gr8" draw:text-style-name="P3" draw:layer="layout" svg:x1="3cm" svg:y1="5.9cm" svg:x2="4cm" svg:y2="5.9cm" draw:start-shape="id316" draw:start-glue-point="1" draw:end-shape="id224" draw:end-glue-point="3" svg:d="M3000 5900h1000" svg:viewBox="0 0 1001 1">
          <text:p/>
        </draw:connector>
        <draw:connector draw:style-name="gr10" draw:text-style-name="P3" draw:layer="layout" svg:x1="3cm" svg:y1="6.2cm" svg:x2="4cm" svg:y2="6.2cm" draw:start-shape="id317" draw:start-glue-point="1" draw:end-shape="id226" draw:end-glue-point="3" svg:d="M3000 6200h1000" svg:viewBox="0 0 1001 1">
          <text:p/>
        </draw:connector>
        <draw:connector draw:style-name="gr8" draw:text-style-name="P3" draw:layer="layout" svg:x1="5cm" svg:y1="5.9cm" svg:x2="6cm" svg:y2="5.9cm" draw:start-shape="id225" draw:start-glue-point="1" draw:end-shape="id238" draw:end-glue-point="3" svg:d="M5000 5900h1000" svg:viewBox="0 0 1001 1">
          <text:p/>
        </draw:connector>
        <draw:connector draw:style-name="gr10" draw:text-style-name="P3" draw:layer="layout" svg:x1="5cm" svg:y1="6.2cm" svg:x2="6cm" svg:y2="6.2cm" draw:start-shape="id227" draw:start-glue-point="1" draw:end-shape="id240" draw:end-glue-point="3" svg:d="M5000 6200h1000" svg:viewBox="0 0 1001 1">
          <text:p/>
        </draw:connector>
        <draw:connector draw:style-name="gr8" draw:text-style-name="P3" draw:layer="layout" svg:x1="7cm" svg:y1="5.9cm" svg:x2="8cm" svg:y2="5.9cm" draw:start-shape="id239" draw:start-glue-point="1" draw:end-shape="id252" draw:end-glue-point="3" svg:d="M7000 5900h1000" svg:viewBox="0 0 1001 1">
          <text:p/>
        </draw:connector>
        <draw:connector draw:style-name="gr10" draw:text-style-name="P3" draw:layer="layout" svg:x1="7cm" svg:y1="6.2cm" svg:x2="8cm" svg:y2="6.2cm" draw:start-shape="id241" draw:start-glue-point="1" draw:end-shape="id254" draw:end-glue-point="3" svg:d="M7000 6200h1000" svg:viewBox="0 0 1001 1">
          <text:p/>
        </draw:connector>
        <draw:connector draw:style-name="gr8" draw:text-style-name="P3" draw:layer="layout" svg:x1="9cm" svg:y1="5.9cm" svg:x2="10cm" svg:y2="5.9cm" draw:start-shape="id253" draw:start-glue-point="1" draw:end-shape="id266" draw:end-glue-point="3" svg:d="M9000 5900h1000" svg:viewBox="0 0 1001 1">
          <text:p/>
        </draw:connector>
        <draw:connector draw:style-name="gr10" draw:text-style-name="P3" draw:layer="layout" svg:x1="10cm" svg:y1="6.2cm" svg:x2="9cm" svg:y2="6.2cm" draw:start-shape="id268" draw:start-glue-point="3" draw:end-shape="id255" draw:end-glue-point="1" svg:d="M10000 6200h-1000" svg:viewBox="0 0 1001 1">
          <text:p/>
        </draw:connector>
        <draw:connector draw:style-name="gr8" draw:text-style-name="P3" draw:layer="layout" svg:x1="12cm" svg:y1="5.9cm" svg:x2="11cm" svg:y2="5.9cm" draw:start-shape="id280" draw:start-glue-point="3" draw:end-shape="id267" draw:end-glue-point="1" svg:d="M12000 5900h-1000" svg:viewBox="0 0 1001 1">
          <text:p/>
        </draw:connector>
        <draw:connector draw:style-name="gr10" draw:text-style-name="P3" draw:layer="layout" svg:x1="12cm" svg:y1="6.2cm" svg:x2="11cm" svg:y2="6.2cm" draw:start-shape="id282" draw:start-glue-point="3" draw:end-shape="id269" draw:end-glue-point="1" svg:d="M12000 6200h-1000" svg:viewBox="0 0 1001 1">
          <text:p/>
        </draw:connector>
        <draw:connector draw:style-name="gr8" draw:text-style-name="P3" draw:layer="layout" svg:x1="14cm" svg:y1="5.9cm" svg:x2="13cm" svg:y2="5.9cm" draw:start-shape="id294" draw:start-glue-point="3" draw:end-shape="id281" draw:end-glue-point="1" svg:d="M14000 5900h-1000" svg:viewBox="0 0 1001 1">
          <text:p/>
        </draw:connector>
        <draw:connector draw:style-name="gr10" draw:text-style-name="P3" draw:layer="layout" svg:x1="13cm" svg:y1="6.2cm" svg:x2="14cm" svg:y2="6.2cm" draw:start-shape="id283" draw:start-glue-point="1" draw:end-shape="id296" draw:end-glue-point="3" svg:d="M13000 6200h1000" svg:viewBox="0 0 1001 1">
          <text:p/>
        </draw:connector>
        <draw:connector draw:style-name="gr12" draw:text-style-name="P3" draw:layer="layout" svg:x1="5cm" svg:y1="4.1cm" svg:x2="6cm" svg:y2="4.1cm" draw:start-shape="id215" draw:start-glue-point="1" draw:end-shape="id300" draw:end-glue-point="3" svg:d="M5000 4100h1000" svg:viewBox="0 0 1001 1">
          <text:p/>
        </draw:connector>
        <draw:connector draw:style-name="gr12" draw:text-style-name="P3" draw:layer="layout" svg:x1="14cm" svg:y1="4.1cm" svg:x2="13cm" svg:y2="4.1cm" draw:start-shape="id308" draw:start-glue-point="3" draw:end-shape="id271" draw:end-glue-point="1" svg:d="M14000 4100h-1000" svg:viewBox="0 0 1001 1">
          <text:p/>
        </draw:connector>
        <draw:connector draw:style-name="gr12" draw:text-style-name="P3" draw:layer="layout" svg:x1="12cm" svg:y1="4.1cm" svg:x2="11cm" svg:y2="4.1cm" draw:start-shape="id306" draw:start-glue-point="3" draw:end-shape="id257" draw:end-glue-point="1" svg:d="M12000 4100h-1000" svg:viewBox="0 0 1001 1">
          <text:p/>
        </draw:connector>
        <draw:connector draw:style-name="gr5" draw:text-style-name="P5" draw:layer="layout" svg:x1="10cm" svg:y1="4.1cm" svg:x2="9cm" svg:y2="4.1cm" draw:start-shape="id304" draw:start-glue-point="3" draw:end-shape="id243" draw:end-glue-point="1" svg:d="M10000 4100h-1000" svg:viewBox="0 0 1001 1">
          <text:p/>
        </draw:connector>
        <draw:connector draw:style-name="gr5" draw:text-style-name="P5" draw:layer="layout" svg:x1="8cm" svg:y1="4.1cm" svg:x2="7cm" svg:y2="4.1cm" draw:start-shape="id302" draw:start-glue-point="3" draw:end-shape="id229" draw:end-glue-point="1" svg:d="M8000 4100h-1000" svg:viewBox="0 0 1001 1">
          <text:p/>
        </draw:connector>
        <draw:connector draw:style-name="gr3" draw:text-style-name="P3" draw:layer="layout" svg:x1="14cm" svg:y1="4.4cm" svg:x2="13cm" svg:y2="4.4cm" draw:start-shape="id284" draw:start-glue-point="3" draw:end-shape="id273" draw:end-glue-point="1" svg:d="M14000 4400h-1000" svg:viewBox="0 0 1001 1">
          <text:p/>
        </draw:connector>
        <draw:connector draw:style-name="gr12" draw:text-style-name="P3" draw:layer="layout" svg:x1="12cm" svg:y1="4.4cm" svg:x2="11cm" svg:y2="4.4cm" draw:start-shape="id270" draw:start-glue-point="3" draw:end-shape="id259" draw:end-glue-point="1" svg:d="M12000 4400h-1000" svg:viewBox="0 0 1001 1">
          <text:p/>
        </draw:connector>
        <draw:connector draw:style-name="gr5" draw:text-style-name="P5" draw:layer="layout" svg:x1="10cm" svg:y1="4.4cm" svg:x2="9cm" svg:y2="4.4cm" draw:start-shape="id256" draw:start-glue-point="3" draw:end-shape="id245" draw:end-glue-point="1" svg:d="M10000 4400h-1000" svg:viewBox="0 0 1001 1">
          <text:p/>
        </draw:connector>
        <draw:connector draw:style-name="gr5" draw:text-style-name="P5" draw:layer="layout" svg:x1="8cm" svg:y1="4.4cm" svg:x2="7cm" svg:y2="4.4cm" draw:start-shape="id242" draw:start-glue-point="3" draw:end-shape="id231" draw:end-glue-point="1" svg:d="M8000 4400h-1000" svg:viewBox="0 0 1001 1">
          <text:p/>
        </draw:connector>
        <draw:connector draw:style-name="gr12" draw:text-style-name="P3" draw:layer="layout" svg:x1="6cm" svg:y1="4.4cm" svg:x2="5cm" svg:y2="4.4cm" draw:start-shape="id228" draw:start-glue-point="3" draw:end-shape="id217" draw:end-glue-point="1" svg:d="M6000 4400h-1000" svg:viewBox="0 0 1001 1">
          <text:p/>
        </draw:connector>
        <draw:connector draw:style-name="gr3" draw:text-style-name="P3" draw:layer="layout" svg:x1="14cm" svg:y1="4.7cm" svg:x2="13cm" svg:y2="4.7cm" draw:start-shape="id286" draw:start-glue-point="3" draw:end-shape="id275" draw:end-glue-point="1" svg:d="M14000 4700h-1000" svg:viewBox="0 0 1001 1">
          <text:p/>
        </draw:connector>
        <draw:connector draw:style-name="gr3" draw:text-style-name="P3" draw:layer="layout" svg:x1="12cm" svg:y1="4.7cm" svg:x2="11cm" svg:y2="4.7cm" draw:start-shape="id272" draw:start-glue-point="3" draw:end-shape="id261" draw:end-glue-point="1" svg:d="M12000 4700h-1000" svg:viewBox="0 0 1001 1">
          <text:p/>
        </draw:connector>
        <draw:connector draw:style-name="gr12" draw:text-style-name="P3" draw:layer="layout" svg:x1="10cm" svg:y1="4.7cm" svg:x2="9cm" svg:y2="4.7cm" draw:start-shape="id258" draw:start-glue-point="3" draw:end-shape="id247" draw:end-glue-point="1" svg:d="M10000 4700h-1000" svg:viewBox="0 0 1001 1">
          <text:p/>
        </draw:connector>
        <draw:connector draw:style-name="gr5" draw:text-style-name="P5" draw:layer="layout" svg:x1="8cm" svg:y1="4.7cm" svg:x2="7cm" svg:y2="4.7cm" draw:start-shape="id244" draw:start-glue-point="3" draw:end-shape="id233" draw:end-glue-point="1" svg:d="M8000 4700h-1000" svg:viewBox="0 0 1001 1">
          <text:p/>
        </draw:connector>
        <draw:connector draw:style-name="gr12" draw:text-style-name="P3" draw:layer="layout" svg:x1="6cm" svg:y1="4.7cm" svg:x2="5cm" svg:y2="4.7cm" draw:start-shape="id230" draw:start-glue-point="3" draw:end-shape="id219" draw:end-glue-point="1" svg:d="M6000 4700h-1000" svg:viewBox="0 0 1001 1">
          <text:p/>
        </draw:connector>
        <draw:connector draw:style-name="gr12" draw:text-style-name="P3" draw:layer="layout" svg:x1="5cm" svg:y1="5cm" svg:x2="6cm" svg:y2="5cm" draw:start-shape="id221" draw:start-glue-point="1" draw:end-shape="id232" draw:end-glue-point="3" svg:d="M5000 5000h1000" svg:viewBox="0 0 1001 1">
          <text:p/>
        </draw:connector>
        <draw:connector draw:style-name="gr12" draw:text-style-name="P3" draw:layer="layout" svg:x1="5cm" svg:y1="5.3cm" svg:x2="6cm" svg:y2="5.3cm" draw:start-shape="id223" draw:start-glue-point="1" draw:end-shape="id234" draw:end-glue-point="3" svg:d="M5000 5300h1000" svg:viewBox="0 0 1001 1">
          <text:p/>
        </draw:connector>
        <draw:connector draw:style-name="gr3" draw:text-style-name="P3" draw:layer="layout" svg:x1="5cm" svg:y1="5.6cm" svg:x2="6cm" svg:y2="5.6cm" draw:start-shape="id318" draw:start-glue-point="1" draw:end-shape="id236" draw:end-glue-point="3" svg:d="M5000 5600h1000" svg:viewBox="0 0 1001 1">
          <text:p/>
        </draw:connector>
        <draw:connector draw:style-name="gr5" draw:text-style-name="P5" draw:layer="layout" svg:x1="7cm" svg:y1="5cm" svg:x2="8cm" svg:y2="5cm" draw:start-shape="id235" draw:start-glue-point="1" draw:end-shape="id246" draw:end-glue-point="3" svg:d="M7000 5000h1000" svg:viewBox="0 0 1001 1">
          <text:p/>
        </draw:connector>
        <draw:connector draw:style-name="gr3" draw:text-style-name="P3" draw:layer="layout" svg:x1="7cm" svg:y1="5.3cm" svg:x2="8cm" svg:y2="5.3cm" draw:start-shape="id237" draw:start-glue-point="1" draw:end-shape="id248" draw:end-glue-point="3" svg:d="M7000 5300h1000" svg:viewBox="0 0 1001 1">
          <text:p/>
        </draw:connector>
        <draw:connector draw:style-name="gr3" draw:text-style-name="P3" draw:layer="layout" svg:x1="9cm" svg:y1="5cm" svg:x2="10cm" svg:y2="5cm" draw:start-shape="id249" draw:start-glue-point="1" draw:end-shape="id260" draw:end-glue-point="3" svg:d="M9000 5000h1000" svg:viewBox="0 0 1001 1">
          <text:p/>
        </draw:connector>
        <draw:connector draw:style-name="gr3" draw:text-style-name="P3" draw:layer="layout" svg:x1="11cm" svg:y1="5cm" svg:x2="12cm" svg:y2="5cm" draw:start-shape="id263" draw:start-glue-point="1" draw:end-shape="id274" draw:end-glue-point="3" svg:d="M11000 5000h1000" svg:viewBox="0 0 1001 1">
          <text:p/>
        </draw:connector>
        <draw:connector draw:style-name="gr3" draw:text-style-name="P3" draw:layer="layout" svg:x1="13cm" svg:y1="5cm" svg:x2="14cm" svg:y2="5cm" draw:start-shape="id277" draw:start-glue-point="1" draw:end-shape="id288" draw:end-glue-point="3" svg:d="M13000 5000h1000" svg:viewBox="0 0 1001 1">
          <text:p/>
        </draw:connector>
        <draw:connector draw:style-name="gr3" draw:text-style-name="P3" draw:layer="layout" svg:x1="14cm" svg:y1="5.3cm" svg:x2="13cm" svg:y2="5.3cm" draw:start-shape="id290" draw:start-glue-point="3" draw:end-shape="id279" draw:end-glue-point="1" svg:d="M14000 5300h-1000" svg:viewBox="0 0 1001 1">
          <text:p/>
        </draw:connector>
        <draw:connector draw:style-name="gr3" draw:text-style-name="P3" draw:layer="layout" svg:x1="14cm" svg:y1="5.6cm" svg:x2="13cm" svg:y2="5.6cm" draw:start-shape="id292" draw:start-glue-point="3" draw:end-shape="id319" draw:end-glue-point="1" svg:d="M14000 5600h-1000" svg:viewBox="0 0 1001 1">
          <text:p/>
        </draw:connector>
        <draw:connector draw:style-name="gr3" draw:text-style-name="P3" draw:layer="layout" svg:x1="12cm" svg:y1="5.3cm" svg:x2="11cm" svg:y2="5.3cm" draw:start-shape="id276" draw:start-glue-point="3" draw:end-shape="id265" draw:end-glue-point="1" svg:d="M12000 5300h-1000" svg:viewBox="0 0 1001 1">
          <text:p/>
        </draw:connector>
        <draw:connector draw:style-name="gr3" draw:text-style-name="P3" draw:layer="layout" svg:x1="12cm" svg:y1="5.6cm" svg:x2="11cm" svg:y2="5.6cm" draw:start-shape="id278" draw:start-glue-point="3" draw:end-shape="id320" draw:end-glue-point="1" svg:d="M12000 5600h-1000" svg:viewBox="0 0 1001 1">
          <text:p/>
        </draw:connector>
        <draw:connector draw:style-name="gr3" draw:text-style-name="P3" draw:layer="layout" svg:x1="10cm" svg:y1="5.3cm" svg:x2="9cm" svg:y2="5.3cm" draw:start-shape="id262" draw:start-glue-point="3" draw:end-shape="id251" draw:end-glue-point="1" svg:d="M10000 5300h-1000" svg:viewBox="0 0 1001 1">
          <text:p/>
        </draw:connector>
        <draw:connector draw:style-name="gr3" draw:text-style-name="P3" draw:layer="layout" svg:x1="10cm" svg:y1="5.6cm" svg:x2="9cm" svg:y2="5.6cm" draw:start-shape="id264" draw:start-glue-point="3" draw:end-shape="id321" draw:end-glue-point="1" svg:d="M10000 5600h-1000" svg:viewBox="0 0 1001 1">
          <text:p/>
        </draw:connector>
        <draw:connector draw:style-name="gr3" draw:text-style-name="P3" draw:layer="layout" svg:x1="8cm" svg:y1="5.6cm" svg:x2="7cm" svg:y2="5.6cm" draw:start-shape="id250" draw:start-glue-point="3" draw:end-shape="id322" draw:end-glue-point="1" svg:d="M8000 5600h-1000" svg:viewBox="0 0 1001 1">
          <text:p/>
        </draw:connector>
        <draw:frame draw:style-name="gr40" draw:text-style-name="P21" draw:layer="layout" svg:width="0.697cm" svg:height="0.645cm" svg:x="4.2cm" svg:y="6.3cm">
          <draw:text-box>
            <text:p><text:span text:style-name="T6">1</text:span></text:p>
          </draw:text-box>
        </draw:frame>
        <draw:frame draw:style-name="gr40" draw:text-style-name="P21" draw:layer="layout" svg:width="0.697cm" svg:height="0.645cm" svg:x="6.201cm" svg:y="6.3cm">
          <draw:text-box>
            <text:p><text:span text:style-name="T6">2</text:span></text:p>
          </draw:text-box>
        </draw:frame>
        <draw:frame draw:style-name="gr40" draw:text-style-name="P21" draw:layer="layout" svg:width="0.697cm" svg:height="0.645cm" svg:x="8.201cm" svg:y="6.3cm">
          <draw:text-box>
            <text:p><text:span text:style-name="T6">3</text:span></text:p>
          </draw:text-box>
        </draw:frame>
        <draw:frame draw:style-name="gr40" draw:text-style-name="P21" draw:layer="layout" svg:width="0.697cm" svg:height="0.645cm" svg:x="10.201cm" svg:y="6.3cm">
          <draw:text-box>
            <text:p><text:span text:style-name="T6">4</text:span></text:p>
          </draw:text-box>
        </draw:frame>
        <draw:frame draw:style-name="gr40" draw:text-style-name="P21" draw:layer="layout" svg:width="0.697cm" svg:height="0.645cm" svg:x="12.201cm" svg:y="6.3cm">
          <draw:text-box>
            <text:p><text:span text:style-name="T6">5</text:span></text:p>
          </draw:text-box>
        </draw:frame>
        <draw:frame draw:style-name="gr40" draw:text-style-name="P21" draw:layer="layout" svg:width="0.697cm" svg:height="0.645cm" svg:x="14.201cm" svg:y="6.3cm">
          <draw:text-box>
            <text:p><text:span text:style-name="T6">6</text:span></text:p>
          </draw:text-box>
        </draw:frame>
        <draw:rect draw:style-name="gr3" draw:text-style-name="P3" draw:layer="layout" svg:width="0.4cm" svg:height="2.5cm" svg:x="2.7cm" svg:y="7.9cm">
          <text:p/>
        </draw:rect>
        <draw:rect draw:style-name="gr3" draw:text-style-name="P3" draw:layer="layout" svg:width="1.2cm" svg:height="2.9cm" svg:x="5.9cm" svg:y="7.5cm">
          <text:p/>
        </draw:rect>
        <draw:rect draw:style-name="gr19" draw:text-style-name="P3" draw:layer="layout" svg:width="1.2cm" svg:height="2.9cm" svg:x="7.9cm" svg:y="7.5cm">
          <text:p/>
        </draw:rect>
        <draw:rect draw:style-name="gr3" draw:text-style-name="P3" draw:layer="layout" svg:width="1.2cm" svg:height="2.9cm" svg:x="9.9cm" svg:y="7.5cm">
          <text:p/>
        </draw:rect>
        <draw:rect draw:style-name="gr3" draw:text-style-name="P3" draw:layer="layout" svg:width="1.2cm" svg:height="2.9cm" svg:x="11.9cm" svg:y="7.5cm">
          <text:p/>
        </draw:rect>
        <draw:rect draw:style-name="gr3" draw:text-style-name="P3" draw:layer="layout" svg:width="1.2cm" svg:height="2.9cm" svg:x="13.9cm" svg:y="7.5cm">
          <text:p/>
        </draw:rect>
        <draw:rect draw:style-name="gr3" draw:text-style-name="P3" draw:layer="layout" svg:width="1.2cm" svg:height="2.9cm" svg:x="3.9cm" svg:y="7.5cm">
          <text:p/>
        </draw:rect>
        <draw:circle draw:style-name="gr4" draw:text-style-name="P4" xml:id="id419" draw:id="id419" draw:layer="layout" svg:width="0.2cm" svg:height="0.2cm" svg:x="2.8cm" svg:y="8cm">
          <text:p/>
        </draw:circle>
        <draw:circle draw:style-name="gr4" draw:text-style-name="P5" xml:id="id407" draw:id="id407" draw:layer="layout" svg:width="0.2cm" svg:height="0.2cm" svg:x="4cm" svg:y="8cm">
          <text:p/>
        </draw:circle>
        <draw:circle draw:style-name="gr4" draw:text-style-name="P5" xml:id="id324" draw:id="id324" draw:layer="layout" svg:width="0.2cm" svg:height="0.2cm" svg:x="4.8cm" svg:y="8cm">
          <text:p/>
        </draw:circle>
        <draw:circle draw:style-name="gr4" draw:text-style-name="P5" xml:id="id420" draw:id="id420" draw:layer="layout" svg:width="0.2cm" svg:height="0.2cm" svg:x="2.8cm" svg:y="8.3cm">
          <text:p/>
        </draw:circle>
        <draw:circle draw:style-name="gr4" draw:text-style-name="P5" xml:id="id323" draw:id="id323" draw:layer="layout" svg:width="0.2cm" svg:height="0.2cm" svg:x="4cm" svg:y="8.3cm">
          <text:p/>
        </draw:circle>
        <draw:circle draw:style-name="gr20" draw:text-style-name="P14" xml:id="id326" draw:id="id326" draw:layer="layout" svg:width="0.2cm" svg:height="0.2cm" svg:x="4.8cm" svg:y="8.3cm">
          <text:p/>
        </draw:circle>
        <draw:connector draw:style-name="gr12" draw:text-style-name="P3" draw:layer="layout" draw:type="curve" svg:x1="4.2cm" svg:y1="8.4cm" svg:x2="4.8cm" svg:y2="8.1cm" draw:start-shape="id323" draw:start-glue-point="1" draw:end-shape="id324" draw:end-glue-point="3" svg:d="M4200 8400c450 0 150-300 600-300" svg:viewBox="0 0 601 301">
          <text:p/>
        </draw:connector>
        <draw:circle draw:style-name="gr20" draw:text-style-name="P14" xml:id="id421" draw:id="id421" draw:layer="layout" svg:width="0.2cm" svg:height="0.2cm" svg:x="2.8cm" svg:y="8.6cm">
          <text:p/>
        </draw:circle>
        <draw:circle draw:style-name="gr20" draw:text-style-name="P14" xml:id="id325" draw:id="id325" draw:layer="layout" svg:width="0.2cm" svg:height="0.2cm" svg:x="4cm" svg:y="8.6cm">
          <text:p/>
        </draw:circle>
        <draw:circle draw:style-name="gr20" draw:text-style-name="P14" xml:id="id328" draw:id="id328" draw:layer="layout" svg:width="0.2cm" svg:height="0.2cm" svg:x="4.8cm" svg:y="8.6cm">
          <text:p/>
        </draw:circle>
        <draw:connector draw:style-name="gr21" draw:text-style-name="P3" draw:layer="layout" draw:type="curve" svg:x1="4.2cm" svg:y1="8.7cm" svg:x2="4.8cm" svg:y2="8.4cm" draw:start-shape="id325" draw:start-glue-point="1" draw:end-shape="id326" draw:end-glue-point="3" svg:d="M4200 8700c450 0 150-300 600-300" svg:viewBox="0 0 601 301">
          <text:p/>
        </draw:connector>
        <draw:circle draw:style-name="gr20" draw:text-style-name="P14" xml:id="id422" draw:id="id422" draw:layer="layout" svg:width="0.2cm" svg:height="0.2cm" svg:x="2.8cm" svg:y="8.9cm">
          <text:p/>
        </draw:circle>
        <draw:circle draw:style-name="gr20" draw:text-style-name="P14" xml:id="id327" draw:id="id327" draw:layer="layout" svg:width="0.2cm" svg:height="0.2cm" svg:x="4cm" svg:y="8.9cm">
          <text:p/>
        </draw:circle>
        <draw:circle draw:style-name="gr14" draw:text-style-name="P3" xml:id="id330" draw:id="id330" draw:layer="layout" svg:width="0.2cm" svg:height="0.2cm" svg:x="4.8cm" svg:y="8.9cm">
          <text:p/>
        </draw:circle>
        <draw:connector draw:style-name="gr21" draw:text-style-name="P3" draw:layer="layout" draw:type="curve" svg:x1="4.2cm" svg:y1="9cm" svg:x2="4.8cm" svg:y2="8.7cm" draw:start-shape="id327" draw:start-glue-point="1" draw:end-shape="id328" draw:end-glue-point="3" svg:d="M4200 9000c450 0 150-300 600-300" svg:viewBox="0 0 601 301">
          <text:p/>
        </draw:connector>
        <draw:circle draw:style-name="gr14" draw:text-style-name="P3" xml:id="id423" draw:id="id423" draw:layer="layout" svg:width="0.2cm" svg:height="0.2cm" svg:x="2.8cm" svg:y="9.2cm">
          <text:p/>
        </draw:circle>
        <draw:circle draw:style-name="gr14" draw:text-style-name="P3" xml:id="id329" draw:id="id329" draw:layer="layout" svg:width="0.2cm" svg:height="0.2cm" svg:x="4cm" svg:y="9.2cm">
          <text:p/>
        </draw:circle>
        <draw:circle draw:style-name="gr14" draw:text-style-name="P3" xml:id="id332" draw:id="id332" draw:layer="layout" svg:width="0.2cm" svg:height="0.2cm" svg:x="4.8cm" svg:y="9.2cm">
          <text:p/>
        </draw:circle>
        <draw:connector draw:style-name="gr41" draw:text-style-name="P3" draw:layer="layout" draw:type="curve" svg:x1="4.2cm" svg:y1="9.3cm" svg:x2="4.8cm" svg:y2="9cm" draw:start-shape="id329" draw:start-glue-point="1" draw:end-shape="id330" draw:end-glue-point="3" svg:d="M4200 9300c450 0 150-300 600-300" svg:viewBox="0 0 601 301">
          <text:p/>
        </draw:connector>
        <draw:circle draw:style-name="gr14" draw:text-style-name="P3" xml:id="id424" draw:id="id424" draw:layer="layout" svg:width="0.2cm" svg:height="0.2cm" svg:x="2.8cm" svg:y="9.5cm">
          <text:p/>
        </draw:circle>
        <draw:circle draw:style-name="gr14" draw:text-style-name="P3" xml:id="id331" draw:id="id331" draw:layer="layout" svg:width="0.2cm" svg:height="0.2cm" svg:x="4cm" svg:y="9.5cm">
          <text:p/>
        </draw:circle>
        <draw:circle draw:style-name="gr14" draw:text-style-name="P3" xml:id="id427" draw:id="id427" draw:layer="layout" svg:width="0.2cm" svg:height="0.2cm" svg:x="4.8cm" svg:y="9.5cm">
          <text:p/>
        </draw:circle>
        <draw:connector draw:style-name="gr42" draw:text-style-name="P3" draw:layer="layout" draw:type="curve" svg:x1="4.2cm" svg:y1="9.6cm" svg:x2="4.8cm" svg:y2="9.3cm" draw:start-shape="id331" draw:start-glue-point="1" draw:end-shape="id332" draw:end-glue-point="3" svg:d="M4200 9600c450 0 150-300 600-300" svg:viewBox="0 0 601 301">
          <text:p/>
        </draw:connector>
        <draw:circle draw:style-name="gr7" draw:text-style-name="P7" xml:id="id425" draw:id="id425" draw:layer="layout" svg:width="0.2cm" svg:height="0.2cm" svg:x="2.8cm" svg:y="9.8cm">
          <text:p/>
        </draw:circle>
        <draw:circle draw:style-name="gr7" draw:text-style-name="P7" xml:id="id333" draw:id="id333" draw:layer="layout" svg:width="0.2cm" svg:height="0.2cm" svg:x="4cm" svg:y="9.8cm">
          <text:p/>
        </draw:circle>
        <draw:circle draw:style-name="gr7" draw:text-style-name="P7" xml:id="id334" draw:id="id334" draw:layer="layout" svg:width="0.2cm" svg:height="0.2cm" svg:x="4.8cm" svg:y="9.8cm">
          <text:p/>
        </draw:circle>
        <draw:connector draw:style-name="gr8" draw:text-style-name="P3" draw:layer="layout" svg:x1="4.2cm" svg:y1="9.9cm" svg:x2="4.8cm" svg:y2="9.9cm" draw:start-shape="id333" draw:start-glue-point="1" draw:end-shape="id334" draw:end-glue-point="3" svg:d="M4200 9900h600" svg:viewBox="0 0 601 1">
          <text:p/>
        </draw:connector>
        <draw:circle draw:style-name="gr9" draw:text-style-name="P8" xml:id="id426" draw:id="id426" draw:layer="layout" svg:width="0.2cm" svg:height="0.2cm" svg:x="2.8cm" svg:y="10.1cm">
          <text:p/>
        </draw:circle>
        <draw:circle draw:style-name="gr9" draw:text-style-name="P8" xml:id="id335" draw:id="id335" draw:layer="layout" svg:width="0.2cm" svg:height="0.2cm" svg:x="4cm" svg:y="10.1cm">
          <text:p/>
        </draw:circle>
        <draw:circle draw:style-name="gr9" draw:text-style-name="P8" xml:id="id336" draw:id="id336" draw:layer="layout" svg:width="0.2cm" svg:height="0.2cm" svg:x="4.8cm" svg:y="10.1cm">
          <text:p/>
        </draw:circle>
        <draw:connector draw:style-name="gr10" draw:text-style-name="P3" draw:layer="layout" svg:x1="4.2cm" svg:y1="10.2cm" svg:x2="4.8cm" svg:y2="10.2cm" draw:start-shape="id335" draw:start-glue-point="1" draw:end-shape="id336" draw:end-glue-point="3" svg:d="M4200 10200h600" svg:viewBox="0 0 601 1">
          <text:p/>
        </draw:connector>
        <draw:circle draw:style-name="gr4" draw:text-style-name="P5" xml:id="id409" draw:id="id409" draw:layer="layout" svg:width="0.2cm" svg:height="0.2cm" svg:x="6cm" svg:y="8cm">
          <text:p/>
        </draw:circle>
        <draw:circle draw:style-name="gr20" draw:text-style-name="P14" xml:id="id338" draw:id="id338" draw:layer="layout" svg:width="0.2cm" svg:height="0.2cm" svg:x="6.8cm" svg:y="8cm">
          <text:p/>
        </draw:circle>
        <draw:circle draw:style-name="gr20" draw:text-style-name="P14" xml:id="id337" draw:id="id337" draw:layer="layout" svg:width="0.2cm" svg:height="0.2cm" svg:x="6cm" svg:y="8.3cm">
          <text:p/>
        </draw:circle>
        <draw:circle draw:style-name="gr20" draw:text-style-name="P14" xml:id="id340" draw:id="id340" draw:layer="layout" svg:width="0.2cm" svg:height="0.2cm" svg:x="6.8cm" svg:y="8.3cm">
          <text:p/>
        </draw:circle>
        <draw:connector draw:style-name="gr21" draw:text-style-name="P3" draw:layer="layout" draw:type="curve" svg:x1="6.2cm" svg:y1="8.4cm" svg:x2="6.8cm" svg:y2="8.1cm" draw:start-shape="id337" draw:start-glue-point="1" draw:end-shape="id338" draw:end-glue-point="3" svg:d="M6200 8400c450 0 150-300 600-300" svg:viewBox="0 0 601 301">
          <text:p/>
        </draw:connector>
        <draw:circle draw:style-name="gr20" draw:text-style-name="P14" xml:id="id339" draw:id="id339" draw:layer="layout" svg:width="0.2cm" svg:height="0.2cm" svg:x="6cm" svg:y="8.6cm">
          <text:p/>
        </draw:circle>
        <draw:circle draw:style-name="gr14" draw:text-style-name="P3" xml:id="id342" draw:id="id342" draw:layer="layout" svg:width="0.2cm" svg:height="0.2cm" svg:x="6.8cm" svg:y="8.6cm">
          <text:p/>
        </draw:circle>
        <draw:connector draw:style-name="gr21" draw:text-style-name="P3" draw:layer="layout" draw:type="curve" svg:x1="6.2cm" svg:y1="8.7cm" svg:x2="6.8cm" svg:y2="8.4cm" draw:start-shape="id339" draw:start-glue-point="1" draw:end-shape="id340" draw:end-glue-point="3" svg:d="M6200 8700c450 0 150-300 600-300" svg:viewBox="0 0 601 301">
          <text:p/>
        </draw:connector>
        <draw:circle draw:style-name="gr14" draw:text-style-name="P3" xml:id="id341" draw:id="id341" draw:layer="layout" svg:width="0.2cm" svg:height="0.2cm" svg:x="6cm" svg:y="8.9cm">
          <text:p/>
        </draw:circle>
        <draw:circle draw:style-name="gr14" draw:text-style-name="P3" xml:id="id344" draw:id="id344" draw:layer="layout" svg:width="0.2cm" svg:height="0.2cm" svg:x="6.8cm" svg:y="8.9cm">
          <text:p/>
        </draw:circle>
        <draw:connector draw:style-name="gr41" draw:text-style-name="P3" draw:layer="layout" draw:type="curve" svg:x1="6.2cm" svg:y1="9cm" svg:x2="6.8cm" svg:y2="8.7cm" draw:start-shape="id341" draw:start-glue-point="1" draw:end-shape="id342" draw:end-glue-point="3" svg:d="M6200 9000c450 0 150-300 600-300" svg:viewBox="0 0 601 301">
          <text:p/>
        </draw:connector>
        <draw:circle draw:style-name="gr14" draw:text-style-name="P3" xml:id="id343" draw:id="id343" draw:layer="layout" svg:width="0.2cm" svg:height="0.2cm" svg:x="6cm" svg:y="9.2cm">
          <text:p/>
        </draw:circle>
        <draw:circle draw:style-name="gr14" draw:text-style-name="P3" xml:id="id346" draw:id="id346" draw:layer="layout" svg:width="0.2cm" svg:height="0.2cm" svg:x="6.8cm" svg:y="9.2cm">
          <text:p/>
        </draw:circle>
        <draw:connector draw:style-name="gr42" draw:text-style-name="P3" draw:layer="layout" draw:type="curve" svg:x1="6.2cm" svg:y1="9.3cm" svg:x2="6.8cm" svg:y2="9cm" draw:start-shape="id343" draw:start-glue-point="1" draw:end-shape="id344" draw:end-glue-point="3" svg:d="M6200 9300c450 0 150-300 600-300" svg:viewBox="0 0 601 301">
          <text:p/>
        </draw:connector>
        <draw:circle draw:style-name="gr14" draw:text-style-name="P3" xml:id="id345" draw:id="id345" draw:layer="layout" svg:width="0.2cm" svg:height="0.2cm" svg:x="6cm" svg:y="9.5cm">
          <text:p/>
        </draw:circle>
        <draw:circle draw:style-name="gr14" draw:text-style-name="P3" xml:id="id431" draw:id="id431" draw:layer="layout" svg:width="0.2cm" svg:height="0.2cm" svg:x="6.8cm" svg:y="9.5cm">
          <text:p/>
        </draw:circle>
        <draw:connector draw:style-name="gr3" draw:text-style-name="P3" draw:layer="layout" draw:type="curve" svg:x1="6.2cm" svg:y1="9.6cm" svg:x2="6.8cm" svg:y2="9.3cm" draw:start-shape="id345" draw:start-glue-point="1" draw:end-shape="id346" draw:end-glue-point="3" svg:d="M6200 9600c450 0 150-300 600-300" svg:viewBox="0 0 601 301">
          <text:p/>
        </draw:connector>
        <draw:circle draw:style-name="gr7" draw:text-style-name="P7" xml:id="id347" draw:id="id347" draw:layer="layout" svg:width="0.2cm" svg:height="0.2cm" svg:x="6cm" svg:y="9.8cm">
          <text:p/>
        </draw:circle>
        <draw:circle draw:style-name="gr7" draw:text-style-name="P7" xml:id="id348" draw:id="id348" draw:layer="layout" svg:width="0.2cm" svg:height="0.2cm" svg:x="6.8cm" svg:y="9.8cm">
          <text:p/>
        </draw:circle>
        <draw:connector draw:style-name="gr8" draw:text-style-name="P3" draw:layer="layout" svg:x1="6.2cm" svg:y1="9.9cm" svg:x2="6.8cm" svg:y2="9.9cm" draw:start-shape="id347" draw:start-glue-point="1" draw:end-shape="id348" draw:end-glue-point="3" svg:d="M6200 9900h600" svg:viewBox="0 0 601 1">
          <text:p/>
        </draw:connector>
        <draw:circle draw:style-name="gr9" draw:text-style-name="P8" xml:id="id349" draw:id="id349" draw:layer="layout" svg:width="0.2cm" svg:height="0.2cm" svg:x="6cm" svg:y="10.1cm">
          <text:p/>
        </draw:circle>
        <draw:circle draw:style-name="gr9" draw:text-style-name="P8" xml:id="id350" draw:id="id350" draw:layer="layout" svg:width="0.2cm" svg:height="0.2cm" svg:x="6.8cm" svg:y="10.1cm">
          <text:p/>
        </draw:circle>
        <draw:connector draw:style-name="gr10" draw:text-style-name="P3" draw:layer="layout" svg:x1="6.2cm" svg:y1="10.2cm" svg:x2="6.8cm" svg:y2="10.2cm" draw:start-shape="id349" draw:start-glue-point="1" draw:end-shape="id350" draw:end-glue-point="3" svg:d="M6200 10200h600" svg:viewBox="0 0 601 1">
          <text:p/>
        </draw:connector>
        <draw:circle draw:style-name="gr20" draw:text-style-name="P14" xml:id="id351" draw:id="id351" draw:layer="layout" svg:width="0.2cm" svg:height="0.2cm" svg:x="8cm" svg:y="8cm">
          <text:p/>
        </draw:circle>
        <draw:circle draw:style-name="gr14" draw:text-style-name="P3" xml:id="id411" draw:id="id411" draw:layer="layout" svg:width="0.2cm" svg:height="0.2cm" svg:x="8.8cm" svg:y="8cm">
          <text:p/>
        </draw:circle>
        <draw:circle draw:style-name="gr20" draw:text-style-name="P14" xml:id="id353" draw:id="id353" draw:layer="layout" svg:width="0.2cm" svg:height="0.2cm" svg:x="8cm" svg:y="8.3cm">
          <text:p/>
        </draw:circle>
        <draw:circle draw:style-name="gr20" draw:text-style-name="P14" xml:id="id352" draw:id="id352" draw:layer="layout" svg:width="0.2cm" svg:height="0.2cm" svg:x="8.8cm" svg:y="8.3cm">
          <text:p/>
        </draw:circle>
        <draw:connector draw:style-name="gr21" draw:text-style-name="P3" draw:layer="layout" draw:type="curve" svg:x1="8.2cm" svg:y1="8.1cm" svg:x2="8.8cm" svg:y2="8.4cm" draw:start-shape="id351" draw:start-glue-point="1" draw:end-shape="id352" draw:end-glue-point="3" svg:d="M8200 8100c450 0 150 300 600 300" svg:viewBox="0 0 601 301">
          <text:p/>
        </draw:connector>
        <draw:circle draw:style-name="gr14" draw:text-style-name="P3" xml:id="id355" draw:id="id355" draw:layer="layout" svg:width="0.2cm" svg:height="0.2cm" svg:x="8cm" svg:y="8.6cm">
          <text:p/>
        </draw:circle>
        <draw:circle draw:style-name="gr20" draw:text-style-name="P14" xml:id="id354" draw:id="id354" draw:layer="layout" svg:width="0.2cm" svg:height="0.2cm" svg:x="8.8cm" svg:y="8.6cm">
          <text:p/>
        </draw:circle>
        <draw:connector draw:style-name="gr21" draw:text-style-name="P3" draw:layer="layout" draw:type="curve" svg:x1="8.2cm" svg:y1="8.4cm" svg:x2="8.8cm" svg:y2="8.7cm" draw:start-shape="id353" draw:start-glue-point="1" draw:end-shape="id354" draw:end-glue-point="3" svg:d="M8200 8400c450 0 150 300 600 300" svg:viewBox="0 0 601 301">
          <text:p/>
        </draw:connector>
        <draw:circle draw:style-name="gr14" draw:text-style-name="P3" xml:id="id357" draw:id="id357" draw:layer="layout" svg:width="0.2cm" svg:height="0.2cm" svg:x="8cm" svg:y="8.9cm">
          <text:p/>
        </draw:circle>
        <draw:circle draw:style-name="gr14" draw:text-style-name="P3" xml:id="id356" draw:id="id356" draw:layer="layout" svg:width="0.2cm" svg:height="0.2cm" svg:x="8.8cm" svg:y="8.9cm">
          <text:p/>
        </draw:circle>
        <draw:connector draw:style-name="gr42" draw:text-style-name="P3" draw:layer="layout" draw:type="curve" svg:x1="8.2cm" svg:y1="8.7cm" svg:x2="8.8cm" svg:y2="9cm" draw:start-shape="id355" draw:start-glue-point="1" draw:end-shape="id356" draw:end-glue-point="3" svg:d="M8200 8700c450 0 150 300 600 300" svg:viewBox="0 0 601 301">
          <text:p/>
        </draw:connector>
        <draw:circle draw:style-name="gr14" draw:text-style-name="P3" xml:id="id359" draw:id="id359" draw:layer="layout" svg:width="0.2cm" svg:height="0.2cm" svg:x="8cm" svg:y="9.2cm">
          <text:p/>
        </draw:circle>
        <draw:circle draw:style-name="gr14" draw:text-style-name="P3" xml:id="id358" draw:id="id358" draw:layer="layout" svg:width="0.2cm" svg:height="0.2cm" svg:x="8.8cm" svg:y="9.2cm">
          <text:p/>
        </draw:circle>
        <draw:connector draw:style-name="gr41" draw:text-style-name="P3" draw:layer="layout" draw:type="curve" svg:x1="8.2cm" svg:y1="9cm" svg:x2="8.8cm" svg:y2="9.3cm" draw:start-shape="id357" draw:start-glue-point="1" draw:end-shape="id358" draw:end-glue-point="3" svg:d="M8200 9000c450 0 150 300 600 300" svg:viewBox="0 0 601 301">
          <text:p/>
        </draw:connector>
        <draw:circle draw:style-name="gr14" draw:text-style-name="P3" xml:id="id430" draw:id="id430" draw:layer="layout" svg:width="0.2cm" svg:height="0.2cm" svg:x="8cm" svg:y="9.5cm">
          <text:p/>
        </draw:circle>
        <draw:circle draw:style-name="gr14" draw:text-style-name="P3" xml:id="id360" draw:id="id360" draw:layer="layout" svg:width="0.2cm" svg:height="0.2cm" svg:x="8.8cm" svg:y="9.5cm">
          <text:p/>
        </draw:circle>
        <draw:connector draw:style-name="gr3" draw:text-style-name="P3" draw:layer="layout" draw:type="curve" svg:x1="8.2cm" svg:y1="9.3cm" svg:x2="8.8cm" svg:y2="9.6cm" draw:start-shape="id359" draw:start-glue-point="1" draw:end-shape="id360" draw:end-glue-point="3" svg:d="M8200 9300c450 0 150 300 600 300" svg:viewBox="0 0 601 301">
          <text:p/>
        </draw:connector>
        <draw:circle draw:style-name="gr7" draw:text-style-name="P7" xml:id="id361" draw:id="id361" draw:layer="layout" svg:width="0.2cm" svg:height="0.2cm" svg:x="8cm" svg:y="9.8cm">
          <text:p/>
        </draw:circle>
        <draw:circle draw:style-name="gr7" draw:text-style-name="P7" xml:id="id362" draw:id="id362" draw:layer="layout" svg:width="0.2cm" svg:height="0.2cm" svg:x="8.8cm" svg:y="9.8cm">
          <text:p/>
        </draw:circle>
        <draw:connector draw:style-name="gr8" draw:text-style-name="P3" draw:layer="layout" svg:x1="8.2cm" svg:y1="9.9cm" svg:x2="8.8cm" svg:y2="9.9cm" draw:start-shape="id361" draw:start-glue-point="1" draw:end-shape="id362" draw:end-glue-point="3" svg:d="M8200 9900h600" svg:viewBox="0 0 601 1">
          <text:p/>
        </draw:connector>
        <draw:circle draw:style-name="gr9" draw:text-style-name="P8" xml:id="id363" draw:id="id363" draw:layer="layout" svg:width="0.2cm" svg:height="0.2cm" svg:x="8cm" svg:y="10.1cm">
          <text:p/>
        </draw:circle>
        <draw:circle draw:style-name="gr9" draw:text-style-name="P8" xml:id="id364" draw:id="id364" draw:layer="layout" svg:width="0.2cm" svg:height="0.2cm" svg:x="8.8cm" svg:y="10.1cm">
          <text:p/>
        </draw:circle>
        <draw:connector draw:style-name="gr10" draw:text-style-name="P3" draw:layer="layout" svg:x1="8.2cm" svg:y1="10.2cm" svg:x2="8.8cm" svg:y2="10.2cm" draw:start-shape="id363" draw:start-glue-point="1" draw:end-shape="id364" draw:end-glue-point="3" svg:d="M8200 10200h600" svg:viewBox="0 0 601 1">
          <text:p/>
        </draw:connector>
        <draw:circle draw:style-name="gr14" draw:text-style-name="P3" xml:id="id413" draw:id="id413" draw:layer="layout" svg:width="0.2cm" svg:height="0.2cm" svg:x="10cm" svg:y="8cm">
          <text:p/>
        </draw:circle>
        <draw:circle draw:style-name="gr20" draw:text-style-name="P14" xml:id="id366" draw:id="id366" draw:layer="layout" svg:width="0.2cm" svg:height="0.2cm" svg:x="10.8cm" svg:y="8cm">
          <text:p/>
        </draw:circle>
        <draw:circle draw:style-name="gr20" draw:text-style-name="P14" xml:id="id365" draw:id="id365" draw:layer="layout" svg:width="0.2cm" svg:height="0.2cm" svg:x="10cm" svg:y="8.3cm">
          <text:p/>
        </draw:circle>
        <draw:circle draw:style-name="gr20" draw:text-style-name="P14" xml:id="id368" draw:id="id368" draw:layer="layout" svg:width="0.2cm" svg:height="0.2cm" svg:x="10.8cm" svg:y="8.3cm">
          <text:p/>
        </draw:circle>
        <draw:connector draw:style-name="gr21" draw:text-style-name="P3" draw:layer="layout" draw:type="curve" svg:x1="10.2cm" svg:y1="8.4cm" svg:x2="10.8cm" svg:y2="8.1cm" draw:start-shape="id365" draw:start-glue-point="1" draw:end-shape="id366" draw:end-glue-point="3" svg:d="M10200 8400c450 0 150-300 600-300" svg:viewBox="0 0 601 301">
          <text:p/>
        </draw:connector>
        <draw:circle draw:style-name="gr20" draw:text-style-name="P14" xml:id="id367" draw:id="id367" draw:layer="layout" svg:width="0.2cm" svg:height="0.2cm" svg:x="10cm" svg:y="8.6cm">
          <text:p/>
        </draw:circle>
        <draw:circle draw:style-name="gr14" draw:text-style-name="P3" xml:id="id370" draw:id="id370" draw:layer="layout" svg:width="0.2cm" svg:height="0.2cm" svg:x="10.8cm" svg:y="8.6cm">
          <text:p/>
        </draw:circle>
        <draw:connector draw:style-name="gr21" draw:text-style-name="P3" draw:layer="layout" draw:type="curve" svg:x1="10.2cm" svg:y1="8.7cm" svg:x2="10.8cm" svg:y2="8.4cm" draw:start-shape="id367" draw:start-glue-point="1" draw:end-shape="id368" draw:end-glue-point="3" svg:d="M10200 8700c450 0 150-300 600-300" svg:viewBox="0 0 601 301">
          <text:p/>
        </draw:connector>
        <draw:circle draw:style-name="gr14" draw:text-style-name="P3" xml:id="id369" draw:id="id369" draw:layer="layout" svg:width="0.2cm" svg:height="0.2cm" svg:x="10cm" svg:y="8.9cm">
          <text:p/>
        </draw:circle>
        <draw:circle draw:style-name="gr14" draw:text-style-name="P3" xml:id="id372" draw:id="id372" draw:layer="layout" svg:width="0.2cm" svg:height="0.2cm" svg:x="10.8cm" svg:y="8.9cm">
          <text:p/>
        </draw:circle>
        <draw:connector draw:style-name="gr41" draw:text-style-name="P3" draw:layer="layout" draw:type="curve" svg:x1="10.2cm" svg:y1="9cm" svg:x2="10.8cm" svg:y2="8.7cm" draw:start-shape="id369" draw:start-glue-point="1" draw:end-shape="id370" draw:end-glue-point="3" svg:d="M10200 9000c450 0 150-300 600-300" svg:viewBox="0 0 601 301">
          <text:p/>
        </draw:connector>
        <draw:circle draw:style-name="gr14" draw:text-style-name="P3" xml:id="id371" draw:id="id371" draw:layer="layout" svg:width="0.2cm" svg:height="0.2cm" svg:x="10cm" svg:y="9.2cm">
          <text:p/>
        </draw:circle>
        <draw:circle draw:style-name="gr14" draw:text-style-name="P3" xml:id="id374" draw:id="id374" draw:layer="layout" svg:width="0.2cm" svg:height="0.2cm" svg:x="10.8cm" svg:y="9.2cm">
          <text:p/>
        </draw:circle>
        <draw:connector draw:style-name="gr41" draw:text-style-name="P3" draw:layer="layout" draw:type="curve" svg:x1="10.2cm" svg:y1="9.3cm" svg:x2="10.8cm" svg:y2="9cm" draw:start-shape="id371" draw:start-glue-point="1" draw:end-shape="id372" draw:end-glue-point="3" svg:d="M10200 9300c450 0 150-300 600-300" svg:viewBox="0 0 601 301">
          <text:p/>
        </draw:connector>
        <draw:circle draw:style-name="gr14" draw:text-style-name="P3" xml:id="id373" draw:id="id373" draw:layer="layout" svg:width="0.2cm" svg:height="0.2cm" svg:x="10cm" svg:y="9.5cm">
          <text:p/>
        </draw:circle>
        <draw:circle draw:style-name="gr14" draw:text-style-name="P3" xml:id="id429" draw:id="id429" draw:layer="layout" svg:width="0.2cm" svg:height="0.2cm" svg:x="10.8cm" svg:y="9.5cm">
          <text:p/>
        </draw:circle>
        <draw:connector draw:style-name="gr3" draw:text-style-name="P3" draw:layer="layout" draw:type="curve" svg:x1="10.2cm" svg:y1="9.6cm" svg:x2="10.8cm" svg:y2="9.3cm" draw:start-shape="id373" draw:start-glue-point="1" draw:end-shape="id374" draw:end-glue-point="3" svg:d="M10200 9600c450 0 150-300 600-300" svg:viewBox="0 0 601 301">
          <text:p/>
        </draw:connector>
        <draw:circle draw:style-name="gr7" draw:text-style-name="P7" xml:id="id375" draw:id="id375" draw:layer="layout" svg:width="0.2cm" svg:height="0.2cm" svg:x="10cm" svg:y="9.8cm">
          <text:p/>
        </draw:circle>
        <draw:circle draw:style-name="gr7" draw:text-style-name="P7" xml:id="id376" draw:id="id376" draw:layer="layout" svg:width="0.2cm" svg:height="0.2cm" svg:x="10.8cm" svg:y="9.8cm">
          <text:p/>
        </draw:circle>
        <draw:connector draw:style-name="gr8" draw:text-style-name="P3" draw:layer="layout" svg:x1="10.2cm" svg:y1="9.9cm" svg:x2="10.8cm" svg:y2="9.9cm" draw:start-shape="id375" draw:start-glue-point="1" draw:end-shape="id376" draw:end-glue-point="3" svg:d="M10200 9900h600" svg:viewBox="0 0 601 1">
          <text:p/>
        </draw:connector>
        <draw:circle draw:style-name="gr9" draw:text-style-name="P8" xml:id="id377" draw:id="id377" draw:layer="layout" svg:width="0.2cm" svg:height="0.2cm" svg:x="10cm" svg:y="10.1cm">
          <text:p/>
        </draw:circle>
        <draw:circle draw:style-name="gr9" draw:text-style-name="P8" xml:id="id378" draw:id="id378" draw:layer="layout" svg:width="0.2cm" svg:height="0.2cm" svg:x="10.8cm" svg:y="10.1cm">
          <text:p/>
        </draw:circle>
        <draw:connector draw:style-name="gr10" draw:text-style-name="P3" draw:layer="layout" svg:x1="10.2cm" svg:y1="10.2cm" svg:x2="10.8cm" svg:y2="10.2cm" draw:start-shape="id377" draw:start-glue-point="1" draw:end-shape="id378" draw:end-glue-point="3" svg:d="M10200 10200h600" svg:viewBox="0 0 601 1">
          <text:p/>
        </draw:connector>
        <draw:circle draw:style-name="gr20" draw:text-style-name="P14" xml:id="id415" draw:id="id415" draw:layer="layout" svg:width="0.2cm" svg:height="0.2cm" svg:x="12cm" svg:y="8cm">
          <text:p/>
        </draw:circle>
        <draw:circle draw:style-name="gr20" draw:text-style-name="P14" xml:id="id380" draw:id="id380" draw:layer="layout" svg:width="0.2cm" svg:height="0.2cm" svg:x="12.8cm" svg:y="8cm">
          <text:p/>
        </draw:circle>
        <draw:circle draw:style-name="gr20" draw:text-style-name="P14" xml:id="id379" draw:id="id379" draw:layer="layout" svg:width="0.2cm" svg:height="0.2cm" svg:x="12cm" svg:y="8.3cm">
          <text:p/>
        </draw:circle>
        <draw:circle draw:style-name="gr14" draw:text-style-name="P3" xml:id="id382" draw:id="id382" draw:layer="layout" svg:width="0.2cm" svg:height="0.2cm" svg:x="12.8cm" svg:y="8.3cm">
          <text:p/>
        </draw:circle>
        <draw:connector draw:style-name="gr21" draw:text-style-name="P3" draw:layer="layout" draw:type="curve" svg:x1="12.2cm" svg:y1="8.4cm" svg:x2="12.8cm" svg:y2="8.1cm" draw:start-shape="id379" draw:start-glue-point="1" draw:end-shape="id380" draw:end-glue-point="3" svg:d="M12200 8400c450 0 150-300 600-300" svg:viewBox="0 0 601 301">
          <text:p/>
        </draw:connector>
        <draw:circle draw:style-name="gr14" draw:text-style-name="P3" xml:id="id381" draw:id="id381" draw:layer="layout" svg:width="0.2cm" svg:height="0.2cm" svg:x="12cm" svg:y="8.6cm">
          <text:p/>
        </draw:circle>
        <draw:circle draw:style-name="gr14" draw:text-style-name="P3" xml:id="id384" draw:id="id384" draw:layer="layout" svg:width="0.2cm" svg:height="0.2cm" svg:x="12.8cm" svg:y="8.6cm">
          <text:p/>
        </draw:circle>
        <draw:connector draw:style-name="gr41" draw:text-style-name="P3" draw:layer="layout" draw:type="curve" svg:x1="12.2cm" svg:y1="8.7cm" svg:x2="12.8cm" svg:y2="8.4cm" draw:start-shape="id381" draw:start-glue-point="1" draw:end-shape="id382" draw:end-glue-point="3" svg:d="M12200 8700c450 0 150-300 600-300" svg:viewBox="0 0 601 301">
          <text:p/>
        </draw:connector>
        <draw:circle draw:style-name="gr14" draw:text-style-name="P3" xml:id="id383" draw:id="id383" draw:layer="layout" svg:width="0.2cm" svg:height="0.2cm" svg:x="12cm" svg:y="8.9cm">
          <text:p/>
        </draw:circle>
        <draw:circle draw:style-name="gr14" draw:text-style-name="P3" xml:id="id386" draw:id="id386" draw:layer="layout" svg:width="0.2cm" svg:height="0.2cm" svg:x="12.8cm" svg:y="8.9cm">
          <text:p/>
        </draw:circle>
        <draw:connector draw:style-name="gr41" draw:text-style-name="P3" draw:layer="layout" draw:type="curve" svg:x1="12.2cm" svg:y1="9cm" svg:x2="12.8cm" svg:y2="8.7cm" draw:start-shape="id383" draw:start-glue-point="1" draw:end-shape="id384" draw:end-glue-point="3" svg:d="M12200 9000c450 0 150-300 600-300" svg:viewBox="0 0 601 301">
          <text:p/>
        </draw:connector>
        <draw:circle draw:style-name="gr14" draw:text-style-name="P3" xml:id="id385" draw:id="id385" draw:layer="layout" svg:width="0.2cm" svg:height="0.2cm" svg:x="12cm" svg:y="9.2cm">
          <text:p/>
        </draw:circle>
        <draw:circle draw:style-name="gr14" draw:text-style-name="P3" xml:id="id388" draw:id="id388" draw:layer="layout" svg:width="0.2cm" svg:height="0.2cm" svg:x="12.8cm" svg:y="9.2cm">
          <text:p/>
        </draw:circle>
        <draw:connector draw:style-name="gr3" draw:text-style-name="P3" draw:layer="layout" draw:type="curve" svg:x1="12.2cm" svg:y1="9.3cm" svg:x2="12.8cm" svg:y2="9cm" draw:start-shape="id385" draw:start-glue-point="1" draw:end-shape="id386" draw:end-glue-point="3" svg:d="M12200 9300c450 0 150-300 600-300" svg:viewBox="0 0 601 301">
          <text:p/>
        </draw:connector>
        <draw:circle draw:style-name="gr14" draw:text-style-name="P3" xml:id="id387" draw:id="id387" draw:layer="layout" svg:width="0.2cm" svg:height="0.2cm" svg:x="12cm" svg:y="9.5cm">
          <text:p/>
        </draw:circle>
        <draw:circle draw:style-name="gr14" draw:text-style-name="P3" xml:id="id428" draw:id="id428" draw:layer="layout" svg:width="0.2cm" svg:height="0.2cm" svg:x="12.8cm" svg:y="9.5cm">
          <text:p/>
        </draw:circle>
        <draw:connector draw:style-name="gr3" draw:text-style-name="P3" draw:layer="layout" draw:type="curve" svg:x1="12.2cm" svg:y1="9.6cm" svg:x2="12.8cm" svg:y2="9.3cm" draw:start-shape="id387" draw:start-glue-point="1" draw:end-shape="id388" draw:end-glue-point="3" svg:d="M12200 9600c450 0 150-300 600-300" svg:viewBox="0 0 601 301">
          <text:p/>
        </draw:connector>
        <draw:circle draw:style-name="gr7" draw:text-style-name="P7" xml:id="id389" draw:id="id389" draw:layer="layout" svg:width="0.2cm" svg:height="0.2cm" svg:x="12cm" svg:y="9.8cm">
          <text:p/>
        </draw:circle>
        <draw:circle draw:style-name="gr7" draw:text-style-name="P7" xml:id="id390" draw:id="id390" draw:layer="layout" svg:width="0.2cm" svg:height="0.2cm" svg:x="12.8cm" svg:y="9.8cm">
          <text:p/>
        </draw:circle>
        <draw:connector draw:style-name="gr8" draw:text-style-name="P3" draw:layer="layout" svg:x1="12.2cm" svg:y1="9.9cm" svg:x2="12.8cm" svg:y2="9.9cm" draw:start-shape="id389" draw:start-glue-point="1" draw:end-shape="id390" draw:end-glue-point="3" svg:d="M12200 9900h600" svg:viewBox="0 0 601 1">
          <text:p/>
        </draw:connector>
        <draw:circle draw:style-name="gr9" draw:text-style-name="P8" xml:id="id391" draw:id="id391" draw:layer="layout" svg:width="0.2cm" svg:height="0.2cm" svg:x="12cm" svg:y="10.1cm">
          <text:p/>
        </draw:circle>
        <draw:circle draw:style-name="gr9" draw:text-style-name="P8" xml:id="id392" draw:id="id392" draw:layer="layout" svg:width="0.2cm" svg:height="0.2cm" svg:x="12.8cm" svg:y="10.1cm">
          <text:p/>
        </draw:circle>
        <draw:connector draw:style-name="gr10" draw:text-style-name="P3" draw:layer="layout" svg:x1="12.2cm" svg:y1="10.2cm" svg:x2="12.8cm" svg:y2="10.2cm" draw:start-shape="id391" draw:start-glue-point="1" draw:end-shape="id392" draw:end-glue-point="3" svg:d="M12200 10200h600" svg:viewBox="0 0 601 1">
          <text:p/>
        </draw:connector>
        <draw:circle draw:style-name="gr20" draw:text-style-name="P14" xml:id="id417" draw:id="id417" draw:layer="layout" svg:width="0.2cm" svg:height="0.2cm" svg:x="14cm" svg:y="8cm">
          <text:p/>
        </draw:circle>
        <draw:circle draw:style-name="gr14" draw:text-style-name="P3" xml:id="id394" draw:id="id394" draw:layer="layout" svg:width="0.2cm" svg:height="0.2cm" svg:x="14.8cm" svg:y="8cm">
          <text:p/>
        </draw:circle>
        <draw:circle draw:style-name="gr14" draw:text-style-name="P3" xml:id="id393" draw:id="id393" draw:layer="layout" svg:width="0.2cm" svg:height="0.2cm" svg:x="14cm" svg:y="8.3cm">
          <text:p/>
        </draw:circle>
        <draw:circle draw:style-name="gr14" draw:text-style-name="P3" xml:id="id396" draw:id="id396" draw:layer="layout" svg:width="0.2cm" svg:height="0.2cm" svg:x="14.8cm" svg:y="8.3cm">
          <text:p/>
        </draw:circle>
        <draw:connector draw:style-name="gr41" draw:text-style-name="P3" draw:layer="layout" draw:type="curve" svg:x1="14.2cm" svg:y1="8.4cm" svg:x2="14.8cm" svg:y2="8.1cm" draw:start-shape="id393" draw:start-glue-point="1" draw:end-shape="id394" draw:end-glue-point="3" svg:d="M14200 8400c450 0 150-300 600-300" svg:viewBox="0 0 601 301">
          <text:p/>
        </draw:connector>
        <draw:circle draw:style-name="gr14" draw:text-style-name="P3" xml:id="id395" draw:id="id395" draw:layer="layout" svg:width="0.2cm" svg:height="0.2cm" svg:x="14cm" svg:y="8.6cm">
          <text:p/>
        </draw:circle>
        <draw:circle draw:style-name="gr14" draw:text-style-name="P3" xml:id="id398" draw:id="id398" draw:layer="layout" svg:width="0.2cm" svg:height="0.2cm" svg:x="14.8cm" svg:y="8.6cm">
          <text:p/>
        </draw:circle>
        <draw:connector draw:style-name="gr41" draw:text-style-name="P3" draw:layer="layout" draw:type="curve" svg:x1="14.2cm" svg:y1="8.7cm" svg:x2="14.8cm" svg:y2="8.4cm" draw:start-shape="id395" draw:start-glue-point="1" draw:end-shape="id396" draw:end-glue-point="3" svg:d="M14200 8700c450 0 150-300 600-300" svg:viewBox="0 0 601 301">
          <text:p/>
        </draw:connector>
        <draw:circle draw:style-name="gr14" draw:text-style-name="P3" xml:id="id397" draw:id="id397" draw:layer="layout" svg:width="0.2cm" svg:height="0.2cm" svg:x="14cm" svg:y="8.9cm">
          <text:p/>
        </draw:circle>
        <draw:circle draw:style-name="gr14" draw:text-style-name="P3" xml:id="id400" draw:id="id400" draw:layer="layout" svg:width="0.2cm" svg:height="0.2cm" svg:x="14.8cm" svg:y="8.9cm">
          <text:p/>
        </draw:circle>
        <draw:connector draw:style-name="gr3" draw:text-style-name="P3" draw:layer="layout" draw:type="curve" svg:x1="14.2cm" svg:y1="9cm" svg:x2="14.8cm" svg:y2="8.7cm" draw:start-shape="id397" draw:start-glue-point="1" draw:end-shape="id398" draw:end-glue-point="3" svg:d="M14200 9000c450 0 150-300 600-300" svg:viewBox="0 0 601 301">
          <text:p/>
        </draw:connector>
        <draw:circle draw:style-name="gr14" draw:text-style-name="P3" xml:id="id399" draw:id="id399" draw:layer="layout" svg:width="0.2cm" svg:height="0.2cm" svg:x="14cm" svg:y="9.2cm">
          <text:p/>
        </draw:circle>
        <draw:circle draw:style-name="gr14" draw:text-style-name="P3" xml:id="id402" draw:id="id402" draw:layer="layout" svg:width="0.2cm" svg:height="0.2cm" svg:x="14.8cm" svg:y="9.2cm">
          <text:p/>
        </draw:circle>
        <draw:connector draw:style-name="gr3" draw:text-style-name="P3" draw:layer="layout" draw:type="curve" svg:x1="14.2cm" svg:y1="9.3cm" svg:x2="14.8cm" svg:y2="9cm" draw:start-shape="id399" draw:start-glue-point="1" draw:end-shape="id400" draw:end-glue-point="3" svg:d="M14200 9300c450 0 150-300 600-300" svg:viewBox="0 0 601 301">
          <text:p/>
        </draw:connector>
        <draw:circle draw:style-name="gr14" draw:text-style-name="P3" xml:id="id401" draw:id="id401" draw:layer="layout" svg:width="0.2cm" svg:height="0.2cm" svg:x="14cm" svg:y="9.5cm">
          <text:p/>
        </draw:circle>
        <draw:circle draw:style-name="gr14" draw:text-style-name="P3" draw:layer="layout" svg:width="0.2cm" svg:height="0.2cm" svg:x="14.8cm" svg:y="9.5cm">
          <text:p/>
        </draw:circle>
        <draw:connector draw:style-name="gr3" draw:text-style-name="P3" draw:layer="layout" draw:type="curve" svg:x1="14.2cm" svg:y1="9.6cm" svg:x2="14.8cm" svg:y2="9.3cm" draw:start-shape="id401" draw:start-glue-point="1" draw:end-shape="id402" draw:end-glue-point="3" svg:d="M14200 9600c450 0 150-300 600-300" svg:viewBox="0 0 601 301">
          <text:p/>
        </draw:connector>
        <draw:circle draw:style-name="gr7" draw:text-style-name="P7" xml:id="id403" draw:id="id403" draw:layer="layout" svg:width="0.2cm" svg:height="0.2cm" svg:x="14cm" svg:y="9.8cm">
          <text:p/>
        </draw:circle>
        <draw:circle draw:style-name="gr7" draw:text-style-name="P7" xml:id="id404" draw:id="id404" draw:layer="layout" svg:width="0.2cm" svg:height="0.2cm" svg:x="14.8cm" svg:y="9.8cm">
          <text:p/>
        </draw:circle>
        <draw:connector draw:style-name="gr8" draw:text-style-name="P3" draw:layer="layout" svg:x1="14.2cm" svg:y1="9.9cm" svg:x2="14.8cm" svg:y2="9.9cm" draw:start-shape="id403" draw:start-glue-point="1" draw:end-shape="id404" draw:end-glue-point="3" svg:d="M14200 9900h600" svg:viewBox="0 0 601 1">
          <text:p/>
        </draw:connector>
        <draw:circle draw:style-name="gr9" draw:text-style-name="P8" xml:id="id405" draw:id="id405" draw:layer="layout" svg:width="0.2cm" svg:height="0.2cm" svg:x="14cm" svg:y="10.1cm">
          <text:p/>
        </draw:circle>
        <draw:circle draw:style-name="gr9" draw:text-style-name="P8" xml:id="id406" draw:id="id406" draw:layer="layout" svg:width="0.2cm" svg:height="0.2cm" svg:x="14.8cm" svg:y="10.1cm">
          <text:p/>
        </draw:circle>
        <draw:connector draw:style-name="gr10" draw:text-style-name="P3" draw:layer="layout" svg:x1="14.2cm" svg:y1="10.2cm" svg:x2="14.8cm" svg:y2="10.2cm" draw:start-shape="id405" draw:start-glue-point="1" draw:end-shape="id406" draw:end-glue-point="3" svg:d="M14200 10200h600" svg:viewBox="0 0 601 1">
          <text:p/>
        </draw:connector>
        <draw:circle draw:style-name="gr39" draw:text-style-name="P20" xml:id="id408" draw:id="id408" draw:layer="layout" svg:width="0.2cm" svg:height="0.2cm" svg:x="4.401cm" svg:y="7.6cm">
          <text:p/>
        </draw:circle>
        <draw:connector draw:style-name="gr12" draw:text-style-name="P3" draw:layer="layout" draw:type="curve" svg:x1="4.2cm" svg:y1="8.1cm" svg:x2="4.401cm" svg:y2="7.7cm" draw:start-shape="id407" draw:start-glue-point="1" draw:end-shape="id408" draw:end-glue-point="3" svg:d="M4200 8100c151 0 51-400 201-400" svg:viewBox="0 0 202 401">
          <text:p/>
        </draw:connector>
        <draw:circle draw:style-name="gr39" draw:text-style-name="P20" xml:id="id410" draw:id="id410" draw:layer="layout" svg:width="0.2cm" svg:height="0.2cm" svg:x="6.401cm" svg:y="7.6cm">
          <text:p/>
        </draw:circle>
        <draw:circle draw:style-name="gr39" draw:text-style-name="P20" xml:id="id412" draw:id="id412" draw:layer="layout" svg:width="0.2cm" svg:height="0.2cm" svg:x="8.401cm" svg:y="7.6cm">
          <text:p/>
        </draw:circle>
        <draw:circle draw:style-name="gr39" draw:text-style-name="P20" xml:id="id414" draw:id="id414" draw:layer="layout" svg:width="0.2cm" svg:height="0.2cm" svg:x="10.401cm" svg:y="7.6cm">
          <text:p/>
        </draw:circle>
        <draw:circle draw:style-name="gr39" draw:text-style-name="P20" xml:id="id416" draw:id="id416" draw:layer="layout" svg:width="0.2cm" svg:height="0.2cm" svg:x="12.401cm" svg:y="7.6cm">
          <text:p/>
        </draw:circle>
        <draw:circle draw:style-name="gr39" draw:text-style-name="P20" xml:id="id418" draw:id="id418" draw:layer="layout" svg:width="0.2cm" svg:height="0.2cm" svg:x="14.401cm" svg:y="7.6cm">
          <text:p/>
        </draw:circle>
        <draw:connector draw:style-name="gr12" draw:text-style-name="P3" draw:layer="layout" draw:type="curve" svg:x1="6.2cm" svg:y1="8.1cm" svg:x2="6.401cm" svg:y2="7.7cm" draw:start-shape="id409" draw:start-glue-point="1" draw:end-shape="id410" draw:end-glue-point="3" svg:d="M6200 8100c151 0 51-400 201-400" svg:viewBox="0 0 202 401">
          <text:p/>
        </draw:connector>
        <draw:connector draw:style-name="gr26" draw:text-style-name="P3" draw:layer="layout" draw:type="curve" svg:x1="8.8cm" svg:y1="8.1cm" svg:x2="8.601cm" svg:y2="7.7cm" draw:start-shape="id411" draw:start-glue-point="3" draw:end-shape="id412" draw:end-glue-point="1" svg:d="M8800 8100c-148 0-49-400-199-400" svg:viewBox="0 0 200 401">
          <text:p/>
        </draw:connector>
        <draw:connector draw:style-name="gr26" draw:text-style-name="P3" draw:layer="layout" draw:type="curve" svg:x1="10.2cm" svg:y1="8.1cm" svg:x2="10.401cm" svg:y2="7.7cm" draw:start-shape="id413" draw:start-glue-point="1" draw:end-shape="id414" draw:end-glue-point="3" svg:d="M10200 8100c151 0 51-400 201-400" svg:viewBox="0 0 202 401">
          <text:p/>
        </draw:connector>
        <draw:connector draw:style-name="gr21" draw:text-style-name="P3" draw:layer="layout" draw:type="curve" svg:x1="12.2cm" svg:y1="8.1cm" svg:x2="12.401cm" svg:y2="7.7cm" draw:start-shape="id415" draw:start-glue-point="1" draw:end-shape="id416" draw:end-glue-point="3" svg:d="M12200 8100c151 0 51-400 201-400" svg:viewBox="0 0 202 401">
          <text:p/>
        </draw:connector>
        <draw:connector draw:style-name="gr21" draw:text-style-name="P3" draw:layer="layout" draw:type="curve" svg:x1="14.2cm" svg:y1="8.1cm" svg:x2="14.401cm" svg:y2="7.7cm" draw:start-shape="id417" draw:start-glue-point="1" draw:end-shape="id418" draw:end-glue-point="3" svg:d="M14200 8100c151 0 51-400 201-400" svg:viewBox="0 0 202 401">
          <text:p/>
        </draw:connector>
        <draw:connector draw:style-name="gr12" draw:text-style-name="P3" draw:layer="layout" svg:x1="3cm" svg:y1="8.1cm" svg:x2="4cm" svg:y2="8.1cm" draw:start-shape="id419" draw:start-glue-point="1" draw:end-shape="id407" draw:end-glue-point="3" svg:d="M3000 8100h1000" svg:viewBox="0 0 1001 1">
          <text:p/>
        </draw:connector>
        <draw:connector draw:style-name="gr12" draw:text-style-name="P3" draw:layer="layout" svg:x1="3cm" svg:y1="8.4cm" svg:x2="4cm" svg:y2="8.4cm" draw:start-shape="id420" draw:start-glue-point="1" draw:end-shape="id323" draw:end-glue-point="3" svg:d="M3000 8400h1000" svg:viewBox="0 0 1001 1">
          <text:p/>
        </draw:connector>
        <draw:connector draw:style-name="gr21" draw:text-style-name="P3" draw:layer="layout" svg:x1="3cm" svg:y1="8.7cm" svg:x2="4cm" svg:y2="8.7cm" draw:start-shape="id421" draw:start-glue-point="1" draw:end-shape="id325" draw:end-glue-point="3" svg:d="M3000 8700h1000" svg:viewBox="0 0 1001 1">
          <text:p/>
        </draw:connector>
        <draw:connector draw:style-name="gr43" draw:text-style-name="P14" draw:layer="layout" svg:x1="3cm" svg:y1="9cm" svg:x2="4cm" svg:y2="9cm" draw:start-shape="id422" draw:start-glue-point="1" draw:end-shape="id327" draw:end-glue-point="3" svg:d="M3000 9000h1000" svg:viewBox="0 0 1001 1">
          <text:p/>
        </draw:connector>
        <draw:connector draw:style-name="gr41" draw:text-style-name="P3" draw:layer="layout" svg:x1="3cm" svg:y1="9.3cm" svg:x2="4cm" svg:y2="9.3cm" draw:start-shape="id423" draw:start-glue-point="1" draw:end-shape="id329" draw:end-glue-point="3" svg:d="M3000 9300h1000" svg:viewBox="0 0 1001 1">
          <text:p/>
        </draw:connector>
        <draw:connector draw:style-name="gr42" draw:text-style-name="P3" draw:layer="layout" svg:x1="3cm" svg:y1="9.6cm" svg:x2="4cm" svg:y2="9.6cm" draw:start-shape="id424" draw:start-glue-point="1" draw:end-shape="id331" draw:end-glue-point="3" svg:d="M3000 9600h1000" svg:viewBox="0 0 1001 1">
          <text:p/>
        </draw:connector>
        <draw:connector draw:style-name="gr8" draw:text-style-name="P3" draw:layer="layout" svg:x1="3cm" svg:y1="9.9cm" svg:x2="4cm" svg:y2="9.9cm" draw:start-shape="id425" draw:start-glue-point="1" draw:end-shape="id333" draw:end-glue-point="3" svg:d="M3000 9900h1000" svg:viewBox="0 0 1001 1">
          <text:p/>
        </draw:connector>
        <draw:connector draw:style-name="gr10" draw:text-style-name="P3" draw:layer="layout" svg:x1="3cm" svg:y1="10.2cm" svg:x2="4cm" svg:y2="10.2cm" draw:start-shape="id426" draw:start-glue-point="1" draw:end-shape="id335" draw:end-glue-point="3" svg:d="M3000 10200h1000" svg:viewBox="0 0 1001 1">
          <text:p/>
        </draw:connector>
        <draw:connector draw:style-name="gr8" draw:text-style-name="P3" draw:layer="layout" svg:x1="5cm" svg:y1="9.9cm" svg:x2="6cm" svg:y2="9.9cm" draw:start-shape="id334" draw:start-glue-point="1" draw:end-shape="id347" draw:end-glue-point="3" svg:d="M5000 9900h1000" svg:viewBox="0 0 1001 1">
          <text:p/>
        </draw:connector>
        <draw:connector draw:style-name="gr10" draw:text-style-name="P3" draw:layer="layout" svg:x1="5cm" svg:y1="10.2cm" svg:x2="6cm" svg:y2="10.2cm" draw:start-shape="id336" draw:start-glue-point="1" draw:end-shape="id349" draw:end-glue-point="3" svg:d="M5000 10200h1000" svg:viewBox="0 0 1001 1">
          <text:p/>
        </draw:connector>
        <draw:connector draw:style-name="gr8" draw:text-style-name="P3" draw:layer="layout" svg:x1="7cm" svg:y1="9.9cm" svg:x2="8cm" svg:y2="9.9cm" draw:start-shape="id348" draw:start-glue-point="1" draw:end-shape="id361" draw:end-glue-point="3" svg:d="M7000 9900h1000" svg:viewBox="0 0 1001 1">
          <text:p/>
        </draw:connector>
        <draw:connector draw:style-name="gr10" draw:text-style-name="P3" draw:layer="layout" svg:x1="7cm" svg:y1="10.2cm" svg:x2="8cm" svg:y2="10.2cm" draw:start-shape="id350" draw:start-glue-point="1" draw:end-shape="id363" draw:end-glue-point="3" svg:d="M7000 10200h1000" svg:viewBox="0 0 1001 1">
          <text:p/>
        </draw:connector>
        <draw:connector draw:style-name="gr8" draw:text-style-name="P3" draw:layer="layout" svg:x1="9cm" svg:y1="9.9cm" svg:x2="10cm" svg:y2="9.9cm" draw:start-shape="id362" draw:start-glue-point="1" draw:end-shape="id375" draw:end-glue-point="3" svg:d="M9000 9900h1000" svg:viewBox="0 0 1001 1">
          <text:p/>
        </draw:connector>
        <draw:connector draw:style-name="gr10" draw:text-style-name="P3" draw:layer="layout" svg:x1="10cm" svg:y1="10.2cm" svg:x2="9cm" svg:y2="10.2cm" draw:start-shape="id377" draw:start-glue-point="3" draw:end-shape="id364" draw:end-glue-point="1" svg:d="M10000 10200h-1000" svg:viewBox="0 0 1001 1">
          <text:p/>
        </draw:connector>
        <draw:connector draw:style-name="gr8" draw:text-style-name="P3" draw:layer="layout" svg:x1="12cm" svg:y1="9.9cm" svg:x2="11cm" svg:y2="9.9cm" draw:start-shape="id389" draw:start-glue-point="3" draw:end-shape="id376" draw:end-glue-point="1" svg:d="M12000 9900h-1000" svg:viewBox="0 0 1001 1">
          <text:p/>
        </draw:connector>
        <draw:connector draw:style-name="gr10" draw:text-style-name="P3" draw:layer="layout" svg:x1="12cm" svg:y1="10.2cm" svg:x2="11cm" svg:y2="10.2cm" draw:start-shape="id391" draw:start-glue-point="3" draw:end-shape="id378" draw:end-glue-point="1" svg:d="M12000 10200h-1000" svg:viewBox="0 0 1001 1">
          <text:p/>
        </draw:connector>
        <draw:connector draw:style-name="gr8" draw:text-style-name="P3" draw:layer="layout" svg:x1="14cm" svg:y1="9.9cm" svg:x2="13cm" svg:y2="9.9cm" draw:start-shape="id403" draw:start-glue-point="3" draw:end-shape="id390" draw:end-glue-point="1" svg:d="M14000 9900h-1000" svg:viewBox="0 0 1001 1">
          <text:p/>
        </draw:connector>
        <draw:connector draw:style-name="gr10" draw:text-style-name="P3" draw:layer="layout" svg:x1="13cm" svg:y1="10.2cm" svg:x2="14cm" svg:y2="10.2cm" draw:start-shape="id392" draw:start-glue-point="1" draw:end-shape="id405" draw:end-glue-point="3" svg:d="M13000 10200h1000" svg:viewBox="0 0 1001 1">
          <text:p/>
        </draw:connector>
        <draw:connector draw:style-name="gr12" draw:text-style-name="P3" draw:layer="layout" svg:x1="5cm" svg:y1="8.1cm" svg:x2="6cm" svg:y2="8.1cm" draw:start-shape="id324" draw:start-glue-point="1" draw:end-shape="id409" draw:end-glue-point="3" svg:d="M5000 8100h1000" svg:viewBox="0 0 1001 1">
          <text:p/>
        </draw:connector>
        <draw:connector draw:style-name="gr21" draw:text-style-name="P3" draw:layer="layout" svg:x1="14cm" svg:y1="8.1cm" svg:x2="13cm" svg:y2="8.1cm" draw:start-shape="id417" draw:start-glue-point="3" draw:end-shape="id380" draw:end-glue-point="1" svg:d="M14000 8100h-1000" svg:viewBox="0 0 1001 1">
          <text:p/>
        </draw:connector>
        <draw:connector draw:style-name="gr21" draw:text-style-name="P3" draw:layer="layout" svg:x1="12cm" svg:y1="8.1cm" svg:x2="11cm" svg:y2="8.1cm" draw:start-shape="id415" draw:start-glue-point="3" draw:end-shape="id366" draw:end-glue-point="1" svg:d="M12000 8100h-1000" svg:viewBox="0 0 1001 1">
          <text:p/>
        </draw:connector>
        <draw:connector draw:style-name="gr26" draw:text-style-name="P3" draw:layer="layout" svg:x1="10cm" svg:y1="8.1cm" svg:x2="9cm" svg:y2="8.1cm" draw:start-shape="id413" draw:start-glue-point="3" draw:end-shape="id411" draw:end-glue-point="1" svg:d="M10000 8100h-1000" svg:viewBox="0 0 1001 1">
          <text:p/>
        </draw:connector>
        <draw:connector draw:style-name="gr21" draw:text-style-name="P3" draw:layer="layout" svg:x1="8cm" svg:y1="8.1cm" svg:x2="7cm" svg:y2="8.1cm" draw:start-shape="id351" draw:start-glue-point="3" draw:end-shape="id338" draw:end-glue-point="1" svg:d="M8000 8100h-1000" svg:viewBox="0 0 1001 1">
          <text:p/>
        </draw:connector>
        <draw:connector draw:style-name="gr41" draw:text-style-name="P3" draw:layer="layout" svg:x1="14cm" svg:y1="8.4cm" svg:x2="13cm" svg:y2="8.4cm" draw:start-shape="id393" draw:start-glue-point="3" draw:end-shape="id382" draw:end-glue-point="1" svg:d="M14000 8400h-1000" svg:viewBox="0 0 1001 1">
          <text:p/>
        </draw:connector>
        <draw:connector draw:style-name="gr21" draw:text-style-name="P3" draw:layer="layout" svg:x1="12cm" svg:y1="8.4cm" svg:x2="11cm" svg:y2="8.4cm" draw:start-shape="id379" draw:start-glue-point="3" draw:end-shape="id368" draw:end-glue-point="1" svg:d="M12000 8400h-1000" svg:viewBox="0 0 1001 1">
          <text:p/>
        </draw:connector>
        <draw:connector draw:style-name="gr21" draw:text-style-name="P3" draw:layer="layout" svg:x1="10cm" svg:y1="8.4cm" svg:x2="9cm" svg:y2="8.4cm" draw:start-shape="id365" draw:start-glue-point="3" draw:end-shape="id352" draw:end-glue-point="1" svg:d="M10000 8400h-1000" svg:viewBox="0 0 1001 1">
          <text:p/>
        </draw:connector>
        <draw:connector draw:style-name="gr21" draw:text-style-name="P3" draw:layer="layout" svg:x1="8cm" svg:y1="8.4cm" svg:x2="7cm" svg:y2="8.4cm" draw:start-shape="id353" draw:start-glue-point="3" draw:end-shape="id340" draw:end-glue-point="1" svg:d="M8000 8400h-1000" svg:viewBox="0 0 1001 1">
          <text:p/>
        </draw:connector>
        <draw:connector draw:style-name="gr21" draw:text-style-name="P3" draw:layer="layout" svg:x1="6cm" svg:y1="8.4cm" svg:x2="5cm" svg:y2="8.4cm" draw:start-shape="id337" draw:start-glue-point="3" draw:end-shape="id326" draw:end-glue-point="1" svg:d="M6000 8400h-1000" svg:viewBox="0 0 1001 1">
          <text:p/>
        </draw:connector>
        <draw:connector draw:style-name="gr41" draw:text-style-name="P3" draw:layer="layout" svg:x1="14cm" svg:y1="8.7cm" svg:x2="13cm" svg:y2="8.7cm" draw:start-shape="id395" draw:start-glue-point="3" draw:end-shape="id384" draw:end-glue-point="1" svg:d="M14000 8700h-1000" svg:viewBox="0 0 1001 1">
          <text:p/>
        </draw:connector>
        <draw:connector draw:style-name="gr41" draw:text-style-name="P3" draw:layer="layout" svg:x1="12cm" svg:y1="8.7cm" svg:x2="11cm" svg:y2="8.7cm" draw:start-shape="id381" draw:start-glue-point="3" draw:end-shape="id370" draw:end-glue-point="1" svg:d="M12000 8700h-1000" svg:viewBox="0 0 1001 1">
          <text:p/>
        </draw:connector>
        <draw:connector draw:style-name="gr21" draw:text-style-name="P3" draw:layer="layout" svg:x1="10cm" svg:y1="8.7cm" svg:x2="9cm" svg:y2="8.7cm" draw:start-shape="id367" draw:start-glue-point="3" draw:end-shape="id354" draw:end-glue-point="1" svg:d="M10000 8700h-1000" svg:viewBox="0 0 1001 1">
          <text:p/>
        </draw:connector>
        <draw:connector draw:style-name="gr41" draw:text-style-name="P3" draw:layer="layout" svg:x1="8cm" svg:y1="8.7cm" svg:x2="7cm" svg:y2="8.7cm" draw:start-shape="id355" draw:start-glue-point="3" draw:end-shape="id342" draw:end-glue-point="1" svg:d="M8000 8700h-1000" svg:viewBox="0 0 1001 1">
          <text:p/>
        </draw:connector>
        <draw:connector draw:style-name="gr21" draw:text-style-name="P3" draw:layer="layout" svg:x1="6cm" svg:y1="8.7cm" svg:x2="5cm" svg:y2="8.7cm" draw:start-shape="id339" draw:start-glue-point="3" draw:end-shape="id328" draw:end-glue-point="1" svg:d="M6000 8700h-1000" svg:viewBox="0 0 1001 1">
          <text:p/>
        </draw:connector>
        <draw:connector draw:style-name="gr41" draw:text-style-name="P3" draw:layer="layout" svg:x1="5cm" svg:y1="9cm" svg:x2="6cm" svg:y2="9cm" draw:start-shape="id330" draw:start-glue-point="1" draw:end-shape="id341" draw:end-glue-point="3" svg:d="M5000 9000h1000" svg:viewBox="0 0 1001 1">
          <text:p/>
        </draw:connector>
        <draw:connector draw:style-name="gr42" draw:text-style-name="P3" draw:layer="layout" svg:x1="5cm" svg:y1="9.3cm" svg:x2="6cm" svg:y2="9.3cm" draw:start-shape="id332" draw:start-glue-point="1" draw:end-shape="id343" draw:end-glue-point="3" svg:d="M5000 9300h1000" svg:viewBox="0 0 1001 1">
          <text:p/>
        </draw:connector>
        <draw:connector draw:style-name="gr3" draw:text-style-name="P3" draw:layer="layout" svg:x1="5cm" svg:y1="9.6cm" svg:x2="6cm" svg:y2="9.6cm" draw:start-shape="id427" draw:start-glue-point="1" draw:end-shape="id345" draw:end-glue-point="3" svg:d="M5000 9600h1000" svg:viewBox="0 0 1001 1">
          <text:p/>
        </draw:connector>
        <draw:connector draw:style-name="gr42" draw:text-style-name="P3" draw:layer="layout" svg:x1="7cm" svg:y1="9cm" svg:x2="8cm" svg:y2="9cm" draw:start-shape="id344" draw:start-glue-point="1" draw:end-shape="id357" draw:end-glue-point="3" svg:d="M7000 9000h1000" svg:viewBox="0 0 1001 1">
          <text:p/>
        </draw:connector>
        <draw:connector draw:style-name="gr3" draw:text-style-name="P3" draw:layer="layout" svg:x1="7cm" svg:y1="9.3cm" svg:x2="8cm" svg:y2="9.3cm" draw:start-shape="id346" draw:start-glue-point="1" draw:end-shape="id359" draw:end-glue-point="3" svg:d="M7000 9300h1000" svg:viewBox="0 0 1001 1">
          <text:p/>
        </draw:connector>
        <draw:connector draw:style-name="gr41" draw:text-style-name="P3" draw:layer="layout" svg:x1="9cm" svg:y1="9cm" svg:x2="10cm" svg:y2="9cm" draw:start-shape="id356" draw:start-glue-point="1" draw:end-shape="id369" draw:end-glue-point="3" svg:d="M9000 9000h1000" svg:viewBox="0 0 1001 1">
          <text:p/>
        </draw:connector>
        <draw:connector draw:style-name="gr41" draw:text-style-name="P3" draw:layer="layout" svg:x1="11cm" svg:y1="9cm" svg:x2="12cm" svg:y2="9cm" draw:start-shape="id372" draw:start-glue-point="1" draw:end-shape="id383" draw:end-glue-point="3" svg:d="M11000 9000h1000" svg:viewBox="0 0 1001 1">
          <text:p/>
        </draw:connector>
        <draw:connector draw:style-name="gr3" draw:text-style-name="P3" draw:layer="layout" svg:x1="13cm" svg:y1="9cm" svg:x2="14cm" svg:y2="9cm" draw:start-shape="id386" draw:start-glue-point="1" draw:end-shape="id397" draw:end-glue-point="3" svg:d="M13000 9000h1000" svg:viewBox="0 0 1001 1">
          <text:p/>
        </draw:connector>
        <draw:connector draw:style-name="gr3" draw:text-style-name="P3" draw:layer="layout" svg:x1="14cm" svg:y1="9.3cm" svg:x2="13cm" svg:y2="9.3cm" draw:start-shape="id399" draw:start-glue-point="3" draw:end-shape="id388" draw:end-glue-point="1" svg:d="M14000 9300h-1000" svg:viewBox="0 0 1001 1">
          <text:p/>
        </draw:connector>
        <draw:connector draw:style-name="gr3" draw:text-style-name="P3" draw:layer="layout" svg:x1="14cm" svg:y1="9.6cm" svg:x2="13cm" svg:y2="9.6cm" draw:start-shape="id401" draw:start-glue-point="3" draw:end-shape="id428" draw:end-glue-point="1" svg:d="M14000 9600h-1000" svg:viewBox="0 0 1001 1">
          <text:p/>
        </draw:connector>
        <draw:connector draw:style-name="gr3" draw:text-style-name="P3" draw:layer="layout" svg:x1="12cm" svg:y1="9.3cm" svg:x2="11cm" svg:y2="9.3cm" draw:start-shape="id385" draw:start-glue-point="3" draw:end-shape="id374" draw:end-glue-point="1" svg:d="M12000 9300h-1000" svg:viewBox="0 0 1001 1">
          <text:p/>
        </draw:connector>
        <draw:connector draw:style-name="gr3" draw:text-style-name="P3" draw:layer="layout" svg:x1="12cm" svg:y1="9.6cm" svg:x2="11cm" svg:y2="9.6cm" draw:start-shape="id387" draw:start-glue-point="3" draw:end-shape="id429" draw:end-glue-point="1" svg:d="M12000 9600h-1000" svg:viewBox="0 0 1001 1">
          <text:p/>
        </draw:connector>
        <draw:connector draw:style-name="gr41" draw:text-style-name="P3" draw:layer="layout" svg:x1="10cm" svg:y1="9.3cm" svg:x2="9cm" svg:y2="9.3cm" draw:start-shape="id371" draw:start-glue-point="3" draw:end-shape="id358" draw:end-glue-point="1" svg:d="M10000 9300h-1000" svg:viewBox="0 0 1001 1">
          <text:p/>
        </draw:connector>
        <draw:connector draw:style-name="gr3" draw:text-style-name="P3" draw:layer="layout" svg:x1="10cm" svg:y1="9.6cm" svg:x2="9cm" svg:y2="9.6cm" draw:start-shape="id373" draw:start-glue-point="3" draw:end-shape="id360" draw:end-glue-point="1" svg:d="M10000 9600h-1000" svg:viewBox="0 0 1001 1">
          <text:p/>
        </draw:connector>
        <draw:connector draw:style-name="gr3" draw:text-style-name="P3" draw:layer="layout" svg:x1="8cm" svg:y1="9.6cm" svg:x2="7cm" svg:y2="9.6cm" draw:start-shape="id430" draw:start-glue-point="3" draw:end-shape="id431" draw:end-glue-point="1" svg:d="M8000 9600h-1000" svg:viewBox="0 0 1001 1">
          <text:p/>
        </draw:connector>
        <draw:frame draw:style-name="gr40" draw:text-style-name="P21" draw:layer="layout" svg:width="0.697cm" svg:height="0.645cm" svg:x="4.2cm" svg:y="10.3cm">
          <draw:text-box>
            <text:p><text:span text:style-name="T6">1</text:span></text:p>
          </draw:text-box>
        </draw:frame>
        <draw:frame draw:style-name="gr40" draw:text-style-name="P21" draw:layer="layout" svg:width="0.697cm" svg:height="0.645cm" svg:x="6.201cm" svg:y="10.3cm">
          <draw:text-box>
            <text:p><text:span text:style-name="T6">2</text:span></text:p>
          </draw:text-box>
        </draw:frame>
        <draw:frame draw:style-name="gr40" draw:text-style-name="P21" draw:layer="layout" svg:width="0.697cm" svg:height="0.645cm" svg:x="8.201cm" svg:y="10.3cm">
          <draw:text-box>
            <text:p><text:span text:style-name="T6">3</text:span></text:p>
          </draw:text-box>
        </draw:frame>
        <draw:frame draw:style-name="gr40" draw:text-style-name="P21" draw:layer="layout" svg:width="0.697cm" svg:height="0.645cm" svg:x="10.201cm" svg:y="10.3cm">
          <draw:text-box>
            <text:p><text:span text:style-name="T6">4</text:span></text:p>
          </draw:text-box>
        </draw:frame>
        <draw:frame draw:style-name="gr40" draw:text-style-name="P21" draw:layer="layout" svg:width="0.697cm" svg:height="0.645cm" svg:x="12.201cm" svg:y="10.3cm">
          <draw:text-box>
            <text:p><text:span text:style-name="T6">5</text:span></text:p>
          </draw:text-box>
        </draw:frame>
        <draw:frame draw:style-name="gr40" draw:text-style-name="P21" draw:layer="layout" svg:width="0.697cm" svg:height="0.645cm" svg:x="14.201cm" svg:y="10.3cm">
          <draw:text-box>
            <text:p><text:span text:style-name="T6">6</text:span></text:p>
          </draw:text-box>
        </draw:frame>
        <draw:rect draw:style-name="gr19" draw:text-style-name="P3" draw:layer="layout" svg:width="0.4cm" svg:height="2.5cm" svg:x="2.7cm" svg:y="12cm">
          <text:p/>
        </draw:rect>
        <draw:rect draw:style-name="gr3" draw:text-style-name="P3" draw:layer="layout" svg:width="1.2cm" svg:height="2.9cm" svg:x="5.9cm" svg:y="11.6cm">
          <text:p/>
        </draw:rect>
        <draw:rect draw:style-name="gr3" draw:text-style-name="P3" draw:layer="layout" svg:width="1.2cm" svg:height="2.9cm" svg:x="7.9cm" svg:y="11.6cm">
          <text:p/>
        </draw:rect>
        <draw:rect draw:style-name="gr3" draw:text-style-name="P3" draw:layer="layout" svg:width="1.2cm" svg:height="2.9cm" svg:x="9.9cm" svg:y="11.6cm">
          <text:p/>
        </draw:rect>
        <draw:rect draw:style-name="gr3" draw:text-style-name="P3" draw:layer="layout" svg:width="1.2cm" svg:height="2.9cm" svg:x="11.9cm" svg:y="11.6cm">
          <text:p/>
        </draw:rect>
        <draw:rect draw:style-name="gr3" draw:text-style-name="P3" draw:layer="layout" svg:width="1.2cm" svg:height="2.9cm" svg:x="13.9cm" svg:y="11.6cm">
          <text:p/>
        </draw:rect>
        <draw:rect draw:style-name="gr3" draw:text-style-name="P3" draw:layer="layout" svg:width="1.2cm" svg:height="2.9cm" svg:x="3.9cm" svg:y="11.6cm">
          <text:p/>
        </draw:rect>
        <draw:circle draw:style-name="gr36" draw:text-style-name="P22" xml:id="id528" draw:id="id528" draw:layer="layout" svg:width="0.2cm" svg:height="0.2cm" svg:x="2.8cm" svg:y="12.1cm">
          <text:p/>
        </draw:circle>
        <draw:circle draw:style-name="gr36" draw:text-style-name="P9" xml:id="id516" draw:id="id516" draw:layer="layout" svg:width="0.2cm" svg:height="0.2cm" svg:x="4cm" svg:y="12.1cm">
          <text:p/>
        </draw:circle>
        <draw:circle draw:style-name="gr36" draw:text-style-name="P9" xml:id="id433" draw:id="id433" draw:layer="layout" svg:width="0.2cm" svg:height="0.2cm" svg:x="4.8cm" svg:y="12.1cm">
          <text:p/>
        </draw:circle>
        <draw:circle draw:style-name="gr36" draw:text-style-name="P9" xml:id="id529" draw:id="id529" draw:layer="layout" svg:width="0.2cm" svg:height="0.2cm" svg:x="2.8cm" svg:y="12.4cm">
          <text:p/>
        </draw:circle>
        <draw:circle draw:style-name="gr36" draw:text-style-name="P9" xml:id="id432" draw:id="id432" draw:layer="layout" svg:width="0.2cm" svg:height="0.2cm" svg:x="4cm" svg:y="12.4cm">
          <text:p/>
        </draw:circle>
        <draw:circle draw:style-name="gr14" draw:text-style-name="P3" xml:id="id435" draw:id="id435" draw:layer="layout" svg:width="0.2cm" svg:height="0.2cm" svg:x="4.8cm" svg:y="12.4cm">
          <text:p/>
        </draw:circle>
        <draw:connector draw:style-name="gr44" draw:text-style-name="P3" draw:layer="layout" draw:type="curve" svg:x1="4.2cm" svg:y1="12.5cm" svg:x2="4.8cm" svg:y2="12.2cm" draw:start-shape="id432" draw:start-glue-point="1" draw:end-shape="id433" draw:end-glue-point="3" svg:d="M4200 12500c450 0 150-300 600-300" svg:viewBox="0 0 601 301">
          <text:p/>
        </draw:connector>
        <draw:circle draw:style-name="gr14" draw:text-style-name="P3" xml:id="id537" draw:id="id537" draw:layer="layout" svg:width="0.2cm" svg:height="0.2cm" svg:x="2.8cm" svg:y="12.7cm">
          <text:p/>
        </draw:circle>
        <draw:circle draw:style-name="gr14" draw:text-style-name="P3" xml:id="id434" draw:id="id434" draw:layer="layout" svg:width="0.2cm" svg:height="0.2cm" svg:x="4cm" svg:y="12.7cm">
          <text:p/>
        </draw:circle>
        <draw:circle draw:style-name="gr14" draw:text-style-name="P3" xml:id="id437" draw:id="id437" draw:layer="layout" svg:width="0.2cm" svg:height="0.2cm" svg:x="4.8cm" svg:y="12.7cm">
          <text:p/>
        </draw:circle>
        <draw:connector draw:style-name="gr12" draw:text-style-name="P3" draw:layer="layout" draw:type="curve" svg:x1="4.2cm" svg:y1="12.8cm" svg:x2="4.8cm" svg:y2="12.5cm" draw:start-shape="id434" draw:start-glue-point="1" draw:end-shape="id435" draw:end-glue-point="3" svg:d="M4200 12800c450 0 150-300 600-300" svg:viewBox="0 0 601 301">
          <text:p/>
        </draw:connector>
        <draw:circle draw:style-name="gr14" draw:text-style-name="P3" xml:id="id539" draw:id="id539" draw:layer="layout" svg:width="0.2cm" svg:height="0.2cm" svg:x="2.8cm" svg:y="13cm">
          <text:p/>
        </draw:circle>
        <draw:circle draw:style-name="gr14" draw:text-style-name="P3" xml:id="id436" draw:id="id436" draw:layer="layout" svg:width="0.2cm" svg:height="0.2cm" svg:x="4cm" svg:y="13cm">
          <text:p/>
        </draw:circle>
        <draw:circle draw:style-name="gr7" draw:text-style-name="P7" xml:id="id439" draw:id="id439" draw:layer="layout" svg:width="0.2cm" svg:height="0.2cm" svg:x="4.8cm" svg:y="13cm">
          <text:p/>
        </draw:circle>
        <draw:connector draw:style-name="gr12" draw:text-style-name="P3" draw:layer="layout" draw:type="curve" svg:x1="4.2cm" svg:y1="13.1cm" svg:x2="4.8cm" svg:y2="12.8cm" draw:start-shape="id436" draw:start-glue-point="1" draw:end-shape="id437" draw:end-glue-point="3" svg:d="M4200 13100c450 0 150-300 600-300" svg:viewBox="0 0 601 301">
          <text:p/>
        </draw:connector>
        <draw:circle draw:style-name="gr7" draw:text-style-name="P7" xml:id="id530" draw:id="id530" draw:layer="layout" svg:width="0.2cm" svg:height="0.2cm" svg:x="2.8cm" svg:y="13.3cm">
          <text:p/>
        </draw:circle>
        <draw:circle draw:style-name="gr7" draw:text-style-name="P7" xml:id="id438" draw:id="id438" draw:layer="layout" svg:width="0.2cm" svg:height="0.2cm" svg:x="4cm" svg:y="13.3cm">
          <text:p/>
        </draw:circle>
        <draw:circle draw:style-name="gr7" draw:text-style-name="P7" xml:id="id441" draw:id="id441" draw:layer="layout" svg:width="0.2cm" svg:height="0.2cm" svg:x="4.8cm" svg:y="13.3cm">
          <text:p/>
        </draw:circle>
        <draw:connector draw:style-name="gr45" draw:text-style-name="P3" draw:layer="layout" draw:type="curve" svg:x1="4.2cm" svg:y1="13.4cm" svg:x2="4.8cm" svg:y2="13.1cm" draw:start-shape="id438" draw:start-glue-point="1" draw:end-shape="id439" draw:end-glue-point="3" svg:d="M4200 13400c450 0 150-300 600-300" svg:viewBox="0 0 601 301">
          <text:p/>
        </draw:connector>
        <draw:circle draw:style-name="gr7" draw:text-style-name="P7" xml:id="id531" draw:id="id531" draw:layer="layout" svg:width="0.2cm" svg:height="0.2cm" svg:x="2.8cm" svg:y="13.6cm">
          <text:p/>
        </draw:circle>
        <draw:circle draw:style-name="gr7" draw:text-style-name="P7" xml:id="id440" draw:id="id440" draw:layer="layout" svg:width="0.2cm" svg:height="0.2cm" svg:x="4cm" svg:y="13.6cm">
          <text:p/>
        </draw:circle>
        <draw:circle draw:style-name="gr14" draw:text-style-name="P3" xml:id="id532" draw:id="id532" draw:layer="layout" svg:width="0.2cm" svg:height="0.2cm" svg:x="4.8cm" svg:y="13.6cm">
          <text:p/>
        </draw:circle>
        <draw:connector draw:style-name="gr45" draw:text-style-name="P3" draw:layer="layout" draw:type="curve" svg:x1="4.2cm" svg:y1="13.7cm" svg:x2="4.8cm" svg:y2="13.4cm" draw:start-shape="id440" draw:start-glue-point="1" draw:end-shape="id441" draw:end-glue-point="3" svg:d="M4200 13700c450 0 150-300 600-300" svg:viewBox="0 0 601 301">
          <text:p/>
        </draw:connector>
        <draw:circle draw:style-name="gr14" draw:text-style-name="P3" draw:layer="layout" svg:width="0.2cm" svg:height="0.2cm" svg:x="2.8cm" svg:y="13.9cm">
          <text:p/>
        </draw:circle>
        <draw:circle draw:style-name="gr14" draw:text-style-name="P3" xml:id="id442" draw:id="id442" draw:layer="layout" svg:width="0.2cm" svg:height="0.2cm" svg:x="4cm" svg:y="13.9cm">
          <text:p/>
        </draw:circle>
        <draw:circle draw:style-name="gr14" draw:text-style-name="P3" xml:id="id443" draw:id="id443" draw:layer="layout" svg:width="0.2cm" svg:height="0.2cm" svg:x="4.8cm" svg:y="13.9cm">
          <text:p/>
        </draw:circle>
        <draw:connector draw:style-name="gr46" draw:text-style-name="P3" draw:layer="layout" svg:x1="4.2cm" svg:y1="14cm" svg:x2="4.8cm" svg:y2="14cm" draw:start-shape="id442" draw:start-glue-point="1" draw:end-shape="id443" draw:end-glue-point="3" svg:d="M4200 14000h600" svg:viewBox="0 0 601 1">
          <text:p/>
        </draw:connector>
        <draw:circle draw:style-name="gr14" draw:text-style-name="P3" xml:id="id538" draw:id="id538" draw:layer="layout" svg:width="0.2cm" svg:height="0.2cm" svg:x="2.8cm" svg:y="14.2cm">
          <text:p/>
        </draw:circle>
        <draw:circle draw:style-name="gr14" draw:text-style-name="P3" xml:id="id444" draw:id="id444" draw:layer="layout" svg:width="0.2cm" svg:height="0.2cm" svg:x="4cm" svg:y="14.2cm">
          <text:p/>
        </draw:circle>
        <draw:circle draw:style-name="gr14" draw:text-style-name="P3" xml:id="id445" draw:id="id445" draw:layer="layout" svg:width="0.2cm" svg:height="0.2cm" svg:x="4.8cm" svg:y="14.2cm">
          <text:p/>
        </draw:circle>
        <draw:connector draw:style-name="gr10" draw:text-style-name="P3" draw:layer="layout" svg:x1="4.2cm" svg:y1="14.3cm" svg:x2="4.8cm" svg:y2="14.3cm" draw:start-shape="id444" draw:start-glue-point="1" draw:end-shape="id445" draw:end-glue-point="3" svg:d="M4200 14300h600" svg:viewBox="0 0 601 1">
          <text:p/>
        </draw:connector>
        <draw:circle draw:style-name="gr36" draw:text-style-name="P9" xml:id="id518" draw:id="id518" draw:layer="layout" svg:width="0.2cm" svg:height="0.2cm" svg:x="6cm" svg:y="12.1cm">
          <text:p/>
        </draw:circle>
        <draw:circle draw:style-name="gr14" draw:text-style-name="P3" xml:id="id447" draw:id="id447" draw:layer="layout" svg:width="0.2cm" svg:height="0.2cm" svg:x="6.8cm" svg:y="12.1cm">
          <text:p/>
        </draw:circle>
        <draw:circle draw:style-name="gr14" draw:text-style-name="P3" xml:id="id446" draw:id="id446" draw:layer="layout" svg:width="0.2cm" svg:height="0.2cm" svg:x="6cm" svg:y="12.4cm">
          <text:p/>
        </draw:circle>
        <draw:circle draw:style-name="gr14" draw:text-style-name="P3" xml:id="id449" draw:id="id449" draw:layer="layout" svg:width="0.2cm" svg:height="0.2cm" svg:x="6.8cm" svg:y="12.4cm">
          <text:p/>
        </draw:circle>
        <draw:connector draw:style-name="gr12" draw:text-style-name="P3" draw:layer="layout" draw:type="curve" svg:x1="6.2cm" svg:y1="12.5cm" svg:x2="6.8cm" svg:y2="12.2cm" draw:start-shape="id446" draw:start-glue-point="1" draw:end-shape="id447" draw:end-glue-point="3" svg:d="M6200 12500c450 0 150-300 600-300" svg:viewBox="0 0 601 301">
          <text:p/>
        </draw:connector>
        <draw:circle draw:style-name="gr14" draw:text-style-name="P3" xml:id="id448" draw:id="id448" draw:layer="layout" svg:width="0.2cm" svg:height="0.2cm" svg:x="6cm" svg:y="12.7cm">
          <text:p/>
        </draw:circle>
        <draw:circle draw:style-name="gr7" draw:text-style-name="P7" xml:id="id451" draw:id="id451" draw:layer="layout" svg:width="0.2cm" svg:height="0.2cm" svg:x="6.8cm" svg:y="12.7cm">
          <text:p/>
        </draw:circle>
        <draw:connector draw:style-name="gr12" draw:text-style-name="P3" draw:layer="layout" draw:type="curve" svg:x1="6.2cm" svg:y1="12.8cm" svg:x2="6.8cm" svg:y2="12.5cm" draw:start-shape="id448" draw:start-glue-point="1" draw:end-shape="id449" draw:end-glue-point="3" svg:d="M6200 12800c450 0 150-300 600-300" svg:viewBox="0 0 601 301">
          <text:p/>
        </draw:connector>
        <draw:circle draw:style-name="gr7" draw:text-style-name="P7" xml:id="id450" draw:id="id450" draw:layer="layout" svg:width="0.2cm" svg:height="0.2cm" svg:x="6cm" svg:y="13cm">
          <text:p/>
        </draw:circle>
        <draw:circle draw:style-name="gr7" draw:text-style-name="P7" xml:id="id453" draw:id="id453" draw:layer="layout" svg:width="0.2cm" svg:height="0.2cm" svg:x="6.8cm" svg:y="13cm">
          <text:p/>
        </draw:circle>
        <draw:connector draw:style-name="gr45" draw:text-style-name="P3" draw:layer="layout" draw:type="curve" svg:x1="6.2cm" svg:y1="13.1cm" svg:x2="6.8cm" svg:y2="12.8cm" draw:start-shape="id450" draw:start-glue-point="1" draw:end-shape="id451" draw:end-glue-point="3" svg:d="M6200 13100c450 0 150-300 600-300" svg:viewBox="0 0 601 301">
          <text:p/>
        </draw:connector>
        <draw:circle draw:style-name="gr7" draw:text-style-name="P7" xml:id="id452" draw:id="id452" draw:layer="layout" svg:width="0.2cm" svg:height="0.2cm" svg:x="6cm" svg:y="13.3cm">
          <text:p/>
        </draw:circle>
        <draw:circle draw:style-name="gr14" draw:text-style-name="P3" xml:id="id455" draw:id="id455" draw:layer="layout" svg:width="0.2cm" svg:height="0.2cm" svg:x="6.8cm" svg:y="13.3cm">
          <text:p/>
        </draw:circle>
        <draw:connector draw:style-name="gr45" draw:text-style-name="P3" draw:layer="layout" draw:type="curve" svg:x1="6.2cm" svg:y1="13.4cm" svg:x2="6.8cm" svg:y2="13.1cm" draw:start-shape="id452" draw:start-glue-point="1" draw:end-shape="id453" draw:end-glue-point="3" svg:d="M6200 13400c450 0 150-300 600-300" svg:viewBox="0 0 601 301">
          <text:p/>
        </draw:connector>
        <draw:circle draw:style-name="gr14" draw:text-style-name="P3" xml:id="id454" draw:id="id454" draw:layer="layout" svg:width="0.2cm" svg:height="0.2cm" svg:x="6cm" svg:y="13.6cm">
          <text:p/>
        </draw:circle>
        <draw:circle draw:style-name="gr14" draw:text-style-name="P3" xml:id="id536" draw:id="id536" draw:layer="layout" svg:width="0.2cm" svg:height="0.2cm" svg:x="6.8cm" svg:y="13.6cm">
          <text:p/>
        </draw:circle>
        <draw:connector draw:style-name="gr3" draw:text-style-name="P3" draw:layer="layout" draw:type="curve" svg:x1="6.2cm" svg:y1="13.7cm" svg:x2="6.8cm" svg:y2="13.4cm" draw:start-shape="id454" draw:start-glue-point="1" draw:end-shape="id455" draw:end-glue-point="3" svg:d="M6200 13700c450 0 150-300 600-300" svg:viewBox="0 0 601 301">
          <text:p/>
        </draw:connector>
        <draw:circle draw:style-name="gr14" draw:text-style-name="P3" xml:id="id456" draw:id="id456" draw:layer="layout" svg:width="0.2cm" svg:height="0.2cm" svg:x="6cm" svg:y="13.9cm">
          <text:p/>
        </draw:circle>
        <draw:circle draw:style-name="gr14" draw:text-style-name="P3" xml:id="id457" draw:id="id457" draw:layer="layout" svg:width="0.2cm" svg:height="0.2cm" svg:x="6.8cm" svg:y="13.9cm">
          <text:p/>
        </draw:circle>
        <draw:connector draw:style-name="gr46" draw:text-style-name="P3" draw:layer="layout" svg:x1="6.2cm" svg:y1="14cm" svg:x2="6.8cm" svg:y2="14cm" draw:start-shape="id456" draw:start-glue-point="1" draw:end-shape="id457" draw:end-glue-point="3" svg:d="M6200 14000h600" svg:viewBox="0 0 601 1">
          <text:p/>
        </draw:connector>
        <draw:circle draw:style-name="gr14" draw:text-style-name="P3" xml:id="id458" draw:id="id458" draw:layer="layout" svg:width="0.2cm" svg:height="0.2cm" svg:x="6cm" svg:y="14.2cm">
          <text:p/>
        </draw:circle>
        <draw:circle draw:style-name="gr14" draw:text-style-name="P3" xml:id="id459" draw:id="id459" draw:layer="layout" svg:width="0.2cm" svg:height="0.2cm" svg:x="6.8cm" svg:y="14.2cm">
          <text:p/>
        </draw:circle>
        <draw:connector draw:style-name="gr10" draw:text-style-name="P3" draw:layer="layout" svg:x1="6.2cm" svg:y1="14.3cm" svg:x2="6.8cm" svg:y2="14.3cm" draw:start-shape="id458" draw:start-glue-point="1" draw:end-shape="id459" draw:end-glue-point="3" svg:d="M6200 14300h600" svg:viewBox="0 0 601 1">
          <text:p/>
        </draw:connector>
        <draw:circle draw:style-name="gr14" draw:text-style-name="P3" xml:id="id520" draw:id="id520" draw:layer="layout" svg:width="0.2cm" svg:height="0.2cm" svg:x="8cm" svg:y="12.1cm">
          <text:p/>
        </draw:circle>
        <draw:circle draw:style-name="gr14" draw:text-style-name="P3" xml:id="id461" draw:id="id461" draw:layer="layout" svg:width="0.2cm" svg:height="0.2cm" svg:x="8.8cm" svg:y="12.1cm">
          <text:p/>
        </draw:circle>
        <draw:circle draw:style-name="gr14" draw:text-style-name="P3" xml:id="id460" draw:id="id460" draw:layer="layout" svg:width="0.2cm" svg:height="0.2cm" svg:x="8cm" svg:y="12.4cm">
          <text:p/>
        </draw:circle>
        <draw:circle draw:style-name="gr7" draw:text-style-name="P7" xml:id="id463" draw:id="id463" draw:layer="layout" svg:width="0.2cm" svg:height="0.2cm" svg:x="8.8cm" svg:y="12.4cm">
          <text:p/>
        </draw:circle>
        <draw:connector draw:style-name="gr12" draw:text-style-name="P3" draw:layer="layout" draw:type="curve" svg:x1="8.2cm" svg:y1="12.5cm" svg:x2="8.8cm" svg:y2="12.2cm" draw:start-shape="id460" draw:start-glue-point="1" draw:end-shape="id461" draw:end-glue-point="3" svg:d="M8200 12500c450 0 150-300 600-300" svg:viewBox="0 0 601 301">
          <text:p/>
        </draw:connector>
        <draw:circle draw:style-name="gr7" draw:text-style-name="P7" xml:id="id462" draw:id="id462" draw:layer="layout" svg:width="0.2cm" svg:height="0.2cm" svg:x="8cm" svg:y="12.7cm">
          <text:p/>
        </draw:circle>
        <draw:circle draw:style-name="gr7" draw:text-style-name="P7" xml:id="id465" draw:id="id465" draw:layer="layout" svg:width="0.2cm" svg:height="0.2cm" svg:x="8.8cm" svg:y="12.7cm">
          <text:p/>
        </draw:circle>
        <draw:connector draw:style-name="gr45" draw:text-style-name="P3" draw:layer="layout" draw:type="curve" svg:x1="8.2cm" svg:y1="12.8cm" svg:x2="8.8cm" svg:y2="12.5cm" draw:start-shape="id462" draw:start-glue-point="1" draw:end-shape="id463" draw:end-glue-point="3" svg:d="M8200 12800c450 0 150-300 600-300" svg:viewBox="0 0 601 301">
          <text:p/>
        </draw:connector>
        <draw:circle draw:style-name="gr7" draw:text-style-name="P7" xml:id="id464" draw:id="id464" draw:layer="layout" svg:width="0.2cm" svg:height="0.2cm" svg:x="8cm" svg:y="13cm">
          <text:p/>
        </draw:circle>
        <draw:circle draw:style-name="gr14" draw:text-style-name="P3" xml:id="id467" draw:id="id467" draw:layer="layout" svg:width="0.2cm" svg:height="0.2cm" svg:x="8.8cm" svg:y="13cm">
          <text:p/>
        </draw:circle>
        <draw:connector draw:style-name="gr45" draw:text-style-name="P3" draw:layer="layout" draw:type="curve" svg:x1="8.2cm" svg:y1="13.1cm" svg:x2="8.8cm" svg:y2="12.8cm" draw:start-shape="id464" draw:start-glue-point="1" draw:end-shape="id465" draw:end-glue-point="3" svg:d="M8200 13100c450 0 150-300 600-300" svg:viewBox="0 0 601 301">
          <text:p/>
        </draw:connector>
        <draw:circle draw:style-name="gr14" draw:text-style-name="P3" xml:id="id466" draw:id="id466" draw:layer="layout" svg:width="0.2cm" svg:height="0.2cm" svg:x="8cm" svg:y="13.3cm">
          <text:p/>
        </draw:circle>
        <draw:circle draw:style-name="gr14" draw:text-style-name="P3" xml:id="id469" draw:id="id469" draw:layer="layout" svg:width="0.2cm" svg:height="0.2cm" svg:x="8.8cm" svg:y="13.3cm">
          <text:p/>
        </draw:circle>
        <draw:connector draw:style-name="gr3" draw:text-style-name="P3" draw:layer="layout" draw:type="curve" svg:x1="8.2cm" svg:y1="13.4cm" svg:x2="8.8cm" svg:y2="13.1cm" draw:start-shape="id466" draw:start-glue-point="1" draw:end-shape="id467" draw:end-glue-point="3" svg:d="M8200 13400c450 0 150-300 600-300" svg:viewBox="0 0 601 301">
          <text:p/>
        </draw:connector>
        <draw:circle draw:style-name="gr14" draw:text-style-name="P3" xml:id="id468" draw:id="id468" draw:layer="layout" svg:width="0.2cm" svg:height="0.2cm" svg:x="8cm" svg:y="13.6cm">
          <text:p/>
        </draw:circle>
        <draw:circle draw:style-name="gr14" draw:text-style-name="P3" xml:id="id535" draw:id="id535" draw:layer="layout" svg:width="0.2cm" svg:height="0.2cm" svg:x="8.8cm" svg:y="13.6cm">
          <text:p/>
        </draw:circle>
        <draw:connector draw:style-name="gr3" draw:text-style-name="P3" draw:layer="layout" draw:type="curve" svg:x1="8.2cm" svg:y1="13.7cm" svg:x2="8.8cm" svg:y2="13.4cm" draw:start-shape="id468" draw:start-glue-point="1" draw:end-shape="id469" draw:end-glue-point="3" svg:d="M8200 13700c450 0 150-300 600-300" svg:viewBox="0 0 601 301">
          <text:p/>
        </draw:connector>
        <draw:circle draw:style-name="gr14" draw:text-style-name="P3" xml:id="id470" draw:id="id470" draw:layer="layout" svg:width="0.2cm" svg:height="0.2cm" svg:x="8cm" svg:y="13.9cm">
          <text:p/>
        </draw:circle>
        <draw:circle draw:style-name="gr14" draw:text-style-name="P3" xml:id="id471" draw:id="id471" draw:layer="layout" svg:width="0.2cm" svg:height="0.2cm" svg:x="8.8cm" svg:y="13.9cm">
          <text:p/>
        </draw:circle>
        <draw:connector draw:style-name="gr46" draw:text-style-name="P3" draw:layer="layout" svg:x1="8.2cm" svg:y1="14cm" svg:x2="8.8cm" svg:y2="14cm" draw:start-shape="id470" draw:start-glue-point="1" draw:end-shape="id471" draw:end-glue-point="3" svg:d="M8200 14000h600" svg:viewBox="0 0 601 1">
          <text:p/>
        </draw:connector>
        <draw:circle draw:style-name="gr14" draw:text-style-name="P3" xml:id="id472" draw:id="id472" draw:layer="layout" svg:width="0.2cm" svg:height="0.2cm" svg:x="8cm" svg:y="14.2cm">
          <text:p/>
        </draw:circle>
        <draw:circle draw:style-name="gr14" draw:text-style-name="P3" xml:id="id473" draw:id="id473" draw:layer="layout" svg:width="0.2cm" svg:height="0.2cm" svg:x="8.8cm" svg:y="14.2cm">
          <text:p/>
        </draw:circle>
        <draw:connector draw:style-name="gr10" draw:text-style-name="P3" draw:layer="layout" svg:x1="8.2cm" svg:y1="14.3cm" svg:x2="8.8cm" svg:y2="14.3cm" draw:start-shape="id472" draw:start-glue-point="1" draw:end-shape="id473" draw:end-glue-point="3" svg:d="M8200 14300h600" svg:viewBox="0 0 601 1">
          <text:p/>
        </draw:connector>
        <draw:circle draw:style-name="gr14" draw:text-style-name="P3" xml:id="id522" draw:id="id522" draw:layer="layout" svg:width="0.2cm" svg:height="0.2cm" svg:x="10cm" svg:y="12.1cm">
          <text:p/>
        </draw:circle>
        <draw:circle draw:style-name="gr7" draw:text-style-name="P7" xml:id="id475" draw:id="id475" draw:layer="layout" svg:width="0.2cm" svg:height="0.2cm" svg:x="10.8cm" svg:y="12.1cm">
          <text:p/>
        </draw:circle>
        <draw:circle draw:style-name="gr7" draw:text-style-name="P7" xml:id="id474" draw:id="id474" draw:layer="layout" svg:width="0.2cm" svg:height="0.2cm" svg:x="10cm" svg:y="12.4cm">
          <text:p/>
        </draw:circle>
        <draw:circle draw:style-name="gr7" draw:text-style-name="P7" xml:id="id477" draw:id="id477" draw:layer="layout" svg:width="0.2cm" svg:height="0.2cm" svg:x="10.8cm" svg:y="12.4cm">
          <text:p/>
        </draw:circle>
        <draw:connector draw:style-name="gr45" draw:text-style-name="P3" draw:layer="layout" draw:type="curve" svg:x1="10.2cm" svg:y1="12.5cm" svg:x2="10.8cm" svg:y2="12.2cm" draw:start-shape="id474" draw:start-glue-point="1" draw:end-shape="id475" draw:end-glue-point="3" svg:d="M10200 12500c450 0 150-300 600-300" svg:viewBox="0 0 601 301">
          <text:p/>
        </draw:connector>
        <draw:circle draw:style-name="gr7" draw:text-style-name="P7" xml:id="id476" draw:id="id476" draw:layer="layout" svg:width="0.2cm" svg:height="0.2cm" svg:x="10cm" svg:y="12.7cm">
          <text:p/>
        </draw:circle>
        <draw:circle draw:style-name="gr14" draw:text-style-name="P3" xml:id="id479" draw:id="id479" draw:layer="layout" svg:width="0.2cm" svg:height="0.2cm" svg:x="10.8cm" svg:y="12.7cm">
          <text:p/>
        </draw:circle>
        <draw:connector draw:style-name="gr45" draw:text-style-name="P3" draw:layer="layout" draw:type="curve" svg:x1="10.2cm" svg:y1="12.8cm" svg:x2="10.8cm" svg:y2="12.5cm" draw:start-shape="id476" draw:start-glue-point="1" draw:end-shape="id477" draw:end-glue-point="3" svg:d="M10200 12800c450 0 150-300 600-300" svg:viewBox="0 0 601 301">
          <text:p/>
        </draw:connector>
        <draw:circle draw:style-name="gr14" draw:text-style-name="P3" xml:id="id478" draw:id="id478" draw:layer="layout" svg:width="0.2cm" svg:height="0.2cm" svg:x="10cm" svg:y="13cm">
          <text:p/>
        </draw:circle>
        <draw:circle draw:style-name="gr14" draw:text-style-name="P3" xml:id="id481" draw:id="id481" draw:layer="layout" svg:width="0.2cm" svg:height="0.2cm" svg:x="10.8cm" svg:y="13cm">
          <text:p/>
        </draw:circle>
        <draw:connector draw:style-name="gr3" draw:text-style-name="P3" draw:layer="layout" draw:type="curve" svg:x1="10.2cm" svg:y1="13.1cm" svg:x2="10.8cm" svg:y2="12.8cm" draw:start-shape="id478" draw:start-glue-point="1" draw:end-shape="id479" draw:end-glue-point="3" svg:d="M10200 13100c450 0 150-300 600-300" svg:viewBox="0 0 601 301">
          <text:p/>
        </draw:connector>
        <draw:circle draw:style-name="gr14" draw:text-style-name="P3" xml:id="id480" draw:id="id480" draw:layer="layout" svg:width="0.2cm" svg:height="0.2cm" svg:x="10cm" svg:y="13.3cm">
          <text:p/>
        </draw:circle>
        <draw:circle draw:style-name="gr14" draw:text-style-name="P3" xml:id="id483" draw:id="id483" draw:layer="layout" svg:width="0.2cm" svg:height="0.2cm" svg:x="10.8cm" svg:y="13.3cm">
          <text:p/>
        </draw:circle>
        <draw:connector draw:style-name="gr3" draw:text-style-name="P3" draw:layer="layout" draw:type="curve" svg:x1="10.2cm" svg:y1="13.4cm" svg:x2="10.8cm" svg:y2="13.1cm" draw:start-shape="id480" draw:start-glue-point="1" draw:end-shape="id481" draw:end-glue-point="3" svg:d="M10200 13400c450 0 150-300 600-300" svg:viewBox="0 0 601 301">
          <text:p/>
        </draw:connector>
        <draw:circle draw:style-name="gr14" draw:text-style-name="P3" xml:id="id482" draw:id="id482" draw:layer="layout" svg:width="0.2cm" svg:height="0.2cm" svg:x="10cm" svg:y="13.6cm">
          <text:p/>
        </draw:circle>
        <draw:circle draw:style-name="gr14" draw:text-style-name="P3" xml:id="id534" draw:id="id534" draw:layer="layout" svg:width="0.2cm" svg:height="0.2cm" svg:x="10.8cm" svg:y="13.6cm">
          <text:p/>
        </draw:circle>
        <draw:connector draw:style-name="gr3" draw:text-style-name="P3" draw:layer="layout" draw:type="curve" svg:x1="10.2cm" svg:y1="13.7cm" svg:x2="10.8cm" svg:y2="13.4cm" draw:start-shape="id482" draw:start-glue-point="1" draw:end-shape="id483" draw:end-glue-point="3" svg:d="M10200 13700c450 0 150-300 600-300" svg:viewBox="0 0 601 301">
          <text:p/>
        </draw:connector>
        <draw:circle draw:style-name="gr14" draw:text-style-name="P3" xml:id="id484" draw:id="id484" draw:layer="layout" svg:width="0.2cm" svg:height="0.2cm" svg:x="10cm" svg:y="13.9cm">
          <text:p/>
        </draw:circle>
        <draw:circle draw:style-name="gr14" draw:text-style-name="P3" xml:id="id485" draw:id="id485" draw:layer="layout" svg:width="0.2cm" svg:height="0.2cm" svg:x="10.8cm" svg:y="13.9cm">
          <text:p/>
        </draw:circle>
        <draw:connector draw:style-name="gr46" draw:text-style-name="P3" draw:layer="layout" svg:x1="10.2cm" svg:y1="14cm" svg:x2="10.8cm" svg:y2="14cm" draw:start-shape="id484" draw:start-glue-point="1" draw:end-shape="id485" draw:end-glue-point="3" svg:d="M10200 14000h600" svg:viewBox="0 0 601 1">
          <text:p/>
        </draw:connector>
        <draw:circle draw:style-name="gr14" draw:text-style-name="P3" xml:id="id486" draw:id="id486" draw:layer="layout" svg:width="0.2cm" svg:height="0.2cm" svg:x="10cm" svg:y="14.2cm">
          <text:p/>
        </draw:circle>
        <draw:circle draw:style-name="gr14" draw:text-style-name="P3" xml:id="id487" draw:id="id487" draw:layer="layout" svg:width="0.2cm" svg:height="0.2cm" svg:x="10.8cm" svg:y="14.2cm">
          <text:p/>
        </draw:circle>
        <draw:connector draw:style-name="gr10" draw:text-style-name="P3" draw:layer="layout" svg:x1="10.2cm" svg:y1="14.3cm" svg:x2="10.8cm" svg:y2="14.3cm" draw:start-shape="id486" draw:start-glue-point="1" draw:end-shape="id487" draw:end-glue-point="3" svg:d="M10200 14300h600" svg:viewBox="0 0 601 1">
          <text:p/>
        </draw:connector>
        <draw:circle draw:style-name="gr7" draw:text-style-name="P7" xml:id="id524" draw:id="id524" draw:layer="layout" svg:width="0.2cm" svg:height="0.2cm" svg:x="12cm" svg:y="12.1cm">
          <text:p/>
        </draw:circle>
        <draw:circle draw:style-name="gr7" draw:text-style-name="P7" xml:id="id489" draw:id="id489" draw:layer="layout" svg:width="0.2cm" svg:height="0.2cm" svg:x="12.8cm" svg:y="12.1cm">
          <text:p/>
        </draw:circle>
        <draw:circle draw:style-name="gr7" draw:text-style-name="P7" xml:id="id488" draw:id="id488" draw:layer="layout" svg:width="0.2cm" svg:height="0.2cm" svg:x="12cm" svg:y="12.4cm">
          <text:p/>
        </draw:circle>
        <draw:circle draw:style-name="gr14" draw:text-style-name="P3" xml:id="id491" draw:id="id491" draw:layer="layout" svg:width="0.2cm" svg:height="0.2cm" svg:x="12.8cm" svg:y="12.4cm">
          <text:p/>
        </draw:circle>
        <draw:connector draw:style-name="gr45" draw:text-style-name="P3" draw:layer="layout" draw:type="curve" svg:x1="12.2cm" svg:y1="12.5cm" svg:x2="12.8cm" svg:y2="12.2cm" draw:start-shape="id488" draw:start-glue-point="1" draw:end-shape="id489" draw:end-glue-point="3" svg:d="M12200 12500c450 0 150-300 600-300" svg:viewBox="0 0 601 301">
          <text:p/>
        </draw:connector>
        <draw:circle draw:style-name="gr14" draw:text-style-name="P3" xml:id="id490" draw:id="id490" draw:layer="layout" svg:width="0.2cm" svg:height="0.2cm" svg:x="12cm" svg:y="12.7cm">
          <text:p/>
        </draw:circle>
        <draw:circle draw:style-name="gr14" draw:text-style-name="P3" xml:id="id493" draw:id="id493" draw:layer="layout" svg:width="0.2cm" svg:height="0.2cm" svg:x="12.8cm" svg:y="12.7cm">
          <text:p/>
        </draw:circle>
        <draw:connector draw:style-name="gr3" draw:text-style-name="P3" draw:layer="layout" draw:type="curve" svg:x1="12.2cm" svg:y1="12.8cm" svg:x2="12.8cm" svg:y2="12.5cm" draw:start-shape="id490" draw:start-glue-point="1" draw:end-shape="id491" draw:end-glue-point="3" svg:d="M12200 12800c450 0 150-300 600-300" svg:viewBox="0 0 601 301">
          <text:p/>
        </draw:connector>
        <draw:circle draw:style-name="gr14" draw:text-style-name="P3" xml:id="id492" draw:id="id492" draw:layer="layout" svg:width="0.2cm" svg:height="0.2cm" svg:x="12cm" svg:y="13cm">
          <text:p/>
        </draw:circle>
        <draw:circle draw:style-name="gr14" draw:text-style-name="P3" xml:id="id495" draw:id="id495" draw:layer="layout" svg:width="0.2cm" svg:height="0.2cm" svg:x="12.8cm" svg:y="13cm">
          <text:p/>
        </draw:circle>
        <draw:connector draw:style-name="gr3" draw:text-style-name="P3" draw:layer="layout" draw:type="curve" svg:x1="12.2cm" svg:y1="13.1cm" svg:x2="12.8cm" svg:y2="12.8cm" draw:start-shape="id492" draw:start-glue-point="1" draw:end-shape="id493" draw:end-glue-point="3" svg:d="M12200 13100c450 0 150-300 600-300" svg:viewBox="0 0 601 301">
          <text:p/>
        </draw:connector>
        <draw:circle draw:style-name="gr14" draw:text-style-name="P3" xml:id="id494" draw:id="id494" draw:layer="layout" svg:width="0.2cm" svg:height="0.2cm" svg:x="12cm" svg:y="13.3cm">
          <text:p/>
        </draw:circle>
        <draw:circle draw:style-name="gr14" draw:text-style-name="P3" xml:id="id497" draw:id="id497" draw:layer="layout" svg:width="0.2cm" svg:height="0.2cm" svg:x="12.8cm" svg:y="13.3cm">
          <text:p/>
        </draw:circle>
        <draw:connector draw:style-name="gr3" draw:text-style-name="P3" draw:layer="layout" draw:type="curve" svg:x1="12.2cm" svg:y1="13.4cm" svg:x2="12.8cm" svg:y2="13.1cm" draw:start-shape="id494" draw:start-glue-point="1" draw:end-shape="id495" draw:end-glue-point="3" svg:d="M12200 13400c450 0 150-300 600-300" svg:viewBox="0 0 601 301">
          <text:p/>
        </draw:connector>
        <draw:circle draw:style-name="gr14" draw:text-style-name="P3" xml:id="id496" draw:id="id496" draw:layer="layout" svg:width="0.2cm" svg:height="0.2cm" svg:x="12cm" svg:y="13.6cm">
          <text:p/>
        </draw:circle>
        <draw:circle draw:style-name="gr14" draw:text-style-name="P3" xml:id="id533" draw:id="id533" draw:layer="layout" svg:width="0.2cm" svg:height="0.2cm" svg:x="12.8cm" svg:y="13.6cm">
          <text:p/>
        </draw:circle>
        <draw:connector draw:style-name="gr3" draw:text-style-name="P3" draw:layer="layout" draw:type="curve" svg:x1="12.2cm" svg:y1="13.7cm" svg:x2="12.8cm" svg:y2="13.4cm" draw:start-shape="id496" draw:start-glue-point="1" draw:end-shape="id497" draw:end-glue-point="3" svg:d="M12200 13700c450 0 150-300 600-300" svg:viewBox="0 0 601 301">
          <text:p/>
        </draw:connector>
        <draw:circle draw:style-name="gr14" draw:text-style-name="P3" xml:id="id498" draw:id="id498" draw:layer="layout" svg:width="0.2cm" svg:height="0.2cm" svg:x="12cm" svg:y="13.9cm">
          <text:p/>
        </draw:circle>
        <draw:circle draw:style-name="gr14" draw:text-style-name="P3" xml:id="id499" draw:id="id499" draw:layer="layout" svg:width="0.2cm" svg:height="0.2cm" svg:x="12.8cm" svg:y="13.9cm">
          <text:p/>
        </draw:circle>
        <draw:connector draw:style-name="gr46" draw:text-style-name="P3" draw:layer="layout" svg:x1="12.2cm" svg:y1="14cm" svg:x2="12.8cm" svg:y2="14cm" draw:start-shape="id498" draw:start-glue-point="1" draw:end-shape="id499" draw:end-glue-point="3" svg:d="M12200 14000h600" svg:viewBox="0 0 601 1">
          <text:p/>
        </draw:connector>
        <draw:circle draw:style-name="gr14" draw:text-style-name="P3" xml:id="id500" draw:id="id500" draw:layer="layout" svg:width="0.2cm" svg:height="0.2cm" svg:x="12cm" svg:y="14.2cm">
          <text:p/>
        </draw:circle>
        <draw:circle draw:style-name="gr14" draw:text-style-name="P3" xml:id="id501" draw:id="id501" draw:layer="layout" svg:width="0.2cm" svg:height="0.2cm" svg:x="12.8cm" svg:y="14.2cm">
          <text:p/>
        </draw:circle>
        <draw:connector draw:style-name="gr10" draw:text-style-name="P3" draw:layer="layout" svg:x1="12.2cm" svg:y1="14.3cm" svg:x2="12.8cm" svg:y2="14.3cm" draw:start-shape="id500" draw:start-glue-point="1" draw:end-shape="id501" draw:end-glue-point="3" svg:d="M12200 14300h600" svg:viewBox="0 0 601 1">
          <text:p/>
        </draw:connector>
        <draw:circle draw:style-name="gr7" draw:text-style-name="P7" xml:id="id526" draw:id="id526" draw:layer="layout" svg:width="0.2cm" svg:height="0.2cm" svg:x="14cm" svg:y="12.1cm">
          <text:p/>
        </draw:circle>
        <draw:circle draw:style-name="gr14" draw:text-style-name="P3" xml:id="id503" draw:id="id503" draw:layer="layout" svg:width="0.2cm" svg:height="0.2cm" svg:x="14.8cm" svg:y="12.1cm">
          <text:p/>
        </draw:circle>
        <draw:circle draw:style-name="gr14" draw:text-style-name="P3" xml:id="id502" draw:id="id502" draw:layer="layout" svg:width="0.2cm" svg:height="0.2cm" svg:x="14cm" svg:y="12.4cm">
          <text:p/>
        </draw:circle>
        <draw:circle draw:style-name="gr14" draw:text-style-name="P3" xml:id="id505" draw:id="id505" draw:layer="layout" svg:width="0.2cm" svg:height="0.2cm" svg:x="14.8cm" svg:y="12.4cm">
          <text:p/>
        </draw:circle>
        <draw:connector draw:style-name="gr3" draw:text-style-name="P3" draw:layer="layout" draw:type="curve" svg:x1="14.2cm" svg:y1="12.5cm" svg:x2="14.8cm" svg:y2="12.2cm" draw:start-shape="id502" draw:start-glue-point="1" draw:end-shape="id503" draw:end-glue-point="3" svg:d="M14200 12500c450 0 150-300 600-300" svg:viewBox="0 0 601 301">
          <text:p/>
        </draw:connector>
        <draw:circle draw:style-name="gr14" draw:text-style-name="P3" xml:id="id504" draw:id="id504" draw:layer="layout" svg:width="0.2cm" svg:height="0.2cm" svg:x="14cm" svg:y="12.7cm">
          <text:p/>
        </draw:circle>
        <draw:circle draw:style-name="gr14" draw:text-style-name="P3" xml:id="id507" draw:id="id507" draw:layer="layout" svg:width="0.2cm" svg:height="0.2cm" svg:x="14.8cm" svg:y="12.7cm">
          <text:p/>
        </draw:circle>
        <draw:connector draw:style-name="gr3" draw:text-style-name="P3" draw:layer="layout" draw:type="curve" svg:x1="14.2cm" svg:y1="12.8cm" svg:x2="14.8cm" svg:y2="12.5cm" draw:start-shape="id504" draw:start-glue-point="1" draw:end-shape="id505" draw:end-glue-point="3" svg:d="M14200 12800c450 0 150-300 600-300" svg:viewBox="0 0 601 301">
          <text:p/>
        </draw:connector>
        <draw:circle draw:style-name="gr14" draw:text-style-name="P3" xml:id="id506" draw:id="id506" draw:layer="layout" svg:width="0.2cm" svg:height="0.2cm" svg:x="14cm" svg:y="13cm">
          <text:p/>
        </draw:circle>
        <draw:circle draw:style-name="gr14" draw:text-style-name="P3" xml:id="id509" draw:id="id509" draw:layer="layout" svg:width="0.2cm" svg:height="0.2cm" svg:x="14.8cm" svg:y="13cm">
          <text:p/>
        </draw:circle>
        <draw:connector draw:style-name="gr3" draw:text-style-name="P3" draw:layer="layout" draw:type="curve" svg:x1="14.2cm" svg:y1="13.1cm" svg:x2="14.8cm" svg:y2="12.8cm" draw:start-shape="id506" draw:start-glue-point="1" draw:end-shape="id507" draw:end-glue-point="3" svg:d="M14200 13100c450 0 150-300 600-300" svg:viewBox="0 0 601 301">
          <text:p/>
        </draw:connector>
        <draw:circle draw:style-name="gr14" draw:text-style-name="P3" xml:id="id508" draw:id="id508" draw:layer="layout" svg:width="0.2cm" svg:height="0.2cm" svg:x="14cm" svg:y="13.3cm">
          <text:p/>
        </draw:circle>
        <draw:circle draw:style-name="gr14" draw:text-style-name="P3" xml:id="id511" draw:id="id511" draw:layer="layout" svg:width="0.2cm" svg:height="0.2cm" svg:x="14.8cm" svg:y="13.3cm">
          <text:p/>
        </draw:circle>
        <draw:connector draw:style-name="gr3" draw:text-style-name="P3" draw:layer="layout" draw:type="curve" svg:x1="14.2cm" svg:y1="13.4cm" svg:x2="14.8cm" svg:y2="13.1cm" draw:start-shape="id508" draw:start-glue-point="1" draw:end-shape="id509" draw:end-glue-point="3" svg:d="M14200 13400c450 0 150-300 600-300" svg:viewBox="0 0 601 301">
          <text:p/>
        </draw:connector>
        <draw:circle draw:style-name="gr14" draw:text-style-name="P3" xml:id="id510" draw:id="id510" draw:layer="layout" svg:width="0.2cm" svg:height="0.2cm" svg:x="14cm" svg:y="13.6cm">
          <text:p/>
        </draw:circle>
        <draw:circle draw:style-name="gr14" draw:text-style-name="P3" draw:layer="layout" svg:width="0.2cm" svg:height="0.2cm" svg:x="14.8cm" svg:y="13.6cm">
          <text:p/>
        </draw:circle>
        <draw:connector draw:style-name="gr3" draw:text-style-name="P3" draw:layer="layout" draw:type="curve" svg:x1="14.2cm" svg:y1="13.7cm" svg:x2="14.8cm" svg:y2="13.4cm" draw:start-shape="id510" draw:start-glue-point="1" draw:end-shape="id511" draw:end-glue-point="3" svg:d="M14200 13700c450 0 150-300 600-300" svg:viewBox="0 0 601 301">
          <text:p/>
        </draw:connector>
        <draw:circle draw:style-name="gr14" draw:text-style-name="P3" xml:id="id512" draw:id="id512" draw:layer="layout" svg:width="0.2cm" svg:height="0.2cm" svg:x="14cm" svg:y="13.9cm">
          <text:p/>
        </draw:circle>
        <draw:circle draw:style-name="gr14" draw:text-style-name="P3" xml:id="id513" draw:id="id513" draw:layer="layout" svg:width="0.2cm" svg:height="0.2cm" svg:x="14.8cm" svg:y="13.9cm">
          <text:p/>
        </draw:circle>
        <draw:connector draw:style-name="gr46" draw:text-style-name="P3" draw:layer="layout" svg:x1="14.2cm" svg:y1="14cm" svg:x2="14.8cm" svg:y2="14cm" draw:start-shape="id512" draw:start-glue-point="1" draw:end-shape="id513" draw:end-glue-point="3" svg:d="M14200 14000h600" svg:viewBox="0 0 601 1">
          <text:p/>
        </draw:connector>
        <draw:circle draw:style-name="gr14" draw:text-style-name="P3" xml:id="id514" draw:id="id514" draw:layer="layout" svg:width="0.2cm" svg:height="0.2cm" svg:x="14cm" svg:y="14.2cm">
          <text:p/>
        </draw:circle>
        <draw:circle draw:style-name="gr14" draw:text-style-name="P3" xml:id="id515" draw:id="id515" draw:layer="layout" svg:width="0.2cm" svg:height="0.2cm" svg:x="14.8cm" svg:y="14.2cm">
          <text:p/>
        </draw:circle>
        <draw:connector draw:style-name="gr10" draw:text-style-name="P3" draw:layer="layout" svg:x1="14.2cm" svg:y1="14.3cm" svg:x2="14.8cm" svg:y2="14.3cm" draw:start-shape="id514" draw:start-glue-point="1" draw:end-shape="id515" draw:end-glue-point="3" svg:d="M14200 14300h600" svg:viewBox="0 0 601 1">
          <text:p/>
        </draw:connector>
        <draw:circle draw:style-name="gr39" draw:text-style-name="P20" xml:id="id517" draw:id="id517" draw:layer="layout" svg:width="0.2cm" svg:height="0.2cm" svg:x="4.401cm" svg:y="11.7cm">
          <text:p/>
        </draw:circle>
        <draw:connector draw:style-name="gr44" draw:text-style-name="P3" draw:layer="layout" draw:type="curve" svg:x1="4.2cm" svg:y1="12.2cm" svg:x2="4.401cm" svg:y2="11.8cm" draw:start-shape="id516" draw:start-glue-point="1" draw:end-shape="id517" draw:end-glue-point="3" svg:d="M4200 12200c151 0 51-400 201-400" svg:viewBox="0 0 202 401">
          <text:p/>
        </draw:connector>
        <draw:circle draw:style-name="gr39" draw:text-style-name="P20" xml:id="id519" draw:id="id519" draw:layer="layout" svg:width="0.2cm" svg:height="0.2cm" svg:x="6.401cm" svg:y="11.7cm">
          <text:p/>
        </draw:circle>
        <draw:circle draw:style-name="gr39" draw:text-style-name="P20" xml:id="id521" draw:id="id521" draw:layer="layout" svg:width="0.2cm" svg:height="0.2cm" svg:x="8.401cm" svg:y="11.7cm">
          <text:p/>
        </draw:circle>
        <draw:circle draw:style-name="gr39" draw:text-style-name="P20" xml:id="id523" draw:id="id523" draw:layer="layout" svg:width="0.2cm" svg:height="0.2cm" svg:x="10.401cm" svg:y="11.7cm">
          <text:p/>
        </draw:circle>
        <draw:circle draw:style-name="gr39" draw:text-style-name="P20" xml:id="id525" draw:id="id525" draw:layer="layout" svg:width="0.2cm" svg:height="0.2cm" svg:x="12.401cm" svg:y="11.7cm">
          <text:p/>
        </draw:circle>
        <draw:circle draw:style-name="gr39" draw:text-style-name="P20" xml:id="id527" draw:id="id527" draw:layer="layout" svg:width="0.2cm" svg:height="0.2cm" svg:x="14.401cm" svg:y="11.7cm">
          <text:p/>
        </draw:circle>
        <draw:connector draw:style-name="gr44" draw:text-style-name="P3" draw:layer="layout" draw:type="curve" svg:x1="6.2cm" svg:y1="12.2cm" svg:x2="6.401cm" svg:y2="11.8cm" draw:start-shape="id518" draw:start-glue-point="1" draw:end-shape="id519" draw:end-glue-point="3" svg:d="M6200 12200c151 0 51-400 201-400" svg:viewBox="0 0 202 401">
          <text:p/>
        </draw:connector>
        <draw:connector draw:style-name="gr12" draw:text-style-name="P3" draw:layer="layout" draw:type="curve" svg:x1="8.2cm" svg:y1="12.2cm" svg:x2="8.401cm" svg:y2="11.8cm" draw:start-shape="id520" draw:start-glue-point="1" draw:end-shape="id521" draw:end-glue-point="3" svg:d="M8200 12200c151 0 51-400 201-400" svg:viewBox="0 0 202 401">
          <text:p/>
        </draw:connector>
        <draw:connector draw:style-name="gr12" draw:text-style-name="P3" draw:layer="layout" draw:type="curve" svg:x1="10.2cm" svg:y1="12.2cm" svg:x2="10.401cm" svg:y2="11.8cm" draw:start-shape="id522" draw:start-glue-point="1" draw:end-shape="id523" draw:end-glue-point="3" svg:d="M10200 12200c151 0 51-400 201-400" svg:viewBox="0 0 202 401">
          <text:p/>
        </draw:connector>
        <draw:connector draw:style-name="gr45" draw:text-style-name="P3" draw:layer="layout" draw:type="curve" svg:x1="12.2cm" svg:y1="12.2cm" svg:x2="12.401cm" svg:y2="11.8cm" draw:start-shape="id524" draw:start-glue-point="1" draw:end-shape="id525" draw:end-glue-point="3" svg:d="M12200 12200c151 0 51-400 201-400" svg:viewBox="0 0 202 401">
          <text:p/>
        </draw:connector>
        <draw:connector draw:style-name="gr45" draw:text-style-name="P3" draw:layer="layout" draw:type="curve" svg:x1="14.2cm" svg:y1="12.2cm" svg:x2="14.401cm" svg:y2="11.8cm" draw:start-shape="id526" draw:start-glue-point="1" draw:end-shape="id527" draw:end-glue-point="3" svg:d="M14200 12200c151 0 51-400 201-400" svg:viewBox="0 0 202 401">
          <text:p/>
        </draw:connector>
        <draw:connector draw:style-name="gr44" draw:text-style-name="P3" draw:layer="layout" svg:x1="3cm" svg:y1="12.2cm" svg:x2="4cm" svg:y2="12.2cm" draw:start-shape="id528" draw:start-glue-point="1" draw:end-shape="id516" draw:end-glue-point="3" svg:d="M3000 12200h1000" svg:viewBox="0 0 1001 1">
          <text:p/>
        </draw:connector>
        <draw:connector draw:style-name="gr44" draw:text-style-name="P3" draw:layer="layout" svg:x1="3cm" svg:y1="12.5cm" svg:x2="4cm" svg:y2="12.5cm" draw:start-shape="id529" draw:start-glue-point="1" draw:end-shape="id432" draw:end-glue-point="3" svg:d="M3000 12500h1000" svg:viewBox="0 0 1001 1">
          <text:p/>
        </draw:connector>
        <draw:connector draw:style-name="gr45" draw:text-style-name="P3" draw:layer="layout" svg:x1="3cm" svg:y1="13.4cm" svg:x2="4cm" svg:y2="13.4cm" draw:start-shape="id530" draw:start-glue-point="1" draw:end-shape="id438" draw:end-glue-point="3" svg:d="M3000 13400h1000" svg:viewBox="0 0 1001 1">
          <text:p/>
        </draw:connector>
        <draw:connector draw:style-name="gr45" draw:text-style-name="P3" draw:layer="layout" svg:x1="3cm" svg:y1="13.7cm" svg:x2="4cm" svg:y2="13.7cm" draw:start-shape="id531" draw:start-glue-point="1" draw:end-shape="id440" draw:end-glue-point="3" svg:d="M3000 13700h1000" svg:viewBox="0 0 1001 1">
          <text:p/>
        </draw:connector>
        <draw:connector draw:style-name="gr46" draw:text-style-name="P3" draw:layer="layout" svg:x1="5cm" svg:y1="14cm" svg:x2="6cm" svg:y2="14cm" draw:start-shape="id443" draw:start-glue-point="1" draw:end-shape="id456" draw:end-glue-point="3" svg:d="M5000 14000h1000" svg:viewBox="0 0 1001 1">
          <text:p/>
        </draw:connector>
        <draw:connector draw:style-name="gr10" draw:text-style-name="P3" draw:layer="layout" svg:x1="5cm" svg:y1="14.3cm" svg:x2="6cm" svg:y2="14.3cm" draw:start-shape="id445" draw:start-glue-point="1" draw:end-shape="id458" draw:end-glue-point="3" svg:d="M5000 14300h1000" svg:viewBox="0 0 1001 1">
          <text:p/>
        </draw:connector>
        <draw:connector draw:style-name="gr46" draw:text-style-name="P3" draw:layer="layout" svg:x1="7cm" svg:y1="14cm" svg:x2="8cm" svg:y2="14cm" draw:start-shape="id457" draw:start-glue-point="1" draw:end-shape="id470" draw:end-glue-point="3" svg:d="M7000 14000h1000" svg:viewBox="0 0 1001 1">
          <text:p/>
        </draw:connector>
        <draw:connector draw:style-name="gr10" draw:text-style-name="P3" draw:layer="layout" svg:x1="7cm" svg:y1="14.3cm" svg:x2="8cm" svg:y2="14.3cm" draw:start-shape="id459" draw:start-glue-point="1" draw:end-shape="id472" draw:end-glue-point="3" svg:d="M7000 14300h1000" svg:viewBox="0 0 1001 1">
          <text:p/>
        </draw:connector>
        <draw:connector draw:style-name="gr46" draw:text-style-name="P3" draw:layer="layout" svg:x1="9cm" svg:y1="14cm" svg:x2="10cm" svg:y2="14cm" draw:start-shape="id471" draw:start-glue-point="1" draw:end-shape="id484" draw:end-glue-point="3" svg:d="M9000 14000h1000" svg:viewBox="0 0 1001 1">
          <text:p/>
        </draw:connector>
        <draw:connector draw:style-name="gr10" draw:text-style-name="P3" draw:layer="layout" svg:x1="10cm" svg:y1="14.3cm" svg:x2="9cm" svg:y2="14.3cm" draw:start-shape="id486" draw:start-glue-point="3" draw:end-shape="id473" draw:end-glue-point="1" svg:d="M10000 14300h-1000" svg:viewBox="0 0 1001 1">
          <text:p/>
        </draw:connector>
        <draw:connector draw:style-name="gr46" draw:text-style-name="P3" draw:layer="layout" svg:x1="12cm" svg:y1="14cm" svg:x2="11cm" svg:y2="14cm" draw:start-shape="id498" draw:start-glue-point="3" draw:end-shape="id485" draw:end-glue-point="1" svg:d="M12000 14000h-1000" svg:viewBox="0 0 1001 1">
          <text:p/>
        </draw:connector>
        <draw:connector draw:style-name="gr10" draw:text-style-name="P3" draw:layer="layout" svg:x1="12cm" svg:y1="14.3cm" svg:x2="11cm" svg:y2="14.3cm" draw:start-shape="id500" draw:start-glue-point="3" draw:end-shape="id487" draw:end-glue-point="1" svg:d="M12000 14300h-1000" svg:viewBox="0 0 1001 1">
          <text:p/>
        </draw:connector>
        <draw:connector draw:style-name="gr46" draw:text-style-name="P3" draw:layer="layout" svg:x1="14cm" svg:y1="14cm" svg:x2="13cm" svg:y2="14cm" draw:start-shape="id512" draw:start-glue-point="3" draw:end-shape="id499" draw:end-glue-point="1" svg:d="M14000 14000h-1000" svg:viewBox="0 0 1001 1">
          <text:p/>
        </draw:connector>
        <draw:connector draw:style-name="gr10" draw:text-style-name="P3" draw:layer="layout" svg:x1="13cm" svg:y1="14.3cm" svg:x2="14cm" svg:y2="14.3cm" draw:start-shape="id501" draw:start-glue-point="1" draw:end-shape="id514" draw:end-glue-point="3" svg:d="M13000 14300h1000" svg:viewBox="0 0 1001 1">
          <text:p/>
        </draw:connector>
        <draw:connector draw:style-name="gr44" draw:text-style-name="P3" draw:layer="layout" svg:x1="5cm" svg:y1="12.2cm" svg:x2="6cm" svg:y2="12.2cm" draw:start-shape="id433" draw:start-glue-point="1" draw:end-shape="id518" draw:end-glue-point="3" svg:d="M5000 12200h1000" svg:viewBox="0 0 1001 1">
          <text:p/>
        </draw:connector>
        <draw:connector draw:style-name="gr45" draw:text-style-name="P3" draw:layer="layout" svg:x1="14cm" svg:y1="12.2cm" svg:x2="13cm" svg:y2="12.2cm" draw:start-shape="id526" draw:start-glue-point="3" draw:end-shape="id489" draw:end-glue-point="1" svg:d="M14000 12200h-1000" svg:viewBox="0 0 1001 1">
          <text:p/>
        </draw:connector>
        <draw:connector draw:style-name="gr45" draw:text-style-name="P3" draw:layer="layout" svg:x1="12cm" svg:y1="12.2cm" svg:x2="11cm" svg:y2="12.2cm" draw:start-shape="id524" draw:start-glue-point="3" draw:end-shape="id475" draw:end-glue-point="1" svg:d="M12000 12200h-1000" svg:viewBox="0 0 1001 1">
          <text:p/>
        </draw:connector>
        <draw:connector draw:style-name="gr12" draw:text-style-name="P3" draw:layer="layout" svg:x1="10cm" svg:y1="12.2cm" svg:x2="9cm" svg:y2="12.2cm" draw:start-shape="id522" draw:start-glue-point="3" draw:end-shape="id461" draw:end-glue-point="1" svg:d="M10000 12200h-1000" svg:viewBox="0 0 1001 1">
          <text:p/>
        </draw:connector>
        <draw:connector draw:style-name="gr12" draw:text-style-name="P3" draw:layer="layout" svg:x1="8cm" svg:y1="12.2cm" svg:x2="7cm" svg:y2="12.2cm" draw:start-shape="id520" draw:start-glue-point="3" draw:end-shape="id447" draw:end-glue-point="1" svg:d="M8000 12200h-1000" svg:viewBox="0 0 1001 1">
          <text:p/>
        </draw:connector>
        <draw:connector draw:style-name="gr3" draw:text-style-name="P3" draw:layer="layout" svg:x1="14cm" svg:y1="12.5cm" svg:x2="13cm" svg:y2="12.5cm" draw:start-shape="id502" draw:start-glue-point="3" draw:end-shape="id491" draw:end-glue-point="1" svg:d="M14000 12500h-1000" svg:viewBox="0 0 1001 1">
          <text:p/>
        </draw:connector>
        <draw:connector draw:style-name="gr45" draw:text-style-name="P3" draw:layer="layout" svg:x1="12cm" svg:y1="12.5cm" svg:x2="11cm" svg:y2="12.5cm" draw:start-shape="id488" draw:start-glue-point="3" draw:end-shape="id477" draw:end-glue-point="1" svg:d="M12000 12500h-1000" svg:viewBox="0 0 1001 1">
          <text:p/>
        </draw:connector>
        <draw:connector draw:style-name="gr45" draw:text-style-name="P3" draw:layer="layout" svg:x1="10cm" svg:y1="12.5cm" svg:x2="9cm" svg:y2="12.5cm" draw:start-shape="id474" draw:start-glue-point="3" draw:end-shape="id463" draw:end-glue-point="1" svg:d="M10000 12500h-1000" svg:viewBox="0 0 1001 1">
          <text:p/>
        </draw:connector>
        <draw:connector draw:style-name="gr12" draw:text-style-name="P3" draw:layer="layout" svg:x1="8cm" svg:y1="12.5cm" svg:x2="7cm" svg:y2="12.5cm" draw:start-shape="id460" draw:start-glue-point="3" draw:end-shape="id449" draw:end-glue-point="1" svg:d="M8000 12500h-1000" svg:viewBox="0 0 1001 1">
          <text:p/>
        </draw:connector>
        <draw:connector draw:style-name="gr12" draw:text-style-name="P3" draw:layer="layout" svg:x1="6cm" svg:y1="12.5cm" svg:x2="5cm" svg:y2="12.5cm" draw:start-shape="id446" draw:start-glue-point="3" draw:end-shape="id435" draw:end-glue-point="1" svg:d="M6000 12500h-1000" svg:viewBox="0 0 1001 1">
          <text:p/>
        </draw:connector>
        <draw:connector draw:style-name="gr3" draw:text-style-name="P3" draw:layer="layout" svg:x1="14cm" svg:y1="12.8cm" svg:x2="13cm" svg:y2="12.8cm" draw:start-shape="id504" draw:start-glue-point="3" draw:end-shape="id493" draw:end-glue-point="1" svg:d="M14000 12800h-1000" svg:viewBox="0 0 1001 1">
          <text:p/>
        </draw:connector>
        <draw:connector draw:style-name="gr3" draw:text-style-name="P3" draw:layer="layout" svg:x1="12cm" svg:y1="12.8cm" svg:x2="11cm" svg:y2="12.8cm" draw:start-shape="id490" draw:start-glue-point="3" draw:end-shape="id479" draw:end-glue-point="1" svg:d="M12000 12800h-1000" svg:viewBox="0 0 1001 1">
          <text:p/>
        </draw:connector>
        <draw:connector draw:style-name="gr45" draw:text-style-name="P3" draw:layer="layout" svg:x1="10cm" svg:y1="12.8cm" svg:x2="9cm" svg:y2="12.8cm" draw:start-shape="id476" draw:start-glue-point="3" draw:end-shape="id465" draw:end-glue-point="1" svg:d="M10000 12800h-1000" svg:viewBox="0 0 1001 1">
          <text:p/>
        </draw:connector>
        <draw:connector draw:style-name="gr45" draw:text-style-name="P3" draw:layer="layout" svg:x1="8cm" svg:y1="12.8cm" svg:x2="7cm" svg:y2="12.8cm" draw:start-shape="id462" draw:start-glue-point="3" draw:end-shape="id451" draw:end-glue-point="1" svg:d="M8000 12800h-1000" svg:viewBox="0 0 1001 1">
          <text:p/>
        </draw:connector>
        <draw:connector draw:style-name="gr12" draw:text-style-name="P3" draw:layer="layout" svg:x1="6cm" svg:y1="12.8cm" svg:x2="5cm" svg:y2="12.8cm" draw:start-shape="id448" draw:start-glue-point="3" draw:end-shape="id437" draw:end-glue-point="1" svg:d="M6000 12800h-1000" svg:viewBox="0 0 1001 1">
          <text:p/>
        </draw:connector>
        <draw:connector draw:style-name="gr45" draw:text-style-name="P3" draw:layer="layout" svg:x1="5cm" svg:y1="13.1cm" svg:x2="6cm" svg:y2="13.1cm" draw:start-shape="id439" draw:start-glue-point="1" draw:end-shape="id450" draw:end-glue-point="3" svg:d="M5000 13100h1000" svg:viewBox="0 0 1001 1">
          <text:p/>
        </draw:connector>
        <draw:connector draw:style-name="gr45" draw:text-style-name="P3" draw:layer="layout" svg:x1="5cm" svg:y1="13.4cm" svg:x2="6cm" svg:y2="13.4cm" draw:start-shape="id441" draw:start-glue-point="1" draw:end-shape="id452" draw:end-glue-point="3" svg:d="M5000 13400h1000" svg:viewBox="0 0 1001 1">
          <text:p/>
        </draw:connector>
        <draw:connector draw:style-name="gr3" draw:text-style-name="P3" draw:layer="layout" svg:x1="5cm" svg:y1="13.7cm" svg:x2="6cm" svg:y2="13.7cm" draw:start-shape="id532" draw:start-glue-point="1" draw:end-shape="id454" draw:end-glue-point="3" svg:d="M5000 13700h1000" svg:viewBox="0 0 1001 1">
          <text:p/>
        </draw:connector>
        <draw:connector draw:style-name="gr45" draw:text-style-name="P3" draw:layer="layout" svg:x1="7cm" svg:y1="13.1cm" svg:x2="8cm" svg:y2="13.1cm" draw:start-shape="id453" draw:start-glue-point="1" draw:end-shape="id464" draw:end-glue-point="3" svg:d="M7000 13100h1000" svg:viewBox="0 0 1001 1">
          <text:p/>
        </draw:connector>
        <draw:connector draw:style-name="gr3" draw:text-style-name="P3" draw:layer="layout" svg:x1="7cm" svg:y1="13.4cm" svg:x2="8cm" svg:y2="13.4cm" draw:start-shape="id455" draw:start-glue-point="1" draw:end-shape="id466" draw:end-glue-point="3" svg:d="M7000 13400h1000" svg:viewBox="0 0 1001 1">
          <text:p/>
        </draw:connector>
        <draw:connector draw:style-name="gr3" draw:text-style-name="P3" draw:layer="layout" svg:x1="9cm" svg:y1="13.1cm" svg:x2="10cm" svg:y2="13.1cm" draw:start-shape="id467" draw:start-glue-point="1" draw:end-shape="id478" draw:end-glue-point="3" svg:d="M9000 13100h1000" svg:viewBox="0 0 1001 1">
          <text:p/>
        </draw:connector>
        <draw:connector draw:style-name="gr3" draw:text-style-name="P3" draw:layer="layout" svg:x1="11cm" svg:y1="13.1cm" svg:x2="12cm" svg:y2="13.1cm" draw:start-shape="id481" draw:start-glue-point="1" draw:end-shape="id492" draw:end-glue-point="3" svg:d="M11000 13100h1000" svg:viewBox="0 0 1001 1">
          <text:p/>
        </draw:connector>
        <draw:connector draw:style-name="gr3" draw:text-style-name="P3" draw:layer="layout" svg:x1="13cm" svg:y1="13.1cm" svg:x2="14cm" svg:y2="13.1cm" draw:start-shape="id495" draw:start-glue-point="1" draw:end-shape="id506" draw:end-glue-point="3" svg:d="M13000 13100h1000" svg:viewBox="0 0 1001 1">
          <text:p/>
        </draw:connector>
        <draw:connector draw:style-name="gr3" draw:text-style-name="P3" draw:layer="layout" svg:x1="14cm" svg:y1="13.4cm" svg:x2="13cm" svg:y2="13.4cm" draw:start-shape="id508" draw:start-glue-point="3" draw:end-shape="id497" draw:end-glue-point="1" svg:d="M14000 13400h-1000" svg:viewBox="0 0 1001 1">
          <text:p/>
        </draw:connector>
        <draw:connector draw:style-name="gr3" draw:text-style-name="P3" draw:layer="layout" svg:x1="14cm" svg:y1="13.7cm" svg:x2="13cm" svg:y2="13.7cm" draw:start-shape="id510" draw:start-glue-point="3" draw:end-shape="id533" draw:end-glue-point="1" svg:d="M14000 13700h-1000" svg:viewBox="0 0 1001 1">
          <text:p/>
        </draw:connector>
        <draw:connector draw:style-name="gr3" draw:text-style-name="P3" draw:layer="layout" svg:x1="12cm" svg:y1="13.4cm" svg:x2="11cm" svg:y2="13.4cm" draw:start-shape="id494" draw:start-glue-point="3" draw:end-shape="id483" draw:end-glue-point="1" svg:d="M12000 13400h-1000" svg:viewBox="0 0 1001 1">
          <text:p/>
        </draw:connector>
        <draw:connector draw:style-name="gr3" draw:text-style-name="P3" draw:layer="layout" svg:x1="12cm" svg:y1="13.7cm" svg:x2="11cm" svg:y2="13.7cm" draw:start-shape="id496" draw:start-glue-point="3" draw:end-shape="id534" draw:end-glue-point="1" svg:d="M12000 13700h-1000" svg:viewBox="0 0 1001 1">
          <text:p/>
        </draw:connector>
        <draw:connector draw:style-name="gr3" draw:text-style-name="P3" draw:layer="layout" svg:x1="10cm" svg:y1="13.4cm" svg:x2="9cm" svg:y2="13.4cm" draw:start-shape="id480" draw:start-glue-point="3" draw:end-shape="id469" draw:end-glue-point="1" svg:d="M10000 13400h-1000" svg:viewBox="0 0 1001 1">
          <text:p/>
        </draw:connector>
        <draw:connector draw:style-name="gr3" draw:text-style-name="P3" draw:layer="layout" svg:x1="10cm" svg:y1="13.7cm" svg:x2="9cm" svg:y2="13.7cm" draw:start-shape="id482" draw:start-glue-point="3" draw:end-shape="id535" draw:end-glue-point="1" svg:d="M10000 13700h-1000" svg:viewBox="0 0 1001 1">
          <text:p/>
        </draw:connector>
        <draw:connector draw:style-name="gr3" draw:text-style-name="P3" draw:layer="layout" svg:x1="8cm" svg:y1="13.7cm" svg:x2="7cm" svg:y2="13.7cm" draw:start-shape="id468" draw:start-glue-point="3" draw:end-shape="id536" draw:end-glue-point="1" svg:d="M8000 13700h-1000" svg:viewBox="0 0 1001 1">
          <text:p/>
        </draw:connector>
        <draw:connector draw:style-name="gr47" draw:text-style-name="P3" draw:layer="layout" svg:x1="3cm" svg:y1="12.8cm" svg:x2="4cm" svg:y2="12.8cm" draw:start-shape="id537" draw:start-glue-point="1" draw:end-shape="id434" draw:end-glue-point="3" svg:d="M3000 12800h1000" svg:viewBox="0 0 1001 1">
          <text:p/>
        </draw:connector>
        <draw:frame draw:style-name="gr48" draw:text-style-name="P23" draw:layer="layout" svg:width="0.621cm" svg:height="2.187cm" svg:x="1.9cm" svg:y="12.113cm">
          <draw:text-box>
            <text:p><text:span text:style-name="T7">1</text:span></text:p>
            <text:p><text:span text:style-name="T7">2</text:span></text:p>
            <text:p><text:span text:style-name="T7">4</text:span></text:p>
            <text:p><text:span text:style-name="T7">6</text:span></text:p>
            <text:p><text:span text:style-name="T7">8</text:span></text:p>
            <text:p><text:span text:style-name="T7">7</text:span></text:p>
            <text:p><text:span text:style-name="T7">3</text:span></text:p>
            <text:p><text:span text:style-name="T7">5</text:span></text:p>
          </draw:text-box>
        </draw:frame>
        <draw:connector draw:style-name="gr47" draw:text-style-name="P3" draw:layer="layout" svg:x1="3cm" svg:y1="14.3cm" svg:x2="4cm" svg:y2="14.3cm" draw:start-shape="id538" draw:start-glue-point="1" draw:end-shape="id444" draw:end-glue-point="3" svg:d="M3000 14300h1000" svg:viewBox="0 0 1001 1">
          <text:p/>
        </draw:connector>
        <draw:frame draw:style-name="gr40" draw:text-style-name="P21" draw:layer="layout" svg:width="0.697cm" svg:height="0.645cm" svg:x="4.2cm" svg:y="14.4cm">
          <draw:text-box>
            <text:p><text:span text:style-name="T6">1</text:span></text:p>
          </draw:text-box>
        </draw:frame>
        <draw:frame draw:style-name="gr40" draw:text-style-name="P21" draw:layer="layout" svg:width="0.697cm" svg:height="0.645cm" svg:x="6.201cm" svg:y="14.4cm">
          <draw:text-box>
            <text:p><text:span text:style-name="T6">2</text:span></text:p>
          </draw:text-box>
        </draw:frame>
        <draw:frame draw:style-name="gr40" draw:text-style-name="P21" draw:layer="layout" svg:width="0.697cm" svg:height="0.645cm" svg:x="8.201cm" svg:y="14.4cm">
          <draw:text-box>
            <text:p><text:span text:style-name="T6">3</text:span></text:p>
          </draw:text-box>
        </draw:frame>
        <draw:frame draw:style-name="gr40" draw:text-style-name="P21" draw:layer="layout" svg:width="0.697cm" svg:height="0.645cm" svg:x="10.201cm" svg:y="14.4cm">
          <draw:text-box>
            <text:p><text:span text:style-name="T6">4</text:span></text:p>
          </draw:text-box>
        </draw:frame>
        <draw:frame draw:style-name="gr40" draw:text-style-name="P21" draw:layer="layout" svg:width="0.697cm" svg:height="0.645cm" svg:x="12.201cm" svg:y="14.4cm">
          <draw:text-box>
            <text:p><text:span text:style-name="T6">5</text:span></text:p>
          </draw:text-box>
        </draw:frame>
        <draw:frame draw:style-name="gr40" draw:text-style-name="P21" draw:layer="layout" svg:width="0.697cm" svg:height="0.645cm" svg:x="14.201cm" svg:y="14.4cm">
          <draw:text-box>
            <text:p><text:span text:style-name="T6">6</text:span></text:p>
          </draw:text-box>
        </draw:frame>
        <draw:connector draw:style-name="gr35" draw:text-style-name="P3" draw:layer="layout" svg:x1="3cm" svg:y1="13.1cm" svg:x2="4cm" svg:y2="13.1cm" draw:start-shape="id539" draw:start-glue-point="1" draw:end-shape="id436" draw:end-glue-point="3" svg:d="M3000 13100h1000" svg:viewBox="0 0 1001 1">
          <text:p/>
        </draw:connector>
        <draw:frame draw:style-name="gr49" draw:text-style-name="P19" draw:layer="layout" svg:width="10.129cm" svg:height="1.673cm" svg:x="3.2cm" svg:y="15cm">
          <draw:text-box>
            <text:p><text:span text:style-name="T5">Connecting a power cable to the sensors – </text:span></text:p>
            <text:p><text:span text:style-name="T5">change the other RS232 line to pin 6 in Production,</text:span></text:p>
            <text:p><text:span text:style-name="T5">Leave 3&amp;5 unconnected.</text:span></text:p>
          </draw:text-box>
        </draw:frame>
        <draw:frame draw:style-name="gr29" draw:text-style-name="P17" draw:layer="layout" svg:width="8.198cm" svg:height="0.726cm" svg:x="4.002cm" svg:y="10.674cm">
          <draw:text-box>
            <text:p><text:span text:style-name="T5">Connecting a sensor back to front</text:span></text:p>
          </draw:text-box>
        </draw:frame>
        <draw:frame draw:style-name="gr50" draw:text-style-name="P24" draw:layer="layout" svg:width="5.298cm" svg:height="0.963cm" draw:transform="rotate (0.785398163397448) translate (5.802cm 10.619cm)">
          <draw:text-box>
            <text:p text:style-name="P3">SUPERSEDE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4-03-10T19:16:33.06</meta:creation-date>
    <dc:date>2019-12-31T15:16:26.390000000</dc:date>
    <meta:editing-duration>P1DT9M21S</meta:editing-duration>
    <meta:editing-cycles>85</meta:editing-cycles>
    <meta:generator>LibreOffice/6.3.3.2$Windows_X86_64 LibreOffice_project/a64200df03143b798afd1ec74a12ab50359878ed</meta:generator>
    <meta:printed-by>Andrew Instone-Cowie</meta:printed-by>
    <meta:print-date>2016-04-13T13:02:34.62</meta:print-date>
    <meta:document-statistic meta:object-count="1125"/>
  </office:meta>
</office:document-meta>
</file>